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79cm"/>
    </style:style>
    <style:style style:name="co2" style:family="table-column">
      <style:table-column-properties fo:break-before="auto" style:column-width="3.263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1.76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8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bmission</text:p>
          </table:table-cell>
          <table:table-cell table:style-name="ce1" office:value-type="string" calcext:value-type="string">
            <text:p>normal </text:p>
            <text:p>Submission</text:p>
          </table:table-cell>
          <table:table-cell table:style-name="ce1" office:value-type="string" calcext:value-type="string">
            <text:p>Tempo ate</text:p>
            <text:p>Prox subm</text:p>
          </table:table-cell>
          <table:table-cell table:style-name="ce1" office:value-type="string" calcext:value-type="string">
            <text:p>new Subm</text:p>
            <text:p>Tim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cpucou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96461664" calcext:value-type="float">
            <text:p>1396461664</text:p>
          </table:table-cell>
          <table:table-cell table:formula="of:=[.B2]-139646166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D2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396554763" calcext:value-type="float">
            <text:p>1396554763</text:p>
          </table:table-cell>
          <table:table-cell table:formula="of:=[.B3]-1396461664" office:value-type="float" office:value="93099" calcext:value-type="float">
            <text:p>93099</text:p>
          </table:table-cell>
          <table:table-cell table:formula="of:=[.C4]-[.C3]" office:value-type="float" office:value="59" calcext:value-type="float">
            <text:p>59</text:p>
          </table:table-cell>
          <table:table-cell table:formula="of:=ROUND(0.1*[.D3]+[.E2])"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96554822" calcext:value-type="float">
            <text:p>1396554822</text:p>
          </table:table-cell>
          <table:table-cell table:formula="of:=[.B4]-1396461664" office:value-type="float" office:value="93158" calcext:value-type="float">
            <text:p>93158</text:p>
          </table:table-cell>
          <table:table-cell table:formula="of:=[.C5]-[.C4]" office:value-type="float" office:value="102" calcext:value-type="float">
            <text:p>102</text:p>
          </table:table-cell>
          <table:table-cell table:formula="of:=ROUND(0.1*[.D4]+[.E3])"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6554924" calcext:value-type="float">
            <text:p>1396554924</text:p>
          </table:table-cell>
          <table:table-cell table:formula="of:=[.B5]-1396461664" office:value-type="float" office:value="93260" calcext:value-type="float">
            <text:p>93260</text:p>
          </table:table-cell>
          <table:table-cell table:formula="of:=[.C6]-[.C5]" office:value-type="float" office:value="79" calcext:value-type="float">
            <text:p>79</text:p>
          </table:table-cell>
          <table:table-cell table:formula="of:=ROUND(0.1*[.D5]+[.E4])"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96555003" calcext:value-type="float">
            <text:p>1396555003</text:p>
          </table:table-cell>
          <table:table-cell table:formula="of:=[.B6]-1396461664" office:value-type="float" office:value="93339" calcext:value-type="float">
            <text:p>93339</text:p>
          </table:table-cell>
          <table:table-cell table:formula="of:=[.C7]-[.C6]" office:value-type="float" office:value="33" calcext:value-type="float">
            <text:p>33</text:p>
          </table:table-cell>
          <table:table-cell table:formula="of:=ROUND(0.1*[.D6]+[.E5])"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96555036" calcext:value-type="float">
            <text:p>1396555036</text:p>
          </table:table-cell>
          <table:table-cell table:formula="of:=[.B7]-1396461664" office:value-type="float" office:value="93372" calcext:value-type="float">
            <text:p>93372</text:p>
          </table:table-cell>
          <table:table-cell table:formula="of:=[.C8]-[.C7]" office:value-type="float" office:value="844" calcext:value-type="float">
            <text:p>844</text:p>
          </table:table-cell>
          <table:table-cell table:formula="of:=ROUND(0.1*[.D7]+[.E6])"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96555880" calcext:value-type="float">
            <text:p>1396555880</text:p>
          </table:table-cell>
          <table:table-cell table:formula="of:=[.B8]-1396461664" office:value-type="float" office:value="94216" calcext:value-type="float">
            <text:p>94216</text:p>
          </table:table-cell>
          <table:table-cell table:formula="of:=[.C9]-[.C8]" office:value-type="float" office:value="50571" calcext:value-type="float">
            <text:p>50571</text:p>
          </table:table-cell>
          <table:table-cell table:formula="of:=ROUND(0.1*[.D8]+[.E7])" office:value-type="float" office:value="5193" calcext:value-type="float">
            <text:p>519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96606451" calcext:value-type="float">
            <text:p>1396606451</text:p>
          </table:table-cell>
          <table:table-cell table:formula="of:=[.B9]-1396461664" office:value-type="float" office:value="144787" calcext:value-type="float">
            <text:p>144787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ROUND(0.1*[.D9]+[.E8])" office:value-type="float" office:value="5193" calcext:value-type="float">
            <text:p>519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96606451" calcext:value-type="float">
            <text:p>1396606451</text:p>
          </table:table-cell>
          <table:table-cell table:formula="of:=[.B10]-1396461664" office:value-type="float" office:value="144787" calcext:value-type="float">
            <text:p>144787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ROUND(0.1*[.D10]+[.E9])" office:value-type="float" office:value="5193" calcext:value-type="float">
            <text:p>519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96606452" calcext:value-type="float">
            <text:p>1396606452</text:p>
          </table:table-cell>
          <table:table-cell table:formula="of:=[.B11]-1396461664" office:value-type="float" office:value="144788" calcext:value-type="float">
            <text:p>144788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ROUND(0.1*[.D11]+[.E10])" office:value-type="float" office:value="5193" calcext:value-type="float">
            <text:p>519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96606452" calcext:value-type="float">
            <text:p>1396606452</text:p>
          </table:table-cell>
          <table:table-cell table:formula="of:=[.B12]-1396461664" office:value-type="float" office:value="144788" calcext:value-type="float">
            <text:p>144788</text:p>
          </table:table-cell>
          <table:table-cell table:formula="of:=[.C13]-[.C12]" office:value-type="float" office:value="109" calcext:value-type="float">
            <text:p>109</text:p>
          </table:table-cell>
          <table:table-cell table:formula="of:=ROUND(0.1*[.D12]+[.E11])" office:value-type="float" office:value="5204" calcext:value-type="float">
            <text:p>520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396606561" calcext:value-type="float">
            <text:p>1396606561</text:p>
          </table:table-cell>
          <table:table-cell table:formula="of:=[.B13]-1396461664" office:value-type="float" office:value="144897" calcext:value-type="float">
            <text:p>144897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ROUND(0.1*[.D13]+[.E12])" office:value-type="float" office:value="5204" calcext:value-type="float">
            <text:p>5204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396606561" calcext:value-type="float">
            <text:p>1396606561</text:p>
          </table:table-cell>
          <table:table-cell table:formula="of:=[.B14]-1396461664" office:value-type="float" office:value="144897" calcext:value-type="float">
            <text:p>144897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ROUND(0.1*[.D14]+[.E13])" office:value-type="float" office:value="5204" calcext:value-type="float">
            <text:p>52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396606561" calcext:value-type="float">
            <text:p>1396606561</text:p>
          </table:table-cell>
          <table:table-cell table:formula="of:=[.B15]-1396461664" office:value-type="float" office:value="144897" calcext:value-type="float">
            <text:p>144897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ROUND(0.1*[.D15]+[.E14])" office:value-type="float" office:value="5204" calcext:value-type="float">
            <text:p>5204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396606561" calcext:value-type="float">
            <text:p>1396606561</text:p>
          </table:table-cell>
          <table:table-cell table:formula="of:=[.B16]-1396461664" office:value-type="float" office:value="144897" calcext:value-type="float">
            <text:p>144897</text:p>
          </table:table-cell>
          <table:table-cell table:formula="of:=[.C17]-[.C16]" office:value-type="float" office:value="68" calcext:value-type="float">
            <text:p>68</text:p>
          </table:table-cell>
          <table:table-cell table:formula="of:=ROUND(0.1*[.D16]+[.E15])" office:value-type="float" office:value="5211" calcext:value-type="float">
            <text:p>5211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396606629" calcext:value-type="float">
            <text:p>1396606629</text:p>
          </table:table-cell>
          <table:table-cell table:formula="of:=[.B17]-1396461664" office:value-type="float" office:value="144965" calcext:value-type="float">
            <text:p>144965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ROUND(0.1*[.D17]+[.E16])" office:value-type="float" office:value="5211" calcext:value-type="float">
            <text:p>5211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396606629" calcext:value-type="float">
            <text:p>1396606629</text:p>
          </table:table-cell>
          <table:table-cell table:formula="of:=[.B18]-1396461664" office:value-type="float" office:value="144965" calcext:value-type="float">
            <text:p>144965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ROUND(0.1*[.D18]+[.E17])" office:value-type="float" office:value="5211" calcext:value-type="float">
            <text:p>52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96606629" calcext:value-type="float">
            <text:p>1396606629</text:p>
          </table:table-cell>
          <table:table-cell table:formula="of:=[.B19]-1396461664" office:value-type="float" office:value="144965" calcext:value-type="float">
            <text:p>144965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ROUND(0.1*[.D19]+[.E18])" office:value-type="float" office:value="5211" calcext:value-type="float">
            <text:p>521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96606629" calcext:value-type="float">
            <text:p>1396606629</text:p>
          </table:table-cell>
          <table:table-cell table:formula="of:=[.B20]-1396461664" office:value-type="float" office:value="144965" calcext:value-type="float">
            <text:p>144965</text:p>
          </table:table-cell>
          <table:table-cell table:formula="of:=[.C21]-[.C20]" office:value-type="float" office:value="540" calcext:value-type="float">
            <text:p>540</text:p>
          </table:table-cell>
          <table:table-cell table:formula="of:=ROUND(0.1*[.D20]+[.E19])" office:value-type="float" office:value="5265" calcext:value-type="float">
            <text:p>5265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96607169" calcext:value-type="float">
            <text:p>1396607169</text:p>
          </table:table-cell>
          <table:table-cell table:formula="of:=[.B21]-1396461664" office:value-type="float" office:value="145505" calcext:value-type="float">
            <text:p>145505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ROUND(0.1*[.D21]+[.E20])" office:value-type="float" office:value="5265" calcext:value-type="float">
            <text:p>526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396607169" calcext:value-type="float">
            <text:p>1396607169</text:p>
          </table:table-cell>
          <table:table-cell table:formula="of:=[.B22]-1396461664" office:value-type="float" office:value="145505" calcext:value-type="float">
            <text:p>145505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ROUND(0.1*[.D22]+[.E21])" office:value-type="float" office:value="5265" calcext:value-type="float">
            <text:p>526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396607169" calcext:value-type="float">
            <text:p>1396607169</text:p>
          </table:table-cell>
          <table:table-cell table:formula="of:=[.B23]-1396461664" office:value-type="float" office:value="145505" calcext:value-type="float">
            <text:p>145505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ROUND(0.1*[.D23]+[.E22])" office:value-type="float" office:value="5265" calcext:value-type="float">
            <text:p>5265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396607169" calcext:value-type="float">
            <text:p>1396607169</text:p>
          </table:table-cell>
          <table:table-cell table:formula="of:=[.B24]-1396461664" office:value-type="float" office:value="145505" calcext:value-type="float">
            <text:p>145505</text:p>
          </table:table-cell>
          <table:table-cell table:formula="of:=[.C25]-[.C24]" office:value-type="float" office:value="84" calcext:value-type="float">
            <text:p>84</text:p>
          </table:table-cell>
          <table:table-cell table:formula="of:=ROUND(0.1*[.D24]+[.E23])" office:value-type="float" office:value="5273" calcext:value-type="float">
            <text:p>5273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396607253" calcext:value-type="float">
            <text:p>1396607253</text:p>
          </table:table-cell>
          <table:table-cell table:formula="of:=[.B25]-1396461664" office:value-type="float" office:value="145589" calcext:value-type="float">
            <text:p>145589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ROUND(0.1*[.D25]+[.E24])" office:value-type="float" office:value="5273" calcext:value-type="float">
            <text:p>527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96607253" calcext:value-type="float">
            <text:p>1396607253</text:p>
          </table:table-cell>
          <table:table-cell table:formula="of:=[.B26]-1396461664" office:value-type="float" office:value="145589" calcext:value-type="float">
            <text:p>145589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ROUND(0.1*[.D26]+[.E25])" office:value-type="float" office:value="5273" calcext:value-type="float">
            <text:p>52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96607253" calcext:value-type="float">
            <text:p>1396607253</text:p>
          </table:table-cell>
          <table:table-cell table:formula="of:=[.B27]-1396461664" office:value-type="float" office:value="145589" calcext:value-type="float">
            <text:p>145589</text:p>
          </table:table-cell>
          <table:table-cell table:formula="of:=[.C28]-[.C27]" office:value-type="float" office:value="1" calcext:value-type="float">
            <text:p>1</text:p>
          </table:table-cell>
          <table:table-cell table:formula="of:=ROUND(0.1*[.D27]+[.E26])" office:value-type="float" office:value="5273" calcext:value-type="float">
            <text:p>5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396607254" calcext:value-type="float">
            <text:p>1396607254</text:p>
          </table:table-cell>
          <table:table-cell table:formula="of:=[.B28]-1396461664" office:value-type="float" office:value="145590" calcext:value-type="float">
            <text:p>145590</text:p>
          </table:table-cell>
          <table:table-cell table:formula="of:=[.C29]-[.C28]" office:value-type="float" office:value="42" calcext:value-type="float">
            <text:p>42</text:p>
          </table:table-cell>
          <table:table-cell table:formula="of:=ROUND(0.1*[.D28]+[.E27])" office:value-type="float" office:value="5277" calcext:value-type="float">
            <text:p>527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396607296" calcext:value-type="float">
            <text:p>1396607296</text:p>
          </table:table-cell>
          <table:table-cell table:formula="of:=[.B29]-1396461664" office:value-type="float" office:value="145632" calcext:value-type="float">
            <text:p>145632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ROUND(0.1*[.D29]+[.E28])"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396607296" calcext:value-type="float">
            <text:p>1396607296</text:p>
          </table:table-cell>
          <table:table-cell table:formula="of:=[.B30]-1396461664" office:value-type="float" office:value="145632" calcext:value-type="float">
            <text:p>145632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ROUND(0.1*[.D30]+[.E29])"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96607296" calcext:value-type="float">
            <text:p>1396607296</text:p>
          </table:table-cell>
          <table:table-cell table:formula="of:=[.B31]-1396461664" office:value-type="float" office:value="145632" calcext:value-type="float">
            <text:p>145632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ROUND(0.1*[.D31]+[.E30])" office:value-type="float" office:value="5277" calcext:value-type="float">
            <text:p>527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96607296" calcext:value-type="float">
            <text:p>1396607296</text:p>
          </table:table-cell>
          <table:table-cell table:formula="of:=[.B32]-1396461664" office:value-type="float" office:value="145632" calcext:value-type="float">
            <text:p>145632</text:p>
          </table:table-cell>
          <table:table-cell table:formula="of:=[.C33]-[.C32]" office:value-type="float" office:value="6240" calcext:value-type="float">
            <text:p>6240</text:p>
          </table:table-cell>
          <table:table-cell table:formula="of:=ROUND(0.1*[.D32]+[.E31])" office:value-type="float" office:value="5901" calcext:value-type="float">
            <text:p>59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396613536" calcext:value-type="float">
            <text:p>1396613536</text:p>
          </table:table-cell>
          <table:table-cell table:formula="of:=[.B33]-1396461664" office:value-type="float" office:value="151872" calcext:value-type="float">
            <text:p>151872</text:p>
          </table:table-cell>
          <table:table-cell table:formula="of:=[.C34]-[.C33]" office:value-type="float" office:value="15" calcext:value-type="float">
            <text:p>15</text:p>
          </table:table-cell>
          <table:table-cell table:formula="of:=ROUND(0.1*[.D33]+[.E32])" office:value-type="float" office:value="5903" calcext:value-type="float">
            <text:p>590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396613551" calcext:value-type="float">
            <text:p>1396613551</text:p>
          </table:table-cell>
          <table:table-cell table:formula="of:=[.B34]-1396461664" office:value-type="float" office:value="151887" calcext:value-type="float">
            <text:p>151887</text:p>
          </table:table-cell>
          <table:table-cell table:formula="of:=[.C35]-[.C34]" office:value-type="float" office:value="2641" calcext:value-type="float">
            <text:p>2641</text:p>
          </table:table-cell>
          <table:table-cell table:formula="of:=ROUND(0.1*[.D34]+[.E33])" office:value-type="float" office:value="6167" calcext:value-type="float">
            <text:p>6167</text:p>
          </table:table-cell>
          <table:table-cell office:value-type="float" office:value="8321" calcext:value-type="float">
            <text:p>832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396616192" calcext:value-type="float">
            <text:p>1396616192</text:p>
          </table:table-cell>
          <table:table-cell table:formula="of:=[.B35]-1396461664" office:value-type="float" office:value="154528" calcext:value-type="float">
            <text:p>154528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ROUND(0.1*[.D35]+[.E34])" office:value-type="float" office:value="6167" calcext:value-type="float">
            <text:p>6167</text:p>
          </table:table-cell>
          <table:table-cell office:value-type="float" office:value="6932" calcext:value-type="float">
            <text:p>693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396616192" calcext:value-type="float">
            <text:p>1396616192</text:p>
          </table:table-cell>
          <table:table-cell table:formula="of:=[.B36]-1396461664" office:value-type="float" office:value="154528" calcext:value-type="float">
            <text:p>154528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ROUND(0.1*[.D36]+[.E35])" office:value-type="float" office:value="6167" calcext:value-type="float">
            <text:p>6167</text:p>
          </table:table-cell>
          <table:table-cell office:value-type="float" office:value="6932" calcext:value-type="float">
            <text:p>69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396616192" calcext:value-type="float">
            <text:p>1396616192</text:p>
          </table:table-cell>
          <table:table-cell table:formula="of:=[.B37]-1396461664" office:value-type="float" office:value="154528" calcext:value-type="float">
            <text:p>154528</text:p>
          </table:table-cell>
          <table:table-cell table:formula="of:=[.C38]-[.C37]" office:value-type="float" office:value="976" calcext:value-type="float">
            <text:p>976</text:p>
          </table:table-cell>
          <table:table-cell table:formula="of:=ROUND(0.1*[.D37]+[.E36])" office:value-type="float" office:value="6265" calcext:value-type="float">
            <text:p>6265</text:p>
          </table:table-cell>
          <table:table-cell office:value-type="float" office:value="6932" calcext:value-type="float">
            <text:p>693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396617168" calcext:value-type="float">
            <text:p>1396617168</text:p>
          </table:table-cell>
          <table:table-cell table:formula="of:=[.B38]-1396461664" office:value-type="float" office:value="155504" calcext:value-type="float">
            <text:p>155504</text:p>
          </table:table-cell>
          <table:table-cell table:formula="of:=[.C39]-[.C38]" office:value-type="float" office:value="2158" calcext:value-type="float">
            <text:p>2158</text:p>
          </table:table-cell>
          <table:table-cell table:formula="of:=ROUND(0.1*[.D38]+[.E37])" office:value-type="float" office:value="6481" calcext:value-type="float">
            <text:p>6481</text:p>
          </table:table-cell>
          <table:table-cell office:value-type="float" office:value="4695" calcext:value-type="float">
            <text:p>469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396619326" calcext:value-type="float">
            <text:p>1396619326</text:p>
          </table:table-cell>
          <table:table-cell table:formula="of:=[.B39]-1396461664" office:value-type="float" office:value="157662" calcext:value-type="float">
            <text:p>157662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ROUND(0.1*[.D39]+[.E38])" office:value-type="float" office:value="6481" calcext:value-type="float">
            <text:p>648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396619326" calcext:value-type="float">
            <text:p>1396619326</text:p>
          </table:table-cell>
          <table:table-cell table:formula="of:=[.B40]-1396461664" office:value-type="float" office:value="157662" calcext:value-type="float">
            <text:p>157662</text:p>
          </table:table-cell>
          <table:table-cell table:formula="of:=[.C41]-[.C40]" office:value-type="float" office:value="1" calcext:value-type="float">
            <text:p>1</text:p>
          </table:table-cell>
          <table:table-cell table:formula="of:=ROUND(0.1*[.D40]+[.E39])" office:value-type="float" office:value="6481" calcext:value-type="float">
            <text:p>64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396619327" calcext:value-type="float">
            <text:p>1396619327</text:p>
          </table:table-cell>
          <table:table-cell table:formula="of:=[.B41]-1396461664" office:value-type="float" office:value="157663" calcext:value-type="float">
            <text:p>157663</text:p>
          </table:table-cell>
          <table:table-cell table:formula="of:=[.C42]-[.C41]" office:value-type="float" office:value="250" calcext:value-type="float">
            <text:p>250</text:p>
          </table:table-cell>
          <table:table-cell table:formula="of:=ROUND(0.1*[.D41]+[.E40])" office:value-type="float" office:value="6506" calcext:value-type="float">
            <text:p>650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396619577" calcext:value-type="float">
            <text:p>1396619577</text:p>
          </table:table-cell>
          <table:table-cell table:formula="of:=[.B42]-1396461664" office:value-type="float" office:value="157913" calcext:value-type="float">
            <text:p>157913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ROUND(0.1*[.D42]+[.E41])" office:value-type="float" office:value="6506" calcext:value-type="float">
            <text:p>6506</text:p>
          </table:table-cell>
          <table:table-cell office:value-type="float" office:value="1414" calcext:value-type="float">
            <text:p>141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396619577" calcext:value-type="float">
            <text:p>1396619577</text:p>
          </table:table-cell>
          <table:table-cell table:formula="of:=[.B43]-1396461664" office:value-type="float" office:value="157913" calcext:value-type="float">
            <text:p>157913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ROUND(0.1*[.D43]+[.E42])" office:value-type="float" office:value="6506" calcext:value-type="float">
            <text:p>6506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396619577" calcext:value-type="float">
            <text:p>1396619577</text:p>
          </table:table-cell>
          <table:table-cell table:formula="of:=[.B44]-1396461664" office:value-type="float" office:value="157913" calcext:value-type="float">
            <text:p>157913</text:p>
          </table:table-cell>
          <table:table-cell table:formula="of:=[.C45]-[.C44]" office:value-type="float" office:value="196" calcext:value-type="float">
            <text:p>196</text:p>
          </table:table-cell>
          <table:table-cell table:formula="of:=ROUND(0.1*[.D44]+[.E43])" office:value-type="float" office:value="6526" calcext:value-type="float">
            <text:p>65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396619773" calcext:value-type="float">
            <text:p>1396619773</text:p>
          </table:table-cell>
          <table:table-cell table:formula="of:=[.B45]-1396461664" office:value-type="float" office:value="158109" calcext:value-type="float">
            <text:p>158109</text:p>
          </table:table-cell>
          <table:table-cell table:formula="of:=[.C46]-[.C45]" office:value-type="float" office:value="3351" calcext:value-type="float">
            <text:p>3351</text:p>
          </table:table-cell>
          <table:table-cell table:formula="of:=ROUND(0.1*[.D45]+[.E44])" office:value-type="float" office:value="6861" calcext:value-type="float">
            <text:p>6861</text:p>
          </table:table-cell>
          <table:table-cell office:value-type="float" office:value="6889" calcext:value-type="float">
            <text:p>688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396623124" calcext:value-type="float">
            <text:p>1396623124</text:p>
          </table:table-cell>
          <table:table-cell table:formula="of:=[.B46]-1396461664" office:value-type="float" office:value="161460" calcext:value-type="float">
            <text:p>16146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ROUND(0.1*[.D46]+[.E45])" office:value-type="float" office:value="6861" calcext:value-type="float">
            <text:p>6861</text:p>
          </table:table-cell>
          <table:table-cell office:value-type="float" office:value="6889" calcext:value-type="float">
            <text:p>68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396623124" calcext:value-type="float">
            <text:p>1396623124</text:p>
          </table:table-cell>
          <table:table-cell table:formula="of:=[.B47]-1396461664" office:value-type="float" office:value="161460" calcext:value-type="float">
            <text:p>161460</text:p>
          </table:table-cell>
          <table:table-cell table:formula="of:=[.C48]-[.C47]" office:value-type="float" office:value="-2232" calcext:value-type="float">
            <text:p>-2232</text:p>
          </table:table-cell>
          <table:table-cell table:formula="of:=ROUND(0.1*[.D47]+[.E46])" office:value-type="float" office:value="6638" calcext:value-type="float">
            <text:p>6638</text:p>
          </table:table-cell>
          <table:table-cell office:value-type="float" office:value="6889" calcext:value-type="float">
            <text:p>688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396620892" calcext:value-type="float">
            <text:p>1396620892</text:p>
          </table:table-cell>
          <table:table-cell table:formula="of:=[.B48]-1396461664" office:value-type="float" office:value="159228" calcext:value-type="float">
            <text:p>159228</text:p>
          </table:table-cell>
          <table:table-cell table:formula="of:=[.C49]-[.C48]" office:value-type="float" office:value="9121" calcext:value-type="float">
            <text:p>9121</text:p>
          </table:table-cell>
          <table:table-cell table:formula="of:=ROUND(0.1*[.D48]+[.E47])" office:value-type="float" office:value="7550" calcext:value-type="float">
            <text:p>7550</text:p>
          </table:table-cell>
          <table:table-cell office:value-type="float" office:value="13716" calcext:value-type="float">
            <text:p>1371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396630013" calcext:value-type="float">
            <text:p>1396630013</text:p>
          </table:table-cell>
          <table:table-cell table:formula="of:=[.B49]-1396461664" office:value-type="float" office:value="168349" calcext:value-type="float">
            <text:p>168349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ROUND(0.1*[.D49]+[.E48])" office:value-type="float" office:value="7550" calcext:value-type="float">
            <text:p>7550</text:p>
          </table:table-cell>
          <table:table-cell office:value-type="float" office:value="13716" calcext:value-type="float">
            <text:p>137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396630013" calcext:value-type="float">
            <text:p>1396630013</text:p>
          </table:table-cell>
          <table:table-cell table:formula="of:=[.B50]-1396461664" office:value-type="float" office:value="168349" calcext:value-type="float">
            <text:p>168349</text:p>
          </table:table-cell>
          <table:table-cell table:formula="of:=[.C51]-[.C50]" office:value-type="float" office:value="-9111" calcext:value-type="float">
            <text:p>-9111</text:p>
          </table:table-cell>
          <table:table-cell table:formula="of:=ROUND(0.1*[.D50]+[.E49])" office:value-type="float" office:value="6639" calcext:value-type="float">
            <text:p>6639</text:p>
          </table:table-cell>
          <table:table-cell office:value-type="float" office:value="13716" calcext:value-type="float">
            <text:p>1371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96620902" calcext:value-type="float">
            <text:p>1396620902</text:p>
          </table:table-cell>
          <table:table-cell table:formula="of:=[.B51]-1396461664" office:value-type="float" office:value="159238" calcext:value-type="float">
            <text:p>159238</text:p>
          </table:table-cell>
          <table:table-cell table:formula="of:=[.C52]-[.C51]" office:value-type="float" office:value="22827" calcext:value-type="float">
            <text:p>22827</text:p>
          </table:table-cell>
          <table:table-cell table:formula="of:=ROUND(0.1*[.D51]+[.E50])" office:value-type="float" office:value="8922" calcext:value-type="float">
            <text:p>8922</text:p>
          </table:table-cell>
          <table:table-cell office:value-type="float" office:value="13737" calcext:value-type="float">
            <text:p>13737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96643729" calcext:value-type="float">
            <text:p>1396643729</text:p>
          </table:table-cell>
          <table:table-cell table:formula="of:=[.B52]-1396461664" office:value-type="float" office:value="182065" calcext:value-type="float">
            <text:p>182065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ROUND(0.1*[.D52]+[.E51])" office:value-type="float" office:value="8922" calcext:value-type="float">
            <text:p>8922</text:p>
          </table:table-cell>
          <table:table-cell office:value-type="float" office:value="13737" calcext:value-type="float">
            <text:p>137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396643729" calcext:value-type="float">
            <text:p>1396643729</text:p>
          </table:table-cell>
          <table:table-cell table:formula="of:=[.B53]-1396461664" office:value-type="float" office:value="182065" calcext:value-type="float">
            <text:p>182065</text:p>
          </table:table-cell>
          <table:table-cell table:formula="of:=[.C54]-[.C53]" office:value-type="float" office:value="-22095" calcext:value-type="float">
            <text:p>-22095</text:p>
          </table:table-cell>
          <table:table-cell table:formula="of:=ROUND(0.1*[.D53]+[.E52])" office:value-type="float" office:value="6713" calcext:value-type="float">
            <text:p>6713</text:p>
          </table:table-cell>
          <table:table-cell office:value-type="float" office:value="13737" calcext:value-type="float">
            <text:p>13737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396621634" calcext:value-type="float">
            <text:p>1396621634</text:p>
          </table:table-cell>
          <table:table-cell table:formula="of:=[.B54]-1396461664" office:value-type="float" office:value="159970" calcext:value-type="float">
            <text:p>159970</text:p>
          </table:table-cell>
          <table:table-cell table:formula="of:=[.C55]-[.C54]" office:value-type="float" office:value="35832" calcext:value-type="float">
            <text:p>35832</text:p>
          </table:table-cell>
          <table:table-cell table:formula="of:=ROUND(0.1*[.D54]+[.E53])" office:value-type="float" office:value="10296" calcext:value-type="float">
            <text:p>10296</text:p>
          </table:table-cell>
          <table:table-cell office:value-type="float" office:value="13743" calcext:value-type="float">
            <text:p>1374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396657466" calcext:value-type="float">
            <text:p>1396657466</text:p>
          </table:table-cell>
          <table:table-cell table:formula="of:=[.B55]-1396461664" office:value-type="float" office:value="195802" calcext:value-type="float">
            <text:p>195802</text:p>
          </table:table-cell>
          <table:table-cell table:formula="of:=[.C56]-[.C55]" office:value-type="float" office:value="1" calcext:value-type="float">
            <text:p>1</text:p>
          </table:table-cell>
          <table:table-cell table:formula="of:=ROUND(0.1*[.D55]+[.E54])" office:value-type="float" office:value="10296" calcext:value-type="float">
            <text:p>10296</text:p>
          </table:table-cell>
          <table:table-cell office:value-type="float" office:value="13743" calcext:value-type="float">
            <text:p>137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396657467" calcext:value-type="float">
            <text:p>1396657467</text:p>
          </table:table-cell>
          <table:table-cell table:formula="of:=[.B56]-1396461664" office:value-type="float" office:value="195803" calcext:value-type="float">
            <text:p>195803</text:p>
          </table:table-cell>
          <table:table-cell table:formula="of:=[.C57]-[.C56]" office:value-type="float" office:value="-35824" calcext:value-type="float">
            <text:p>-35824</text:p>
          </table:table-cell>
          <table:table-cell table:formula="of:=ROUND(0.1*[.D56]+[.E55])" office:value-type="float" office:value="6714" calcext:value-type="float">
            <text:p>6714</text:p>
          </table:table-cell>
          <table:table-cell office:value-type="float" office:value="13742" calcext:value-type="float">
            <text:p>1374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396621643" calcext:value-type="float">
            <text:p>1396621643</text:p>
          </table:table-cell>
          <table:table-cell table:formula="of:=[.B57]-1396461664" office:value-type="float" office:value="159979" calcext:value-type="float">
            <text:p>159979</text:p>
          </table:table-cell>
          <table:table-cell table:formula="of:=[.C58]-[.C57]" office:value-type="float" office:value="49566" calcext:value-type="float">
            <text:p>49566</text:p>
          </table:table-cell>
          <table:table-cell table:formula="of:=ROUND(0.1*[.D57]+[.E56])" office:value-type="float" office:value="11671" calcext:value-type="float">
            <text:p>11671</text:p>
          </table:table-cell>
          <table:table-cell office:value-type="float" office:value="13714" calcext:value-type="float">
            <text:p>13714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396671209" calcext:value-type="float">
            <text:p>1396671209</text:p>
          </table:table-cell>
          <table:table-cell table:formula="of:=[.B58]-1396461664" office:value-type="float" office:value="209545" calcext:value-type="float">
            <text:p>209545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ROUND(0.1*[.D58]+[.E57])" office:value-type="float" office:value="11671" calcext:value-type="float">
            <text:p>11671</text:p>
          </table:table-cell>
          <table:table-cell office:value-type="float" office:value="13714" calcext:value-type="float">
            <text:p>137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396671209" calcext:value-type="float">
            <text:p>1396671209</text:p>
          </table:table-cell>
          <table:table-cell table:formula="of:=[.B59]-1396461664" office:value-type="float" office:value="209545" calcext:value-type="float">
            <text:p>209545</text:p>
          </table:table-cell>
          <table:table-cell table:formula="of:=[.C60]-[.C59]" office:value-type="float" office:value="-49559" calcext:value-type="float">
            <text:p>-49559</text:p>
          </table:table-cell>
          <table:table-cell table:formula="of:=ROUND(0.1*[.D59]+[.E58])" office:value-type="float" office:value="6715" calcext:value-type="float">
            <text:p>6715</text:p>
          </table:table-cell>
          <table:table-cell office:value-type="float" office:value="13714" calcext:value-type="float">
            <text:p>13714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396621650" calcext:value-type="float">
            <text:p>1396621650</text:p>
          </table:table-cell>
          <table:table-cell table:formula="of:=[.B60]-1396461664" office:value-type="float" office:value="159986" calcext:value-type="float">
            <text:p>159986</text:p>
          </table:table-cell>
          <table:table-cell table:formula="of:=[.C61]-[.C60]" office:value-type="float" office:value="63273" calcext:value-type="float">
            <text:p>63273</text:p>
          </table:table-cell>
          <table:table-cell table:formula="of:=ROUND(0.1*[.D60]+[.E59])" office:value-type="float" office:value="13042" calcext:value-type="float">
            <text:p>13042</text:p>
          </table:table-cell>
          <table:table-cell office:value-type="float" office:value="13802" calcext:value-type="float">
            <text:p>1380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396684923" calcext:value-type="float">
            <text:p>1396684923</text:p>
          </table:table-cell>
          <table:table-cell table:formula="of:=[.B61]-1396461664" office:value-type="float" office:value="223259" calcext:value-type="float">
            <text:p>223259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ROUND(0.1*[.D61]+[.E60])" office:value-type="float" office:value="13042" calcext:value-type="float">
            <text:p>13042</text:p>
          </table:table-cell>
          <table:table-cell office:value-type="float" office:value="13802" calcext:value-type="float">
            <text:p>138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396684923" calcext:value-type="float">
            <text:p>1396684923</text:p>
          </table:table-cell>
          <table:table-cell table:formula="of:=[.B62]-1396461664" office:value-type="float" office:value="223259" calcext:value-type="float">
            <text:p>223259</text:p>
          </table:table-cell>
          <table:table-cell table:formula="of:=[.C63]-[.C62]" office:value-type="float" office:value="-54212" calcext:value-type="float">
            <text:p>-54212</text:p>
          </table:table-cell>
          <table:table-cell table:formula="of:=ROUND(0.1*[.D62]+[.E61])" office:value-type="float" office:value="7621" calcext:value-type="float">
            <text:p>7621</text:p>
          </table:table-cell>
          <table:table-cell office:value-type="float" office:value="13802" calcext:value-type="float">
            <text:p>1380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396630711" calcext:value-type="float">
            <text:p>1396630711</text:p>
          </table:table-cell>
          <table:table-cell table:formula="of:=[.B63]-1396461664" office:value-type="float" office:value="169047" calcext:value-type="float">
            <text:p>169047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ROUND(0.1*[.D63]+[.E62])" office:value-type="float" office:value="7621" calcext:value-type="float">
            <text:p>7621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396630711" calcext:value-type="float">
            <text:p>1396630711</text:p>
          </table:table-cell>
          <table:table-cell table:formula="of:=[.B64]-1396461664" office:value-type="float" office:value="169047" calcext:value-type="float">
            <text:p>169047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ROUND(0.1*[.D64]+[.E63])" office:value-type="float" office:value="7621" calcext:value-type="float">
            <text:p>762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396630711" calcext:value-type="float">
            <text:p>1396630711</text:p>
          </table:table-cell>
          <table:table-cell table:formula="of:=[.B65]-1396461664" office:value-type="float" office:value="169047" calcext:value-type="float">
            <text:p>169047</text:p>
          </table:table-cell>
          <table:table-cell table:formula="of:=[.C66]-[.C65]" office:value-type="float" office:value="994" calcext:value-type="float">
            <text:p>994</text:p>
          </table:table-cell>
          <table:table-cell table:formula="of:=ROUND(0.1*[.D65]+[.E64])" office:value-type="float" office:value="7720" calcext:value-type="float">
            <text:p>7720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396631705" calcext:value-type="float">
            <text:p>1396631705</text:p>
          </table:table-cell>
          <table:table-cell table:formula="of:=[.B66]-1396461664" office:value-type="float" office:value="170041" calcext:value-type="float">
            <text:p>170041</text:p>
          </table:table-cell>
          <table:table-cell table:formula="of:=[.C67]-[.C66]" office:value-type="float" office:value="198" calcext:value-type="float">
            <text:p>198</text:p>
          </table:table-cell>
          <table:table-cell table:formula="of:=ROUND(0.1*[.D66]+[.E65])" office:value-type="float" office:value="7740" calcext:value-type="float">
            <text:p>7740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396631903" calcext:value-type="float">
            <text:p>1396631903</text:p>
          </table:table-cell>
          <table:table-cell table:formula="of:=[.B67]-1396461664" office:value-type="float" office:value="170239" calcext:value-type="float">
            <text:p>170239</text:p>
          </table:table-cell>
          <table:table-cell table:formula="of:=[.C68]-[.C67]" office:value-type="float" office:value="0" calcext:value-type="float">
            <text:p>0</text:p>
          </table:table-cell>
          <table:table-cell table:formula="of:=ROUND(0.1*[.D67]+[.E66])" office:value-type="float" office:value="7740" calcext:value-type="float">
            <text:p>7740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396631903" calcext:value-type="float">
            <text:p>1396631903</text:p>
          </table:table-cell>
          <table:table-cell table:formula="of:=[.B68]-1396461664" office:value-type="float" office:value="170239" calcext:value-type="float">
            <text:p>170239</text:p>
          </table:table-cell>
          <table:table-cell table:formula="of:=[.C69]-[.C68]" office:value-type="float" office:value="1" calcext:value-type="float">
            <text:p>1</text:p>
          </table:table-cell>
          <table:table-cell table:formula="of:=ROUND(0.1*[.D68]+[.E67])" office:value-type="float" office:value="7740" calcext:value-type="float">
            <text:p>774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396631904" calcext:value-type="float">
            <text:p>1396631904</text:p>
          </table:table-cell>
          <table:table-cell table:formula="of:=[.B69]-1396461664" office:value-type="float" office:value="170240" calcext:value-type="float">
            <text:p>170240</text:p>
          </table:table-cell>
          <table:table-cell table:formula="of:=[.C70]-[.C69]" office:value-type="float" office:value="2962" calcext:value-type="float">
            <text:p>2962</text:p>
          </table:table-cell>
          <table:table-cell table:formula="of:=ROUND(0.1*[.D69]+[.E68])" office:value-type="float" office:value="8036" calcext:value-type="float">
            <text:p>8036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396634866" calcext:value-type="float">
            <text:p>1396634866</text:p>
          </table:table-cell>
          <table:table-cell table:formula="of:=[.B70]-1396461664" office:value-type="float" office:value="173202" calcext:value-type="float">
            <text:p>173202</text:p>
          </table:table-cell>
          <table:table-cell table:formula="of:=[.C71]-[.C70]" office:value-type="float" office:value="310" calcext:value-type="float">
            <text:p>310</text:p>
          </table:table-cell>
          <table:table-cell table:formula="of:=ROUND(0.1*[.D70]+[.E69])" office:value-type="float" office:value="8067" calcext:value-type="float">
            <text:p>806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396635176" calcext:value-type="float">
            <text:p>1396635176</text:p>
          </table:table-cell>
          <table:table-cell table:formula="of:=[.B71]-1396461664" office:value-type="float" office:value="173512" calcext:value-type="float">
            <text:p>173512</text:p>
          </table:table-cell>
          <table:table-cell table:formula="of:=[.C72]-[.C71]" office:value-type="float" office:value="32" calcext:value-type="float">
            <text:p>32</text:p>
          </table:table-cell>
          <table:table-cell table:formula="of:=ROUND(0.1*[.D71]+[.E70])" office:value-type="float" office:value="8070" calcext:value-type="float">
            <text:p>80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396635208" calcext:value-type="float">
            <text:p>1396635208</text:p>
          </table:table-cell>
          <table:table-cell table:formula="of:=[.B72]-1396461664" office:value-type="float" office:value="173544" calcext:value-type="float">
            <text:p>173544</text:p>
          </table:table-cell>
          <table:table-cell table:formula="of:=[.C73]-[.C72]" office:value-type="float" office:value="24" calcext:value-type="float">
            <text:p>24</text:p>
          </table:table-cell>
          <table:table-cell table:formula="of:=ROUND(0.1*[.D72]+[.E71])" office:value-type="float" office:value="8072" calcext:value-type="float">
            <text:p>807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396635232" calcext:value-type="float">
            <text:p>1396635232</text:p>
          </table:table-cell>
          <table:table-cell table:formula="of:=[.B73]-1396461664" office:value-type="float" office:value="173568" calcext:value-type="float">
            <text:p>173568</text:p>
          </table:table-cell>
          <table:table-cell table:formula="of:=[.C74]-[.C73]" office:value-type="float" office:value="90" calcext:value-type="float">
            <text:p>90</text:p>
          </table:table-cell>
          <table:table-cell table:formula="of:=ROUND(0.1*[.D73]+[.E72])" office:value-type="float" office:value="8081" calcext:value-type="float">
            <text:p>808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396635322" calcext:value-type="float">
            <text:p>1396635322</text:p>
          </table:table-cell>
          <table:table-cell table:formula="of:=[.B74]-1396461664" office:value-type="float" office:value="173658" calcext:value-type="float">
            <text:p>173658</text:p>
          </table:table-cell>
          <table:table-cell table:formula="of:=[.C75]-[.C74]" office:value-type="float" office:value="120" calcext:value-type="float">
            <text:p>120</text:p>
          </table:table-cell>
          <table:table-cell table:formula="of:=ROUND(0.1*[.D74]+[.E73])" office:value-type="float" office:value="8093" calcext:value-type="float">
            <text:p>809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396635442" calcext:value-type="float">
            <text:p>1396635442</text:p>
          </table:table-cell>
          <table:table-cell table:formula="of:=[.B75]-1396461664" office:value-type="float" office:value="173778" calcext:value-type="float">
            <text:p>173778</text:p>
          </table:table-cell>
          <table:table-cell table:formula="of:=[.C76]-[.C75]" office:value-type="float" office:value="101" calcext:value-type="float">
            <text:p>101</text:p>
          </table:table-cell>
          <table:table-cell table:formula="of:=ROUND(0.1*[.D75]+[.E74])" office:value-type="float" office:value="8103" calcext:value-type="float">
            <text:p>81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96635543" calcext:value-type="float">
            <text:p>1396635543</text:p>
          </table:table-cell>
          <table:table-cell table:formula="of:=[.B76]-1396461664" office:value-type="float" office:value="173879" calcext:value-type="float">
            <text:p>173879</text:p>
          </table:table-cell>
          <table:table-cell table:formula="of:=[.C77]-[.C76]" office:value-type="float" office:value="26" calcext:value-type="float">
            <text:p>26</text:p>
          </table:table-cell>
          <table:table-cell table:formula="of:=ROUND(0.1*[.D76]+[.E75])" office:value-type="float" office:value="8106" calcext:value-type="float">
            <text:p>810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396635569" calcext:value-type="float">
            <text:p>1396635569</text:p>
          </table:table-cell>
          <table:table-cell table:formula="of:=[.B77]-1396461664" office:value-type="float" office:value="173905" calcext:value-type="float">
            <text:p>173905</text:p>
          </table:table-cell>
          <table:table-cell table:formula="of:=[.C78]-[.C77]" office:value-type="float" office:value="232" calcext:value-type="float">
            <text:p>232</text:p>
          </table:table-cell>
          <table:table-cell table:formula="of:=ROUND(0.1*[.D77]+[.E76])" office:value-type="float" office:value="8129" calcext:value-type="float">
            <text:p>812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396635801" calcext:value-type="float">
            <text:p>1396635801</text:p>
          </table:table-cell>
          <table:table-cell table:formula="of:=[.B78]-1396461664" office:value-type="float" office:value="174137" calcext:value-type="float">
            <text:p>174137</text:p>
          </table:table-cell>
          <table:table-cell table:formula="of:=[.C79]-[.C78]" office:value-type="float" office:value="167" calcext:value-type="float">
            <text:p>167</text:p>
          </table:table-cell>
          <table:table-cell table:formula="of:=ROUND(0.1*[.D78]+[.E77])" office:value-type="float" office:value="8146" calcext:value-type="float">
            <text:p>81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396635968" calcext:value-type="float">
            <text:p>1396635968</text:p>
          </table:table-cell>
          <table:table-cell table:formula="of:=[.B79]-1396461664" office:value-type="float" office:value="174304" calcext:value-type="float">
            <text:p>174304</text:p>
          </table:table-cell>
          <table:table-cell table:formula="of:=[.C80]-[.C79]" office:value-type="float" office:value="1080" calcext:value-type="float">
            <text:p>1080</text:p>
          </table:table-cell>
          <table:table-cell table:formula="of:=ROUND(0.1*[.D79]+[.E78])" office:value-type="float" office:value="8254" calcext:value-type="float">
            <text:p>82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396637048" calcext:value-type="float">
            <text:p>1396637048</text:p>
          </table:table-cell>
          <table:table-cell table:formula="of:=[.B80]-1396461664" office:value-type="float" office:value="175384" calcext:value-type="float">
            <text:p>175384</text:p>
          </table:table-cell>
          <table:table-cell table:formula="of:=[.C81]-[.C80]" office:value-type="float" office:value="3204" calcext:value-type="float">
            <text:p>3204</text:p>
          </table:table-cell>
          <table:table-cell table:formula="of:=ROUND(0.1*[.D80]+[.E79])" office:value-type="float" office:value="8574" calcext:value-type="float">
            <text:p>8574</text:p>
          </table:table-cell>
          <table:table-cell office:value-type="float" office:value="7289" calcext:value-type="float">
            <text:p>728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96640252" calcext:value-type="float">
            <text:p>1396640252</text:p>
          </table:table-cell>
          <table:table-cell table:formula="of:=[.B81]-1396461664" office:value-type="float" office:value="178588" calcext:value-type="float">
            <text:p>178588</text:p>
          </table:table-cell>
          <table:table-cell table:formula="of:=[.C82]-[.C81]" office:value-type="float" office:value="91" calcext:value-type="float">
            <text:p>91</text:p>
          </table:table-cell>
          <table:table-cell table:formula="of:=ROUND(0.1*[.D81]+[.E80])" office:value-type="float" office:value="8583" calcext:value-type="float">
            <text:p>858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396640343" calcext:value-type="float">
            <text:p>1396640343</text:p>
          </table:table-cell>
          <table:table-cell table:formula="of:=[.B82]-1396461664" office:value-type="float" office:value="178679" calcext:value-type="float">
            <text:p>178679</text:p>
          </table:table-cell>
          <table:table-cell table:formula="of:=[.C83]-[.C82]" office:value-type="float" office:value="636" calcext:value-type="float">
            <text:p>636</text:p>
          </table:table-cell>
          <table:table-cell table:formula="of:=ROUND(0.1*[.D82]+[.E81])" office:value-type="float" office:value="8647" calcext:value-type="float">
            <text:p>8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396640979" calcext:value-type="float">
            <text:p>1396640979</text:p>
          </table:table-cell>
          <table:table-cell table:formula="of:=[.B83]-1396461664" office:value-type="float" office:value="179315" calcext:value-type="float">
            <text:p>179315</text:p>
          </table:table-cell>
          <table:table-cell table:formula="of:=[.C84]-[.C83]" office:value-type="float" office:value="76" calcext:value-type="float">
            <text:p>76</text:p>
          </table:table-cell>
          <table:table-cell table:formula="of:=ROUND(0.1*[.D83]+[.E82])" office:value-type="float" office:value="8655" calcext:value-type="float">
            <text:p>86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396641055" calcext:value-type="float">
            <text:p>1396641055</text:p>
          </table:table-cell>
          <table:table-cell table:formula="of:=[.B84]-1396461664" office:value-type="float" office:value="179391" calcext:value-type="float">
            <text:p>179391</text:p>
          </table:table-cell>
          <table:table-cell table:formula="of:=[.C85]-[.C84]" office:value-type="float" office:value="52" calcext:value-type="float">
            <text:p>52</text:p>
          </table:table-cell>
          <table:table-cell table:formula="of:=ROUND(0.1*[.D84]+[.E83])" office:value-type="float" office:value="8660" calcext:value-type="float">
            <text:p>86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396641107" calcext:value-type="float">
            <text:p>1396641107</text:p>
          </table:table-cell>
          <table:table-cell table:formula="of:=[.B85]-1396461664" office:value-type="float" office:value="179443" calcext:value-type="float">
            <text:p>179443</text:p>
          </table:table-cell>
          <table:table-cell table:formula="of:=[.C86]-[.C85]" office:value-type="float" office:value="234" calcext:value-type="float">
            <text:p>234</text:p>
          </table:table-cell>
          <table:table-cell table:formula="of:=ROUND(0.1*[.D85]+[.E84])" office:value-type="float" office:value="8683" calcext:value-type="float">
            <text:p>868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396641341" calcext:value-type="float">
            <text:p>1396641341</text:p>
          </table:table-cell>
          <table:table-cell table:formula="of:=[.B86]-1396461664" office:value-type="float" office:value="179677" calcext:value-type="float">
            <text:p>179677</text:p>
          </table:table-cell>
          <table:table-cell table:formula="of:=[.C87]-[.C86]" office:value-type="float" office:value="3009" calcext:value-type="float">
            <text:p>3009</text:p>
          </table:table-cell>
          <table:table-cell table:formula="of:=ROUND(0.1*[.D86]+[.E85])" office:value-type="float" office:value="8984" calcext:value-type="float">
            <text:p>8984</text:p>
          </table:table-cell>
          <table:table-cell office:value-type="float" office:value="3557" calcext:value-type="float">
            <text:p>35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396644350" calcext:value-type="float">
            <text:p>1396644350</text:p>
          </table:table-cell>
          <table:table-cell table:formula="of:=[.B87]-1396461664" office:value-type="float" office:value="182686" calcext:value-type="float">
            <text:p>182686</text:p>
          </table:table-cell>
          <table:table-cell table:formula="of:=[.C88]-[.C87]" office:value-type="float" office:value="0" calcext:value-type="float">
            <text:p>0</text:p>
          </table:table-cell>
          <table:table-cell table:formula="of:=ROUND(0.1*[.D87]+[.E86])" office:value-type="float" office:value="8984" calcext:value-type="float">
            <text:p>898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396644350" calcext:value-type="float">
            <text:p>1396644350</text:p>
          </table:table-cell>
          <table:table-cell table:formula="of:=[.B88]-1396461664" office:value-type="float" office:value="182686" calcext:value-type="float">
            <text:p>182686</text:p>
          </table:table-cell>
          <table:table-cell table:formula="of:=[.C89]-[.C88]" office:value-type="float" office:value="1" calcext:value-type="float">
            <text:p>1</text:p>
          </table:table-cell>
          <table:table-cell table:formula="of:=ROUND(0.1*[.D88]+[.E87])" office:value-type="float" office:value="8984" calcext:value-type="float">
            <text:p>898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96644351" calcext:value-type="float">
            <text:p>1396644351</text:p>
          </table:table-cell>
          <table:table-cell table:formula="of:=[.B89]-1396461664" office:value-type="float" office:value="182687" calcext:value-type="float">
            <text:p>182687</text:p>
          </table:table-cell>
          <table:table-cell table:formula="of:=[.C90]-[.C89]" office:value-type="float" office:value="323730" calcext:value-type="float">
            <text:p>323730</text:p>
          </table:table-cell>
          <table:table-cell table:formula="of:=ROUND(0.1*[.D89]+[.E88])" office:value-type="float" office:value="41357" calcext:value-type="float">
            <text:p>4135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396968081" calcext:value-type="float">
            <text:p>1396968081</text:p>
          </table:table-cell>
          <table:table-cell table:formula="of:=[.B90]-1396461664" office:value-type="float" office:value="506417" calcext:value-type="float">
            <text:p>506417</text:p>
          </table:table-cell>
          <table:table-cell table:formula="of:=[.C91]-[.C90]" office:value-type="float" office:value="0" calcext:value-type="float">
            <text:p>0</text:p>
          </table:table-cell>
          <table:table-cell table:formula="of:=ROUND(0.1*[.D90]+[.E89])" office:value-type="float" office:value="41357" calcext:value-type="float">
            <text:p>41357</text:p>
          </table:table-cell>
          <table:table-cell office:value-type="float" office:value="13778" calcext:value-type="float">
            <text:p>13778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396968081" calcext:value-type="float">
            <text:p>1396968081</text:p>
          </table:table-cell>
          <table:table-cell table:formula="of:=[.B91]-1396461664" office:value-type="float" office:value="506417" calcext:value-type="float">
            <text:p>506417</text:p>
          </table:table-cell>
          <table:table-cell table:formula="of:=[.C92]-[.C91]" office:value-type="float" office:value="1" calcext:value-type="float">
            <text:p>1</text:p>
          </table:table-cell>
          <table:table-cell table:formula="of:=ROUND(0.1*[.D91]+[.E90])" office:value-type="float" office:value="41357" calcext:value-type="float">
            <text:p>41357</text:p>
          </table:table-cell>
          <table:table-cell office:value-type="float" office:value="13778" calcext:value-type="float">
            <text:p>137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396968082" calcext:value-type="float">
            <text:p>1396968082</text:p>
          </table:table-cell>
          <table:table-cell table:formula="of:=[.B92]-1396461664" office:value-type="float" office:value="506418" calcext:value-type="float">
            <text:p>506418</text:p>
          </table:table-cell>
          <table:table-cell table:formula="of:=[.C93]-[.C92]" office:value-type="float" office:value="10" calcext:value-type="float">
            <text:p>10</text:p>
          </table:table-cell>
          <table:table-cell table:formula="of:=ROUND(0.1*[.D92]+[.E91])" office:value-type="float" office:value="41358" calcext:value-type="float">
            <text:p>41358</text:p>
          </table:table-cell>
          <table:table-cell office:value-type="float" office:value="13777" calcext:value-type="float">
            <text:p>13777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396968092" calcext:value-type="float">
            <text:p>1396968092</text:p>
          </table:table-cell>
          <table:table-cell table:formula="of:=[.B93]-1396461664" office:value-type="float" office:value="506428" calcext:value-type="float">
            <text:p>506428</text:p>
          </table:table-cell>
          <table:table-cell table:formula="of:=[.C94]-[.C93]" office:value-type="float" office:value="13767" calcext:value-type="float">
            <text:p>13767</text:p>
          </table:table-cell>
          <table:table-cell table:formula="of:=ROUND(0.1*[.D93]+[.E92])" office:value-type="float" office:value="42735" calcext:value-type="float">
            <text:p>42735</text:p>
          </table:table-cell>
          <table:table-cell office:value-type="float" office:value="13788" calcext:value-type="float">
            <text:p>13788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396981859" calcext:value-type="float">
            <text:p>1396981859</text:p>
          </table:table-cell>
          <table:table-cell table:formula="of:=[.B94]-1396461664" office:value-type="float" office:value="520195" calcext:value-type="float">
            <text:p>520195</text:p>
          </table:table-cell>
          <table:table-cell table:formula="of:=[.C95]-[.C94]" office:value-type="float" office:value="0" calcext:value-type="float">
            <text:p>0</text:p>
          </table:table-cell>
          <table:table-cell table:formula="of:=ROUND(0.1*[.D94]+[.E93])" office:value-type="float" office:value="42735" calcext:value-type="float">
            <text:p>42735</text:p>
          </table:table-cell>
          <table:table-cell office:value-type="float" office:value="13788" calcext:value-type="float">
            <text:p>137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396981859" calcext:value-type="float">
            <text:p>1396981859</text:p>
          </table:table-cell>
          <table:table-cell table:formula="of:=[.B95]-1396461664" office:value-type="float" office:value="520195" calcext:value-type="float">
            <text:p>520195</text:p>
          </table:table-cell>
          <table:table-cell table:formula="of:=[.C96]-[.C95]" office:value-type="float" office:value="-13754" calcext:value-type="float">
            <text:p>-13754</text:p>
          </table:table-cell>
          <table:table-cell table:formula="of:=ROUND(0.1*[.D95]+[.E94])" office:value-type="float" office:value="41360" calcext:value-type="float">
            <text:p>41360</text:p>
          </table:table-cell>
          <table:table-cell office:value-type="float" office:value="13788" calcext:value-type="float">
            <text:p>13788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396968105" calcext:value-type="float">
            <text:p>1396968105</text:p>
          </table:table-cell>
          <table:table-cell table:formula="of:=[.B96]-1396461664" office:value-type="float" office:value="506441" calcext:value-type="float">
            <text:p>506441</text:p>
          </table:table-cell>
          <table:table-cell table:formula="of:=[.C97]-[.C96]" office:value-type="float" office:value="27542" calcext:value-type="float">
            <text:p>27542</text:p>
          </table:table-cell>
          <table:table-cell table:formula="of:=ROUND(0.1*[.D96]+[.E95])" office:value-type="float" office:value="44114" calcext:value-type="float">
            <text:p>44114</text:p>
          </table:table-cell>
          <table:table-cell office:value-type="float" office:value="13726" calcext:value-type="float">
            <text:p>1372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396995647" calcext:value-type="float">
            <text:p>1396995647</text:p>
          </table:table-cell>
          <table:table-cell table:formula="of:=[.B97]-1396461664" office:value-type="float" office:value="533983" calcext:value-type="float">
            <text:p>533983</text:p>
          </table:table-cell>
          <table:table-cell table:formula="of:=[.C98]-[.C97]" office:value-type="float" office:value="0" calcext:value-type="float">
            <text:p>0</text:p>
          </table:table-cell>
          <table:table-cell table:formula="of:=ROUND(0.1*[.D97]+[.E96])" office:value-type="float" office:value="44114" calcext:value-type="float">
            <text:p>44114</text:p>
          </table:table-cell>
          <table:table-cell office:value-type="float" office:value="13726" calcext:value-type="float">
            <text:p>137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396995647" calcext:value-type="float">
            <text:p>1396995647</text:p>
          </table:table-cell>
          <table:table-cell table:formula="of:=[.B98]-1396461664" office:value-type="float" office:value="533983" calcext:value-type="float">
            <text:p>533983</text:p>
          </table:table-cell>
          <table:table-cell table:formula="of:=[.C99]-[.C98]" office:value-type="float" office:value="-27534" calcext:value-type="float">
            <text:p>-27534</text:p>
          </table:table-cell>
          <table:table-cell table:formula="of:=ROUND(0.1*[.D98]+[.E97])" office:value-type="float" office:value="41361" calcext:value-type="float">
            <text:p>41361</text:p>
          </table:table-cell>
          <table:table-cell office:value-type="float" office:value="13726" calcext:value-type="float">
            <text:p>1372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396968113" calcext:value-type="float">
            <text:p>1396968113</text:p>
          </table:table-cell>
          <table:table-cell table:formula="of:=[.B99]-1396461664" office:value-type="float" office:value="506449" calcext:value-type="float">
            <text:p>506449</text:p>
          </table:table-cell>
          <table:table-cell table:formula="of:=[.C100]-[.C99]" office:value-type="float" office:value="41260" calcext:value-type="float">
            <text:p>41260</text:p>
          </table:table-cell>
          <table:table-cell table:formula="of:=ROUND(0.1*[.D99]+[.E98])" office:value-type="float" office:value="45487" calcext:value-type="float">
            <text:p>45487</text:p>
          </table:table-cell>
          <table:table-cell office:value-type="float" office:value="13735" calcext:value-type="float">
            <text:p>1373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397009373" calcext:value-type="float">
            <text:p>1397009373</text:p>
          </table:table-cell>
          <table:table-cell table:formula="of:=[.B100]-1396461664" office:value-type="float" office:value="547709" calcext:value-type="float">
            <text:p>547709</text:p>
          </table:table-cell>
          <table:table-cell table:formula="of:=[.C101]-[.C100]" office:value-type="float" office:value="0" calcext:value-type="float">
            <text:p>0</text:p>
          </table:table-cell>
          <table:table-cell table:formula="of:=ROUND(0.1*[.D100]+[.E99])" office:value-type="float" office:value="45487" calcext:value-type="float">
            <text:p>45487</text:p>
          </table:table-cell>
          <table:table-cell office:value-type="float" office:value="13735" calcext:value-type="float">
            <text:p>137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397009373" calcext:value-type="float">
            <text:p>1397009373</text:p>
          </table:table-cell>
          <table:table-cell table:formula="of:=[.B101]-1396461664" office:value-type="float" office:value="547709" calcext:value-type="float">
            <text:p>547709</text:p>
          </table:table-cell>
          <table:table-cell table:formula="of:=[.C102]-[.C101]" office:value-type="float" office:value="-41254" calcext:value-type="float">
            <text:p>-41254</text:p>
          </table:table-cell>
          <table:table-cell table:formula="of:=ROUND(0.1*[.D101]+[.E100])" office:value-type="float" office:value="41362" calcext:value-type="float">
            <text:p>41362</text:p>
          </table:table-cell>
          <table:table-cell office:value-type="float" office:value="13735" calcext:value-type="float">
            <text:p>13735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396968119" calcext:value-type="float">
            <text:p>1396968119</text:p>
          </table:table-cell>
          <table:table-cell table:formula="of:=[.B102]-1396461664" office:value-type="float" office:value="506455" calcext:value-type="float">
            <text:p>506455</text:p>
          </table:table-cell>
          <table:table-cell table:formula="of:=[.C103]-[.C102]" office:value-type="float" office:value="54989" calcext:value-type="float">
            <text:p>54989</text:p>
          </table:table-cell>
          <table:table-cell table:formula="of:=ROUND(0.1*[.D102]+[.E101])" office:value-type="float" office:value="46861" calcext:value-type="float">
            <text:p>46861</text:p>
          </table:table-cell>
          <table:table-cell office:value-type="float" office:value="13732" calcext:value-type="float">
            <text:p>1373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397023108" calcext:value-type="float">
            <text:p>1397023108</text:p>
          </table:table-cell>
          <table:table-cell table:formula="of:=[.B103]-1396461664" office:value-type="float" office:value="561444" calcext:value-type="float">
            <text:p>561444</text:p>
          </table:table-cell>
          <table:table-cell table:formula="of:=[.C104]-[.C103]" office:value-type="float" office:value="0" calcext:value-type="float">
            <text:p>0</text:p>
          </table:table-cell>
          <table:table-cell table:formula="of:=ROUND(0.1*[.D103]+[.E102])" office:value-type="float" office:value="46861" calcext:value-type="float">
            <text:p>46861</text:p>
          </table:table-cell>
          <table:table-cell office:value-type="float" office:value="13732" calcext:value-type="float">
            <text:p>137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397023108" calcext:value-type="float">
            <text:p>1397023108</text:p>
          </table:table-cell>
          <table:table-cell table:formula="of:=[.B104]-1396461664" office:value-type="float" office:value="561444" calcext:value-type="float">
            <text:p>561444</text:p>
          </table:table-cell>
          <table:table-cell table:formula="of:=[.C105]-[.C104]" office:value-type="float" office:value="-54615" calcext:value-type="float">
            <text:p>-54615</text:p>
          </table:table-cell>
          <table:table-cell table:formula="of:=ROUND(0.1*[.D104]+[.E103])" office:value-type="float" office:value="41400" calcext:value-type="float">
            <text:p>41400</text:p>
          </table:table-cell>
          <table:table-cell office:value-type="float" office:value="13732" calcext:value-type="float">
            <text:p>1373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396968493" calcext:value-type="float">
            <text:p>1396968493</text:p>
          </table:table-cell>
          <table:table-cell table:formula="of:=[.B105]-1396461664" office:value-type="float" office:value="506829" calcext:value-type="float">
            <text:p>506829</text:p>
          </table:table-cell>
          <table:table-cell table:formula="of:=[.C106]-[.C105]" office:value-type="float" office:value="68347" calcext:value-type="float">
            <text:p>68347</text:p>
          </table:table-cell>
          <table:table-cell table:formula="of:=ROUND(0.1*[.D105]+[.E104])" office:value-type="float" office:value="48235" calcext:value-type="float">
            <text:p>48235</text:p>
          </table:table-cell>
          <table:table-cell office:value-type="float" office:value="13702" calcext:value-type="float">
            <text:p>1370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397036840" calcext:value-type="float">
            <text:p>1397036840</text:p>
          </table:table-cell>
          <table:table-cell table:formula="of:=[.B106]-1396461664" office:value-type="float" office:value="575176" calcext:value-type="float">
            <text:p>575176</text:p>
          </table:table-cell>
          <table:table-cell table:formula="of:=[.C107]-[.C106]" office:value-type="float" office:value="0" calcext:value-type="float">
            <text:p>0</text:p>
          </table:table-cell>
          <table:table-cell table:formula="of:=ROUND(0.1*[.D106]+[.E105])" office:value-type="float" office:value="48235" calcext:value-type="float">
            <text:p>48235</text:p>
          </table:table-cell>
          <table:table-cell office:value-type="float" office:value="13702" calcext:value-type="float">
            <text:p>137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397036840" calcext:value-type="float">
            <text:p>1397036840</text:p>
          </table:table-cell>
          <table:table-cell table:formula="of:=[.B107]-1396461664" office:value-type="float" office:value="575176" calcext:value-type="float">
            <text:p>575176</text:p>
          </table:table-cell>
          <table:table-cell table:formula="of:=[.C108]-[.C107]" office:value-type="float" office:value="-68339" calcext:value-type="float">
            <text:p>-68339</text:p>
          </table:table-cell>
          <table:table-cell table:formula="of:=ROUND(0.1*[.D107]+[.E106])" office:value-type="float" office:value="41401" calcext:value-type="float">
            <text:p>41401</text:p>
          </table:table-cell>
          <table:table-cell office:value-type="float" office:value="13702" calcext:value-type="float">
            <text:p>1370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396968501" calcext:value-type="float">
            <text:p>1396968501</text:p>
          </table:table-cell>
          <table:table-cell table:formula="of:=[.B108]-1396461664" office:value-type="float" office:value="506837" calcext:value-type="float">
            <text:p>506837</text:p>
          </table:table-cell>
          <table:table-cell table:formula="of:=[.C109]-[.C108]" office:value-type="float" office:value="82041" calcext:value-type="float">
            <text:p>82041</text:p>
          </table:table-cell>
          <table:table-cell table:formula="of:=ROUND(0.1*[.D108]+[.E107])" office:value-type="float" office:value="49605" calcext:value-type="float">
            <text:p>49605</text:p>
          </table:table-cell>
          <table:table-cell office:value-type="float" office:value="14862" calcext:value-type="float">
            <text:p>14862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397050542" calcext:value-type="float">
            <text:p>1397050542</text:p>
          </table:table-cell>
          <table:table-cell table:formula="of:=[.B109]-1396461664" office:value-type="float" office:value="588878" calcext:value-type="float">
            <text:p>588878</text:p>
          </table:table-cell>
          <table:table-cell table:formula="of:=[.C110]-[.C109]" office:value-type="float" office:value="1" calcext:value-type="float">
            <text:p>1</text:p>
          </table:table-cell>
          <table:table-cell table:formula="of:=ROUND(0.1*[.D109]+[.E108])" office:value-type="float" office:value="49605" calcext:value-type="float">
            <text:p>49605</text:p>
          </table:table-cell>
          <table:table-cell office:value-type="float" office:value="14862" calcext:value-type="float">
            <text:p>148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397050543" calcext:value-type="float">
            <text:p>1397050543</text:p>
          </table:table-cell>
          <table:table-cell table:formula="of:=[.B110]-1396461664" office:value-type="float" office:value="588879" calcext:value-type="float">
            <text:p>588879</text:p>
          </table:table-cell>
          <table:table-cell table:formula="of:=[.C111]-[.C110]" office:value-type="float" office:value="-82034" calcext:value-type="float">
            <text:p>-82034</text:p>
          </table:table-cell>
          <table:table-cell table:formula="of:=ROUND(0.1*[.D110]+[.E109])" office:value-type="float" office:value="41402" calcext:value-type="float">
            <text:p>41402</text:p>
          </table:table-cell>
          <table:table-cell office:value-type="float" office:value="14861" calcext:value-type="float">
            <text:p>1486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396968509" calcext:value-type="float">
            <text:p>1396968509</text:p>
          </table:table-cell>
          <table:table-cell table:formula="of:=[.B111]-1396461664" office:value-type="float" office:value="506845" calcext:value-type="float">
            <text:p>506845</text:p>
          </table:table-cell>
          <table:table-cell table:formula="of:=[.C112]-[.C111]" office:value-type="float" office:value="96895" calcext:value-type="float">
            <text:p>96895</text:p>
          </table:table-cell>
          <table:table-cell table:formula="of:=ROUND(0.1*[.D111]+[.E110])" office:value-type="float" office:value="51092" calcext:value-type="float">
            <text:p>51092</text:p>
          </table:table-cell>
          <table:table-cell office:value-type="float" office:value="13761" calcext:value-type="float">
            <text:p>1376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397065404" calcext:value-type="float">
            <text:p>1397065404</text:p>
          </table:table-cell>
          <table:table-cell table:formula="of:=[.B112]-1396461664" office:value-type="float" office:value="603740" calcext:value-type="float">
            <text:p>603740</text:p>
          </table:table-cell>
          <table:table-cell table:formula="of:=[.C113]-[.C112]" office:value-type="float" office:value="0" calcext:value-type="float">
            <text:p>0</text:p>
          </table:table-cell>
          <table:table-cell table:formula="of:=ROUND(0.1*[.D112]+[.E111])" office:value-type="float" office:value="51092" calcext:value-type="float">
            <text:p>51092</text:p>
          </table:table-cell>
          <table:table-cell office:value-type="float" office:value="13761" calcext:value-type="float">
            <text:p>137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397065404" calcext:value-type="float">
            <text:p>1397065404</text:p>
          </table:table-cell>
          <table:table-cell table:formula="of:=[.B113]-1396461664" office:value-type="float" office:value="603740" calcext:value-type="float">
            <text:p>603740</text:p>
          </table:table-cell>
          <table:table-cell table:formula="of:=[.C114]-[.C113]" office:value-type="float" office:value="-96887" calcext:value-type="float">
            <text:p>-96887</text:p>
          </table:table-cell>
          <table:table-cell table:formula="of:=ROUND(0.1*[.D113]+[.E112])" office:value-type="float" office:value="41403" calcext:value-type="float">
            <text:p>41403</text:p>
          </table:table-cell>
          <table:table-cell office:value-type="float" office:value="13761" calcext:value-type="float">
            <text:p>13761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396968517" calcext:value-type="float">
            <text:p>1396968517</text:p>
          </table:table-cell>
          <table:table-cell table:formula="of:=[.B114]-1396461664" office:value-type="float" office:value="506853" calcext:value-type="float">
            <text:p>506853</text:p>
          </table:table-cell>
          <table:table-cell table:formula="of:=[.C115]-[.C114]" office:value-type="float" office:value="110648" calcext:value-type="float">
            <text:p>110648</text:p>
          </table:table-cell>
          <table:table-cell table:formula="of:=ROUND(0.1*[.D114]+[.E113])" office:value-type="float" office:value="52468" calcext:value-type="float">
            <text:p>52468</text:p>
          </table:table-cell>
          <table:table-cell office:value-type="float" office:value="13746" calcext:value-type="float">
            <text:p>13746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397079165" calcext:value-type="float">
            <text:p>1397079165</text:p>
          </table:table-cell>
          <table:table-cell table:formula="of:=[.B115]-1396461664" office:value-type="float" office:value="617501" calcext:value-type="float">
            <text:p>617501</text:p>
          </table:table-cell>
          <table:table-cell table:formula="of:=[.C116]-[.C115]" office:value-type="float" office:value="1" calcext:value-type="float">
            <text:p>1</text:p>
          </table:table-cell>
          <table:table-cell table:formula="of:=ROUND(0.1*[.D115]+[.E114])" office:value-type="float" office:value="52468" calcext:value-type="float">
            <text:p>52468</text:p>
          </table:table-cell>
          <table:table-cell office:value-type="float" office:value="13746" calcext:value-type="float">
            <text:p>137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397079166" calcext:value-type="float">
            <text:p>1397079166</text:p>
          </table:table-cell>
          <table:table-cell table:formula="of:=[.B116]-1396461664" office:value-type="float" office:value="617502" calcext:value-type="float">
            <text:p>617502</text:p>
          </table:table-cell>
          <table:table-cell table:formula="of:=[.C117]-[.C116]" office:value-type="float" office:value="-110642" calcext:value-type="float">
            <text:p>-110642</text:p>
          </table:table-cell>
          <table:table-cell table:formula="of:=ROUND(0.1*[.D116]+[.E115])" office:value-type="float" office:value="41404" calcext:value-type="float">
            <text:p>41404</text:p>
          </table:table-cell>
          <table:table-cell office:value-type="float" office:value="13744" calcext:value-type="float">
            <text:p>13744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396968524" calcext:value-type="float">
            <text:p>1396968524</text:p>
          </table:table-cell>
          <table:table-cell table:formula="of:=[.B117]-1396461664" office:value-type="float" office:value="506860" calcext:value-type="float">
            <text:p>506860</text:p>
          </table:table-cell>
          <table:table-cell table:formula="of:=[.C118]-[.C117]" office:value-type="float" office:value="124387" calcext:value-type="float">
            <text:p>124387</text:p>
          </table:table-cell>
          <table:table-cell table:formula="of:=ROUND(0.1*[.D117]+[.E116])" office:value-type="float" office:value="53843" calcext:value-type="float">
            <text:p>53843</text:p>
          </table:table-cell>
          <table:table-cell office:value-type="float" office:value="13733" calcext:value-type="float">
            <text:p>1373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397092911" calcext:value-type="float">
            <text:p>1397092911</text:p>
          </table:table-cell>
          <table:table-cell table:formula="of:=[.B118]-1396461664" office:value-type="float" office:value="631247" calcext:value-type="float">
            <text:p>631247</text:p>
          </table:table-cell>
          <table:table-cell table:formula="of:=[.C119]-[.C118]" office:value-type="float" office:value="0" calcext:value-type="float">
            <text:p>0</text:p>
          </table:table-cell>
          <table:table-cell table:formula="of:=ROUND(0.1*[.D118]+[.E117])" office:value-type="float" office:value="53843" calcext:value-type="float">
            <text:p>53843</text:p>
          </table:table-cell>
          <table:table-cell office:value-type="float" office:value="13733" calcext:value-type="float">
            <text:p>137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397092911" calcext:value-type="float">
            <text:p>1397092911</text:p>
          </table:table-cell>
          <table:table-cell table:formula="of:=[.B119]-1396461664" office:value-type="float" office:value="631247" calcext:value-type="float">
            <text:p>631247</text:p>
          </table:table-cell>
          <table:table-cell table:formula="of:=[.C120]-[.C119]" office:value-type="float" office:value="-97341" calcext:value-type="float">
            <text:p>-97341</text:p>
          </table:table-cell>
          <table:table-cell table:formula="of:=ROUND(0.1*[.D119]+[.E118])" office:value-type="float" office:value="44109" calcext:value-type="float">
            <text:p>44109</text:p>
          </table:table-cell>
          <table:table-cell office:value-type="float" office:value="13733" calcext:value-type="float">
            <text:p>13733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396995570" calcext:value-type="float">
            <text:p>1396995570</text:p>
          </table:table-cell>
          <table:table-cell table:formula="of:=[.B120]-1396461664" office:value-type="float" office:value="533906" calcext:value-type="float">
            <text:p>533906</text:p>
          </table:table-cell>
          <table:table-cell table:formula="of:=[.C121]-[.C120]" office:value-type="float" office:value="15" calcext:value-type="float">
            <text:p>15</text:p>
          </table:table-cell>
          <table:table-cell table:formula="of:=ROUND(0.1*[.D120]+[.E119])" office:value-type="float" office:value="44111" calcext:value-type="float">
            <text:p>441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396995585" calcext:value-type="float">
            <text:p>1396995585</text:p>
          </table:table-cell>
          <table:table-cell table:formula="of:=[.B121]-1396461664" office:value-type="float" office:value="533921" calcext:value-type="float">
            <text:p>533921</text:p>
          </table:table-cell>
          <table:table-cell table:formula="of:=[.C122]-[.C121]" office:value-type="float" office:value="66" calcext:value-type="float">
            <text:p>66</text:p>
          </table:table-cell>
          <table:table-cell table:formula="of:=ROUND(0.1*[.D121]+[.E120])" office:value-type="float" office:value="44118" calcext:value-type="float">
            <text:p>441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396995651" calcext:value-type="float">
            <text:p>1396995651</text:p>
          </table:table-cell>
          <table:table-cell table:formula="of:=[.B122]-1396461664" office:value-type="float" office:value="533987" calcext:value-type="float">
            <text:p>533987</text:p>
          </table:table-cell>
          <table:table-cell table:formula="of:=[.C123]-[.C122]" office:value-type="float" office:value="399" calcext:value-type="float">
            <text:p>399</text:p>
          </table:table-cell>
          <table:table-cell table:formula="of:=ROUND(0.1*[.D122]+[.E121])" office:value-type="float" office:value="44158" calcext:value-type="float">
            <text:p>441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396996050" calcext:value-type="float">
            <text:p>1396996050</text:p>
          </table:table-cell>
          <table:table-cell table:formula="of:=[.B123]-1396461664" office:value-type="float" office:value="534386" calcext:value-type="float">
            <text:p>534386</text:p>
          </table:table-cell>
          <table:table-cell table:formula="of:=[.C124]-[.C123]" office:value-type="float" office:value="330" calcext:value-type="float">
            <text:p>330</text:p>
          </table:table-cell>
          <table:table-cell table:formula="of:=ROUND(0.1*[.D123]+[.E122])" office:value-type="float" office:value="44191" calcext:value-type="float">
            <text:p>4419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396996380" calcext:value-type="float">
            <text:p>1396996380</text:p>
          </table:table-cell>
          <table:table-cell table:formula="of:=[.B124]-1396461664" office:value-type="float" office:value="534716" calcext:value-type="float">
            <text:p>534716</text:p>
          </table:table-cell>
          <table:table-cell table:formula="of:=[.C125]-[.C124]" office:value-type="float" office:value="0" calcext:value-type="float">
            <text:p>0</text:p>
          </table:table-cell>
          <table:table-cell table:formula="of:=ROUND(0.1*[.D124]+[.E123])" office:value-type="float" office:value="44191" calcext:value-type="float">
            <text:p>4419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396996380" calcext:value-type="float">
            <text:p>1396996380</text:p>
          </table:table-cell>
          <table:table-cell table:formula="of:=[.B125]-1396461664" office:value-type="float" office:value="534716" calcext:value-type="float">
            <text:p>534716</text:p>
          </table:table-cell>
          <table:table-cell table:formula="of:=[.C126]-[.C125]" office:value-type="float" office:value="0" calcext:value-type="float">
            <text:p>0</text:p>
          </table:table-cell>
          <table:table-cell table:formula="of:=ROUND(0.1*[.D125]+[.E124])" office:value-type="float" office:value="44191" calcext:value-type="float">
            <text:p>441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396996380" calcext:value-type="float">
            <text:p>1396996380</text:p>
          </table:table-cell>
          <table:table-cell table:formula="of:=[.B126]-1396461664" office:value-type="float" office:value="534716" calcext:value-type="float">
            <text:p>534716</text:p>
          </table:table-cell>
          <table:table-cell table:formula="of:=[.C127]-[.C126]" office:value-type="float" office:value="307" calcext:value-type="float">
            <text:p>307</text:p>
          </table:table-cell>
          <table:table-cell table:formula="of:=ROUND(0.1*[.D126]+[.E125])" office:value-type="float" office:value="44222" calcext:value-type="float">
            <text:p>442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396996687" calcext:value-type="float">
            <text:p>1396996687</text:p>
          </table:table-cell>
          <table:table-cell table:formula="of:=[.B127]-1396461664" office:value-type="float" office:value="535023" calcext:value-type="float">
            <text:p>535023</text:p>
          </table:table-cell>
          <table:table-cell table:formula="of:=[.C128]-[.C127]" office:value-type="float" office:value="0" calcext:value-type="float">
            <text:p>0</text:p>
          </table:table-cell>
          <table:table-cell table:formula="of:=ROUND(0.1*[.D127]+[.E126])" office:value-type="float" office:value="44222" calcext:value-type="float">
            <text:p>4422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396996687" calcext:value-type="float">
            <text:p>1396996687</text:p>
          </table:table-cell>
          <table:table-cell table:formula="of:=[.B128]-1396461664" office:value-type="float" office:value="535023" calcext:value-type="float">
            <text:p>535023</text:p>
          </table:table-cell>
          <table:table-cell table:formula="of:=[.C129]-[.C128]" office:value-type="float" office:value="0" calcext:value-type="float">
            <text:p>0</text:p>
          </table:table-cell>
          <table:table-cell table:formula="of:=ROUND(0.1*[.D128]+[.E127])" office:value-type="float" office:value="44222" calcext:value-type="float">
            <text:p>442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396996687" calcext:value-type="float">
            <text:p>1396996687</text:p>
          </table:table-cell>
          <table:table-cell table:formula="of:=[.B129]-1396461664" office:value-type="float" office:value="535023" calcext:value-type="float">
            <text:p>535023</text:p>
          </table:table-cell>
          <table:table-cell table:formula="of:=[.C130]-[.C129]" office:value-type="float" office:value="163" calcext:value-type="float">
            <text:p>163</text:p>
          </table:table-cell>
          <table:table-cell table:formula="of:=ROUND(0.1*[.D129]+[.E128])" office:value-type="float" office:value="44238" calcext:value-type="float">
            <text:p>442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396996850" calcext:value-type="float">
            <text:p>1396996850</text:p>
          </table:table-cell>
          <table:table-cell table:formula="of:=[.B130]-1396461664" office:value-type="float" office:value="535186" calcext:value-type="float">
            <text:p>535186</text:p>
          </table:table-cell>
          <table:table-cell table:formula="of:=[.C131]-[.C130]" office:value-type="float" office:value="0" calcext:value-type="float">
            <text:p>0</text:p>
          </table:table-cell>
          <table:table-cell table:formula="of:=ROUND(0.1*[.D130]+[.E129])" office:value-type="float" office:value="44238" calcext:value-type="float">
            <text:p>442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396996850" calcext:value-type="float">
            <text:p>1396996850</text:p>
          </table:table-cell>
          <table:table-cell table:formula="of:=[.B131]-1396461664" office:value-type="float" office:value="535186" calcext:value-type="float">
            <text:p>535186</text:p>
          </table:table-cell>
          <table:table-cell table:formula="of:=[.C132]-[.C131]" office:value-type="float" office:value="0" calcext:value-type="float">
            <text:p>0</text:p>
          </table:table-cell>
          <table:table-cell table:formula="of:=ROUND(0.1*[.D131]+[.E130])" office:value-type="float" office:value="44238" calcext:value-type="float">
            <text:p>442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396996850" calcext:value-type="float">
            <text:p>1396996850</text:p>
          </table:table-cell>
          <table:table-cell table:formula="of:=[.B132]-1396461664" office:value-type="float" office:value="535186" calcext:value-type="float">
            <text:p>535186</text:p>
          </table:table-cell>
          <table:table-cell table:formula="of:=[.C133]-[.C132]" office:value-type="float" office:value="353" calcext:value-type="float">
            <text:p>353</text:p>
          </table:table-cell>
          <table:table-cell table:formula="of:=ROUND(0.1*[.D132]+[.E131])" office:value-type="float" office:value="44273" calcext:value-type="float">
            <text:p>4427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396997203" calcext:value-type="float">
            <text:p>1396997203</text:p>
          </table:table-cell>
          <table:table-cell table:formula="of:=[.B133]-1396461664" office:value-type="float" office:value="535539" calcext:value-type="float">
            <text:p>535539</text:p>
          </table:table-cell>
          <table:table-cell table:formula="of:=[.C134]-[.C133]" office:value-type="float" office:value="1" calcext:value-type="float">
            <text:p>1</text:p>
          </table:table-cell>
          <table:table-cell table:formula="of:=ROUND(0.1*[.D133]+[.E132])" office:value-type="float" office:value="44273" calcext:value-type="float">
            <text:p>442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396997204" calcext:value-type="float">
            <text:p>1396997204</text:p>
          </table:table-cell>
          <table:table-cell table:formula="of:=[.B134]-1396461664" office:value-type="float" office:value="535540" calcext:value-type="float">
            <text:p>535540</text:p>
          </table:table-cell>
          <table:table-cell table:formula="of:=[.C135]-[.C134]" office:value-type="float" office:value="0" calcext:value-type="float">
            <text:p>0</text:p>
          </table:table-cell>
          <table:table-cell table:formula="of:=ROUND(0.1*[.D134]+[.E133])" office:value-type="float" office:value="44273" calcext:value-type="float">
            <text:p>44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396997204" calcext:value-type="float">
            <text:p>1396997204</text:p>
          </table:table-cell>
          <table:table-cell table:formula="of:=[.B135]-1396461664" office:value-type="float" office:value="535540" calcext:value-type="float">
            <text:p>535540</text:p>
          </table:table-cell>
          <table:table-cell table:formula="of:=[.C136]-[.C135]" office:value-type="float" office:value="48987" calcext:value-type="float">
            <text:p>48987</text:p>
          </table:table-cell>
          <table:table-cell table:formula="of:=ROUND(0.1*[.D135]+[.E134])" office:value-type="float" office:value="49172" calcext:value-type="float">
            <text:p>4917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397046191" calcext:value-type="float">
            <text:p>1397046191</text:p>
          </table:table-cell>
          <table:table-cell table:formula="of:=[.B136]-1396461664" office:value-type="float" office:value="584527" calcext:value-type="float">
            <text:p>584527</text:p>
          </table:table-cell>
          <table:table-cell table:formula="of:=[.C137]-[.C136]" office:value-type="float" office:value="0" calcext:value-type="float">
            <text:p>0</text:p>
          </table:table-cell>
          <table:table-cell table:formula="of:=ROUND(0.1*[.D136]+[.E135])" office:value-type="float" office:value="49172" calcext:value-type="float">
            <text:p>49172</text:p>
          </table:table-cell>
          <table:table-cell office:value-type="float" office:value="99" calcext:value-type="float">
            <text:p>9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397046191" calcext:value-type="float">
            <text:p>1397046191</text:p>
          </table:table-cell>
          <table:table-cell table:formula="of:=[.B137]-1396461664" office:value-type="float" office:value="584527" calcext:value-type="float">
            <text:p>584527</text:p>
          </table:table-cell>
          <table:table-cell table:formula="of:=[.C138]-[.C137]" office:value-type="float" office:value="0" calcext:value-type="float">
            <text:p>0</text:p>
          </table:table-cell>
          <table:table-cell table:formula="of:=ROUND(0.1*[.D137]+[.E136])" office:value-type="float" office:value="49172" calcext:value-type="float">
            <text:p>4917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397046191" calcext:value-type="float">
            <text:p>1397046191</text:p>
          </table:table-cell>
          <table:table-cell table:formula="of:=[.B138]-1396461664" office:value-type="float" office:value="584527" calcext:value-type="float">
            <text:p>584527</text:p>
          </table:table-cell>
          <table:table-cell table:formula="of:=[.C139]-[.C138]" office:value-type="float" office:value="1" calcext:value-type="float">
            <text:p>1</text:p>
          </table:table-cell>
          <table:table-cell table:formula="of:=ROUND(0.1*[.D138]+[.E137])" office:value-type="float" office:value="49172" calcext:value-type="float">
            <text:p>4917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397046192" calcext:value-type="float">
            <text:p>1397046192</text:p>
          </table:table-cell>
          <table:table-cell table:formula="of:=[.B139]-1396461664" office:value-type="float" office:value="584528" calcext:value-type="float">
            <text:p>584528</text:p>
          </table:table-cell>
          <table:table-cell table:formula="of:=[.C140]-[.C139]" office:value-type="float" office:value="1" calcext:value-type="float">
            <text:p>1</text:p>
          </table:table-cell>
          <table:table-cell table:formula="of:=ROUND(0.1*[.D139]+[.E138])" office:value-type="float" office:value="49172" calcext:value-type="float">
            <text:p>4917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397046193" calcext:value-type="float">
            <text:p>1397046193</text:p>
          </table:table-cell>
          <table:table-cell table:formula="of:=[.B140]-1396461664" office:value-type="float" office:value="584529" calcext:value-type="float">
            <text:p>584529</text:p>
          </table:table-cell>
          <table:table-cell table:formula="of:=[.C141]-[.C140]" office:value-type="float" office:value="0" calcext:value-type="float">
            <text:p>0</text:p>
          </table:table-cell>
          <table:table-cell table:formula="of:=ROUND(0.1*[.D140]+[.E139])" office:value-type="float" office:value="49172" calcext:value-type="float">
            <text:p>491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397046193" calcext:value-type="float">
            <text:p>1397046193</text:p>
          </table:table-cell>
          <table:table-cell table:formula="of:=[.B141]-1396461664" office:value-type="float" office:value="584529" calcext:value-type="float">
            <text:p>584529</text:p>
          </table:table-cell>
          <table:table-cell table:formula="of:=[.C142]-[.C141]" office:value-type="float" office:value="16" calcext:value-type="float">
            <text:p>16</text:p>
          </table:table-cell>
          <table:table-cell table:formula="of:=ROUND(0.1*[.D141]+[.E140])" office:value-type="float" office:value="49174" calcext:value-type="float">
            <text:p>4917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397046209" calcext:value-type="float">
            <text:p>1397046209</text:p>
          </table:table-cell>
          <table:table-cell table:formula="of:=[.B142]-1396461664" office:value-type="float" office:value="584545" calcext:value-type="float">
            <text:p>584545</text:p>
          </table:table-cell>
          <table:table-cell table:formula="of:=[.C143]-[.C142]" office:value-type="float" office:value="0" calcext:value-type="float">
            <text:p>0</text:p>
          </table:table-cell>
          <table:table-cell table:formula="of:=ROUND(0.1*[.D142]+[.E141])" office:value-type="float" office:value="49174" calcext:value-type="float">
            <text:p>4917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397046209" calcext:value-type="float">
            <text:p>1397046209</text:p>
          </table:table-cell>
          <table:table-cell table:formula="of:=[.B143]-1396461664" office:value-type="float" office:value="584545" calcext:value-type="float">
            <text:p>584545</text:p>
          </table:table-cell>
          <table:table-cell table:formula="of:=[.C144]-[.C143]" office:value-type="float" office:value="16" calcext:value-type="float">
            <text:p>16</text:p>
          </table:table-cell>
          <table:table-cell table:formula="of:=ROUND(0.1*[.D143]+[.E142])" office:value-type="float" office:value="49176" calcext:value-type="float">
            <text:p>49176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397046225" calcext:value-type="float">
            <text:p>1397046225</text:p>
          </table:table-cell>
          <table:table-cell table:formula="of:=[.B144]-1396461664" office:value-type="float" office:value="584561" calcext:value-type="float">
            <text:p>584561</text:p>
          </table:table-cell>
          <table:table-cell table:formula="of:=[.C145]-[.C144]" office:value-type="float" office:value="0" calcext:value-type="float">
            <text:p>0</text:p>
          </table:table-cell>
          <table:table-cell table:formula="of:=ROUND(0.1*[.D144]+[.E143])" office:value-type="float" office:value="49176" calcext:value-type="float">
            <text:p>4917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397046225" calcext:value-type="float">
            <text:p>1397046225</text:p>
          </table:table-cell>
          <table:table-cell table:formula="of:=[.B145]-1396461664" office:value-type="float" office:value="584561" calcext:value-type="float">
            <text:p>584561</text:p>
          </table:table-cell>
          <table:table-cell table:formula="of:=[.C146]-[.C145]" office:value-type="float" office:value="16" calcext:value-type="float">
            <text:p>16</text:p>
          </table:table-cell>
          <table:table-cell table:formula="of:=ROUND(0.1*[.D145]+[.E144])" office:value-type="float" office:value="49178" calcext:value-type="float">
            <text:p>4917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397046241" calcext:value-type="float">
            <text:p>1397046241</text:p>
          </table:table-cell>
          <table:table-cell table:formula="of:=[.B146]-1396461664" office:value-type="float" office:value="584577" calcext:value-type="float">
            <text:p>584577</text:p>
          </table:table-cell>
          <table:table-cell table:formula="of:=[.C147]-[.C146]" office:value-type="float" office:value="0" calcext:value-type="float">
            <text:p>0</text:p>
          </table:table-cell>
          <table:table-cell table:formula="of:=ROUND(0.1*[.D146]+[.E145])" office:value-type="float" office:value="49178" calcext:value-type="float">
            <text:p>4917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397046241" calcext:value-type="float">
            <text:p>1397046241</text:p>
          </table:table-cell>
          <table:table-cell table:formula="of:=[.B147]-1396461664" office:value-type="float" office:value="584577" calcext:value-type="float">
            <text:p>584577</text:p>
          </table:table-cell>
          <table:table-cell table:formula="of:=[.C148]-[.C147]" office:value-type="float" office:value="15" calcext:value-type="float">
            <text:p>15</text:p>
          </table:table-cell>
          <table:table-cell table:formula="of:=ROUND(0.1*[.D147]+[.E146])" office:value-type="float" office:value="49180" calcext:value-type="float">
            <text:p>4918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397046256" calcext:value-type="float">
            <text:p>1397046256</text:p>
          </table:table-cell>
          <table:table-cell table:formula="of:=[.B148]-1396461664" office:value-type="float" office:value="584592" calcext:value-type="float">
            <text:p>584592</text:p>
          </table:table-cell>
          <table:table-cell table:formula="of:=[.C149]-[.C148]" office:value-type="float" office:value="1" calcext:value-type="float">
            <text:p>1</text:p>
          </table:table-cell>
          <table:table-cell table:formula="of:=ROUND(0.1*[.D148]+[.E147])" office:value-type="float" office:value="49180" calcext:value-type="float">
            <text:p>491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397046257" calcext:value-type="float">
            <text:p>1397046257</text:p>
          </table:table-cell>
          <table:table-cell table:formula="of:=[.B149]-1396461664" office:value-type="float" office:value="584593" calcext:value-type="float">
            <text:p>584593</text:p>
          </table:table-cell>
          <table:table-cell table:formula="of:=[.C150]-[.C149]" office:value-type="float" office:value="1" calcext:value-type="float">
            <text:p>1</text:p>
          </table:table-cell>
          <table:table-cell table:formula="of:=ROUND(0.1*[.D149]+[.E148])" office:value-type="float" office:value="49180" calcext:value-type="float">
            <text:p>491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397046258" calcext:value-type="float">
            <text:p>1397046258</text:p>
          </table:table-cell>
          <table:table-cell table:formula="of:=[.B150]-1396461664" office:value-type="float" office:value="584594" calcext:value-type="float">
            <text:p>584594</text:p>
          </table:table-cell>
          <table:table-cell table:formula="of:=[.C151]-[.C150]" office:value-type="float" office:value="1" calcext:value-type="float">
            <text:p>1</text:p>
          </table:table-cell>
          <table:table-cell table:formula="of:=ROUND(0.1*[.D150]+[.E149])" office:value-type="float" office:value="49180" calcext:value-type="float">
            <text:p>491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397046259" calcext:value-type="float">
            <text:p>1397046259</text:p>
          </table:table-cell>
          <table:table-cell table:formula="of:=[.B151]-1396461664" office:value-type="float" office:value="584595" calcext:value-type="float">
            <text:p>584595</text:p>
          </table:table-cell>
          <table:table-cell table:formula="of:=[.C152]-[.C151]" office:value-type="float" office:value="0" calcext:value-type="float">
            <text:p>0</text:p>
          </table:table-cell>
          <table:table-cell table:formula="of:=ROUND(0.1*[.D151]+[.E150])" office:value-type="float" office:value="49180" calcext:value-type="float">
            <text:p>4918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397046259" calcext:value-type="float">
            <text:p>1397046259</text:p>
          </table:table-cell>
          <table:table-cell table:formula="of:=[.B152]-1396461664" office:value-type="float" office:value="584595" calcext:value-type="float">
            <text:p>584595</text:p>
          </table:table-cell>
          <table:table-cell table:formula="of:=[.C153]-[.C152]" office:value-type="float" office:value="1" calcext:value-type="float">
            <text:p>1</text:p>
          </table:table-cell>
          <table:table-cell table:formula="of:=ROUND(0.1*[.D152]+[.E151])" office:value-type="float" office:value="49180" calcext:value-type="float">
            <text:p>4918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397046260" calcext:value-type="float">
            <text:p>1397046260</text:p>
          </table:table-cell>
          <table:table-cell table:formula="of:=[.B153]-1396461664" office:value-type="float" office:value="584596" calcext:value-type="float">
            <text:p>584596</text:p>
          </table:table-cell>
          <table:table-cell table:formula="of:=[.C154]-[.C153]" office:value-type="float" office:value="15" calcext:value-type="float">
            <text:p>15</text:p>
          </table:table-cell>
          <table:table-cell table:formula="of:=ROUND(0.1*[.D153]+[.E152])" office:value-type="float" office:value="49182" calcext:value-type="float">
            <text:p>4918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397046275" calcext:value-type="float">
            <text:p>1397046275</text:p>
          </table:table-cell>
          <table:table-cell table:formula="of:=[.B154]-1396461664" office:value-type="float" office:value="584611" calcext:value-type="float">
            <text:p>584611</text:p>
          </table:table-cell>
          <table:table-cell table:formula="of:=[.C155]-[.C154]" office:value-type="float" office:value="1" calcext:value-type="float">
            <text:p>1</text:p>
          </table:table-cell>
          <table:table-cell table:formula="of:=ROUND(0.1*[.D154]+[.E153])" office:value-type="float" office:value="49182" calcext:value-type="float">
            <text:p>491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397046276" calcext:value-type="float">
            <text:p>1397046276</text:p>
          </table:table-cell>
          <table:table-cell table:formula="of:=[.B155]-1396461664" office:value-type="float" office:value="584612" calcext:value-type="float">
            <text:p>584612</text:p>
          </table:table-cell>
          <table:table-cell table:formula="of:=[.C156]-[.C155]" office:value-type="float" office:value="0" calcext:value-type="float">
            <text:p>0</text:p>
          </table:table-cell>
          <table:table-cell table:formula="of:=ROUND(0.1*[.D155]+[.E154])" office:value-type="float" office:value="49182" calcext:value-type="float">
            <text:p>491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397046276" calcext:value-type="float">
            <text:p>1397046276</text:p>
          </table:table-cell>
          <table:table-cell table:formula="of:=[.B156]-1396461664" office:value-type="float" office:value="584612" calcext:value-type="float">
            <text:p>584612</text:p>
          </table:table-cell>
          <table:table-cell table:formula="of:=[.C157]-[.C156]" office:value-type="float" office:value="1" calcext:value-type="float">
            <text:p>1</text:p>
          </table:table-cell>
          <table:table-cell table:formula="of:=ROUND(0.1*[.D156]+[.E155])" office:value-type="float" office:value="49182" calcext:value-type="float">
            <text:p>491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397046277" calcext:value-type="float">
            <text:p>1397046277</text:p>
          </table:table-cell>
          <table:table-cell table:formula="of:=[.B157]-1396461664" office:value-type="float" office:value="584613" calcext:value-type="float">
            <text:p>584613</text:p>
          </table:table-cell>
          <table:table-cell table:formula="of:=[.C158]-[.C157]" office:value-type="float" office:value="1" calcext:value-type="float">
            <text:p>1</text:p>
          </table:table-cell>
          <table:table-cell table:formula="of:=ROUND(0.1*[.D157]+[.E156])" office:value-type="float" office:value="49182" calcext:value-type="float">
            <text:p>491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397046278" calcext:value-type="float">
            <text:p>1397046278</text:p>
          </table:table-cell>
          <table:table-cell table:formula="of:=[.B158]-1396461664" office:value-type="float" office:value="584614" calcext:value-type="float">
            <text:p>584614</text:p>
          </table:table-cell>
          <table:table-cell table:formula="of:=[.C159]-[.C158]" office:value-type="float" office:value="1" calcext:value-type="float">
            <text:p>1</text:p>
          </table:table-cell>
          <table:table-cell table:formula="of:=ROUND(0.1*[.D158]+[.E157])" office:value-type="float" office:value="49182" calcext:value-type="float">
            <text:p>491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397046279" calcext:value-type="float">
            <text:p>1397046279</text:p>
          </table:table-cell>
          <table:table-cell table:formula="of:=[.B159]-1396461664" office:value-type="float" office:value="584615" calcext:value-type="float">
            <text:p>584615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ROUND(0.1*[.D159]+[.E158])" office:value-type="float" office:value="49182" calcext:value-type="float">
            <text:p>4918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397046279" calcext:value-type="float">
            <text:p>1397046279</text:p>
          </table:table-cell>
          <table:table-cell table:formula="of:=[.B160]-1396461664" office:value-type="float" office:value="584615" calcext:value-type="float">
            <text:p>584615</text:p>
          </table:table-cell>
          <table:table-cell table:formula="of:=[.C161]-[.C160]" office:value-type="float" office:value="997" calcext:value-type="float">
            <text:p>997</text:p>
          </table:table-cell>
          <table:table-cell table:formula="of:=ROUND(0.1*[.D160]+[.E159])" office:value-type="float" office:value="49282" calcext:value-type="float">
            <text:p>4928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397047276" calcext:value-type="float">
            <text:p>1397047276</text:p>
          </table:table-cell>
          <table:table-cell table:formula="of:=[.B161]-1396461664" office:value-type="float" office:value="585612" calcext:value-type="float">
            <text:p>585612</text:p>
          </table:table-cell>
          <table:table-cell table:formula="of:=[.C162]-[.C161]" office:value-type="float" office:value="0" calcext:value-type="float">
            <text:p>0</text:p>
          </table:table-cell>
          <table:table-cell table:formula="of:=ROUND(0.1*[.D161]+[.E160])" office:value-type="float" office:value="49282" calcext:value-type="float">
            <text:p>49282</text:p>
          </table:table-cell>
          <table:table-cell office:value-type="float" office:value="13711" calcext:value-type="float">
            <text:p>1371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397047276" calcext:value-type="float">
            <text:p>1397047276</text:p>
          </table:table-cell>
          <table:table-cell table:formula="of:=[.B162]-1396461664" office:value-type="float" office:value="585612" calcext:value-type="float">
            <text:p>585612</text:p>
          </table:table-cell>
          <table:table-cell table:formula="of:=[.C163]-[.C162]" office:value-type="float" office:value="0" calcext:value-type="float">
            <text:p>0</text:p>
          </table:table-cell>
          <table:table-cell table:formula="of:=ROUND(0.1*[.D162]+[.E161])" office:value-type="float" office:value="49282" calcext:value-type="float">
            <text:p>49282</text:p>
          </table:table-cell>
          <table:table-cell office:value-type="float" office:value="13711" calcext:value-type="float">
            <text:p>137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397047276" calcext:value-type="float">
            <text:p>1397047276</text:p>
          </table:table-cell>
          <table:table-cell table:formula="of:=[.B163]-1396461664" office:value-type="float" office:value="585612" calcext:value-type="float">
            <text:p>585612</text:p>
          </table:table-cell>
          <table:table-cell table:formula="of:=[.C164]-[.C163]" office:value-type="float" office:value="1" calcext:value-type="float">
            <text:p>1</text:p>
          </table:table-cell>
          <table:table-cell table:formula="of:=ROUND(0.1*[.D163]+[.E162])" office:value-type="float" office:value="49282" calcext:value-type="float">
            <text:p>4928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397047277" calcext:value-type="float">
            <text:p>1397047277</text:p>
          </table:table-cell>
          <table:table-cell table:formula="of:=[.B164]-1396461664" office:value-type="float" office:value="585613" calcext:value-type="float">
            <text:p>585613</text:p>
          </table:table-cell>
          <table:table-cell table:formula="of:=[.C165]-[.C164]" office:value-type="float" office:value="13683" calcext:value-type="float">
            <text:p>13683</text:p>
          </table:table-cell>
          <table:table-cell table:formula="of:=ROUND(0.1*[.D164]+[.E163])" office:value-type="float" office:value="50650" calcext:value-type="float">
            <text:p>50650</text:p>
          </table:table-cell>
          <table:table-cell office:value-type="float" office:value="13683" calcext:value-type="float">
            <text:p>1368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397060960" calcext:value-type="float">
            <text:p>1397060960</text:p>
          </table:table-cell>
          <table:table-cell table:formula="of:=[.B165]-1396461664" office:value-type="float" office:value="599296" calcext:value-type="float">
            <text:p>599296</text:p>
          </table:table-cell>
          <table:table-cell table:formula="of:=[.C166]-[.C165]" office:value-type="float" office:value="1" calcext:value-type="float">
            <text:p>1</text:p>
          </table:table-cell>
          <table:table-cell table:formula="of:=ROUND(0.1*[.D165]+[.E164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397060961" calcext:value-type="float">
            <text:p>1397060961</text:p>
          </table:table-cell>
          <table:table-cell table:formula="of:=[.B166]-1396461664" office:value-type="float" office:value="599297" calcext:value-type="float">
            <text:p>599297</text:p>
          </table:table-cell>
          <table:table-cell table:formula="of:=[.C167]-[.C166]" office:value-type="float" office:value="0" calcext:value-type="float">
            <text:p>0</text:p>
          </table:table-cell>
          <table:table-cell table:formula="of:=ROUND(0.1*[.D166]+[.E165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397060961" calcext:value-type="float">
            <text:p>1397060961</text:p>
          </table:table-cell>
          <table:table-cell table:formula="of:=[.B167]-1396461664" office:value-type="float" office:value="599297" calcext:value-type="float">
            <text:p>599297</text:p>
          </table:table-cell>
          <table:table-cell table:formula="of:=[.C168]-[.C167]" office:value-type="float" office:value="1" calcext:value-type="float">
            <text:p>1</text:p>
          </table:table-cell>
          <table:table-cell table:formula="of:=ROUND(0.1*[.D167]+[.E166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397060962" calcext:value-type="float">
            <text:p>1397060962</text:p>
          </table:table-cell>
          <table:table-cell table:formula="of:=[.B168]-1396461664" office:value-type="float" office:value="599298" calcext:value-type="float">
            <text:p>599298</text:p>
          </table:table-cell>
          <table:table-cell table:formula="of:=[.C169]-[.C168]" office:value-type="float" office:value="1" calcext:value-type="float">
            <text:p>1</text:p>
          </table:table-cell>
          <table:table-cell table:formula="of:=ROUND(0.1*[.D168]+[.E167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397060963" calcext:value-type="float">
            <text:p>1397060963</text:p>
          </table:table-cell>
          <table:table-cell table:formula="of:=[.B169]-1396461664" office:value-type="float" office:value="599299" calcext:value-type="float">
            <text:p>599299</text:p>
          </table:table-cell>
          <table:table-cell table:formula="of:=[.C170]-[.C169]" office:value-type="float" office:value="0" calcext:value-type="float">
            <text:p>0</text:p>
          </table:table-cell>
          <table:table-cell table:formula="of:=ROUND(0.1*[.D169]+[.E168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397060963" calcext:value-type="float">
            <text:p>1397060963</text:p>
          </table:table-cell>
          <table:table-cell table:formula="of:=[.B170]-1396461664" office:value-type="float" office:value="599299" calcext:value-type="float">
            <text:p>599299</text:p>
          </table:table-cell>
          <table:table-cell table:formula="of:=[.C171]-[.C170]" office:value-type="float" office:value="1" calcext:value-type="float">
            <text:p>1</text:p>
          </table:table-cell>
          <table:table-cell table:formula="of:=ROUND(0.1*[.D170]+[.E169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397060964" calcext:value-type="float">
            <text:p>1397060964</text:p>
          </table:table-cell>
          <table:table-cell table:formula="of:=[.B171]-1396461664" office:value-type="float" office:value="599300" calcext:value-type="float">
            <text:p>599300</text:p>
          </table:table-cell>
          <table:table-cell table:formula="of:=[.C172]-[.C171]" office:value-type="float" office:value="1" calcext:value-type="float">
            <text:p>1</text:p>
          </table:table-cell>
          <table:table-cell table:formula="of:=ROUND(0.1*[.D171]+[.E170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397060965" calcext:value-type="float">
            <text:p>1397060965</text:p>
          </table:table-cell>
          <table:table-cell table:formula="of:=[.B172]-1396461664" office:value-type="float" office:value="599301" calcext:value-type="float">
            <text:p>599301</text:p>
          </table:table-cell>
          <table:table-cell table:formula="of:=[.C173]-[.C172]" office:value-type="float" office:value="0" calcext:value-type="float">
            <text:p>0</text:p>
          </table:table-cell>
          <table:table-cell table:formula="of:=ROUND(0.1*[.D172]+[.E171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397060965" calcext:value-type="float">
            <text:p>1397060965</text:p>
          </table:table-cell>
          <table:table-cell table:formula="of:=[.B173]-1396461664" office:value-type="float" office:value="599301" calcext:value-type="float">
            <text:p>599301</text:p>
          </table:table-cell>
          <table:table-cell table:formula="of:=[.C174]-[.C173]" office:value-type="float" office:value="1" calcext:value-type="float">
            <text:p>1</text:p>
          </table:table-cell>
          <table:table-cell table:formula="of:=ROUND(0.1*[.D173]+[.E172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397060966" calcext:value-type="float">
            <text:p>1397060966</text:p>
          </table:table-cell>
          <table:table-cell table:formula="of:=[.B174]-1396461664" office:value-type="float" office:value="599302" calcext:value-type="float">
            <text:p>599302</text:p>
          </table:table-cell>
          <table:table-cell table:formula="of:=[.C175]-[.C174]" office:value-type="float" office:value="1" calcext:value-type="float">
            <text:p>1</text:p>
          </table:table-cell>
          <table:table-cell table:formula="of:=ROUND(0.1*[.D174]+[.E173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397060967" calcext:value-type="float">
            <text:p>1397060967</text:p>
          </table:table-cell>
          <table:table-cell table:formula="of:=[.B175]-1396461664" office:value-type="float" office:value="599303" calcext:value-type="float">
            <text:p>599303</text:p>
          </table:table-cell>
          <table:table-cell table:formula="of:=[.C176]-[.C175]" office:value-type="float" office:value="0" calcext:value-type="float">
            <text:p>0</text:p>
          </table:table-cell>
          <table:table-cell table:formula="of:=ROUND(0.1*[.D175]+[.E174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397060967" calcext:value-type="float">
            <text:p>1397060967</text:p>
          </table:table-cell>
          <table:table-cell table:formula="of:=[.B176]-1396461664" office:value-type="float" office:value="599303" calcext:value-type="float">
            <text:p>599303</text:p>
          </table:table-cell>
          <table:table-cell table:formula="of:=[.C177]-[.C176]" office:value-type="float" office:value="1" calcext:value-type="float">
            <text:p>1</text:p>
          </table:table-cell>
          <table:table-cell table:formula="of:=ROUND(0.1*[.D176]+[.E175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397060968" calcext:value-type="float">
            <text:p>1397060968</text:p>
          </table:table-cell>
          <table:table-cell table:formula="of:=[.B177]-1396461664" office:value-type="float" office:value="599304" calcext:value-type="float">
            <text:p>599304</text:p>
          </table:table-cell>
          <table:table-cell table:formula="of:=[.C178]-[.C177]" office:value-type="float" office:value="1" calcext:value-type="float">
            <text:p>1</text:p>
          </table:table-cell>
          <table:table-cell table:formula="of:=ROUND(0.1*[.D177]+[.E176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397060969" calcext:value-type="float">
            <text:p>1397060969</text:p>
          </table:table-cell>
          <table:table-cell table:formula="of:=[.B178]-1396461664" office:value-type="float" office:value="599305" calcext:value-type="float">
            <text:p>599305</text:p>
          </table:table-cell>
          <table:table-cell table:formula="of:=[.C179]-[.C178]" office:value-type="float" office:value="0" calcext:value-type="float">
            <text:p>0</text:p>
          </table:table-cell>
          <table:table-cell table:formula="of:=ROUND(0.1*[.D178]+[.E177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397060969" calcext:value-type="float">
            <text:p>1397060969</text:p>
          </table:table-cell>
          <table:table-cell table:formula="of:=[.B179]-1396461664" office:value-type="float" office:value="599305" calcext:value-type="float">
            <text:p>599305</text:p>
          </table:table-cell>
          <table:table-cell table:formula="of:=[.C180]-[.C179]" office:value-type="float" office:value="1" calcext:value-type="float">
            <text:p>1</text:p>
          </table:table-cell>
          <table:table-cell table:formula="of:=ROUND(0.1*[.D179]+[.E178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397060970" calcext:value-type="float">
            <text:p>1397060970</text:p>
          </table:table-cell>
          <table:table-cell table:formula="of:=[.B180]-1396461664" office:value-type="float" office:value="599306" calcext:value-type="float">
            <text:p>599306</text:p>
          </table:table-cell>
          <table:table-cell table:formula="of:=[.C181]-[.C180]" office:value-type="float" office:value="1" calcext:value-type="float">
            <text:p>1</text:p>
          </table:table-cell>
          <table:table-cell table:formula="of:=ROUND(0.1*[.D180]+[.E179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397060971" calcext:value-type="float">
            <text:p>1397060971</text:p>
          </table:table-cell>
          <table:table-cell table:formula="of:=[.B181]-1396461664" office:value-type="float" office:value="599307" calcext:value-type="float">
            <text:p>599307</text:p>
          </table:table-cell>
          <table:table-cell table:formula="of:=[.C182]-[.C181]" office:value-type="float" office:value="1" calcext:value-type="float">
            <text:p>1</text:p>
          </table:table-cell>
          <table:table-cell table:formula="of:=ROUND(0.1*[.D181]+[.E180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397060972" calcext:value-type="float">
            <text:p>1397060972</text:p>
          </table:table-cell>
          <table:table-cell table:formula="of:=[.B182]-1396461664" office:value-type="float" office:value="599308" calcext:value-type="float">
            <text:p>599308</text:p>
          </table:table-cell>
          <table:table-cell table:formula="of:=[.C183]-[.C182]" office:value-type="float" office:value="0" calcext:value-type="float">
            <text:p>0</text:p>
          </table:table-cell>
          <table:table-cell table:formula="of:=ROUND(0.1*[.D182]+[.E181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397060972" calcext:value-type="float">
            <text:p>1397060972</text:p>
          </table:table-cell>
          <table:table-cell table:formula="of:=[.B183]-1396461664" office:value-type="float" office:value="599308" calcext:value-type="float">
            <text:p>599308</text:p>
          </table:table-cell>
          <table:table-cell table:formula="of:=[.C184]-[.C183]" office:value-type="float" office:value="1" calcext:value-type="float">
            <text:p>1</text:p>
          </table:table-cell>
          <table:table-cell table:formula="of:=ROUND(0.1*[.D183]+[.E182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397060973" calcext:value-type="float">
            <text:p>1397060973</text:p>
          </table:table-cell>
          <table:table-cell table:formula="of:=[.B184]-1396461664" office:value-type="float" office:value="599309" calcext:value-type="float">
            <text:p>599309</text:p>
          </table:table-cell>
          <table:table-cell table:formula="of:=[.C185]-[.C184]" office:value-type="float" office:value="0" calcext:value-type="float">
            <text:p>0</text:p>
          </table:table-cell>
          <table:table-cell table:formula="of:=ROUND(0.1*[.D184]+[.E183])" office:value-type="float" office:value="50650" calcext:value-type="float">
            <text:p>506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397060973" calcext:value-type="float">
            <text:p>1397060973</text:p>
          </table:table-cell>
          <table:table-cell table:formula="of:=[.B185]-1396461664" office:value-type="float" office:value="599309" calcext:value-type="float">
            <text:p>599309</text:p>
          </table:table-cell>
          <table:table-cell table:formula="of:=[.C186]-[.C185]" office:value-type="float" office:value="1" calcext:value-type="float">
            <text:p>1</text:p>
          </table:table-cell>
          <table:table-cell table:formula="of:=ROUND(0.1*[.D185]+[.E184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397060974" calcext:value-type="float">
            <text:p>1397060974</text:p>
          </table:table-cell>
          <table:table-cell table:formula="of:=[.B186]-1396461664" office:value-type="float" office:value="599310" calcext:value-type="float">
            <text:p>599310</text:p>
          </table:table-cell>
          <table:table-cell table:formula="of:=[.C187]-[.C186]" office:value-type="float" office:value="1" calcext:value-type="float">
            <text:p>1</text:p>
          </table:table-cell>
          <table:table-cell table:formula="of:=ROUND(0.1*[.D186]+[.E185])" office:value-type="float" office:value="50650" calcext:value-type="float">
            <text:p>506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397060975" calcext:value-type="float">
            <text:p>1397060975</text:p>
          </table:table-cell>
          <table:table-cell table:formula="of:=[.B187]-1396461664" office:value-type="float" office:value="599311" calcext:value-type="float">
            <text:p>599311</text:p>
          </table:table-cell>
          <table:table-cell table:formula="of:=[.C188]-[.C187]" office:value-type="float" office:value="-9975" calcext:value-type="float">
            <text:p>-9975</text:p>
          </table:table-cell>
          <table:table-cell table:formula="of:=ROUND(0.1*[.D187]+[.E186])" office:value-type="float" office:value="49653" calcext:value-type="float">
            <text:p>4965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397051000" calcext:value-type="float">
            <text:p>1397051000</text:p>
          </table:table-cell>
          <table:table-cell table:formula="of:=[.B188]-1396461664" office:value-type="float" office:value="589336" calcext:value-type="float">
            <text:p>589336</text:p>
          </table:table-cell>
          <table:table-cell table:formula="of:=[.C189]-[.C188]" office:value-type="float" office:value="0" calcext:value-type="float">
            <text:p>0</text:p>
          </table:table-cell>
          <table:table-cell table:formula="of:=ROUND(0.1*[.D188]+[.E187])" office:value-type="float" office:value="49653" calcext:value-type="float">
            <text:p>496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397051000" calcext:value-type="float">
            <text:p>1397051000</text:p>
          </table:table-cell>
          <table:table-cell table:formula="of:=[.B189]-1396461664" office:value-type="float" office:value="589336" calcext:value-type="float">
            <text:p>589336</text:p>
          </table:table-cell>
          <table:table-cell table:formula="of:=[.C190]-[.C189]" office:value-type="float" office:value="23811" calcext:value-type="float">
            <text:p>23811</text:p>
          </table:table-cell>
          <table:table-cell table:formula="of:=ROUND(0.1*[.D189]+[.E188])" office:value-type="float" office:value="52034" calcext:value-type="float">
            <text:p>520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397074811" calcext:value-type="float">
            <text:p>1397074811</text:p>
          </table:table-cell>
          <table:table-cell table:formula="of:=[.B190]-1396461664" office:value-type="float" office:value="613147" calcext:value-type="float">
            <text:p>613147</text:p>
          </table:table-cell>
          <table:table-cell table:formula="of:=[.C191]-[.C190]" office:value-type="float" office:value="58037" calcext:value-type="float">
            <text:p>58037</text:p>
          </table:table-cell>
          <table:table-cell table:formula="of:=ROUND(0.1*[.D190]+[.E189])" office:value-type="float" office:value="57838" calcext:value-type="float">
            <text:p>578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397132848" calcext:value-type="float">
            <text:p>1397132848</text:p>
          </table:table-cell>
          <table:table-cell table:formula="of:=[.B191]-1396461664" office:value-type="float" office:value="671184" calcext:value-type="float">
            <text:p>671184</text:p>
          </table:table-cell>
          <table:table-cell table:formula="of:=[.C192]-[.C191]" office:value-type="float" office:value="901" calcext:value-type="float">
            <text:p>901</text:p>
          </table:table-cell>
          <table:table-cell table:formula="of:=ROUND(0.1*[.D191]+[.E190])" office:value-type="float" office:value="57928" calcext:value-type="float">
            <text:p>579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397133749" calcext:value-type="float">
            <text:p>1397133749</text:p>
          </table:table-cell>
          <table:table-cell table:formula="of:=[.B192]-1396461664" office:value-type="float" office:value="672085" calcext:value-type="float">
            <text:p>672085</text:p>
          </table:table-cell>
          <table:table-cell table:formula="of:=[.C193]-[.C192]" office:value-type="float" office:value="664" calcext:value-type="float">
            <text:p>664</text:p>
          </table:table-cell>
          <table:table-cell table:formula="of:=ROUND(0.1*[.D192]+[.E191])" office:value-type="float" office:value="57994" calcext:value-type="float">
            <text:p>579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397134413" calcext:value-type="float">
            <text:p>1397134413</text:p>
          </table:table-cell>
          <table:table-cell table:formula="of:=[.B193]-1396461664" office:value-type="float" office:value="672749" calcext:value-type="float">
            <text:p>672749</text:p>
          </table:table-cell>
          <table:table-cell table:formula="of:=[.C194]-[.C193]" office:value-type="float" office:value="604" calcext:value-type="float">
            <text:p>604</text:p>
          </table:table-cell>
          <table:table-cell table:formula="of:=ROUND(0.1*[.D193]+[.E192])" office:value-type="float" office:value="58054" calcext:value-type="float">
            <text:p>580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397135017" calcext:value-type="float">
            <text:p>1397135017</text:p>
          </table:table-cell>
          <table:table-cell table:formula="of:=[.B194]-1396461664" office:value-type="float" office:value="673353" calcext:value-type="float">
            <text:p>673353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ROUND(0.1*[.D194]+[.E193])" office:value-type="float" office:value="58054" calcext:value-type="float">
            <text:p>580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397135017" calcext:value-type="float">
            <text:p>1397135017</text:p>
          </table:table-cell>
          <table:table-cell table:formula="of:=[.B195]-1396461664" office:value-type="float" office:value="673353" calcext:value-type="float">
            <text:p>673353</text:p>
          </table:table-cell>
          <table:table-cell table:formula="of:=[.C196]-[.C195]" office:value-type="float" office:value="0" calcext:value-type="float">
            <text:p>0</text:p>
          </table:table-cell>
          <table:table-cell table:formula="of:=ROUND(0.1*[.D195]+[.E194])" office:value-type="float" office:value="58054" calcext:value-type="float">
            <text:p>5805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397135017" calcext:value-type="float">
            <text:p>1397135017</text:p>
          </table:table-cell>
          <table:table-cell table:formula="of:=[.B196]-1396461664" office:value-type="float" office:value="673353" calcext:value-type="float">
            <text:p>673353</text:p>
          </table:table-cell>
          <table:table-cell table:formula="of:=[.C197]-[.C196]" office:value-type="float" office:value="14016" calcext:value-type="float">
            <text:p>14016</text:p>
          </table:table-cell>
          <table:table-cell table:formula="of:=ROUND(0.1*[.D196]+[.E195])" office:value-type="float" office:value="59456" calcext:value-type="float">
            <text:p>5945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397149033" calcext:value-type="float">
            <text:p>1397149033</text:p>
          </table:table-cell>
          <table:table-cell table:formula="of:=[.B197]-1396461664" office:value-type="float" office:value="687369" calcext:value-type="float">
            <text:p>687369</text:p>
          </table:table-cell>
          <table:table-cell table:formula="of:=[.C198]-[.C197]" office:value-type="float" office:value="131" calcext:value-type="float">
            <text:p>131</text:p>
          </table:table-cell>
          <table:table-cell table:formula="of:=ROUND(0.1*[.D197]+[.E196])" office:value-type="float" office:value="59469" calcext:value-type="float">
            <text:p>594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397149164" calcext:value-type="float">
            <text:p>1397149164</text:p>
          </table:table-cell>
          <table:table-cell table:formula="of:=[.B198]-1396461664" office:value-type="float" office:value="687500" calcext:value-type="float">
            <text:p>687500</text:p>
          </table:table-cell>
          <table:table-cell table:formula="of:=[.C199]-[.C198]" office:value-type="float" office:value="71" calcext:value-type="float">
            <text:p>71</text:p>
          </table:table-cell>
          <table:table-cell table:formula="of:=ROUND(0.1*[.D198]+[.E197])" office:value-type="float" office:value="59476" calcext:value-type="float">
            <text:p>5947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397149235" calcext:value-type="float">
            <text:p>1397149235</text:p>
          </table:table-cell>
          <table:table-cell table:formula="of:=[.B199]-1396461664" office:value-type="float" office:value="687571" calcext:value-type="float">
            <text:p>687571</text:p>
          </table:table-cell>
          <table:table-cell table:formula="of:=[.C200]-[.C199]" office:value-type="float" office:value="23" calcext:value-type="float">
            <text:p>23</text:p>
          </table:table-cell>
          <table:table-cell table:formula="of:=ROUND(0.1*[.D199]+[.E198])" office:value-type="float" office:value="59478" calcext:value-type="float">
            <text:p>5947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397149258" calcext:value-type="float">
            <text:p>1397149258</text:p>
          </table:table-cell>
          <table:table-cell table:formula="of:=[.B200]-1396461664" office:value-type="float" office:value="687594" calcext:value-type="float">
            <text:p>687594</text:p>
          </table:table-cell>
          <table:table-cell table:formula="of:=[.C201]-[.C200]" office:value-type="float" office:value="6" calcext:value-type="float">
            <text:p>6</text:p>
          </table:table-cell>
          <table:table-cell table:formula="of:=ROUND(0.1*[.D200]+[.E199])" office:value-type="float" office:value="59479" calcext:value-type="float">
            <text:p>594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397149264" calcext:value-type="float">
            <text:p>1397149264</text:p>
          </table:table-cell>
          <table:table-cell table:formula="of:=[.B201]-1396461664" office:value-type="float" office:value="687600" calcext:value-type="float">
            <text:p>687600</text:p>
          </table:table-cell>
          <table:table-cell table:formula="of:=[.C202]-[.C201]" office:value-type="float" office:value="21" calcext:value-type="float">
            <text:p>21</text:p>
          </table:table-cell>
          <table:table-cell table:formula="of:=ROUND(0.1*[.D201]+[.E200])" office:value-type="float" office:value="59481" calcext:value-type="float">
            <text:p>594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397149285" calcext:value-type="float">
            <text:p>1397149285</text:p>
          </table:table-cell>
          <table:table-cell table:formula="of:=[.B202]-1396461664" office:value-type="float" office:value="687621" calcext:value-type="float">
            <text:p>687621</text:p>
          </table:table-cell>
          <table:table-cell table:formula="of:=[.C203]-[.C202]" office:value-type="float" office:value="23" calcext:value-type="float">
            <text:p>23</text:p>
          </table:table-cell>
          <table:table-cell table:formula="of:=ROUND(0.1*[.D202]+[.E201])" office:value-type="float" office:value="59483" calcext:value-type="float">
            <text:p>5948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397149308" calcext:value-type="float">
            <text:p>1397149308</text:p>
          </table:table-cell>
          <table:table-cell table:formula="of:=[.B203]-1396461664" office:value-type="float" office:value="687644" calcext:value-type="float">
            <text:p>687644</text:p>
          </table:table-cell>
          <table:table-cell table:formula="of:=[.C204]-[.C203]" office:value-type="float" office:value="23" calcext:value-type="float">
            <text:p>23</text:p>
          </table:table-cell>
          <table:table-cell table:formula="of:=ROUND(0.1*[.D203]+[.E202])" office:value-type="float" office:value="59485" calcext:value-type="float">
            <text:p>594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397149331" calcext:value-type="float">
            <text:p>1397149331</text:p>
          </table:table-cell>
          <table:table-cell table:formula="of:=[.B204]-1396461664" office:value-type="float" office:value="687667" calcext:value-type="float">
            <text:p>687667</text:p>
          </table:table-cell>
          <table:table-cell table:formula="of:=[.C205]-[.C204]" office:value-type="float" office:value="513" calcext:value-type="float">
            <text:p>513</text:p>
          </table:table-cell>
          <table:table-cell table:formula="of:=ROUND(0.1*[.D204]+[.E203])" office:value-type="float" office:value="59536" calcext:value-type="float">
            <text:p>5953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397149844" calcext:value-type="float">
            <text:p>1397149844</text:p>
          </table:table-cell>
          <table:table-cell table:formula="of:=[.B205]-1396461664" office:value-type="float" office:value="688180" calcext:value-type="float">
            <text:p>688180</text:p>
          </table:table-cell>
          <table:table-cell table:formula="of:=[.C206]-[.C205]" office:value-type="float" office:value="0" calcext:value-type="float">
            <text:p>0</text:p>
          </table:table-cell>
          <table:table-cell table:formula="of:=ROUND(0.1*[.D205]+[.E204])" office:value-type="float" office:value="59536" calcext:value-type="float">
            <text:p>5953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397149844" calcext:value-type="float">
            <text:p>1397149844</text:p>
          </table:table-cell>
          <table:table-cell table:formula="of:=[.B206]-1396461664" office:value-type="float" office:value="688180" calcext:value-type="float">
            <text:p>688180</text:p>
          </table:table-cell>
          <table:table-cell table:formula="of:=[.C207]-[.C206]" office:value-type="float" office:value="0" calcext:value-type="float">
            <text:p>0</text:p>
          </table:table-cell>
          <table:table-cell table:formula="of:=ROUND(0.1*[.D206]+[.E205])" office:value-type="float" office:value="59536" calcext:value-type="float">
            <text:p>59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397149844" calcext:value-type="float">
            <text:p>1397149844</text:p>
          </table:table-cell>
          <table:table-cell table:formula="of:=[.B207]-1396461664" office:value-type="float" office:value="688180" calcext:value-type="float">
            <text:p>688180</text:p>
          </table:table-cell>
          <table:table-cell table:formula="of:=[.C208]-[.C207]" office:value-type="float" office:value="497" calcext:value-type="float">
            <text:p>497</text:p>
          </table:table-cell>
          <table:table-cell table:formula="of:=ROUND(0.1*[.D207]+[.E206])" office:value-type="float" office:value="59586" calcext:value-type="float">
            <text:p>5958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397150341" calcext:value-type="float">
            <text:p>1397150341</text:p>
          </table:table-cell>
          <table:table-cell table:formula="of:=[.B208]-1396461664" office:value-type="float" office:value="688677" calcext:value-type="float">
            <text:p>688677</text:p>
          </table:table-cell>
          <table:table-cell table:formula="of:=[.C209]-[.C208]" office:value-type="float" office:value="0" calcext:value-type="float">
            <text:p>0</text:p>
          </table:table-cell>
          <table:table-cell table:formula="of:=ROUND(0.1*[.D208]+[.E207])" office:value-type="float" office:value="59586" calcext:value-type="float">
            <text:p>5958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397150341" calcext:value-type="float">
            <text:p>1397150341</text:p>
          </table:table-cell>
          <table:table-cell table:formula="of:=[.B209]-1396461664" office:value-type="float" office:value="688677" calcext:value-type="float">
            <text:p>688677</text:p>
          </table:table-cell>
          <table:table-cell table:formula="of:=[.C210]-[.C209]" office:value-type="float" office:value="0" calcext:value-type="float">
            <text:p>0</text:p>
          </table:table-cell>
          <table:table-cell table:formula="of:=ROUND(0.1*[.D209]+[.E208])" office:value-type="float" office:value="59586" calcext:value-type="float">
            <text:p>595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397150341" calcext:value-type="float">
            <text:p>1397150341</text:p>
          </table:table-cell>
          <table:table-cell table:formula="of:=[.B210]-1396461664" office:value-type="float" office:value="688677" calcext:value-type="float">
            <text:p>688677</text:p>
          </table:table-cell>
          <table:table-cell table:formula="of:=[.C211]-[.C210]" office:value-type="float" office:value="102" calcext:value-type="float">
            <text:p>102</text:p>
          </table:table-cell>
          <table:table-cell table:formula="of:=ROUND(0.1*[.D210]+[.E209])" office:value-type="float" office:value="59596" calcext:value-type="float">
            <text:p>59596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397150443" calcext:value-type="float">
            <text:p>1397150443</text:p>
          </table:table-cell>
          <table:table-cell table:formula="of:=[.B211]-1396461664" office:value-type="float" office:value="688779" calcext:value-type="float">
            <text:p>688779</text:p>
          </table:table-cell>
          <table:table-cell table:formula="of:=[.C212]-[.C211]" office:value-type="float" office:value="0" calcext:value-type="float">
            <text:p>0</text:p>
          </table:table-cell>
          <table:table-cell table:formula="of:=ROUND(0.1*[.D211]+[.E210])" office:value-type="float" office:value="59596" calcext:value-type="float">
            <text:p>59596</text:p>
          </table:table-cell>
          <table:table-cell office:value-type="float" office:value="33783" calcext:value-type="float">
            <text:p>3378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397150443" calcext:value-type="float">
            <text:p>1397150443</text:p>
          </table:table-cell>
          <table:table-cell table:formula="of:=[.B212]-1396461664" office:value-type="float" office:value="688779" calcext:value-type="float">
            <text:p>688779</text:p>
          </table:table-cell>
          <table:table-cell table:formula="of:=[.C213]-[.C212]" office:value-type="float" office:value="0" calcext:value-type="float">
            <text:p>0</text:p>
          </table:table-cell>
          <table:table-cell table:formula="of:=ROUND(0.1*[.D212]+[.E211])" office:value-type="float" office:value="59596" calcext:value-type="float">
            <text:p>59596</text:p>
          </table:table-cell>
          <table:table-cell office:value-type="float" office:value="33783" calcext:value-type="float">
            <text:p>337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397150443" calcext:value-type="float">
            <text:p>1397150443</text:p>
          </table:table-cell>
          <table:table-cell table:formula="of:=[.B213]-1396461664" office:value-type="float" office:value="688779" calcext:value-type="float">
            <text:p>688779</text:p>
          </table:table-cell>
          <table:table-cell table:formula="of:=[.C214]-[.C213]" office:value-type="float" office:value="2537" calcext:value-type="float">
            <text:p>2537</text:p>
          </table:table-cell>
          <table:table-cell table:formula="of:=ROUND(0.1*[.D213]+[.E212])" office:value-type="float" office:value="59850" calcext:value-type="float">
            <text:p>598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397152980" calcext:value-type="float">
            <text:p>1397152980</text:p>
          </table:table-cell>
          <table:table-cell table:formula="of:=[.B214]-1396461664" office:value-type="float" office:value="691316" calcext:value-type="float">
            <text:p>691316</text:p>
          </table:table-cell>
          <table:table-cell table:formula="of:=[.C215]-[.C214]" office:value-type="float" office:value="0" calcext:value-type="float">
            <text:p>0</text:p>
          </table:table-cell>
          <table:table-cell table:formula="of:=ROUND(0.1*[.D214]+[.E213])" office:value-type="float" office:value="59850" calcext:value-type="float">
            <text:p>5985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397152980" calcext:value-type="float">
            <text:p>1397152980</text:p>
          </table:table-cell>
          <table:table-cell table:formula="of:=[.B215]-1396461664" office:value-type="float" office:value="691316" calcext:value-type="float">
            <text:p>691316</text:p>
          </table:table-cell>
          <table:table-cell table:formula="of:=[.C216]-[.C215]" office:value-type="float" office:value="1" calcext:value-type="float">
            <text:p>1</text:p>
          </table:table-cell>
          <table:table-cell table:formula="of:=ROUND(0.1*[.D215]+[.E214])" office:value-type="float" office:value="59850" calcext:value-type="float">
            <text:p>598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397152981" calcext:value-type="float">
            <text:p>1397152981</text:p>
          </table:table-cell>
          <table:table-cell table:formula="of:=[.B216]-1396461664" office:value-type="float" office:value="691317" calcext:value-type="float">
            <text:p>691317</text:p>
          </table:table-cell>
          <table:table-cell table:formula="of:=[.C217]-[.C216]" office:value-type="float" office:value="1047" calcext:value-type="float">
            <text:p>1047</text:p>
          </table:table-cell>
          <table:table-cell table:formula="of:=ROUND(0.1*[.D216]+[.E215])" office:value-type="float" office:value="59955" calcext:value-type="float">
            <text:p>5995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397154028" calcext:value-type="float">
            <text:p>1397154028</text:p>
          </table:table-cell>
          <table:table-cell table:formula="of:=[.B217]-1396461664" office:value-type="float" office:value="692364" calcext:value-type="float">
            <text:p>692364</text:p>
          </table:table-cell>
          <table:table-cell table:formula="of:=[.C218]-[.C217]" office:value-type="float" office:value="0" calcext:value-type="float">
            <text:p>0</text:p>
          </table:table-cell>
          <table:table-cell table:formula="of:=ROUND(0.1*[.D217]+[.E216])" office:value-type="float" office:value="59955" calcext:value-type="float">
            <text:p>59955</text:p>
          </table:table-cell>
          <table:table-cell office:value-type="float" office:value="4198" calcext:value-type="float">
            <text:p>419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397154028" calcext:value-type="float">
            <text:p>1397154028</text:p>
          </table:table-cell>
          <table:table-cell table:formula="of:=[.B218]-1396461664" office:value-type="float" office:value="692364" calcext:value-type="float">
            <text:p>692364</text:p>
          </table:table-cell>
          <table:table-cell table:formula="of:=[.C219]-[.C218]" office:value-type="float" office:value="0" calcext:value-type="float">
            <text:p>0</text:p>
          </table:table-cell>
          <table:table-cell table:formula="of:=ROUND(0.1*[.D218]+[.E217])" office:value-type="float" office:value="59955" calcext:value-type="float">
            <text:p>59955</text:p>
          </table:table-cell>
          <table:table-cell office:value-type="float" office:value="4198" calcext:value-type="float">
            <text:p>41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397154028" calcext:value-type="float">
            <text:p>1397154028</text:p>
          </table:table-cell>
          <table:table-cell table:formula="of:=[.B219]-1396461664" office:value-type="float" office:value="692364" calcext:value-type="float">
            <text:p>692364</text:p>
          </table:table-cell>
          <table:table-cell table:formula="of:=[.C220]-[.C219]" office:value-type="float" office:value="182" calcext:value-type="float">
            <text:p>182</text:p>
          </table:table-cell>
          <table:table-cell table:formula="of:=ROUND(0.1*[.D219]+[.E218])" office:value-type="float" office:value="59973" calcext:value-type="float">
            <text:p>5997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397154210" calcext:value-type="float">
            <text:p>1397154210</text:p>
          </table:table-cell>
          <table:table-cell table:formula="of:=[.B220]-1396461664" office:value-type="float" office:value="692546" calcext:value-type="float">
            <text:p>692546</text:p>
          </table:table-cell>
          <table:table-cell table:formula="of:=[.C221]-[.C220]" office:value-type="float" office:value="0" calcext:value-type="float">
            <text:p>0</text:p>
          </table:table-cell>
          <table:table-cell table:formula="of:=ROUND(0.1*[.D220]+[.E219])" office:value-type="float" office:value="59973" calcext:value-type="float">
            <text:p>599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397154210" calcext:value-type="float">
            <text:p>1397154210</text:p>
          </table:table-cell>
          <table:table-cell table:formula="of:=[.B221]-1396461664" office:value-type="float" office:value="692546" calcext:value-type="float">
            <text:p>692546</text:p>
          </table:table-cell>
          <table:table-cell table:formula="of:=[.C222]-[.C221]" office:value-type="float" office:value="1" calcext:value-type="float">
            <text:p>1</text:p>
          </table:table-cell>
          <table:table-cell table:formula="of:=ROUND(0.1*[.D221]+[.E220])" office:value-type="float" office:value="59973" calcext:value-type="float">
            <text:p>5997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397154211" calcext:value-type="float">
            <text:p>1397154211</text:p>
          </table:table-cell>
          <table:table-cell table:formula="of:=[.B222]-1396461664" office:value-type="float" office:value="692547" calcext:value-type="float">
            <text:p>692547</text:p>
          </table:table-cell>
          <table:table-cell table:formula="of:=[.C223]-[.C222]" office:value-type="float" office:value="49" calcext:value-type="float">
            <text:p>49</text:p>
          </table:table-cell>
          <table:table-cell table:formula="of:=ROUND(0.1*[.D222]+[.E221])" office:value-type="float" office:value="59978" calcext:value-type="float">
            <text:p>5997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397154260" calcext:value-type="float">
            <text:p>1397154260</text:p>
          </table:table-cell>
          <table:table-cell table:formula="of:=[.B223]-1396461664" office:value-type="float" office:value="692596" calcext:value-type="float">
            <text:p>692596</text:p>
          </table:table-cell>
          <table:table-cell table:formula="of:=[.C224]-[.C223]" office:value-type="float" office:value="0" calcext:value-type="float">
            <text:p>0</text:p>
          </table:table-cell>
          <table:table-cell table:formula="of:=ROUND(0.1*[.D223]+[.E222])" office:value-type="float" office:value="59978" calcext:value-type="float">
            <text:p>5997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397154260" calcext:value-type="float">
            <text:p>1397154260</text:p>
          </table:table-cell>
          <table:table-cell table:formula="of:=[.B224]-1396461664" office:value-type="float" office:value="692596" calcext:value-type="float">
            <text:p>692596</text:p>
          </table:table-cell>
          <table:table-cell table:formula="of:=[.C225]-[.C224]" office:value-type="float" office:value="0" calcext:value-type="float">
            <text:p>0</text:p>
          </table:table-cell>
          <table:table-cell table:formula="of:=ROUND(0.1*[.D224]+[.E223])" office:value-type="float" office:value="59978" calcext:value-type="float">
            <text:p>599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397154260" calcext:value-type="float">
            <text:p>1397154260</text:p>
          </table:table-cell>
          <table:table-cell table:formula="of:=[.B225]-1396461664" office:value-type="float" office:value="692596" calcext:value-type="float">
            <text:p>692596</text:p>
          </table:table-cell>
          <table:table-cell table:formula="of:=[.C226]-[.C225]" office:value-type="float" office:value="51" calcext:value-type="float">
            <text:p>51</text:p>
          </table:table-cell>
          <table:table-cell table:formula="of:=ROUND(0.1*[.D225]+[.E224])" office:value-type="float" office:value="59983" calcext:value-type="float">
            <text:p>5998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397154311" calcext:value-type="float">
            <text:p>1397154311</text:p>
          </table:table-cell>
          <table:table-cell table:formula="of:=[.B226]-1396461664" office:value-type="float" office:value="692647" calcext:value-type="float">
            <text:p>692647</text:p>
          </table:table-cell>
          <table:table-cell table:formula="of:=[.C227]-[.C226]" office:value-type="float" office:value="0" calcext:value-type="float">
            <text:p>0</text:p>
          </table:table-cell>
          <table:table-cell table:formula="of:=ROUND(0.1*[.D226]+[.E225])" office:value-type="float" office:value="59983" calcext:value-type="float">
            <text:p>59983</text:p>
          </table:table-cell>
          <table:table-cell office:value-type="float" office:value="5528" calcext:value-type="float">
            <text:p>552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397154311" calcext:value-type="float">
            <text:p>1397154311</text:p>
          </table:table-cell>
          <table:table-cell table:formula="of:=[.B227]-1396461664" office:value-type="float" office:value="692647" calcext:value-type="float">
            <text:p>692647</text:p>
          </table:table-cell>
          <table:table-cell table:formula="of:=[.C228]-[.C227]" office:value-type="float" office:value="0" calcext:value-type="float">
            <text:p>0</text:p>
          </table:table-cell>
          <table:table-cell table:formula="of:=ROUND(0.1*[.D227]+[.E226])" office:value-type="float" office:value="59983" calcext:value-type="float">
            <text:p>59983</text:p>
          </table:table-cell>
          <table:table-cell office:value-type="float" office:value="5528" calcext:value-type="float">
            <text:p>55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397154311" calcext:value-type="float">
            <text:p>1397154311</text:p>
          </table:table-cell>
          <table:table-cell table:formula="of:=[.B228]-1396461664" office:value-type="float" office:value="692647" calcext:value-type="float">
            <text:p>692647</text:p>
          </table:table-cell>
          <table:table-cell table:formula="of:=[.C229]-[.C228]" office:value-type="float" office:value="4643" calcext:value-type="float">
            <text:p>4643</text:p>
          </table:table-cell>
          <table:table-cell table:formula="of:=ROUND(0.1*[.D228]+[.E227])" office:value-type="float" office:value="60447" calcext:value-type="float">
            <text:p>60447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397158954" calcext:value-type="float">
            <text:p>1397158954</text:p>
          </table:table-cell>
          <table:table-cell table:formula="of:=[.B229]-1396461664" office:value-type="float" office:value="697290" calcext:value-type="float">
            <text:p>697290</text:p>
          </table:table-cell>
          <table:table-cell table:formula="of:=[.C230]-[.C229]" office:value-type="float" office:value="51" calcext:value-type="float">
            <text:p>51</text:p>
          </table:table-cell>
          <table:table-cell table:formula="of:=ROUND(0.1*[.D229]+[.E228])" office:value-type="float" office:value="60452" calcext:value-type="float">
            <text:p>604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397159005" calcext:value-type="float">
            <text:p>1397159005</text:p>
          </table:table-cell>
          <table:table-cell table:formula="of:=[.B230]-1396461664" office:value-type="float" office:value="697341" calcext:value-type="float">
            <text:p>697341</text:p>
          </table:table-cell>
          <table:table-cell table:formula="of:=[.C231]-[.C230]" office:value-type="float" office:value="6" calcext:value-type="float">
            <text:p>6</text:p>
          </table:table-cell>
          <table:table-cell table:formula="of:=ROUND(0.1*[.D230]+[.E229])" office:value-type="float" office:value="60453" calcext:value-type="float">
            <text:p>6045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397159011" calcext:value-type="float">
            <text:p>1397159011</text:p>
          </table:table-cell>
          <table:table-cell table:formula="of:=[.B231]-1396461664" office:value-type="float" office:value="697347" calcext:value-type="float">
            <text:p>697347</text:p>
          </table:table-cell>
          <table:table-cell table:formula="of:=[.C232]-[.C231]" office:value-type="float" office:value="22" calcext:value-type="float">
            <text:p>22</text:p>
          </table:table-cell>
          <table:table-cell table:formula="of:=ROUND(0.1*[.D231]+[.E230])" office:value-type="float" office:value="60455" calcext:value-type="float">
            <text:p>6045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397159033" calcext:value-type="float">
            <text:p>1397159033</text:p>
          </table:table-cell>
          <table:table-cell table:formula="of:=[.B232]-1396461664" office:value-type="float" office:value="697369" calcext:value-type="float">
            <text:p>697369</text:p>
          </table:table-cell>
          <table:table-cell table:formula="of:=[.C233]-[.C232]" office:value-type="float" office:value="22" calcext:value-type="float">
            <text:p>22</text:p>
          </table:table-cell>
          <table:table-cell table:formula="of:=ROUND(0.1*[.D232]+[.E231])" office:value-type="float" office:value="60457" calcext:value-type="float">
            <text:p>604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397159055" calcext:value-type="float">
            <text:p>1397159055</text:p>
          </table:table-cell>
          <table:table-cell table:formula="of:=[.B233]-1396461664" office:value-type="float" office:value="697391" calcext:value-type="float">
            <text:p>697391</text:p>
          </table:table-cell>
          <table:table-cell table:formula="of:=[.C234]-[.C233]" office:value-type="float" office:value="23" calcext:value-type="float">
            <text:p>23</text:p>
          </table:table-cell>
          <table:table-cell table:formula="of:=ROUND(0.1*[.D233]+[.E232])" office:value-type="float" office:value="60459" calcext:value-type="float">
            <text:p>6045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397159078" calcext:value-type="float">
            <text:p>1397159078</text:p>
          </table:table-cell>
          <table:table-cell table:formula="of:=[.B234]-1396461664" office:value-type="float" office:value="697414" calcext:value-type="float">
            <text:p>697414</text:p>
          </table:table-cell>
          <table:table-cell table:formula="of:=[.C235]-[.C234]" office:value-type="float" office:value="62" calcext:value-type="float">
            <text:p>62</text:p>
          </table:table-cell>
          <table:table-cell table:formula="of:=ROUND(0.1*[.D234]+[.E233])" office:value-type="float" office:value="60465" calcext:value-type="float">
            <text:p>6046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397159140" calcext:value-type="float">
            <text:p>1397159140</text:p>
          </table:table-cell>
          <table:table-cell table:formula="of:=[.B235]-1396461664" office:value-type="float" office:value="697476" calcext:value-type="float">
            <text:p>697476</text:p>
          </table:table-cell>
          <table:table-cell table:formula="of:=[.C236]-[.C235]" office:value-type="float" office:value="43" calcext:value-type="float">
            <text:p>43</text:p>
          </table:table-cell>
          <table:table-cell table:formula="of:=ROUND(0.1*[.D235]+[.E234])" office:value-type="float" office:value="60469" calcext:value-type="float">
            <text:p>6046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397159183" calcext:value-type="float">
            <text:p>1397159183</text:p>
          </table:table-cell>
          <table:table-cell table:formula="of:=[.B236]-1396461664" office:value-type="float" office:value="697519" calcext:value-type="float">
            <text:p>697519</text:p>
          </table:table-cell>
          <table:table-cell table:formula="of:=[.C237]-[.C236]" office:value-type="float" office:value="38" calcext:value-type="float">
            <text:p>38</text:p>
          </table:table-cell>
          <table:table-cell table:formula="of:=ROUND(0.1*[.D236]+[.E235])" office:value-type="float" office:value="60473" calcext:value-type="float">
            <text:p>6047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397159221" calcext:value-type="float">
            <text:p>1397159221</text:p>
          </table:table-cell>
          <table:table-cell table:formula="of:=[.B237]-1396461664" office:value-type="float" office:value="697557" calcext:value-type="float">
            <text:p>697557</text:p>
          </table:table-cell>
          <table:table-cell table:formula="of:=[.C238]-[.C237]" office:value-type="float" office:value="26" calcext:value-type="float">
            <text:p>26</text:p>
          </table:table-cell>
          <table:table-cell table:formula="of:=ROUND(0.1*[.D237]+[.E236])" office:value-type="float" office:value="60476" calcext:value-type="float">
            <text:p>6047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397159247" calcext:value-type="float">
            <text:p>1397159247</text:p>
          </table:table-cell>
          <table:table-cell table:formula="of:=[.B238]-1396461664" office:value-type="float" office:value="697583" calcext:value-type="float">
            <text:p>697583</text:p>
          </table:table-cell>
          <table:table-cell table:formula="of:=[.C239]-[.C238]" office:value-type="float" office:value="57" calcext:value-type="float">
            <text:p>57</text:p>
          </table:table-cell>
          <table:table-cell table:formula="of:=ROUND(0.1*[.D238]+[.E237])" office:value-type="float" office:value="60482" calcext:value-type="float">
            <text:p>6048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397159304" calcext:value-type="float">
            <text:p>1397159304</text:p>
          </table:table-cell>
          <table:table-cell table:formula="of:=[.B239]-1396461664" office:value-type="float" office:value="697640" calcext:value-type="float">
            <text:p>697640</text:p>
          </table:table-cell>
          <table:table-cell table:formula="of:=[.C240]-[.C239]" office:value-type="float" office:value="45" calcext:value-type="float">
            <text:p>45</text:p>
          </table:table-cell>
          <table:table-cell table:formula="of:=ROUND(0.1*[.D239]+[.E238])" office:value-type="float" office:value="60487" calcext:value-type="float">
            <text:p>6048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397159349" calcext:value-type="float">
            <text:p>1397159349</text:p>
          </table:table-cell>
          <table:table-cell table:formula="of:=[.B240]-1396461664" office:value-type="float" office:value="697685" calcext:value-type="float">
            <text:p>697685</text:p>
          </table:table-cell>
          <table:table-cell table:formula="of:=[.C241]-[.C240]" office:value-type="float" office:value="101" calcext:value-type="float">
            <text:p>101</text:p>
          </table:table-cell>
          <table:table-cell table:formula="of:=ROUND(0.1*[.D240]+[.E239])" office:value-type="float" office:value="60497" calcext:value-type="float">
            <text:p>60497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397159450" calcext:value-type="float">
            <text:p>1397159450</text:p>
          </table:table-cell>
          <table:table-cell table:formula="of:=[.B241]-1396461664" office:value-type="float" office:value="697786" calcext:value-type="float">
            <text:p>697786</text:p>
          </table:table-cell>
          <table:table-cell table:formula="of:=[.C242]-[.C241]" office:value-type="float" office:value="1" calcext:value-type="float">
            <text:p>1</text:p>
          </table:table-cell>
          <table:table-cell table:formula="of:=ROUND(0.1*[.D241]+[.E240])" office:value-type="float" office:value="60497" calcext:value-type="float">
            <text:p>60497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397159451" calcext:value-type="float">
            <text:p>1397159451</text:p>
          </table:table-cell>
          <table:table-cell table:formula="of:=[.B242]-1396461664" office:value-type="float" office:value="697787" calcext:value-type="float">
            <text:p>697787</text:p>
          </table:table-cell>
          <table:table-cell table:formula="of:=[.C243]-[.C242]" office:value-type="float" office:value="0" calcext:value-type="float">
            <text:p>0</text:p>
          </table:table-cell>
          <table:table-cell table:formula="of:=ROUND(0.1*[.D242]+[.E241])" office:value-type="float" office:value="60497" calcext:value-type="float">
            <text:p>604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397159451" calcext:value-type="float">
            <text:p>1397159451</text:p>
          </table:table-cell>
          <table:table-cell table:formula="of:=[.B243]-1396461664" office:value-type="float" office:value="697787" calcext:value-type="float">
            <text:p>697787</text:p>
          </table:table-cell>
          <table:table-cell table:formula="of:=[.C244]-[.C243]" office:value-type="float" office:value="424" calcext:value-type="float">
            <text:p>424</text:p>
          </table:table-cell>
          <table:table-cell table:formula="of:=ROUND(0.1*[.D243]+[.E242])" office:value-type="float" office:value="60539" calcext:value-type="float">
            <text:p>6053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397159875" calcext:value-type="float">
            <text:p>1397159875</text:p>
          </table:table-cell>
          <table:table-cell table:formula="of:=[.B244]-1396461664" office:value-type="float" office:value="698211" calcext:value-type="float">
            <text:p>698211</text:p>
          </table:table-cell>
          <table:table-cell table:formula="of:=[.C245]-[.C244]" office:value-type="float" office:value="0" calcext:value-type="float">
            <text:p>0</text:p>
          </table:table-cell>
          <table:table-cell table:formula="of:=ROUND(0.1*[.D244]+[.E243])" office:value-type="float" office:value="60539" calcext:value-type="float">
            <text:p>60539</text:p>
          </table:table-cell>
          <table:table-cell office:value-type="float" office:value="125" calcext:value-type="float">
            <text:p>125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397159875" calcext:value-type="float">
            <text:p>1397159875</text:p>
          </table:table-cell>
          <table:table-cell table:formula="of:=[.B245]-1396461664" office:value-type="float" office:value="698211" calcext:value-type="float">
            <text:p>698211</text:p>
          </table:table-cell>
          <table:table-cell table:formula="of:=[.C246]-[.C245]" office:value-type="float" office:value="1" calcext:value-type="float">
            <text:p>1</text:p>
          </table:table-cell>
          <table:table-cell table:formula="of:=ROUND(0.1*[.D245]+[.E244])" office:value-type="float" office:value="60539" calcext:value-type="float">
            <text:p>6053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397159876" calcext:value-type="float">
            <text:p>1397159876</text:p>
          </table:table-cell>
          <table:table-cell table:formula="of:=[.B246]-1396461664" office:value-type="float" office:value="698212" calcext:value-type="float">
            <text:p>698212</text:p>
          </table:table-cell>
          <table:table-cell table:formula="of:=[.C247]-[.C246]" office:value-type="float" office:value="303" calcext:value-type="float">
            <text:p>303</text:p>
          </table:table-cell>
          <table:table-cell table:formula="of:=ROUND(0.1*[.D246]+[.E245])" office:value-type="float" office:value="60569" calcext:value-type="float">
            <text:p>6056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397160179" calcext:value-type="float">
            <text:p>1397160179</text:p>
          </table:table-cell>
          <table:table-cell table:formula="of:=[.B247]-1396461664" office:value-type="float" office:value="698515" calcext:value-type="float">
            <text:p>698515</text:p>
          </table:table-cell>
          <table:table-cell table:formula="of:=[.C248]-[.C247]" office:value-type="float" office:value="0" calcext:value-type="float">
            <text:p>0</text:p>
          </table:table-cell>
          <table:table-cell table:formula="of:=ROUND(0.1*[.D247]+[.E246])" office:value-type="float" office:value="60569" calcext:value-type="float">
            <text:p>60569</text:p>
          </table:table-cell>
          <table:table-cell office:value-type="float" office:value="1236" calcext:value-type="float">
            <text:p>1236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397160179" calcext:value-type="float">
            <text:p>1397160179</text:p>
          </table:table-cell>
          <table:table-cell table:formula="of:=[.B248]-1396461664" office:value-type="float" office:value="698515" calcext:value-type="float">
            <text:p>698515</text:p>
          </table:table-cell>
          <table:table-cell table:formula="of:=[.C249]-[.C248]" office:value-type="float" office:value="0" calcext:value-type="float">
            <text:p>0</text:p>
          </table:table-cell>
          <table:table-cell table:formula="of:=ROUND(0.1*[.D248]+[.E247])" office:value-type="float" office:value="60569" calcext:value-type="float">
            <text:p>60569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397160179" calcext:value-type="float">
            <text:p>1397160179</text:p>
          </table:table-cell>
          <table:table-cell table:formula="of:=[.B249]-1396461664" office:value-type="float" office:value="698515" calcext:value-type="float">
            <text:p>698515</text:p>
          </table:table-cell>
          <table:table-cell table:formula="of:=[.C250]-[.C249]" office:value-type="float" office:value="127" calcext:value-type="float">
            <text:p>127</text:p>
          </table:table-cell>
          <table:table-cell table:formula="of:=ROUND(0.1*[.D249]+[.E248])" office:value-type="float" office:value="60582" calcext:value-type="float">
            <text:p>6058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397160306" calcext:value-type="float">
            <text:p>1397160306</text:p>
          </table:table-cell>
          <table:table-cell table:formula="of:=[.B250]-1396461664" office:value-type="float" office:value="698642" calcext:value-type="float">
            <text:p>698642</text:p>
          </table:table-cell>
          <table:table-cell table:formula="of:=[.C251]-[.C250]" office:value-type="float" office:value="0" calcext:value-type="float">
            <text:p>0</text:p>
          </table:table-cell>
          <table:table-cell table:formula="of:=ROUND(0.1*[.D250]+[.E249])" office:value-type="float" office:value="60582" calcext:value-type="float">
            <text:p>60582</text:p>
          </table:table-cell>
          <table:table-cell office:value-type="float" office:value="10971" calcext:value-type="float">
            <text:p>1097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397160306" calcext:value-type="float">
            <text:p>1397160306</text:p>
          </table:table-cell>
          <table:table-cell table:formula="of:=[.B251]-1396461664" office:value-type="float" office:value="698642" calcext:value-type="float">
            <text:p>698642</text:p>
          </table:table-cell>
          <table:table-cell table:formula="of:=[.C252]-[.C251]" office:value-type="float" office:value="1" calcext:value-type="float">
            <text:p>1</text:p>
          </table:table-cell>
          <table:table-cell table:formula="of:=ROUND(0.1*[.D251]+[.E250])" office:value-type="float" office:value="60582" calcext:value-type="float">
            <text:p>60582</text:p>
          </table:table-cell>
          <table:table-cell office:value-type="float" office:value="10971" calcext:value-type="float">
            <text:p>109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397160307" calcext:value-type="float">
            <text:p>1397160307</text:p>
          </table:table-cell>
          <table:table-cell table:formula="of:=[.B252]-1396461664" office:value-type="float" office:value="698643" calcext:value-type="float">
            <text:p>698643</text:p>
          </table:table-cell>
          <table:table-cell table:formula="of:=[.C253]-[.C252]" office:value-type="float" office:value="165" calcext:value-type="float">
            <text:p>165</text:p>
          </table:table-cell>
          <table:table-cell table:formula="of:=ROUND(0.1*[.D252]+[.E251])" office:value-type="float" office:value="60599" calcext:value-type="float">
            <text:p>605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397160472" calcext:value-type="float">
            <text:p>1397160472</text:p>
          </table:table-cell>
          <table:table-cell table:formula="of:=[.B253]-1396461664" office:value-type="float" office:value="698808" calcext:value-type="float">
            <text:p>698808</text:p>
          </table:table-cell>
          <table:table-cell table:formula="of:=[.C254]-[.C253]" office:value-type="float" office:value="277" calcext:value-type="float">
            <text:p>277</text:p>
          </table:table-cell>
          <table:table-cell table:formula="of:=ROUND(0.1*[.D253]+[.E252])" office:value-type="float" office:value="60627" calcext:value-type="float">
            <text:p>606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397160749" calcext:value-type="float">
            <text:p>1397160749</text:p>
          </table:table-cell>
          <table:table-cell table:formula="of:=[.B254]-1396461664" office:value-type="float" office:value="699085" calcext:value-type="float">
            <text:p>699085</text:p>
          </table:table-cell>
          <table:table-cell table:formula="of:=[.C255]-[.C254]" office:value-type="float" office:value="86" calcext:value-type="float">
            <text:p>86</text:p>
          </table:table-cell>
          <table:table-cell table:formula="of:=ROUND(0.1*[.D254]+[.E253])" office:value-type="float" office:value="60636" calcext:value-type="float">
            <text:p>606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397160835" calcext:value-type="float">
            <text:p>1397160835</text:p>
          </table:table-cell>
          <table:table-cell table:formula="of:=[.B255]-1396461664" office:value-type="float" office:value="699171" calcext:value-type="float">
            <text:p>699171</text:p>
          </table:table-cell>
          <table:table-cell table:formula="of:=[.C256]-[.C255]" office:value-type="float" office:value="154" calcext:value-type="float">
            <text:p>154</text:p>
          </table:table-cell>
          <table:table-cell table:formula="of:=ROUND(0.1*[.D255]+[.E254])" office:value-type="float" office:value="60651" calcext:value-type="float">
            <text:p>606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397160989" calcext:value-type="float">
            <text:p>1397160989</text:p>
          </table:table-cell>
          <table:table-cell table:formula="of:=[.B256]-1396461664" office:value-type="float" office:value="699325" calcext:value-type="float">
            <text:p>699325</text:p>
          </table:table-cell>
          <table:table-cell table:formula="of:=[.C257]-[.C256]" office:value-type="float" office:value="77" calcext:value-type="float">
            <text:p>77</text:p>
          </table:table-cell>
          <table:table-cell table:formula="of:=ROUND(0.1*[.D256]+[.E255])" office:value-type="float" office:value="60659" calcext:value-type="float">
            <text:p>6065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397161066" calcext:value-type="float">
            <text:p>1397161066</text:p>
          </table:table-cell>
          <table:table-cell table:formula="of:=[.B257]-1396461664" office:value-type="float" office:value="699402" calcext:value-type="float">
            <text:p>699402</text:p>
          </table:table-cell>
          <table:table-cell table:formula="of:=[.C258]-[.C257]" office:value-type="float" office:value="110" calcext:value-type="float">
            <text:p>110</text:p>
          </table:table-cell>
          <table:table-cell table:formula="of:=ROUND(0.1*[.D257]+[.E256])" office:value-type="float" office:value="60670" calcext:value-type="float">
            <text:p>6067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397161176" calcext:value-type="float">
            <text:p>1397161176</text:p>
          </table:table-cell>
          <table:table-cell table:formula="of:=[.B258]-1396461664" office:value-type="float" office:value="699512" calcext:value-type="float">
            <text:p>699512</text:p>
          </table:table-cell>
          <table:table-cell table:formula="of:=[.C259]-[.C258]" office:value-type="float" office:value="74" calcext:value-type="float">
            <text:p>74</text:p>
          </table:table-cell>
          <table:table-cell table:formula="of:=ROUND(0.1*[.D258]+[.E257])" office:value-type="float" office:value="60677" calcext:value-type="float">
            <text:p>6067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397161250" calcext:value-type="float">
            <text:p>1397161250</text:p>
          </table:table-cell>
          <table:table-cell table:formula="of:=[.B259]-1396461664" office:value-type="float" office:value="699586" calcext:value-type="float">
            <text:p>699586</text:p>
          </table:table-cell>
          <table:table-cell table:formula="of:=[.C260]-[.C259]" office:value-type="float" office:value="118" calcext:value-type="float">
            <text:p>118</text:p>
          </table:table-cell>
          <table:table-cell table:formula="of:=ROUND(0.1*[.D259]+[.E258])" office:value-type="float" office:value="60689" calcext:value-type="float">
            <text:p>6068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397161368" calcext:value-type="float">
            <text:p>1397161368</text:p>
          </table:table-cell>
          <table:table-cell table:formula="of:=[.B260]-1396461664" office:value-type="float" office:value="699704" calcext:value-type="float">
            <text:p>699704</text:p>
          </table:table-cell>
          <table:table-cell table:formula="of:=[.C261]-[.C260]" office:value-type="float" office:value="305" calcext:value-type="float">
            <text:p>305</text:p>
          </table:table-cell>
          <table:table-cell table:formula="of:=ROUND(0.1*[.D260]+[.E259])" office:value-type="float" office:value="60720" calcext:value-type="float">
            <text:p>607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397161673" calcext:value-type="float">
            <text:p>1397161673</text:p>
          </table:table-cell>
          <table:table-cell table:formula="of:=[.B261]-1396461664" office:value-type="float" office:value="700009" calcext:value-type="float">
            <text:p>700009</text:p>
          </table:table-cell>
          <table:table-cell table:formula="of:=[.C262]-[.C261]" office:value-type="float" office:value="0" calcext:value-type="float">
            <text:p>0</text:p>
          </table:table-cell>
          <table:table-cell table:formula="of:=ROUND(0.1*[.D261]+[.E260])" office:value-type="float" office:value="60720" calcext:value-type="float">
            <text:p>60720</text:p>
          </table:table-cell>
          <table:table-cell office:value-type="float" office:value="1535" calcext:value-type="float">
            <text:p>1535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397161673" calcext:value-type="float">
            <text:p>1397161673</text:p>
          </table:table-cell>
          <table:table-cell table:formula="of:=[.B262]-1396461664" office:value-type="float" office:value="700009" calcext:value-type="float">
            <text:p>700009</text:p>
          </table:table-cell>
          <table:table-cell table:formula="of:=[.C263]-[.C262]" office:value-type="float" office:value="0" calcext:value-type="float">
            <text:p>0</text:p>
          </table:table-cell>
          <table:table-cell table:formula="of:=ROUND(0.1*[.D262]+[.E261])" office:value-type="float" office:value="60720" calcext:value-type="float">
            <text:p>60720</text:p>
          </table:table-cell>
          <table:table-cell office:value-type="float" office:value="1535" calcext:value-type="float">
            <text:p>15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397161673" calcext:value-type="float">
            <text:p>1397161673</text:p>
          </table:table-cell>
          <table:table-cell table:formula="of:=[.B263]-1396461664" office:value-type="float" office:value="700009" calcext:value-type="float">
            <text:p>700009</text:p>
          </table:table-cell>
          <table:table-cell table:formula="of:=[.C264]-[.C263]" office:value-type="float" office:value="2080" calcext:value-type="float">
            <text:p>2080</text:p>
          </table:table-cell>
          <table:table-cell table:formula="of:=ROUND(0.1*[.D263]+[.E262])" office:value-type="float" office:value="60928" calcext:value-type="float">
            <text:p>60928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397163753" calcext:value-type="float">
            <text:p>1397163753</text:p>
          </table:table-cell>
          <table:table-cell table:formula="of:=[.B264]-1396461664" office:value-type="float" office:value="702089" calcext:value-type="float">
            <text:p>702089</text:p>
          </table:table-cell>
          <table:table-cell table:formula="of:=[.C265]-[.C264]" office:value-type="float" office:value="182" calcext:value-type="float">
            <text:p>182</text:p>
          </table:table-cell>
          <table:table-cell table:formula="of:=ROUND(0.1*[.D264]+[.E263])" office:value-type="float" office:value="60946" calcext:value-type="float">
            <text:p>60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397163935" calcext:value-type="float">
            <text:p>1397163935</text:p>
          </table:table-cell>
          <table:table-cell table:formula="of:=[.B265]-1396461664" office:value-type="float" office:value="702271" calcext:value-type="float">
            <text:p>702271</text:p>
          </table:table-cell>
          <table:table-cell table:formula="of:=[.C266]-[.C265]" office:value-type="float" office:value="2704" calcext:value-type="float">
            <text:p>2704</text:p>
          </table:table-cell>
          <table:table-cell table:formula="of:=ROUND(0.1*[.D265]+[.E264])" office:value-type="float" office:value="61216" calcext:value-type="float">
            <text:p>61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397166639" calcext:value-type="float">
            <text:p>1397166639</text:p>
          </table:table-cell>
          <table:table-cell table:formula="of:=[.B266]-1396461664" office:value-type="float" office:value="704975" calcext:value-type="float">
            <text:p>704975</text:p>
          </table:table-cell>
          <table:table-cell table:formula="of:=[.C267]-[.C266]" office:value-type="float" office:value="0" calcext:value-type="float">
            <text:p>0</text:p>
          </table:table-cell>
          <table:table-cell table:formula="of:=ROUND(0.1*[.D266]+[.E265])" office:value-type="float" office:value="61216" calcext:value-type="float">
            <text:p>612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397166639" calcext:value-type="float">
            <text:p>1397166639</text:p>
          </table:table-cell>
          <table:table-cell table:formula="of:=[.B267]-1396461664" office:value-type="float" office:value="704975" calcext:value-type="float">
            <text:p>704975</text:p>
          </table:table-cell>
          <table:table-cell table:formula="of:=[.C268]-[.C267]" office:value-type="float" office:value="0" calcext:value-type="float">
            <text:p>0</text:p>
          </table:table-cell>
          <table:table-cell table:formula="of:=ROUND(0.1*[.D267]+[.E266])" office:value-type="float" office:value="61216" calcext:value-type="float">
            <text:p>612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397166639" calcext:value-type="float">
            <text:p>1397166639</text:p>
          </table:table-cell>
          <table:table-cell table:formula="of:=[.B268]-1396461664" office:value-type="float" office:value="704975" calcext:value-type="float">
            <text:p>704975</text:p>
          </table:table-cell>
          <table:table-cell table:formula="of:=[.C269]-[.C268]" office:value-type="float" office:value="14" calcext:value-type="float">
            <text:p>14</text:p>
          </table:table-cell>
          <table:table-cell table:formula="of:=ROUND(0.1*[.D268]+[.E267])" office:value-type="float" office:value="61217" calcext:value-type="float">
            <text:p>6121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397166653" calcext:value-type="float">
            <text:p>1397166653</text:p>
          </table:table-cell>
          <table:table-cell table:formula="of:=[.B269]-1396461664" office:value-type="float" office:value="704989" calcext:value-type="float">
            <text:p>704989</text:p>
          </table:table-cell>
          <table:table-cell table:formula="of:=[.C270]-[.C269]" office:value-type="float" office:value="0" calcext:value-type="float">
            <text:p>0</text:p>
          </table:table-cell>
          <table:table-cell table:formula="of:=ROUND(0.1*[.D269]+[.E268])" office:value-type="float" office:value="61217" calcext:value-type="float">
            <text:p>6121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397166653" calcext:value-type="float">
            <text:p>1397166653</text:p>
          </table:table-cell>
          <table:table-cell table:formula="of:=[.B270]-1396461664" office:value-type="float" office:value="704989" calcext:value-type="float">
            <text:p>704989</text:p>
          </table:table-cell>
          <table:table-cell table:formula="of:=[.C271]-[.C270]" office:value-type="float" office:value="0" calcext:value-type="float">
            <text:p>0</text:p>
          </table:table-cell>
          <table:table-cell table:formula="of:=ROUND(0.1*[.D270]+[.E269])" office:value-type="float" office:value="61217" calcext:value-type="float">
            <text:p>61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397166653" calcext:value-type="float">
            <text:p>1397166653</text:p>
          </table:table-cell>
          <table:table-cell table:formula="of:=[.B271]-1396461664" office:value-type="float" office:value="704989" calcext:value-type="float">
            <text:p>704989</text:p>
          </table:table-cell>
          <table:table-cell table:formula="of:=[.C272]-[.C271]" office:value-type="float" office:value="19" calcext:value-type="float">
            <text:p>19</text:p>
          </table:table-cell>
          <table:table-cell table:formula="of:=ROUND(0.1*[.D271]+[.E270])" office:value-type="float" office:value="61219" calcext:value-type="float">
            <text:p>612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397166672" calcext:value-type="float">
            <text:p>1397166672</text:p>
          </table:table-cell>
          <table:table-cell table:formula="of:=[.B272]-1396461664" office:value-type="float" office:value="705008" calcext:value-type="float">
            <text:p>705008</text:p>
          </table:table-cell>
          <table:table-cell table:formula="of:=[.C273]-[.C272]" office:value-type="float" office:value="0" calcext:value-type="float">
            <text:p>0</text:p>
          </table:table-cell>
          <table:table-cell table:formula="of:=ROUND(0.1*[.D272]+[.E271])" office:value-type="float" office:value="61219" calcext:value-type="float">
            <text:p>6121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397166672" calcext:value-type="float">
            <text:p>1397166672</text:p>
          </table:table-cell>
          <table:table-cell table:formula="of:=[.B273]-1396461664" office:value-type="float" office:value="705008" calcext:value-type="float">
            <text:p>705008</text:p>
          </table:table-cell>
          <table:table-cell table:formula="of:=[.C274]-[.C273]" office:value-type="float" office:value="0" calcext:value-type="float">
            <text:p>0</text:p>
          </table:table-cell>
          <table:table-cell table:formula="of:=ROUND(0.1*[.D273]+[.E272])" office:value-type="float" office:value="61219" calcext:value-type="float">
            <text:p>612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397166672" calcext:value-type="float">
            <text:p>1397166672</text:p>
          </table:table-cell>
          <table:table-cell table:formula="of:=[.B274]-1396461664" office:value-type="float" office:value="705008" calcext:value-type="float">
            <text:p>705008</text:p>
          </table:table-cell>
          <table:table-cell table:formula="of:=[.C275]-[.C274]" office:value-type="float" office:value="3591" calcext:value-type="float">
            <text:p>3591</text:p>
          </table:table-cell>
          <table:table-cell table:formula="of:=ROUND(0.1*[.D274]+[.E273])" office:value-type="float" office:value="61578" calcext:value-type="float">
            <text:p>6157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397170263" calcext:value-type="float">
            <text:p>1397170263</text:p>
          </table:table-cell>
          <table:table-cell table:formula="of:=[.B275]-1396461664" office:value-type="float" office:value="708599" calcext:value-type="float">
            <text:p>708599</text:p>
          </table:table-cell>
          <table:table-cell table:formula="of:=[.C276]-[.C275]" office:value-type="float" office:value="0" calcext:value-type="float">
            <text:p>0</text:p>
          </table:table-cell>
          <table:table-cell table:formula="of:=ROUND(0.1*[.D275]+[.E274])" office:value-type="float" office:value="61578" calcext:value-type="float">
            <text:p>61578</text:p>
          </table:table-cell>
          <table:table-cell office:value-type="float" office:value="29011" calcext:value-type="float">
            <text:p>2901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397170263" calcext:value-type="float">
            <text:p>1397170263</text:p>
          </table:table-cell>
          <table:table-cell table:formula="of:=[.B276]-1396461664" office:value-type="float" office:value="708599" calcext:value-type="float">
            <text:p>708599</text:p>
          </table:table-cell>
          <table:table-cell table:formula="of:=[.C277]-[.C276]" office:value-type="float" office:value="0" calcext:value-type="float">
            <text:p>0</text:p>
          </table:table-cell>
          <table:table-cell table:formula="of:=ROUND(0.1*[.D276]+[.E275])" office:value-type="float" office:value="61578" calcext:value-type="float">
            <text:p>61578</text:p>
          </table:table-cell>
          <table:table-cell office:value-type="float" office:value="29011" calcext:value-type="float">
            <text:p>29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397170263" calcext:value-type="float">
            <text:p>1397170263</text:p>
          </table:table-cell>
          <table:table-cell table:formula="of:=[.B277]-1396461664" office:value-type="float" office:value="708599" calcext:value-type="float">
            <text:p>708599</text:p>
          </table:table-cell>
          <table:table-cell table:formula="of:=[.C278]-[.C277]" office:value-type="float" office:value="197" calcext:value-type="float">
            <text:p>197</text:p>
          </table:table-cell>
          <table:table-cell table:formula="of:=ROUND(0.1*[.D277]+[.E276])" office:value-type="float" office:value="61598" calcext:value-type="float">
            <text:p>6159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397170460" calcext:value-type="float">
            <text:p>1397170460</text:p>
          </table:table-cell>
          <table:table-cell table:formula="of:=[.B278]-1396461664" office:value-type="float" office:value="708796" calcext:value-type="float">
            <text:p>708796</text:p>
          </table:table-cell>
          <table:table-cell table:formula="of:=[.C279]-[.C278]" office:value-type="float" office:value="0" calcext:value-type="float">
            <text:p>0</text:p>
          </table:table-cell>
          <table:table-cell table:formula="of:=ROUND(0.1*[.D278]+[.E277])" office:value-type="float" office:value="61598" calcext:value-type="float">
            <text:p>61598</text:p>
          </table:table-cell>
          <table:table-cell office:value-type="float" office:value="15343" calcext:value-type="float">
            <text:p>1534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397170460" calcext:value-type="float">
            <text:p>1397170460</text:p>
          </table:table-cell>
          <table:table-cell table:formula="of:=[.B279]-1396461664" office:value-type="float" office:value="708796" calcext:value-type="float">
            <text:p>708796</text:p>
          </table:table-cell>
          <table:table-cell table:formula="of:=[.C280]-[.C279]" office:value-type="float" office:value="1" calcext:value-type="float">
            <text:p>1</text:p>
          </table:table-cell>
          <table:table-cell table:formula="of:=ROUND(0.1*[.D279]+[.E278])" office:value-type="float" office:value="61598" calcext:value-type="float">
            <text:p>61598</text:p>
          </table:table-cell>
          <table:table-cell office:value-type="float" office:value="15343" calcext:value-type="float">
            <text:p>153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397170461" calcext:value-type="float">
            <text:p>1397170461</text:p>
          </table:table-cell>
          <table:table-cell table:formula="of:=[.B280]-1396461664" office:value-type="float" office:value="708797" calcext:value-type="float">
            <text:p>708797</text:p>
          </table:table-cell>
          <table:table-cell table:formula="of:=[.C281]-[.C280]" office:value-type="float" office:value="9" calcext:value-type="float">
            <text:p>9</text:p>
          </table:table-cell>
          <table:table-cell table:formula="of:=ROUND(0.1*[.D280]+[.E279])" office:value-type="float" office:value="61599" calcext:value-type="float">
            <text:p>6159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397170470" calcext:value-type="float">
            <text:p>1397170470</text:p>
          </table:table-cell>
          <table:table-cell table:formula="of:=[.B281]-1396461664" office:value-type="float" office:value="708806" calcext:value-type="float">
            <text:p>708806</text:p>
          </table:table-cell>
          <table:table-cell table:formula="of:=[.C282]-[.C281]" office:value-type="float" office:value="0" calcext:value-type="float">
            <text:p>0</text:p>
          </table:table-cell>
          <table:table-cell table:formula="of:=ROUND(0.1*[.D281]+[.E280])" office:value-type="float" office:value="61599" calcext:value-type="float">
            <text:p>61599</text:p>
          </table:table-cell>
          <table:table-cell office:value-type="float" office:value="14588" calcext:value-type="float">
            <text:p>1458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397170470" calcext:value-type="float">
            <text:p>1397170470</text:p>
          </table:table-cell>
          <table:table-cell table:formula="of:=[.B282]-1396461664" office:value-type="float" office:value="708806" calcext:value-type="float">
            <text:p>708806</text:p>
          </table:table-cell>
          <table:table-cell table:formula="of:=[.C283]-[.C282]" office:value-type="float" office:value="0" calcext:value-type="float">
            <text:p>0</text:p>
          </table:table-cell>
          <table:table-cell table:formula="of:=ROUND(0.1*[.D282]+[.E281])" office:value-type="float" office:value="61599" calcext:value-type="float">
            <text:p>61599</text:p>
          </table:table-cell>
          <table:table-cell office:value-type="float" office:value="14588" calcext:value-type="float">
            <text:p>145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397170470" calcext:value-type="float">
            <text:p>1397170470</text:p>
          </table:table-cell>
          <table:table-cell table:formula="of:=[.B283]-1396461664" office:value-type="float" office:value="708806" calcext:value-type="float">
            <text:p>708806</text:p>
          </table:table-cell>
          <table:table-cell table:formula="of:=[.C284]-[.C283]" office:value-type="float" office:value="48312" calcext:value-type="float">
            <text:p>48312</text:p>
          </table:table-cell>
          <table:table-cell table:formula="of:=ROUND(0.1*[.D283]+[.E282])" office:value-type="float" office:value="66430" calcext:value-type="float">
            <text:p>6643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397218782" calcext:value-type="float">
            <text:p>1397218782</text:p>
          </table:table-cell>
          <table:table-cell table:formula="of:=[.B284]-1396461664" office:value-type="float" office:value="757118" calcext:value-type="float">
            <text:p>757118</text:p>
          </table:table-cell>
          <table:table-cell table:formula="of:=[.C285]-[.C284]" office:value-type="float" office:value="38" calcext:value-type="float">
            <text:p>38</text:p>
          </table:table-cell>
          <table:table-cell table:formula="of:=ROUND(0.1*[.D284]+[.E283])" office:value-type="float" office:value="66434" calcext:value-type="float">
            <text:p>6643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397218820" calcext:value-type="float">
            <text:p>1397218820</text:p>
          </table:table-cell>
          <table:table-cell table:formula="of:=[.B285]-1396461664" office:value-type="float" office:value="757156" calcext:value-type="float">
            <text:p>757156</text:p>
          </table:table-cell>
          <table:table-cell table:formula="of:=[.C286]-[.C285]" office:value-type="float" office:value="767" calcext:value-type="float">
            <text:p>767</text:p>
          </table:table-cell>
          <table:table-cell table:formula="of:=ROUND(0.1*[.D285]+[.E284])" office:value-type="float" office:value="66511" calcext:value-type="float">
            <text:p>6651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397219587" calcext:value-type="float">
            <text:p>1397219587</text:p>
          </table:table-cell>
          <table:table-cell table:formula="of:=[.B286]-1396461664" office:value-type="float" office:value="757923" calcext:value-type="float">
            <text:p>757923</text:p>
          </table:table-cell>
          <table:table-cell table:formula="of:=[.C287]-[.C286]" office:value-type="float" office:value="2" calcext:value-type="float">
            <text:p>2</text:p>
          </table:table-cell>
          <table:table-cell table:formula="of:=ROUND(0.1*[.D286]+[.E285])" office:value-type="float" office:value="66511" calcext:value-type="float">
            <text:p>66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397219589" calcext:value-type="float">
            <text:p>1397219589</text:p>
          </table:table-cell>
          <table:table-cell table:formula="of:=[.B287]-1396461664" office:value-type="float" office:value="757925" calcext:value-type="float">
            <text:p>757925</text:p>
          </table:table-cell>
          <table:table-cell table:formula="of:=[.C288]-[.C287]" office:value-type="float" office:value="1" calcext:value-type="float">
            <text:p>1</text:p>
          </table:table-cell>
          <table:table-cell table:formula="of:=ROUND(0.1*[.D287]+[.E286])" office:value-type="float" office:value="66511" calcext:value-type="float">
            <text:p>66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397219590" calcext:value-type="float">
            <text:p>1397219590</text:p>
          </table:table-cell>
          <table:table-cell table:formula="of:=[.B288]-1396461664" office:value-type="float" office:value="757926" calcext:value-type="float">
            <text:p>757926</text:p>
          </table:table-cell>
          <table:table-cell table:formula="of:=[.C289]-[.C288]" office:value-type="float" office:value="123" calcext:value-type="float">
            <text:p>123</text:p>
          </table:table-cell>
          <table:table-cell table:formula="of:=ROUND(0.1*[.D288]+[.E287])" office:value-type="float" office:value="66523" calcext:value-type="float">
            <text:p>665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397219713" calcext:value-type="float">
            <text:p>1397219713</text:p>
          </table:table-cell>
          <table:table-cell table:formula="of:=[.B289]-1396461664" office:value-type="float" office:value="758049" calcext:value-type="float">
            <text:p>758049</text:p>
          </table:table-cell>
          <table:table-cell table:formula="of:=[.C290]-[.C289]" office:value-type="float" office:value="334" calcext:value-type="float">
            <text:p>334</text:p>
          </table:table-cell>
          <table:table-cell table:formula="of:=ROUND(0.1*[.D289]+[.E288])" office:value-type="float" office:value="66556" calcext:value-type="float">
            <text:p>665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397220047" calcext:value-type="float">
            <text:p>1397220047</text:p>
          </table:table-cell>
          <table:table-cell table:formula="of:=[.B290]-1396461664" office:value-type="float" office:value="758383" calcext:value-type="float">
            <text:p>758383</text:p>
          </table:table-cell>
          <table:table-cell table:formula="of:=[.C291]-[.C290]" office:value-type="float" office:value="3043" calcext:value-type="float">
            <text:p>3043</text:p>
          </table:table-cell>
          <table:table-cell table:formula="of:=ROUND(0.1*[.D290]+[.E289])" office:value-type="float" office:value="66860" calcext:value-type="float">
            <text:p>668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397223090" calcext:value-type="float">
            <text:p>1397223090</text:p>
          </table:table-cell>
          <table:table-cell table:formula="of:=[.B291]-1396461664" office:value-type="float" office:value="761426" calcext:value-type="float">
            <text:p>761426</text:p>
          </table:table-cell>
          <table:table-cell table:formula="of:=[.C292]-[.C291]" office:value-type="float" office:value="9" calcext:value-type="float">
            <text:p>9</text:p>
          </table:table-cell>
          <table:table-cell table:formula="of:=ROUND(0.1*[.D291]+[.E290])" office:value-type="float" office:value="66861" calcext:value-type="float">
            <text:p>668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397223099" calcext:value-type="float">
            <text:p>1397223099</text:p>
          </table:table-cell>
          <table:table-cell table:formula="of:=[.B292]-1396461664" office:value-type="float" office:value="761435" calcext:value-type="float">
            <text:p>761435</text:p>
          </table:table-cell>
          <table:table-cell table:formula="of:=[.C293]-[.C292]" office:value-type="float" office:value="1186" calcext:value-type="float">
            <text:p>1186</text:p>
          </table:table-cell>
          <table:table-cell table:formula="of:=ROUND(0.1*[.D292]+[.E291])" office:value-type="float" office:value="66980" calcext:value-type="float">
            <text:p>6698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397224285" calcext:value-type="float">
            <text:p>1397224285</text:p>
          </table:table-cell>
          <table:table-cell table:formula="of:=[.B293]-1396461664" office:value-type="float" office:value="762621" calcext:value-type="float">
            <text:p>762621</text:p>
          </table:table-cell>
          <table:table-cell table:formula="of:=[.C294]-[.C293]" office:value-type="float" office:value="11" calcext:value-type="float">
            <text:p>11</text:p>
          </table:table-cell>
          <table:table-cell table:formula="of:=ROUND(0.1*[.D293]+[.E292])" office:value-type="float" office:value="66981" calcext:value-type="float">
            <text:p>6698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397224296" calcext:value-type="float">
            <text:p>1397224296</text:p>
          </table:table-cell>
          <table:table-cell table:formula="of:=[.B294]-1396461664" office:value-type="float" office:value="762632" calcext:value-type="float">
            <text:p>762632</text:p>
          </table:table-cell>
          <table:table-cell table:formula="of:=[.C295]-[.C294]" office:value-type="float" office:value="69" calcext:value-type="float">
            <text:p>69</text:p>
          </table:table-cell>
          <table:table-cell table:formula="of:=ROUND(0.1*[.D294]+[.E293])" office:value-type="float" office:value="66988" calcext:value-type="float">
            <text:p>6698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397224365" calcext:value-type="float">
            <text:p>1397224365</text:p>
          </table:table-cell>
          <table:table-cell table:formula="of:=[.B295]-1396461664" office:value-type="float" office:value="762701" calcext:value-type="float">
            <text:p>762701</text:p>
          </table:table-cell>
          <table:table-cell table:formula="of:=[.C296]-[.C295]" office:value-type="float" office:value="184" calcext:value-type="float">
            <text:p>184</text:p>
          </table:table-cell>
          <table:table-cell table:formula="of:=ROUND(0.1*[.D295]+[.E294])" office:value-type="float" office:value="67006" calcext:value-type="float">
            <text:p>6700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397224549" calcext:value-type="float">
            <text:p>1397224549</text:p>
          </table:table-cell>
          <table:table-cell table:formula="of:=[.B296]-1396461664" office:value-type="float" office:value="762885" calcext:value-type="float">
            <text:p>762885</text:p>
          </table:table-cell>
          <table:table-cell table:formula="of:=[.C297]-[.C296]" office:value-type="float" office:value="65" calcext:value-type="float">
            <text:p>65</text:p>
          </table:table-cell>
          <table:table-cell table:formula="of:=ROUND(0.1*[.D296]+[.E295])" office:value-type="float" office:value="67013" calcext:value-type="float">
            <text:p>670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397224614" calcext:value-type="float">
            <text:p>1397224614</text:p>
          </table:table-cell>
          <table:table-cell table:formula="of:=[.B297]-1396461664" office:value-type="float" office:value="762950" calcext:value-type="float">
            <text:p>762950</text:p>
          </table:table-cell>
          <table:table-cell table:formula="of:=[.C298]-[.C297]" office:value-type="float" office:value="8" calcext:value-type="float">
            <text:p>8</text:p>
          </table:table-cell>
          <table:table-cell table:formula="of:=ROUND(0.1*[.D297]+[.E296])" office:value-type="float" office:value="67014" calcext:value-type="float">
            <text:p>67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397224622" calcext:value-type="float">
            <text:p>1397224622</text:p>
          </table:table-cell>
          <table:table-cell table:formula="of:=[.B298]-1396461664" office:value-type="float" office:value="762958" calcext:value-type="float">
            <text:p>762958</text:p>
          </table:table-cell>
          <table:table-cell table:formula="of:=[.C299]-[.C298]" office:value-type="float" office:value="57" calcext:value-type="float">
            <text:p>57</text:p>
          </table:table-cell>
          <table:table-cell table:formula="of:=ROUND(0.1*[.D298]+[.E297])" office:value-type="float" office:value="67020" calcext:value-type="float">
            <text:p>6702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397224679" calcext:value-type="float">
            <text:p>1397224679</text:p>
          </table:table-cell>
          <table:table-cell table:formula="of:=[.B299]-1396461664" office:value-type="float" office:value="763015" calcext:value-type="float">
            <text:p>763015</text:p>
          </table:table-cell>
          <table:table-cell table:formula="of:=[.C300]-[.C299]" office:value-type="float" office:value="76" calcext:value-type="float">
            <text:p>76</text:p>
          </table:table-cell>
          <table:table-cell table:formula="of:=ROUND(0.1*[.D299]+[.E298])" office:value-type="float" office:value="67028" calcext:value-type="float">
            <text:p>6702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397224755" calcext:value-type="float">
            <text:p>1397224755</text:p>
          </table:table-cell>
          <table:table-cell table:formula="of:=[.B300]-1396461664" office:value-type="float" office:value="763091" calcext:value-type="float">
            <text:p>763091</text:p>
          </table:table-cell>
          <table:table-cell table:formula="of:=[.C301]-[.C300]" office:value-type="float" office:value="65" calcext:value-type="float">
            <text:p>65</text:p>
          </table:table-cell>
          <table:table-cell table:formula="of:=ROUND(0.1*[.D300]+[.E299])" office:value-type="float" office:value="67035" calcext:value-type="float">
            <text:p>67035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397224820" calcext:value-type="float">
            <text:p>1397224820</text:p>
          </table:table-cell>
          <table:table-cell table:formula="of:=[.B301]-1396461664" office:value-type="float" office:value="763156" calcext:value-type="float">
            <text:p>763156</text:p>
          </table:table-cell>
          <table:table-cell table:formula="of:=[.C302]-[.C301]" office:value-type="float" office:value="77" calcext:value-type="float">
            <text:p>77</text:p>
          </table:table-cell>
          <table:table-cell table:formula="of:=ROUND(0.1*[.D301]+[.E300])" office:value-type="float" office:value="67043" calcext:value-type="float">
            <text:p>67043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397224897" calcext:value-type="float">
            <text:p>1397224897</text:p>
          </table:table-cell>
          <table:table-cell table:formula="of:=[.B302]-1396461664" office:value-type="float" office:value="763233" calcext:value-type="float">
            <text:p>763233</text:p>
          </table:table-cell>
          <table:table-cell table:formula="of:=[.C303]-[.C302]" office:value-type="float" office:value="61" calcext:value-type="float">
            <text:p>61</text:p>
          </table:table-cell>
          <table:table-cell table:formula="of:=ROUND(0.1*[.D302]+[.E301])" office:value-type="float" office:value="67049" calcext:value-type="float">
            <text:p>6704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397224958" calcext:value-type="float">
            <text:p>1397224958</text:p>
          </table:table-cell>
          <table:table-cell table:formula="of:=[.B303]-1396461664" office:value-type="float" office:value="763294" calcext:value-type="float">
            <text:p>763294</text:p>
          </table:table-cell>
          <table:table-cell table:formula="of:=[.C304]-[.C303]" office:value-type="float" office:value="66" calcext:value-type="float">
            <text:p>66</text:p>
          </table:table-cell>
          <table:table-cell table:formula="of:=ROUND(0.1*[.D303]+[.E302])" office:value-type="float" office:value="67056" calcext:value-type="float">
            <text:p>6705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397225024" calcext:value-type="float">
            <text:p>1397225024</text:p>
          </table:table-cell>
          <table:table-cell table:formula="of:=[.B304]-1396461664" office:value-type="float" office:value="763360" calcext:value-type="float">
            <text:p>763360</text:p>
          </table:table-cell>
          <table:table-cell table:formula="of:=[.C305]-[.C304]" office:value-type="float" office:value="67" calcext:value-type="float">
            <text:p>67</text:p>
          </table:table-cell>
          <table:table-cell table:formula="of:=ROUND(0.1*[.D304]+[.E303])" office:value-type="float" office:value="67063" calcext:value-type="float">
            <text:p>6706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397225091" calcext:value-type="float">
            <text:p>1397225091</text:p>
          </table:table-cell>
          <table:table-cell table:formula="of:=[.B305]-1396461664" office:value-type="float" office:value="763427" calcext:value-type="float">
            <text:p>763427</text:p>
          </table:table-cell>
          <table:table-cell table:formula="of:=[.C306]-[.C305]" office:value-type="float" office:value="6" calcext:value-type="float">
            <text:p>6</text:p>
          </table:table-cell>
          <table:table-cell table:formula="of:=ROUND(0.1*[.D305]+[.E304])" office:value-type="float" office:value="67064" calcext:value-type="float">
            <text:p>670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397225097" calcext:value-type="float">
            <text:p>1397225097</text:p>
          </table:table-cell>
          <table:table-cell table:formula="of:=[.B306]-1396461664" office:value-type="float" office:value="763433" calcext:value-type="float">
            <text:p>763433</text:p>
          </table:table-cell>
          <table:table-cell table:formula="of:=[.C307]-[.C306]" office:value-type="float" office:value="7" calcext:value-type="float">
            <text:p>7</text:p>
          </table:table-cell>
          <table:table-cell table:formula="of:=ROUND(0.1*[.D306]+[.E305])" office:value-type="float" office:value="67065" calcext:value-type="float">
            <text:p>6706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397225104" calcext:value-type="float">
            <text:p>1397225104</text:p>
          </table:table-cell>
          <table:table-cell table:formula="of:=[.B307]-1396461664" office:value-type="float" office:value="763440" calcext:value-type="float">
            <text:p>763440</text:p>
          </table:table-cell>
          <table:table-cell table:formula="of:=[.C308]-[.C307]" office:value-type="float" office:value="88" calcext:value-type="float">
            <text:p>88</text:p>
          </table:table-cell>
          <table:table-cell table:formula="of:=ROUND(0.1*[.D307]+[.E306])" office:value-type="float" office:value="67074" calcext:value-type="float">
            <text:p>6707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397225192" calcext:value-type="float">
            <text:p>1397225192</text:p>
          </table:table-cell>
          <table:table-cell table:formula="of:=[.B308]-1396461664" office:value-type="float" office:value="763528" calcext:value-type="float">
            <text:p>763528</text:p>
          </table:table-cell>
          <table:table-cell table:formula="of:=[.C309]-[.C308]" office:value-type="float" office:value="72" calcext:value-type="float">
            <text:p>72</text:p>
          </table:table-cell>
          <table:table-cell table:formula="of:=ROUND(0.1*[.D308]+[.E307])" office:value-type="float" office:value="67081" calcext:value-type="float">
            <text:p>6708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397225264" calcext:value-type="float">
            <text:p>1397225264</text:p>
          </table:table-cell>
          <table:table-cell table:formula="of:=[.B309]-1396461664" office:value-type="float" office:value="763600" calcext:value-type="float">
            <text:p>763600</text:p>
          </table:table-cell>
          <table:table-cell table:formula="of:=[.C310]-[.C309]" office:value-type="float" office:value="72" calcext:value-type="float">
            <text:p>72</text:p>
          </table:table-cell>
          <table:table-cell table:formula="of:=ROUND(0.1*[.D309]+[.E308])" office:value-type="float" office:value="67088" calcext:value-type="float">
            <text:p>6708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397225336" calcext:value-type="float">
            <text:p>1397225336</text:p>
          </table:table-cell>
          <table:table-cell table:formula="of:=[.B310]-1396461664" office:value-type="float" office:value="763672" calcext:value-type="float">
            <text:p>763672</text:p>
          </table:table-cell>
          <table:table-cell table:formula="of:=[.C311]-[.C310]" office:value-type="float" office:value="78" calcext:value-type="float">
            <text:p>78</text:p>
          </table:table-cell>
          <table:table-cell table:formula="of:=ROUND(0.1*[.D310]+[.E309])" office:value-type="float" office:value="67096" calcext:value-type="float">
            <text:p>6709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397225414" calcext:value-type="float">
            <text:p>1397225414</text:p>
          </table:table-cell>
          <table:table-cell table:formula="of:=[.B311]-1396461664" office:value-type="float" office:value="763750" calcext:value-type="float">
            <text:p>763750</text:p>
          </table:table-cell>
          <table:table-cell table:formula="of:=[.C312]-[.C311]" office:value-type="float" office:value="63" calcext:value-type="float">
            <text:p>63</text:p>
          </table:table-cell>
          <table:table-cell table:formula="of:=ROUND(0.1*[.D311]+[.E310])" office:value-type="float" office:value="67102" calcext:value-type="float">
            <text:p>6710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397225477" calcext:value-type="float">
            <text:p>1397225477</text:p>
          </table:table-cell>
          <table:table-cell table:formula="of:=[.B312]-1396461664" office:value-type="float" office:value="763813" calcext:value-type="float">
            <text:p>763813</text:p>
          </table:table-cell>
          <table:table-cell table:formula="of:=[.C313]-[.C312]" office:value-type="float" office:value="58" calcext:value-type="float">
            <text:p>58</text:p>
          </table:table-cell>
          <table:table-cell table:formula="of:=ROUND(0.1*[.D312]+[.E311])" office:value-type="float" office:value="67108" calcext:value-type="float">
            <text:p>67108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397225535" calcext:value-type="float">
            <text:p>1397225535</text:p>
          </table:table-cell>
          <table:table-cell table:formula="of:=[.B313]-1396461664" office:value-type="float" office:value="763871" calcext:value-type="float">
            <text:p>763871</text:p>
          </table:table-cell>
          <table:table-cell table:formula="of:=[.C314]-[.C313]" office:value-type="float" office:value="0" calcext:value-type="float">
            <text:p>0</text:p>
          </table:table-cell>
          <table:table-cell table:formula="of:=ROUND(0.1*[.D313]+[.E312])" office:value-type="float" office:value="67108" calcext:value-type="float">
            <text:p>6710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397225535" calcext:value-type="float">
            <text:p>1397225535</text:p>
          </table:table-cell>
          <table:table-cell table:formula="of:=[.B314]-1396461664" office:value-type="float" office:value="763871" calcext:value-type="float">
            <text:p>763871</text:p>
          </table:table-cell>
          <table:table-cell table:formula="of:=[.C315]-[.C314]" office:value-type="float" office:value="0" calcext:value-type="float">
            <text:p>0</text:p>
          </table:table-cell>
          <table:table-cell table:formula="of:=ROUND(0.1*[.D314]+[.E313])" office:value-type="float" office:value="67108" calcext:value-type="float">
            <text:p>671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397225535" calcext:value-type="float">
            <text:p>1397225535</text:p>
          </table:table-cell>
          <table:table-cell table:formula="of:=[.B315]-1396461664" office:value-type="float" office:value="763871" calcext:value-type="float">
            <text:p>763871</text:p>
          </table:table-cell>
          <table:table-cell table:formula="of:=[.C316]-[.C315]" office:value-type="float" office:value="32" calcext:value-type="float">
            <text:p>32</text:p>
          </table:table-cell>
          <table:table-cell table:formula="of:=ROUND(0.1*[.D315]+[.E314])" office:value-type="float" office:value="67111" calcext:value-type="float">
            <text:p>6711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397225567" calcext:value-type="float">
            <text:p>1397225567</text:p>
          </table:table-cell>
          <table:table-cell table:formula="of:=[.B316]-1396461664" office:value-type="float" office:value="763903" calcext:value-type="float">
            <text:p>763903</text:p>
          </table:table-cell>
          <table:table-cell table:formula="of:=[.C317]-[.C316]" office:value-type="float" office:value="71" calcext:value-type="float">
            <text:p>71</text:p>
          </table:table-cell>
          <table:table-cell table:formula="of:=ROUND(0.1*[.D316]+[.E315])" office:value-type="float" office:value="67118" calcext:value-type="float">
            <text:p>6711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397225638" calcext:value-type="float">
            <text:p>1397225638</text:p>
          </table:table-cell>
          <table:table-cell table:formula="of:=[.B317]-1396461664" office:value-type="float" office:value="763974" calcext:value-type="float">
            <text:p>763974</text:p>
          </table:table-cell>
          <table:table-cell table:formula="of:=[.C318]-[.C317]" office:value-type="float" office:value="7" calcext:value-type="float">
            <text:p>7</text:p>
          </table:table-cell>
          <table:table-cell table:formula="of:=ROUND(0.1*[.D317]+[.E316])" office:value-type="float" office:value="67119" calcext:value-type="float">
            <text:p>671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397225645" calcext:value-type="float">
            <text:p>1397225645</text:p>
          </table:table-cell>
          <table:table-cell table:formula="of:=[.B318]-1396461664" office:value-type="float" office:value="763981" calcext:value-type="float">
            <text:p>763981</text:p>
          </table:table-cell>
          <table:table-cell table:formula="of:=[.C319]-[.C318]" office:value-type="float" office:value="38" calcext:value-type="float">
            <text:p>38</text:p>
          </table:table-cell>
          <table:table-cell table:formula="of:=ROUND(0.1*[.D318]+[.E317])" office:value-type="float" office:value="67123" calcext:value-type="float">
            <text:p>6712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397225683" calcext:value-type="float">
            <text:p>1397225683</text:p>
          </table:table-cell>
          <table:table-cell table:formula="of:=[.B319]-1396461664" office:value-type="float" office:value="764019" calcext:value-type="float">
            <text:p>764019</text:p>
          </table:table-cell>
          <table:table-cell table:formula="of:=[.C320]-[.C319]" office:value-type="float" office:value="41" calcext:value-type="float">
            <text:p>41</text:p>
          </table:table-cell>
          <table:table-cell table:formula="of:=ROUND(0.1*[.D319]+[.E318])" office:value-type="float" office:value="67127" calcext:value-type="float">
            <text:p>6712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397225724" calcext:value-type="float">
            <text:p>1397225724</text:p>
          </table:table-cell>
          <table:table-cell table:formula="of:=[.B320]-1396461664" office:value-type="float" office:value="764060" calcext:value-type="float">
            <text:p>764060</text:p>
          </table:table-cell>
          <table:table-cell table:formula="of:=[.C321]-[.C320]" office:value-type="float" office:value="0" calcext:value-type="float">
            <text:p>0</text:p>
          </table:table-cell>
          <table:table-cell table:formula="of:=ROUND(0.1*[.D320]+[.E319])" office:value-type="float" office:value="67127" calcext:value-type="float">
            <text:p>67127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397225724" calcext:value-type="float">
            <text:p>1397225724</text:p>
          </table:table-cell>
          <table:table-cell table:formula="of:=[.B321]-1396461664" office:value-type="float" office:value="764060" calcext:value-type="float">
            <text:p>764060</text:p>
          </table:table-cell>
          <table:table-cell table:formula="of:=[.C322]-[.C321]" office:value-type="float" office:value="1" calcext:value-type="float">
            <text:p>1</text:p>
          </table:table-cell>
          <table:table-cell table:formula="of:=ROUND(0.1*[.D321]+[.E320])" office:value-type="float" office:value="67127" calcext:value-type="float">
            <text:p>671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397225725" calcext:value-type="float">
            <text:p>1397225725</text:p>
          </table:table-cell>
          <table:table-cell table:formula="of:=[.B322]-1396461664" office:value-type="float" office:value="764061" calcext:value-type="float">
            <text:p>764061</text:p>
          </table:table-cell>
          <table:table-cell table:formula="of:=[.C323]-[.C322]" office:value-type="float" office:value="8" calcext:value-type="float">
            <text:p>8</text:p>
          </table:table-cell>
          <table:table-cell table:formula="of:=ROUND(0.1*[.D322]+[.E321])" office:value-type="float" office:value="67128" calcext:value-type="float">
            <text:p>671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397225733" calcext:value-type="float">
            <text:p>1397225733</text:p>
          </table:table-cell>
          <table:table-cell table:formula="of:=[.B323]-1396461664" office:value-type="float" office:value="764069" calcext:value-type="float">
            <text:p>764069</text:p>
          </table:table-cell>
          <table:table-cell table:formula="of:=[.C324]-[.C323]" office:value-type="float" office:value="32" calcext:value-type="float">
            <text:p>32</text:p>
          </table:table-cell>
          <table:table-cell table:formula="of:=ROUND(0.1*[.D323]+[.E322])" office:value-type="float" office:value="67131" calcext:value-type="float">
            <text:p>6713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397225765" calcext:value-type="float">
            <text:p>1397225765</text:p>
          </table:table-cell>
          <table:table-cell table:formula="of:=[.B324]-1396461664" office:value-type="float" office:value="764101" calcext:value-type="float">
            <text:p>764101</text:p>
          </table:table-cell>
          <table:table-cell table:formula="of:=[.C325]-[.C324]" office:value-type="float" office:value="0" calcext:value-type="float">
            <text:p>0</text:p>
          </table:table-cell>
          <table:table-cell table:formula="of:=ROUND(0.1*[.D324]+[.E323])" office:value-type="float" office:value="67131" calcext:value-type="float">
            <text:p>67131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397225765" calcext:value-type="float">
            <text:p>1397225765</text:p>
          </table:table-cell>
          <table:table-cell table:formula="of:=[.B325]-1396461664" office:value-type="float" office:value="764101" calcext:value-type="float">
            <text:p>764101</text:p>
          </table:table-cell>
          <table:table-cell table:formula="of:=[.C326]-[.C325]" office:value-type="float" office:value="0" calcext:value-type="float">
            <text:p>0</text:p>
          </table:table-cell>
          <table:table-cell table:formula="of:=ROUND(0.1*[.D325]+[.E324])" office:value-type="float" office:value="67131" calcext:value-type="float">
            <text:p>671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397225765" calcext:value-type="float">
            <text:p>1397225765</text:p>
          </table:table-cell>
          <table:table-cell table:formula="of:=[.B326]-1396461664" office:value-type="float" office:value="764101" calcext:value-type="float">
            <text:p>764101</text:p>
          </table:table-cell>
          <table:table-cell table:formula="of:=[.C327]-[.C326]" office:value-type="float" office:value="12" calcext:value-type="float">
            <text:p>12</text:p>
          </table:table-cell>
          <table:table-cell table:formula="of:=ROUND(0.1*[.D326]+[.E325])" office:value-type="float" office:value="67132" calcext:value-type="float">
            <text:p>671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397225777" calcext:value-type="float">
            <text:p>1397225777</text:p>
          </table:table-cell>
          <table:table-cell table:formula="of:=[.B327]-1396461664" office:value-type="float" office:value="764113" calcext:value-type="float">
            <text:p>764113</text:p>
          </table:table-cell>
          <table:table-cell table:formula="of:=[.C328]-[.C327]" office:value-type="float" office:value="63" calcext:value-type="float">
            <text:p>63</text:p>
          </table:table-cell>
          <table:table-cell table:formula="of:=ROUND(0.1*[.D327]+[.E326])" office:value-type="float" office:value="67138" calcext:value-type="float">
            <text:p>6713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397225840" calcext:value-type="float">
            <text:p>1397225840</text:p>
          </table:table-cell>
          <table:table-cell table:formula="of:=[.B328]-1396461664" office:value-type="float" office:value="764176" calcext:value-type="float">
            <text:p>764176</text:p>
          </table:table-cell>
          <table:table-cell table:formula="of:=[.C329]-[.C328]" office:value-type="float" office:value="43" calcext:value-type="float">
            <text:p>43</text:p>
          </table:table-cell>
          <table:table-cell table:formula="of:=ROUND(0.1*[.D328]+[.E327])" office:value-type="float" office:value="67142" calcext:value-type="float">
            <text:p>6714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397225883" calcext:value-type="float">
            <text:p>1397225883</text:p>
          </table:table-cell>
          <table:table-cell table:formula="of:=[.B329]-1396461664" office:value-type="float" office:value="764219" calcext:value-type="float">
            <text:p>764219</text:p>
          </table:table-cell>
          <table:table-cell table:formula="of:=[.C330]-[.C329]" office:value-type="float" office:value="55" calcext:value-type="float">
            <text:p>55</text:p>
          </table:table-cell>
          <table:table-cell table:formula="of:=ROUND(0.1*[.D329]+[.E328])" office:value-type="float" office:value="67148" calcext:value-type="float">
            <text:p>67148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397225938" calcext:value-type="float">
            <text:p>1397225938</text:p>
          </table:table-cell>
          <table:table-cell table:formula="of:=[.B330]-1396461664" office:value-type="float" office:value="764274" calcext:value-type="float">
            <text:p>764274</text:p>
          </table:table-cell>
          <table:table-cell table:formula="of:=[.C331]-[.C330]" office:value-type="float" office:value="31" calcext:value-type="float">
            <text:p>31</text:p>
          </table:table-cell>
          <table:table-cell table:formula="of:=ROUND(0.1*[.D330]+[.E329])" office:value-type="float" office:value="67151" calcext:value-type="float">
            <text:p>671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397225969" calcext:value-type="float">
            <text:p>1397225969</text:p>
          </table:table-cell>
          <table:table-cell table:formula="of:=[.B331]-1396461664" office:value-type="float" office:value="764305" calcext:value-type="float">
            <text:p>764305</text:p>
          </table:table-cell>
          <table:table-cell table:formula="of:=[.C332]-[.C331]" office:value-type="float" office:value="8" calcext:value-type="float">
            <text:p>8</text:p>
          </table:table-cell>
          <table:table-cell table:formula="of:=ROUND(0.1*[.D331]+[.E330])" office:value-type="float" office:value="67152" calcext:value-type="float">
            <text:p>671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397225977" calcext:value-type="float">
            <text:p>1397225977</text:p>
          </table:table-cell>
          <table:table-cell table:formula="of:=[.B332]-1396461664" office:value-type="float" office:value="764313" calcext:value-type="float">
            <text:p>764313</text:p>
          </table:table-cell>
          <table:table-cell table:formula="of:=[.C333]-[.C332]" office:value-type="float" office:value="75" calcext:value-type="float">
            <text:p>75</text:p>
          </table:table-cell>
          <table:table-cell table:formula="of:=ROUND(0.1*[.D332]+[.E331])" office:value-type="float" office:value="67160" calcext:value-type="float">
            <text:p>6716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397226052" calcext:value-type="float">
            <text:p>1397226052</text:p>
          </table:table-cell>
          <table:table-cell table:formula="of:=[.B333]-1396461664" office:value-type="float" office:value="764388" calcext:value-type="float">
            <text:p>764388</text:p>
          </table:table-cell>
          <table:table-cell table:formula="of:=[.C334]-[.C333]" office:value-type="float" office:value="87" calcext:value-type="float">
            <text:p>87</text:p>
          </table:table-cell>
          <table:table-cell table:formula="of:=ROUND(0.1*[.D333]+[.E332])" office:value-type="float" office:value="67169" calcext:value-type="float">
            <text:p>6716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397226139" calcext:value-type="float">
            <text:p>1397226139</text:p>
          </table:table-cell>
          <table:table-cell table:formula="of:=[.B334]-1396461664" office:value-type="float" office:value="764475" calcext:value-type="float">
            <text:p>764475</text:p>
          </table:table-cell>
          <table:table-cell table:formula="of:=[.C335]-[.C334]" office:value-type="float" office:value="81" calcext:value-type="float">
            <text:p>81</text:p>
          </table:table-cell>
          <table:table-cell table:formula="of:=ROUND(0.1*[.D334]+[.E333])" office:value-type="float" office:value="67177" calcext:value-type="float">
            <text:p>67177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397226220" calcext:value-type="float">
            <text:p>1397226220</text:p>
          </table:table-cell>
          <table:table-cell table:formula="of:=[.B335]-1396461664" office:value-type="float" office:value="764556" calcext:value-type="float">
            <text:p>764556</text:p>
          </table:table-cell>
          <table:table-cell table:formula="of:=[.C336]-[.C335]" office:value-type="float" office:value="68" calcext:value-type="float">
            <text:p>68</text:p>
          </table:table-cell>
          <table:table-cell table:formula="of:=ROUND(0.1*[.D335]+[.E334])" office:value-type="float" office:value="67184" calcext:value-type="float">
            <text:p>6718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397226288" calcext:value-type="float">
            <text:p>1397226288</text:p>
          </table:table-cell>
          <table:table-cell table:formula="of:=[.B336]-1396461664" office:value-type="float" office:value="764624" calcext:value-type="float">
            <text:p>764624</text:p>
          </table:table-cell>
          <table:table-cell table:formula="of:=[.C337]-[.C336]" office:value-type="float" office:value="105" calcext:value-type="float">
            <text:p>105</text:p>
          </table:table-cell>
          <table:table-cell table:formula="of:=ROUND(0.1*[.D336]+[.E335])" office:value-type="float" office:value="67195" calcext:value-type="float">
            <text:p>6719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397226393" calcext:value-type="float">
            <text:p>1397226393</text:p>
          </table:table-cell>
          <table:table-cell table:formula="of:=[.B337]-1396461664" office:value-type="float" office:value="764729" calcext:value-type="float">
            <text:p>764729</text:p>
          </table:table-cell>
          <table:table-cell table:formula="of:=[.C338]-[.C337]" office:value-type="float" office:value="1" calcext:value-type="float">
            <text:p>1</text:p>
          </table:table-cell>
          <table:table-cell table:formula="of:=ROUND(0.1*[.D337]+[.E336])" office:value-type="float" office:value="67195" calcext:value-type="float">
            <text:p>6719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397226394" calcext:value-type="float">
            <text:p>1397226394</text:p>
          </table:table-cell>
          <table:table-cell table:formula="of:=[.B338]-1396461664" office:value-type="float" office:value="764730" calcext:value-type="float">
            <text:p>764730</text:p>
          </table:table-cell>
          <table:table-cell table:formula="of:=[.C339]-[.C338]" office:value-type="float" office:value="65" calcext:value-type="float">
            <text:p>65</text:p>
          </table:table-cell>
          <table:table-cell table:formula="of:=ROUND(0.1*[.D338]+[.E337])" office:value-type="float" office:value="67202" calcext:value-type="float">
            <text:p>672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397226459" calcext:value-type="float">
            <text:p>1397226459</text:p>
          </table:table-cell>
          <table:table-cell table:formula="of:=[.B339]-1396461664" office:value-type="float" office:value="764795" calcext:value-type="float">
            <text:p>764795</text:p>
          </table:table-cell>
          <table:table-cell table:formula="of:=[.C340]-[.C339]" office:value-type="float" office:value="26" calcext:value-type="float">
            <text:p>26</text:p>
          </table:table-cell>
          <table:table-cell table:formula="of:=ROUND(0.1*[.D339]+[.E338])" office:value-type="float" office:value="67205" calcext:value-type="float">
            <text:p>67205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397226485" calcext:value-type="float">
            <text:p>1397226485</text:p>
          </table:table-cell>
          <table:table-cell table:formula="of:=[.B340]-1396461664" office:value-type="float" office:value="764821" calcext:value-type="float">
            <text:p>764821</text:p>
          </table:table-cell>
          <table:table-cell table:formula="of:=[.C341]-[.C340]" office:value-type="float" office:value="11" calcext:value-type="float">
            <text:p>11</text:p>
          </table:table-cell>
          <table:table-cell table:formula="of:=ROUND(0.1*[.D340]+[.E339])" office:value-type="float" office:value="67206" calcext:value-type="float">
            <text:p>6720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397226496" calcext:value-type="float">
            <text:p>1397226496</text:p>
          </table:table-cell>
          <table:table-cell table:formula="of:=[.B341]-1396461664" office:value-type="float" office:value="764832" calcext:value-type="float">
            <text:p>764832</text:p>
          </table:table-cell>
          <table:table-cell table:formula="of:=[.C342]-[.C341]" office:value-type="float" office:value="38" calcext:value-type="float">
            <text:p>38</text:p>
          </table:table-cell>
          <table:table-cell table:formula="of:=ROUND(0.1*[.D341]+[.E340])" office:value-type="float" office:value="67210" calcext:value-type="float">
            <text:p>6721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397226534" calcext:value-type="float">
            <text:p>1397226534</text:p>
          </table:table-cell>
          <table:table-cell table:formula="of:=[.B342]-1396461664" office:value-type="float" office:value="764870" calcext:value-type="float">
            <text:p>764870</text:p>
          </table:table-cell>
          <table:table-cell table:formula="of:=[.C343]-[.C342]" office:value-type="float" office:value="9" calcext:value-type="float">
            <text:p>9</text:p>
          </table:table-cell>
          <table:table-cell table:formula="of:=ROUND(0.1*[.D342]+[.E341])" office:value-type="float" office:value="67211" calcext:value-type="float">
            <text:p>672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397226543" calcext:value-type="float">
            <text:p>1397226543</text:p>
          </table:table-cell>
          <table:table-cell table:formula="of:=[.B343]-1396461664" office:value-type="float" office:value="764879" calcext:value-type="float">
            <text:p>764879</text:p>
          </table:table-cell>
          <table:table-cell table:formula="of:=[.C344]-[.C343]" office:value-type="float" office:value="62" calcext:value-type="float">
            <text:p>62</text:p>
          </table:table-cell>
          <table:table-cell table:formula="of:=ROUND(0.1*[.D343]+[.E342])" office:value-type="float" office:value="67217" calcext:value-type="float">
            <text:p>67217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397226605" calcext:value-type="float">
            <text:p>1397226605</text:p>
          </table:table-cell>
          <table:table-cell table:formula="of:=[.B344]-1396461664" office:value-type="float" office:value="764941" calcext:value-type="float">
            <text:p>764941</text:p>
          </table:table-cell>
          <table:table-cell table:formula="of:=[.C345]-[.C344]" office:value-type="float" office:value="16" calcext:value-type="float">
            <text:p>16</text:p>
          </table:table-cell>
          <table:table-cell table:formula="of:=ROUND(0.1*[.D344]+[.E343])" office:value-type="float" office:value="67219" calcext:value-type="float">
            <text:p>6721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397226621" calcext:value-type="float">
            <text:p>1397226621</text:p>
          </table:table-cell>
          <table:table-cell table:formula="of:=[.B345]-1396461664" office:value-type="float" office:value="764957" calcext:value-type="float">
            <text:p>764957</text:p>
          </table:table-cell>
          <table:table-cell table:formula="of:=[.C346]-[.C345]" office:value-type="float" office:value="52" calcext:value-type="float">
            <text:p>52</text:p>
          </table:table-cell>
          <table:table-cell table:formula="of:=ROUND(0.1*[.D345]+[.E344])" office:value-type="float" office:value="67224" calcext:value-type="float">
            <text:p>6722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397226673" calcext:value-type="float">
            <text:p>1397226673</text:p>
          </table:table-cell>
          <table:table-cell table:formula="of:=[.B346]-1396461664" office:value-type="float" office:value="765009" calcext:value-type="float">
            <text:p>765009</text:p>
          </table:table-cell>
          <table:table-cell table:formula="of:=[.C347]-[.C346]" office:value-type="float" office:value="45" calcext:value-type="float">
            <text:p>45</text:p>
          </table:table-cell>
          <table:table-cell table:formula="of:=ROUND(0.1*[.D346]+[.E345])" office:value-type="float" office:value="67229" calcext:value-type="float">
            <text:p>6722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397226718" calcext:value-type="float">
            <text:p>1397226718</text:p>
          </table:table-cell>
          <table:table-cell table:formula="of:=[.B347]-1396461664" office:value-type="float" office:value="765054" calcext:value-type="float">
            <text:p>765054</text:p>
          </table:table-cell>
          <table:table-cell table:formula="of:=[.C348]-[.C347]" office:value-type="float" office:value="3" calcext:value-type="float">
            <text:p>3</text:p>
          </table:table-cell>
          <table:table-cell table:formula="of:=ROUND(0.1*[.D347]+[.E346])" office:value-type="float" office:value="67229" calcext:value-type="float">
            <text:p>6722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397226721" calcext:value-type="float">
            <text:p>1397226721</text:p>
          </table:table-cell>
          <table:table-cell table:formula="of:=[.B348]-1396461664" office:value-type="float" office:value="765057" calcext:value-type="float">
            <text:p>765057</text:p>
          </table:table-cell>
          <table:table-cell table:formula="of:=[.C349]-[.C348]" office:value-type="float" office:value="71" calcext:value-type="float">
            <text:p>71</text:p>
          </table:table-cell>
          <table:table-cell table:formula="of:=ROUND(0.1*[.D348]+[.E347])" office:value-type="float" office:value="67236" calcext:value-type="float">
            <text:p>6723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397226792" calcext:value-type="float">
            <text:p>1397226792</text:p>
          </table:table-cell>
          <table:table-cell table:formula="of:=[.B349]-1396461664" office:value-type="float" office:value="765128" calcext:value-type="float">
            <text:p>765128</text:p>
          </table:table-cell>
          <table:table-cell table:formula="of:=[.C350]-[.C349]" office:value-type="float" office:value="64" calcext:value-type="float">
            <text:p>64</text:p>
          </table:table-cell>
          <table:table-cell table:formula="of:=ROUND(0.1*[.D349]+[.E348])" office:value-type="float" office:value="67242" calcext:value-type="float">
            <text:p>6724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397226856" calcext:value-type="float">
            <text:p>1397226856</text:p>
          </table:table-cell>
          <table:table-cell table:formula="of:=[.B350]-1396461664" office:value-type="float" office:value="765192" calcext:value-type="float">
            <text:p>765192</text:p>
          </table:table-cell>
          <table:table-cell table:formula="of:=[.C351]-[.C350]" office:value-type="float" office:value="6" calcext:value-type="float">
            <text:p>6</text:p>
          </table:table-cell>
          <table:table-cell table:formula="of:=ROUND(0.1*[.D350]+[.E349])" office:value-type="float" office:value="67243" calcext:value-type="float">
            <text:p>6724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397226862" calcext:value-type="float">
            <text:p>1397226862</text:p>
          </table:table-cell>
          <table:table-cell table:formula="of:=[.B351]-1396461664" office:value-type="float" office:value="765198" calcext:value-type="float">
            <text:p>765198</text:p>
          </table:table-cell>
          <table:table-cell table:formula="of:=[.C352]-[.C351]" office:value-type="float" office:value="49" calcext:value-type="float">
            <text:p>49</text:p>
          </table:table-cell>
          <table:table-cell table:formula="of:=ROUND(0.1*[.D351]+[.E350])" office:value-type="float" office:value="67248" calcext:value-type="float">
            <text:p>67248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397226911" calcext:value-type="float">
            <text:p>1397226911</text:p>
          </table:table-cell>
          <table:table-cell table:formula="of:=[.B352]-1396461664" office:value-type="float" office:value="765247" calcext:value-type="float">
            <text:p>765247</text:p>
          </table:table-cell>
          <table:table-cell table:formula="of:=[.C353]-[.C352]" office:value-type="float" office:value="49" calcext:value-type="float">
            <text:p>49</text:p>
          </table:table-cell>
          <table:table-cell table:formula="of:=ROUND(0.1*[.D352]+[.E351])" office:value-type="float" office:value="67253" calcext:value-type="float">
            <text:p>6725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397226960" calcext:value-type="float">
            <text:p>1397226960</text:p>
          </table:table-cell>
          <table:table-cell table:formula="of:=[.B353]-1396461664" office:value-type="float" office:value="765296" calcext:value-type="float">
            <text:p>765296</text:p>
          </table:table-cell>
          <table:table-cell table:formula="of:=[.C354]-[.C353]" office:value-type="float" office:value="5" calcext:value-type="float">
            <text:p>5</text:p>
          </table:table-cell>
          <table:table-cell table:formula="of:=ROUND(0.1*[.D353]+[.E352])" office:value-type="float" office:value="67254" calcext:value-type="float">
            <text:p>67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397226965" calcext:value-type="float">
            <text:p>1397226965</text:p>
          </table:table-cell>
          <table:table-cell table:formula="of:=[.B354]-1396461664" office:value-type="float" office:value="765301" calcext:value-type="float">
            <text:p>765301</text:p>
          </table:table-cell>
          <table:table-cell table:formula="of:=[.C355]-[.C354]" office:value-type="float" office:value="0" calcext:value-type="float">
            <text:p>0</text:p>
          </table:table-cell>
          <table:table-cell table:formula="of:=ROUND(0.1*[.D354]+[.E353])" office:value-type="float" office:value="67254" calcext:value-type="float">
            <text:p>6725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397226965" calcext:value-type="float">
            <text:p>1397226965</text:p>
          </table:table-cell>
          <table:table-cell table:formula="of:=[.B355]-1396461664" office:value-type="float" office:value="765301" calcext:value-type="float">
            <text:p>765301</text:p>
          </table:table-cell>
          <table:table-cell table:formula="of:=[.C356]-[.C355]" office:value-type="float" office:value="57" calcext:value-type="float">
            <text:p>57</text:p>
          </table:table-cell>
          <table:table-cell table:formula="of:=ROUND(0.1*[.D355]+[.E354])" office:value-type="float" office:value="67260" calcext:value-type="float">
            <text:p>6726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397227022" calcext:value-type="float">
            <text:p>1397227022</text:p>
          </table:table-cell>
          <table:table-cell table:formula="of:=[.B356]-1396461664" office:value-type="float" office:value="765358" calcext:value-type="float">
            <text:p>765358</text:p>
          </table:table-cell>
          <table:table-cell table:formula="of:=[.C357]-[.C356]" office:value-type="float" office:value="42" calcext:value-type="float">
            <text:p>42</text:p>
          </table:table-cell>
          <table:table-cell table:formula="of:=ROUND(0.1*[.D356]+[.E355])" office:value-type="float" office:value="67264" calcext:value-type="float">
            <text:p>6726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397227064" calcext:value-type="float">
            <text:p>1397227064</text:p>
          </table:table-cell>
          <table:table-cell table:formula="of:=[.B357]-1396461664" office:value-type="float" office:value="765400" calcext:value-type="float">
            <text:p>765400</text:p>
          </table:table-cell>
          <table:table-cell table:formula="of:=[.C358]-[.C357]" office:value-type="float" office:value="18" calcext:value-type="float">
            <text:p>18</text:p>
          </table:table-cell>
          <table:table-cell table:formula="of:=ROUND(0.1*[.D357]+[.E356])" office:value-type="float" office:value="67266" calcext:value-type="float">
            <text:p>67266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397227082" calcext:value-type="float">
            <text:p>1397227082</text:p>
          </table:table-cell>
          <table:table-cell table:formula="of:=[.B358]-1396461664" office:value-type="float" office:value="765418" calcext:value-type="float">
            <text:p>765418</text:p>
          </table:table-cell>
          <table:table-cell table:formula="of:=[.C359]-[.C358]" office:value-type="float" office:value="37" calcext:value-type="float">
            <text:p>37</text:p>
          </table:table-cell>
          <table:table-cell table:formula="of:=ROUND(0.1*[.D358]+[.E357])" office:value-type="float" office:value="67270" calcext:value-type="float">
            <text:p>6727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397227119" calcext:value-type="float">
            <text:p>1397227119</text:p>
          </table:table-cell>
          <table:table-cell table:formula="of:=[.B359]-1396461664" office:value-type="float" office:value="765455" calcext:value-type="float">
            <text:p>765455</text:p>
          </table:table-cell>
          <table:table-cell table:formula="of:=[.C360]-[.C359]" office:value-type="float" office:value="45" calcext:value-type="float">
            <text:p>45</text:p>
          </table:table-cell>
          <table:table-cell table:formula="of:=ROUND(0.1*[.D359]+[.E358])" office:value-type="float" office:value="67275" calcext:value-type="float">
            <text:p>6727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397227164" calcext:value-type="float">
            <text:p>1397227164</text:p>
          </table:table-cell>
          <table:table-cell table:formula="of:=[.B360]-1396461664" office:value-type="float" office:value="765500" calcext:value-type="float">
            <text:p>765500</text:p>
          </table:table-cell>
          <table:table-cell table:formula="of:=[.C361]-[.C360]" office:value-type="float" office:value="20" calcext:value-type="float">
            <text:p>20</text:p>
          </table:table-cell>
          <table:table-cell table:formula="of:=ROUND(0.1*[.D360]+[.E359])" office:value-type="float" office:value="67277" calcext:value-type="float">
            <text:p>6727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397227184" calcext:value-type="float">
            <text:p>1397227184</text:p>
          </table:table-cell>
          <table:table-cell table:formula="of:=[.B361]-1396461664" office:value-type="float" office:value="765520" calcext:value-type="float">
            <text:p>765520</text:p>
          </table:table-cell>
          <table:table-cell table:formula="of:=[.C362]-[.C361]" office:value-type="float" office:value="30" calcext:value-type="float">
            <text:p>30</text:p>
          </table:table-cell>
          <table:table-cell table:formula="of:=ROUND(0.1*[.D361]+[.E360])" office:value-type="float" office:value="67280" calcext:value-type="float">
            <text:p>6728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397227214" calcext:value-type="float">
            <text:p>1397227214</text:p>
          </table:table-cell>
          <table:table-cell table:formula="of:=[.B362]-1396461664" office:value-type="float" office:value="765550" calcext:value-type="float">
            <text:p>765550</text:p>
          </table:table-cell>
          <table:table-cell table:formula="of:=[.C363]-[.C362]" office:value-type="float" office:value="62" calcext:value-type="float">
            <text:p>62</text:p>
          </table:table-cell>
          <table:table-cell table:formula="of:=ROUND(0.1*[.D362]+[.E361])" office:value-type="float" office:value="67286" calcext:value-type="float">
            <text:p>6728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397227276" calcext:value-type="float">
            <text:p>1397227276</text:p>
          </table:table-cell>
          <table:table-cell table:formula="of:=[.B363]-1396461664" office:value-type="float" office:value="765612" calcext:value-type="float">
            <text:p>765612</text:p>
          </table:table-cell>
          <table:table-cell table:formula="of:=[.C364]-[.C363]" office:value-type="float" office:value="46" calcext:value-type="float">
            <text:p>46</text:p>
          </table:table-cell>
          <table:table-cell table:formula="of:=ROUND(0.1*[.D363]+[.E362])" office:value-type="float" office:value="67291" calcext:value-type="float">
            <text:p>6729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397227322" calcext:value-type="float">
            <text:p>1397227322</text:p>
          </table:table-cell>
          <table:table-cell table:formula="of:=[.B364]-1396461664" office:value-type="float" office:value="765658" calcext:value-type="float">
            <text:p>765658</text:p>
          </table:table-cell>
          <table:table-cell table:formula="of:=[.C365]-[.C364]" office:value-type="float" office:value="10" calcext:value-type="float">
            <text:p>10</text:p>
          </table:table-cell>
          <table:table-cell table:formula="of:=ROUND(0.1*[.D364]+[.E363])" office:value-type="float" office:value="67292" calcext:value-type="float">
            <text:p>6729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397227332" calcext:value-type="float">
            <text:p>1397227332</text:p>
          </table:table-cell>
          <table:table-cell table:formula="of:=[.B365]-1396461664" office:value-type="float" office:value="765668" calcext:value-type="float">
            <text:p>765668</text:p>
          </table:table-cell>
          <table:table-cell table:formula="of:=[.C366]-[.C365]" office:value-type="float" office:value="7" calcext:value-type="float">
            <text:p>7</text:p>
          </table:table-cell>
          <table:table-cell table:formula="of:=ROUND(0.1*[.D365]+[.E364])" office:value-type="float" office:value="67293" calcext:value-type="float">
            <text:p>6729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397227339" calcext:value-type="float">
            <text:p>1397227339</text:p>
          </table:table-cell>
          <table:table-cell table:formula="of:=[.B366]-1396461664" office:value-type="float" office:value="765675" calcext:value-type="float">
            <text:p>765675</text:p>
          </table:table-cell>
          <table:table-cell table:formula="of:=[.C367]-[.C366]" office:value-type="float" office:value="7" calcext:value-type="float">
            <text:p>7</text:p>
          </table:table-cell>
          <table:table-cell table:formula="of:=ROUND(0.1*[.D366]+[.E365])" office:value-type="float" office:value="67294" calcext:value-type="float">
            <text:p>672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397227346" calcext:value-type="float">
            <text:p>1397227346</text:p>
          </table:table-cell>
          <table:table-cell table:formula="of:=[.B367]-1396461664" office:value-type="float" office:value="765682" calcext:value-type="float">
            <text:p>765682</text:p>
          </table:table-cell>
          <table:table-cell table:formula="of:=[.C368]-[.C367]" office:value-type="float" office:value="22" calcext:value-type="float">
            <text:p>22</text:p>
          </table:table-cell>
          <table:table-cell table:formula="of:=ROUND(0.1*[.D367]+[.E366])" office:value-type="float" office:value="67296" calcext:value-type="float">
            <text:p>67296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397227368" calcext:value-type="float">
            <text:p>1397227368</text:p>
          </table:table-cell>
          <table:table-cell table:formula="of:=[.B368]-1396461664" office:value-type="float" office:value="765704" calcext:value-type="float">
            <text:p>765704</text:p>
          </table:table-cell>
          <table:table-cell table:formula="of:=[.C369]-[.C368]" office:value-type="float" office:value="6" calcext:value-type="float">
            <text:p>6</text:p>
          </table:table-cell>
          <table:table-cell table:formula="of:=ROUND(0.1*[.D368]+[.E367])" office:value-type="float" office:value="67297" calcext:value-type="float">
            <text:p>6729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397227374" calcext:value-type="float">
            <text:p>1397227374</text:p>
          </table:table-cell>
          <table:table-cell table:formula="of:=[.B369]-1396461664" office:value-type="float" office:value="765710" calcext:value-type="float">
            <text:p>765710</text:p>
          </table:table-cell>
          <table:table-cell table:formula="of:=[.C370]-[.C369]" office:value-type="float" office:value="7" calcext:value-type="float">
            <text:p>7</text:p>
          </table:table-cell>
          <table:table-cell table:formula="of:=ROUND(0.1*[.D369]+[.E368])" office:value-type="float" office:value="67298" calcext:value-type="float">
            <text:p>672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397227381" calcext:value-type="float">
            <text:p>1397227381</text:p>
          </table:table-cell>
          <table:table-cell table:formula="of:=[.B370]-1396461664" office:value-type="float" office:value="765717" calcext:value-type="float">
            <text:p>765717</text:p>
          </table:table-cell>
          <table:table-cell table:formula="of:=[.C371]-[.C370]" office:value-type="float" office:value="34" calcext:value-type="float">
            <text:p>34</text:p>
          </table:table-cell>
          <table:table-cell table:formula="of:=ROUND(0.1*[.D370]+[.E369])" office:value-type="float" office:value="67301" calcext:value-type="float">
            <text:p>6730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397227415" calcext:value-type="float">
            <text:p>1397227415</text:p>
          </table:table-cell>
          <table:table-cell table:formula="of:=[.B371]-1396461664" office:value-type="float" office:value="765751" calcext:value-type="float">
            <text:p>765751</text:p>
          </table:table-cell>
          <table:table-cell table:formula="of:=[.C372]-[.C371]" office:value-type="float" office:value="0" calcext:value-type="float">
            <text:p>0</text:p>
          </table:table-cell>
          <table:table-cell table:formula="of:=ROUND(0.1*[.D371]+[.E370])" office:value-type="float" office:value="67301" calcext:value-type="float">
            <text:p>67301</text:p>
          </table:table-cell>
          <table:table-cell office:value-type="float" office:value="58677" calcext:value-type="float">
            <text:p>5867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397227415" calcext:value-type="float">
            <text:p>1397227415</text:p>
          </table:table-cell>
          <table:table-cell table:formula="of:=[.B372]-1396461664" office:value-type="float" office:value="765751" calcext:value-type="float">
            <text:p>765751</text:p>
          </table:table-cell>
          <table:table-cell table:formula="of:=[.C373]-[.C372]" office:value-type="float" office:value="0" calcext:value-type="float">
            <text:p>0</text:p>
          </table:table-cell>
          <table:table-cell table:formula="of:=ROUND(0.1*[.D372]+[.E371])" office:value-type="float" office:value="67301" calcext:value-type="float">
            <text:p>67301</text:p>
          </table:table-cell>
          <table:table-cell office:value-type="float" office:value="58677" calcext:value-type="float">
            <text:p>5867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397227415" calcext:value-type="float">
            <text:p>1397227415</text:p>
          </table:table-cell>
          <table:table-cell table:formula="of:=[.B373]-1396461664" office:value-type="float" office:value="765751" calcext:value-type="float">
            <text:p>765751</text:p>
          </table:table-cell>
          <table:table-cell table:formula="of:=[.C374]-[.C373]" office:value-type="float" office:value="9" calcext:value-type="float">
            <text:p>9</text:p>
          </table:table-cell>
          <table:table-cell table:formula="of:=ROUND(0.1*[.D373]+[.E372])" office:value-type="float" office:value="67302" calcext:value-type="float">
            <text:p>6730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397227424" calcext:value-type="float">
            <text:p>1397227424</text:p>
          </table:table-cell>
          <table:table-cell table:formula="of:=[.B374]-1396461664" office:value-type="float" office:value="765760" calcext:value-type="float">
            <text:p>765760</text:p>
          </table:table-cell>
          <table:table-cell table:formula="of:=[.C375]-[.C374]" office:value-type="float" office:value="18" calcext:value-type="float">
            <text:p>18</text:p>
          </table:table-cell>
          <table:table-cell table:formula="of:=ROUND(0.1*[.D374]+[.E373])" office:value-type="float" office:value="67304" calcext:value-type="float">
            <text:p>6730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397227442" calcext:value-type="float">
            <text:p>1397227442</text:p>
          </table:table-cell>
          <table:table-cell table:formula="of:=[.B375]-1396461664" office:value-type="float" office:value="765778" calcext:value-type="float">
            <text:p>765778</text:p>
          </table:table-cell>
          <table:table-cell table:formula="of:=[.C376]-[.C375]" office:value-type="float" office:value="3" calcext:value-type="float">
            <text:p>3</text:p>
          </table:table-cell>
          <table:table-cell table:formula="of:=ROUND(0.1*[.D375]+[.E374])" office:value-type="float" office:value="67304" calcext:value-type="float">
            <text:p>6730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397227445" calcext:value-type="float">
            <text:p>1397227445</text:p>
          </table:table-cell>
          <table:table-cell table:formula="of:=[.B376]-1396461664" office:value-type="float" office:value="765781" calcext:value-type="float">
            <text:p>765781</text:p>
          </table:table-cell>
          <table:table-cell table:formula="of:=[.C377]-[.C376]" office:value-type="float" office:value="0" calcext:value-type="float">
            <text:p>0</text:p>
          </table:table-cell>
          <table:table-cell table:formula="of:=ROUND(0.1*[.D376]+[.E375])" office:value-type="float" office:value="67304" calcext:value-type="float">
            <text:p>67304</text:p>
          </table:table-cell>
          <table:table-cell office:value-type="float" office:value="99567" calcext:value-type="float">
            <text:p>9956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397227445" calcext:value-type="float">
            <text:p>1397227445</text:p>
          </table:table-cell>
          <table:table-cell table:formula="of:=[.B377]-1396461664" office:value-type="float" office:value="765781" calcext:value-type="float">
            <text:p>765781</text:p>
          </table:table-cell>
          <table:table-cell table:formula="of:=[.C378]-[.C377]" office:value-type="float" office:value="0" calcext:value-type="float">
            <text:p>0</text:p>
          </table:table-cell>
          <table:table-cell table:formula="of:=ROUND(0.1*[.D377]+[.E376])" office:value-type="float" office:value="67304" calcext:value-type="float">
            <text:p>67304</text:p>
          </table:table-cell>
          <table:table-cell office:value-type="float" office:value="99567" calcext:value-type="float">
            <text:p>995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397227445" calcext:value-type="float">
            <text:p>1397227445</text:p>
          </table:table-cell>
          <table:table-cell table:formula="of:=[.B378]-1396461664" office:value-type="float" office:value="765781" calcext:value-type="float">
            <text:p>765781</text:p>
          </table:table-cell>
          <table:table-cell table:formula="of:=[.C379]-[.C378]" office:value-type="float" office:value="16" calcext:value-type="float">
            <text:p>16</text:p>
          </table:table-cell>
          <table:table-cell table:formula="of:=ROUND(0.1*[.D378]+[.E377])" office:value-type="float" office:value="67306" calcext:value-type="float">
            <text:p>6730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397227461" calcext:value-type="float">
            <text:p>1397227461</text:p>
          </table:table-cell>
          <table:table-cell table:formula="of:=[.B379]-1396461664" office:value-type="float" office:value="765797" calcext:value-type="float">
            <text:p>765797</text:p>
          </table:table-cell>
          <table:table-cell table:formula="of:=[.C380]-[.C379]" office:value-type="float" office:value="0" calcext:value-type="float">
            <text:p>0</text:p>
          </table:table-cell>
          <table:table-cell table:formula="of:=ROUND(0.1*[.D379]+[.E378])" office:value-type="float" office:value="67306" calcext:value-type="float">
            <text:p>67306</text:p>
          </table:table-cell>
          <table:table-cell office:value-type="float" office:value="56934" calcext:value-type="float">
            <text:p>5693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397227461" calcext:value-type="float">
            <text:p>1397227461</text:p>
          </table:table-cell>
          <table:table-cell table:formula="of:=[.B380]-1396461664" office:value-type="float" office:value="765797" calcext:value-type="float">
            <text:p>765797</text:p>
          </table:table-cell>
          <table:table-cell table:formula="of:=[.C381]-[.C380]" office:value-type="float" office:value="0" calcext:value-type="float">
            <text:p>0</text:p>
          </table:table-cell>
          <table:table-cell table:formula="of:=ROUND(0.1*[.D380]+[.E379])" office:value-type="float" office:value="67306" calcext:value-type="float">
            <text:p>67306</text:p>
          </table:table-cell>
          <table:table-cell office:value-type="float" office:value="56934" calcext:value-type="float">
            <text:p>569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397227461" calcext:value-type="float">
            <text:p>1397227461</text:p>
          </table:table-cell>
          <table:table-cell table:formula="of:=[.B381]-1396461664" office:value-type="float" office:value="765797" calcext:value-type="float">
            <text:p>765797</text:p>
          </table:table-cell>
          <table:table-cell table:formula="of:=[.C382]-[.C381]" office:value-type="float" office:value="23" calcext:value-type="float">
            <text:p>23</text:p>
          </table:table-cell>
          <table:table-cell table:formula="of:=ROUND(0.1*[.D381]+[.E380])" office:value-type="float" office:value="67308" calcext:value-type="float">
            <text:p>6730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397227484" calcext:value-type="float">
            <text:p>1397227484</text:p>
          </table:table-cell>
          <table:table-cell table:formula="of:=[.B382]-1396461664" office:value-type="float" office:value="765820" calcext:value-type="float">
            <text:p>765820</text:p>
          </table:table-cell>
          <table:table-cell table:formula="of:=[.C383]-[.C382]" office:value-type="float" office:value="47" calcext:value-type="float">
            <text:p>47</text:p>
          </table:table-cell>
          <table:table-cell table:formula="of:=ROUND(0.1*[.D382]+[.E381])" office:value-type="float" office:value="67313" calcext:value-type="float">
            <text:p>6731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397227531" calcext:value-type="float">
            <text:p>1397227531</text:p>
          </table:table-cell>
          <table:table-cell table:formula="of:=[.B383]-1396461664" office:value-type="float" office:value="765867" calcext:value-type="float">
            <text:p>765867</text:p>
          </table:table-cell>
          <table:table-cell table:formula="of:=[.C384]-[.C383]" office:value-type="float" office:value="20" calcext:value-type="float">
            <text:p>20</text:p>
          </table:table-cell>
          <table:table-cell table:formula="of:=ROUND(0.1*[.D383]+[.E382])" office:value-type="float" office:value="67315" calcext:value-type="float">
            <text:p>673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397227551" calcext:value-type="float">
            <text:p>1397227551</text:p>
          </table:table-cell>
          <table:table-cell table:formula="of:=[.B384]-1396461664" office:value-type="float" office:value="765887" calcext:value-type="float">
            <text:p>765887</text:p>
          </table:table-cell>
          <table:table-cell table:formula="of:=[.C385]-[.C384]" office:value-type="float" office:value="2" calcext:value-type="float">
            <text:p>2</text:p>
          </table:table-cell>
          <table:table-cell table:formula="of:=ROUND(0.1*[.D384]+[.E383])" office:value-type="float" office:value="67315" calcext:value-type="float">
            <text:p>6731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397227553" calcext:value-type="float">
            <text:p>1397227553</text:p>
          </table:table-cell>
          <table:table-cell table:formula="of:=[.B385]-1396461664" office:value-type="float" office:value="765889" calcext:value-type="float">
            <text:p>765889</text:p>
          </table:table-cell>
          <table:table-cell table:formula="of:=[.C386]-[.C385]" office:value-type="float" office:value="53" calcext:value-type="float">
            <text:p>53</text:p>
          </table:table-cell>
          <table:table-cell table:formula="of:=ROUND(0.1*[.D385]+[.E384])" office:value-type="float" office:value="67320" calcext:value-type="float">
            <text:p>6732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397227606" calcext:value-type="float">
            <text:p>1397227606</text:p>
          </table:table-cell>
          <table:table-cell table:formula="of:=[.B386]-1396461664" office:value-type="float" office:value="765942" calcext:value-type="float">
            <text:p>765942</text:p>
          </table:table-cell>
          <table:table-cell table:formula="of:=[.C387]-[.C386]" office:value-type="float" office:value="5" calcext:value-type="float">
            <text:p>5</text:p>
          </table:table-cell>
          <table:table-cell table:formula="of:=ROUND(0.1*[.D386]+[.E385])" office:value-type="float" office:value="67321" calcext:value-type="float">
            <text:p>6732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397227611" calcext:value-type="float">
            <text:p>1397227611</text:p>
          </table:table-cell>
          <table:table-cell table:formula="of:=[.B387]-1396461664" office:value-type="float" office:value="765947" calcext:value-type="float">
            <text:p>765947</text:p>
          </table:table-cell>
          <table:table-cell table:formula="of:=[.C388]-[.C387]" office:value-type="float" office:value="3" calcext:value-type="float">
            <text:p>3</text:p>
          </table:table-cell>
          <table:table-cell table:formula="of:=ROUND(0.1*[.D387]+[.E386])" office:value-type="float" office:value="67321" calcext:value-type="float">
            <text:p>67321</text:p>
          </table:table-cell>
          <table:table-cell office:value-type="float" office:value="59455" calcext:value-type="float">
            <text:p>5945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397227614" calcext:value-type="float">
            <text:p>1397227614</text:p>
          </table:table-cell>
          <table:table-cell table:formula="of:=[.B388]-1396461664" office:value-type="float" office:value="765950" calcext:value-type="float">
            <text:p>765950</text:p>
          </table:table-cell>
          <table:table-cell table:formula="of:=[.C389]-[.C388]" office:value-type="float" office:value="1" calcext:value-type="float">
            <text:p>1</text:p>
          </table:table-cell>
          <table:table-cell table:formula="of:=ROUND(0.1*[.D388]+[.E387])" office:value-type="float" office:value="67321" calcext:value-type="float">
            <text:p>67321</text:p>
          </table:table-cell>
          <table:table-cell office:value-type="float" office:value="59455" calcext:value-type="float">
            <text:p>594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397227615" calcext:value-type="float">
            <text:p>1397227615</text:p>
          </table:table-cell>
          <table:table-cell table:formula="of:=[.B389]-1396461664" office:value-type="float" office:value="765951" calcext:value-type="float">
            <text:p>765951</text:p>
          </table:table-cell>
          <table:table-cell table:formula="of:=[.C390]-[.C389]" office:value-type="float" office:value="57" calcext:value-type="float">
            <text:p>57</text:p>
          </table:table-cell>
          <table:table-cell table:formula="of:=ROUND(0.1*[.D389]+[.E388])" office:value-type="float" office:value="67327" calcext:value-type="float">
            <text:p>6732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397227672" calcext:value-type="float">
            <text:p>1397227672</text:p>
          </table:table-cell>
          <table:table-cell table:formula="of:=[.B390]-1396461664" office:value-type="float" office:value="766008" calcext:value-type="float">
            <text:p>766008</text:p>
          </table:table-cell>
          <table:table-cell table:formula="of:=[.C391]-[.C390]" office:value-type="float" office:value="9" calcext:value-type="float">
            <text:p>9</text:p>
          </table:table-cell>
          <table:table-cell table:formula="of:=ROUND(0.1*[.D390]+[.E389])" office:value-type="float" office:value="67328" calcext:value-type="float">
            <text:p>6732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397227681" calcext:value-type="float">
            <text:p>1397227681</text:p>
          </table:table-cell>
          <table:table-cell table:formula="of:=[.B391]-1396461664" office:value-type="float" office:value="766017" calcext:value-type="float">
            <text:p>766017</text:p>
          </table:table-cell>
          <table:table-cell table:formula="of:=[.C392]-[.C391]" office:value-type="float" office:value="37" calcext:value-type="float">
            <text:p>37</text:p>
          </table:table-cell>
          <table:table-cell table:formula="of:=ROUND(0.1*[.D391]+[.E390])" office:value-type="float" office:value="67332" calcext:value-type="float">
            <text:p>6733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397227718" calcext:value-type="float">
            <text:p>1397227718</text:p>
          </table:table-cell>
          <table:table-cell table:formula="of:=[.B392]-1396461664" office:value-type="float" office:value="766054" calcext:value-type="float">
            <text:p>766054</text:p>
          </table:table-cell>
          <table:table-cell table:formula="of:=[.C393]-[.C392]" office:value-type="float" office:value="55" calcext:value-type="float">
            <text:p>55</text:p>
          </table:table-cell>
          <table:table-cell table:formula="of:=ROUND(0.1*[.D392]+[.E391])" office:value-type="float" office:value="67338" calcext:value-type="float">
            <text:p>67338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397227773" calcext:value-type="float">
            <text:p>1397227773</text:p>
          </table:table-cell>
          <table:table-cell table:formula="of:=[.B393]-1396461664" office:value-type="float" office:value="766109" calcext:value-type="float">
            <text:p>766109</text:p>
          </table:table-cell>
          <table:table-cell table:formula="of:=[.C394]-[.C393]" office:value-type="float" office:value="0" calcext:value-type="float">
            <text:p>0</text:p>
          </table:table-cell>
          <table:table-cell table:formula="of:=ROUND(0.1*[.D393]+[.E392])" office:value-type="float" office:value="67338" calcext:value-type="float">
            <text:p>67338</text:p>
          </table:table-cell>
          <table:table-cell office:value-type="float" office:value="45276" calcext:value-type="float">
            <text:p>4527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397227773" calcext:value-type="float">
            <text:p>1397227773</text:p>
          </table:table-cell>
          <table:table-cell table:formula="of:=[.B394]-1396461664" office:value-type="float" office:value="766109" calcext:value-type="float">
            <text:p>766109</text:p>
          </table:table-cell>
          <table:table-cell table:formula="of:=[.C395]-[.C394]" office:value-type="float" office:value="1" calcext:value-type="float">
            <text:p>1</text:p>
          </table:table-cell>
          <table:table-cell table:formula="of:=ROUND(0.1*[.D394]+[.E393])" office:value-type="float" office:value="67338" calcext:value-type="float">
            <text:p>67338</text:p>
          </table:table-cell>
          <table:table-cell office:value-type="float" office:value="45276" calcext:value-type="float">
            <text:p>452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397227774" calcext:value-type="float">
            <text:p>1397227774</text:p>
          </table:table-cell>
          <table:table-cell table:formula="of:=[.B395]-1396461664" office:value-type="float" office:value="766110" calcext:value-type="float">
            <text:p>766110</text:p>
          </table:table-cell>
          <table:table-cell table:formula="of:=[.C396]-[.C395]" office:value-type="float" office:value="15" calcext:value-type="float">
            <text:p>15</text:p>
          </table:table-cell>
          <table:table-cell table:formula="of:=ROUND(0.1*[.D395]+[.E394])" office:value-type="float" office:value="67340" calcext:value-type="float">
            <text:p>6734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397227789" calcext:value-type="float">
            <text:p>1397227789</text:p>
          </table:table-cell>
          <table:table-cell table:formula="of:=[.B396]-1396461664" office:value-type="float" office:value="766125" calcext:value-type="float">
            <text:p>766125</text:p>
          </table:table-cell>
          <table:table-cell table:formula="of:=[.C397]-[.C396]" office:value-type="float" office:value="6" calcext:value-type="float">
            <text:p>6</text:p>
          </table:table-cell>
          <table:table-cell table:formula="of:=ROUND(0.1*[.D396]+[.E395])" office:value-type="float" office:value="67341" calcext:value-type="float">
            <text:p>6734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397227795" calcext:value-type="float">
            <text:p>1397227795</text:p>
          </table:table-cell>
          <table:table-cell table:formula="of:=[.B397]-1396461664" office:value-type="float" office:value="766131" calcext:value-type="float">
            <text:p>766131</text:p>
          </table:table-cell>
          <table:table-cell table:formula="of:=[.C398]-[.C397]" office:value-type="float" office:value="1" calcext:value-type="float">
            <text:p>1</text:p>
          </table:table-cell>
          <table:table-cell table:formula="of:=ROUND(0.1*[.D397]+[.E396])" office:value-type="float" office:value="67341" calcext:value-type="float">
            <text:p>6734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397227796" calcext:value-type="float">
            <text:p>1397227796</text:p>
          </table:table-cell>
          <table:table-cell table:formula="of:=[.B398]-1396461664" office:value-type="float" office:value="766132" calcext:value-type="float">
            <text:p>766132</text:p>
          </table:table-cell>
          <table:table-cell table:formula="of:=[.C399]-[.C398]" office:value-type="float" office:value="35" calcext:value-type="float">
            <text:p>35</text:p>
          </table:table-cell>
          <table:table-cell table:formula="of:=ROUND(0.1*[.D398]+[.E397])" office:value-type="float" office:value="67345" calcext:value-type="float">
            <text:p>6734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397227831" calcext:value-type="float">
            <text:p>1397227831</text:p>
          </table:table-cell>
          <table:table-cell table:formula="of:=[.B399]-1396461664" office:value-type="float" office:value="766167" calcext:value-type="float">
            <text:p>766167</text:p>
          </table:table-cell>
          <table:table-cell table:formula="of:=[.C400]-[.C399]" office:value-type="float" office:value="51" calcext:value-type="float">
            <text:p>51</text:p>
          </table:table-cell>
          <table:table-cell table:formula="of:=ROUND(0.1*[.D399]+[.E398])" office:value-type="float" office:value="67350" calcext:value-type="float">
            <text:p>673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397227882" calcext:value-type="float">
            <text:p>1397227882</text:p>
          </table:table-cell>
          <table:table-cell table:formula="of:=[.B400]-1396461664" office:value-type="float" office:value="766218" calcext:value-type="float">
            <text:p>766218</text:p>
          </table:table-cell>
          <table:table-cell table:formula="of:=[.C401]-[.C400]" office:value-type="float" office:value="31" calcext:value-type="float">
            <text:p>31</text:p>
          </table:table-cell>
          <table:table-cell table:formula="of:=ROUND(0.1*[.D400]+[.E399])" office:value-type="float" office:value="67353" calcext:value-type="float">
            <text:p>6735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1397227913" calcext:value-type="float">
            <text:p>1397227913</text:p>
          </table:table-cell>
          <table:table-cell table:formula="of:=[.B401]-1396461664" office:value-type="float" office:value="766249" calcext:value-type="float">
            <text:p>766249</text:p>
          </table:table-cell>
          <table:table-cell table:formula="of:=[.C402]-[.C401]" office:value-type="float" office:value="12" calcext:value-type="float">
            <text:p>12</text:p>
          </table:table-cell>
          <table:table-cell table:formula="of:=ROUND(0.1*[.D401]+[.E400])" office:value-type="float" office:value="67354" calcext:value-type="float">
            <text:p>6735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1397227925" calcext:value-type="float">
            <text:p>1397227925</text:p>
          </table:table-cell>
          <table:table-cell table:formula="of:=[.B402]-1396461664" office:value-type="float" office:value="766261" calcext:value-type="float">
            <text:p>766261</text:p>
          </table:table-cell>
          <table:table-cell table:formula="of:=[.C403]-[.C402]" office:value-type="float" office:value="33" calcext:value-type="float">
            <text:p>33</text:p>
          </table:table-cell>
          <table:table-cell table:formula="of:=ROUND(0.1*[.D402]+[.E401])" office:value-type="float" office:value="67357" calcext:value-type="float">
            <text:p>6735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1397227958" calcext:value-type="float">
            <text:p>1397227958</text:p>
          </table:table-cell>
          <table:table-cell table:formula="of:=[.B403]-1396461664" office:value-type="float" office:value="766294" calcext:value-type="float">
            <text:p>766294</text:p>
          </table:table-cell>
          <table:table-cell table:formula="of:=[.C404]-[.C403]" office:value-type="float" office:value="49" calcext:value-type="float">
            <text:p>49</text:p>
          </table:table-cell>
          <table:table-cell table:formula="of:=ROUND(0.1*[.D403]+[.E402])" office:value-type="float" office:value="67362" calcext:value-type="float">
            <text:p>6736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1397228007" calcext:value-type="float">
            <text:p>1397228007</text:p>
          </table:table-cell>
          <table:table-cell table:formula="of:=[.B404]-1396461664" office:value-type="float" office:value="766343" calcext:value-type="float">
            <text:p>766343</text:p>
          </table:table-cell>
          <table:table-cell table:formula="of:=[.C405]-[.C404]" office:value-type="float" office:value="46" calcext:value-type="float">
            <text:p>46</text:p>
          </table:table-cell>
          <table:table-cell table:formula="of:=ROUND(0.1*[.D404]+[.E403])" office:value-type="float" office:value="67367" calcext:value-type="float">
            <text:p>6736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1397228053" calcext:value-type="float">
            <text:p>1397228053</text:p>
          </table:table-cell>
          <table:table-cell table:formula="of:=[.B405]-1396461664" office:value-type="float" office:value="766389" calcext:value-type="float">
            <text:p>766389</text:p>
          </table:table-cell>
          <table:table-cell table:formula="of:=[.C406]-[.C405]" office:value-type="float" office:value="30" calcext:value-type="float">
            <text:p>30</text:p>
          </table:table-cell>
          <table:table-cell table:formula="of:=ROUND(0.1*[.D405]+[.E404])" office:value-type="float" office:value="67370" calcext:value-type="float">
            <text:p>673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1397228083" calcext:value-type="float">
            <text:p>1397228083</text:p>
          </table:table-cell>
          <table:table-cell table:formula="of:=[.B406]-1396461664" office:value-type="float" office:value="766419" calcext:value-type="float">
            <text:p>766419</text:p>
          </table:table-cell>
          <table:table-cell table:formula="of:=[.C407]-[.C406]" office:value-type="float" office:value="30" calcext:value-type="float">
            <text:p>30</text:p>
          </table:table-cell>
          <table:table-cell table:formula="of:=ROUND(0.1*[.D406]+[.E405])" office:value-type="float" office:value="67373" calcext:value-type="float">
            <text:p>6737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1397228113" calcext:value-type="float">
            <text:p>1397228113</text:p>
          </table:table-cell>
          <table:table-cell table:formula="of:=[.B407]-1396461664" office:value-type="float" office:value="766449" calcext:value-type="float">
            <text:p>766449</text:p>
          </table:table-cell>
          <table:table-cell table:formula="of:=[.C408]-[.C407]" office:value-type="float" office:value="8" calcext:value-type="float">
            <text:p>8</text:p>
          </table:table-cell>
          <table:table-cell table:formula="of:=ROUND(0.1*[.D407]+[.E406])" office:value-type="float" office:value="67374" calcext:value-type="float">
            <text:p>673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1397228121" calcext:value-type="float">
            <text:p>1397228121</text:p>
          </table:table-cell>
          <table:table-cell table:formula="of:=[.B408]-1396461664" office:value-type="float" office:value="766457" calcext:value-type="float">
            <text:p>766457</text:p>
          </table:table-cell>
          <table:table-cell table:formula="of:=[.C409]-[.C408]" office:value-type="float" office:value="42" calcext:value-type="float">
            <text:p>42</text:p>
          </table:table-cell>
          <table:table-cell table:formula="of:=ROUND(0.1*[.D408]+[.E407])" office:value-type="float" office:value="67378" calcext:value-type="float">
            <text:p>6737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1397228163" calcext:value-type="float">
            <text:p>1397228163</text:p>
          </table:table-cell>
          <table:table-cell table:formula="of:=[.B409]-1396461664" office:value-type="float" office:value="766499" calcext:value-type="float">
            <text:p>766499</text:p>
          </table:table-cell>
          <table:table-cell table:formula="of:=[.C410]-[.C409]" office:value-type="float" office:value="15" calcext:value-type="float">
            <text:p>15</text:p>
          </table:table-cell>
          <table:table-cell table:formula="of:=ROUND(0.1*[.D409]+[.E408])" office:value-type="float" office:value="67380" calcext:value-type="float">
            <text:p>6738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1397228178" calcext:value-type="float">
            <text:p>1397228178</text:p>
          </table:table-cell>
          <table:table-cell table:formula="of:=[.B410]-1396461664" office:value-type="float" office:value="766514" calcext:value-type="float">
            <text:p>766514</text:p>
          </table:table-cell>
          <table:table-cell table:formula="of:=[.C411]-[.C410]" office:value-type="float" office:value="47" calcext:value-type="float">
            <text:p>47</text:p>
          </table:table-cell>
          <table:table-cell table:formula="of:=ROUND(0.1*[.D410]+[.E409])" office:value-type="float" office:value="67385" calcext:value-type="float">
            <text:p>67385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1397228225" calcext:value-type="float">
            <text:p>1397228225</text:p>
          </table:table-cell>
          <table:table-cell table:formula="of:=[.B411]-1396461664" office:value-type="float" office:value="766561" calcext:value-type="float">
            <text:p>766561</text:p>
          </table:table-cell>
          <table:table-cell table:formula="of:=[.C412]-[.C411]" office:value-type="float" office:value="54" calcext:value-type="float">
            <text:p>54</text:p>
          </table:table-cell>
          <table:table-cell table:formula="of:=ROUND(0.1*[.D411]+[.E410])" office:value-type="float" office:value="67390" calcext:value-type="float">
            <text:p>6739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1397228279" calcext:value-type="float">
            <text:p>1397228279</text:p>
          </table:table-cell>
          <table:table-cell table:formula="of:=[.B412]-1396461664" office:value-type="float" office:value="766615" calcext:value-type="float">
            <text:p>766615</text:p>
          </table:table-cell>
          <table:table-cell table:formula="of:=[.C413]-[.C412]" office:value-type="float" office:value="36" calcext:value-type="float">
            <text:p>36</text:p>
          </table:table-cell>
          <table:table-cell table:formula="of:=ROUND(0.1*[.D412]+[.E411])" office:value-type="float" office:value="67394" calcext:value-type="float">
            <text:p>6739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1397228315" calcext:value-type="float">
            <text:p>1397228315</text:p>
          </table:table-cell>
          <table:table-cell table:formula="of:=[.B413]-1396461664" office:value-type="float" office:value="766651" calcext:value-type="float">
            <text:p>766651</text:p>
          </table:table-cell>
          <table:table-cell table:formula="of:=[.C414]-[.C413]" office:value-type="float" office:value="8" calcext:value-type="float">
            <text:p>8</text:p>
          </table:table-cell>
          <table:table-cell table:formula="of:=ROUND(0.1*[.D413]+[.E412])" office:value-type="float" office:value="67395" calcext:value-type="float">
            <text:p>673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1397228323" calcext:value-type="float">
            <text:p>1397228323</text:p>
          </table:table-cell>
          <table:table-cell table:formula="of:=[.B414]-1396461664" office:value-type="float" office:value="766659" calcext:value-type="float">
            <text:p>766659</text:p>
          </table:table-cell>
          <table:table-cell table:formula="of:=[.C415]-[.C414]" office:value-type="float" office:value="20" calcext:value-type="float">
            <text:p>20</text:p>
          </table:table-cell>
          <table:table-cell table:formula="of:=ROUND(0.1*[.D414]+[.E413])" office:value-type="float" office:value="67397" calcext:value-type="float">
            <text:p>6739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1397228343" calcext:value-type="float">
            <text:p>1397228343</text:p>
          </table:table-cell>
          <table:table-cell table:formula="of:=[.B415]-1396461664" office:value-type="float" office:value="766679" calcext:value-type="float">
            <text:p>766679</text:p>
          </table:table-cell>
          <table:table-cell table:formula="of:=[.C416]-[.C415]" office:value-type="float" office:value="69" calcext:value-type="float">
            <text:p>69</text:p>
          </table:table-cell>
          <table:table-cell table:formula="of:=ROUND(0.1*[.D415]+[.E414])" office:value-type="float" office:value="67404" calcext:value-type="float">
            <text:p>6740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1397228412" calcext:value-type="float">
            <text:p>1397228412</text:p>
          </table:table-cell>
          <table:table-cell table:formula="of:=[.B416]-1396461664" office:value-type="float" office:value="766748" calcext:value-type="float">
            <text:p>766748</text:p>
          </table:table-cell>
          <table:table-cell table:formula="of:=[.C417]-[.C416]" office:value-type="float" office:value="15" calcext:value-type="float">
            <text:p>15</text:p>
          </table:table-cell>
          <table:table-cell table:formula="of:=ROUND(0.1*[.D416]+[.E415])" office:value-type="float" office:value="67406" calcext:value-type="float">
            <text:p>6740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1397228427" calcext:value-type="float">
            <text:p>1397228427</text:p>
          </table:table-cell>
          <table:table-cell table:formula="of:=[.B417]-1396461664" office:value-type="float" office:value="766763" calcext:value-type="float">
            <text:p>766763</text:p>
          </table:table-cell>
          <table:table-cell table:formula="of:=[.C418]-[.C417]" office:value-type="float" office:value="10" calcext:value-type="float">
            <text:p>10</text:p>
          </table:table-cell>
          <table:table-cell table:formula="of:=ROUND(0.1*[.D417]+[.E416])" office:value-type="float" office:value="67407" calcext:value-type="float">
            <text:p>67407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1397228437" calcext:value-type="float">
            <text:p>1397228437</text:p>
          </table:table-cell>
          <table:table-cell table:formula="of:=[.B418]-1396461664" office:value-type="float" office:value="766773" calcext:value-type="float">
            <text:p>766773</text:p>
          </table:table-cell>
          <table:table-cell table:formula="of:=[.C419]-[.C418]" office:value-type="float" office:value="74" calcext:value-type="float">
            <text:p>74</text:p>
          </table:table-cell>
          <table:table-cell table:formula="of:=ROUND(0.1*[.D418]+[.E417])" office:value-type="float" office:value="67414" calcext:value-type="float">
            <text:p>67414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1397228511" calcext:value-type="float">
            <text:p>1397228511</text:p>
          </table:table-cell>
          <table:table-cell table:formula="of:=[.B419]-1396461664" office:value-type="float" office:value="766847" calcext:value-type="float">
            <text:p>766847</text:p>
          </table:table-cell>
          <table:table-cell table:formula="of:=[.C420]-[.C419]" office:value-type="float" office:value="3" calcext:value-type="float">
            <text:p>3</text:p>
          </table:table-cell>
          <table:table-cell table:formula="of:=ROUND(0.1*[.D419]+[.E418])" office:value-type="float" office:value="67414" calcext:value-type="float">
            <text:p>67414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1397228514" calcext:value-type="float">
            <text:p>1397228514</text:p>
          </table:table-cell>
          <table:table-cell table:formula="of:=[.B420]-1396461664" office:value-type="float" office:value="766850" calcext:value-type="float">
            <text:p>766850</text:p>
          </table:table-cell>
          <table:table-cell table:formula="of:=[.C421]-[.C420]" office:value-type="float" office:value="67" calcext:value-type="float">
            <text:p>67</text:p>
          </table:table-cell>
          <table:table-cell table:formula="of:=ROUND(0.1*[.D420]+[.E419])" office:value-type="float" office:value="67421" calcext:value-type="float">
            <text:p>67421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1397228581" calcext:value-type="float">
            <text:p>1397228581</text:p>
          </table:table-cell>
          <table:table-cell table:formula="of:=[.B421]-1396461664" office:value-type="float" office:value="766917" calcext:value-type="float">
            <text:p>766917</text:p>
          </table:table-cell>
          <table:table-cell table:formula="of:=[.C422]-[.C421]" office:value-type="float" office:value="8" calcext:value-type="float">
            <text:p>8</text:p>
          </table:table-cell>
          <table:table-cell table:formula="of:=ROUND(0.1*[.D421]+[.E420])" office:value-type="float" office:value="67422" calcext:value-type="float">
            <text:p>674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1397228589" calcext:value-type="float">
            <text:p>1397228589</text:p>
          </table:table-cell>
          <table:table-cell table:formula="of:=[.B422]-1396461664" office:value-type="float" office:value="766925" calcext:value-type="float">
            <text:p>766925</text:p>
          </table:table-cell>
          <table:table-cell table:formula="of:=[.C423]-[.C422]" office:value-type="float" office:value="22" calcext:value-type="float">
            <text:p>22</text:p>
          </table:table-cell>
          <table:table-cell table:formula="of:=ROUND(0.1*[.D422]+[.E421])" office:value-type="float" office:value="67424" calcext:value-type="float">
            <text:p>674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1397228611" calcext:value-type="float">
            <text:p>1397228611</text:p>
          </table:table-cell>
          <table:table-cell table:formula="of:=[.B423]-1396461664" office:value-type="float" office:value="766947" calcext:value-type="float">
            <text:p>766947</text:p>
          </table:table-cell>
          <table:table-cell table:formula="of:=[.C424]-[.C423]" office:value-type="float" office:value="105" calcext:value-type="float">
            <text:p>105</text:p>
          </table:table-cell>
          <table:table-cell table:formula="of:=ROUND(0.1*[.D423]+[.E422])" office:value-type="float" office:value="67435" calcext:value-type="float">
            <text:p>67435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1397228716" calcext:value-type="float">
            <text:p>1397228716</text:p>
          </table:table-cell>
          <table:table-cell table:formula="of:=[.B424]-1396461664" office:value-type="float" office:value="767052" calcext:value-type="float">
            <text:p>767052</text:p>
          </table:table-cell>
          <table:table-cell table:formula="of:=[.C425]-[.C424]" office:value-type="float" office:value="109" calcext:value-type="float">
            <text:p>109</text:p>
          </table:table-cell>
          <table:table-cell table:formula="of:=ROUND(0.1*[.D424]+[.E423])" office:value-type="float" office:value="67446" calcext:value-type="float">
            <text:p>67446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1397228825" calcext:value-type="float">
            <text:p>1397228825</text:p>
          </table:table-cell>
          <table:table-cell table:formula="of:=[.B425]-1396461664" office:value-type="float" office:value="767161" calcext:value-type="float">
            <text:p>767161</text:p>
          </table:table-cell>
          <table:table-cell table:formula="of:=[.C426]-[.C425]" office:value-type="float" office:value="84" calcext:value-type="float">
            <text:p>84</text:p>
          </table:table-cell>
          <table:table-cell table:formula="of:=ROUND(0.1*[.D425]+[.E424])" office:value-type="float" office:value="67454" calcext:value-type="float">
            <text:p>67454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1397228909" calcext:value-type="float">
            <text:p>1397228909</text:p>
          </table:table-cell>
          <table:table-cell table:formula="of:=[.B426]-1396461664" office:value-type="float" office:value="767245" calcext:value-type="float">
            <text:p>767245</text:p>
          </table:table-cell>
          <table:table-cell table:formula="of:=[.C427]-[.C426]" office:value-type="float" office:value="94" calcext:value-type="float">
            <text:p>94</text:p>
          </table:table-cell>
          <table:table-cell table:formula="of:=ROUND(0.1*[.D426]+[.E425])" office:value-type="float" office:value="67463" calcext:value-type="float">
            <text:p>6746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1397229003" calcext:value-type="float">
            <text:p>1397229003</text:p>
          </table:table-cell>
          <table:table-cell table:formula="of:=[.B427]-1396461664" office:value-type="float" office:value="767339" calcext:value-type="float">
            <text:p>767339</text:p>
          </table:table-cell>
          <table:table-cell table:formula="of:=[.C428]-[.C427]" office:value-type="float" office:value="119" calcext:value-type="float">
            <text:p>119</text:p>
          </table:table-cell>
          <table:table-cell table:formula="of:=ROUND(0.1*[.D427]+[.E426])" office:value-type="float" office:value="67475" calcext:value-type="float">
            <text:p>67475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1397229122" calcext:value-type="float">
            <text:p>1397229122</text:p>
          </table:table-cell>
          <table:table-cell table:formula="of:=[.B428]-1396461664" office:value-type="float" office:value="767458" calcext:value-type="float">
            <text:p>767458</text:p>
          </table:table-cell>
          <table:table-cell table:formula="of:=[.C429]-[.C428]" office:value-type="float" office:value="116" calcext:value-type="float">
            <text:p>116</text:p>
          </table:table-cell>
          <table:table-cell table:formula="of:=ROUND(0.1*[.D428]+[.E427])" office:value-type="float" office:value="67487" calcext:value-type="float">
            <text:p>6748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1397229238" calcext:value-type="float">
            <text:p>1397229238</text:p>
          </table:table-cell>
          <table:table-cell table:formula="of:=[.B429]-1396461664" office:value-type="float" office:value="767574" calcext:value-type="float">
            <text:p>767574</text:p>
          </table:table-cell>
          <table:table-cell table:formula="of:=[.C430]-[.C429]" office:value-type="float" office:value="114" calcext:value-type="float">
            <text:p>114</text:p>
          </table:table-cell>
          <table:table-cell table:formula="of:=ROUND(0.1*[.D429]+[.E428])" office:value-type="float" office:value="67498" calcext:value-type="float">
            <text:p>6749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1397229352" calcext:value-type="float">
            <text:p>1397229352</text:p>
          </table:table-cell>
          <table:table-cell table:formula="of:=[.B430]-1396461664" office:value-type="float" office:value="767688" calcext:value-type="float">
            <text:p>767688</text:p>
          </table:table-cell>
          <table:table-cell table:formula="of:=[.C431]-[.C430]" office:value-type="float" office:value="123" calcext:value-type="float">
            <text:p>123</text:p>
          </table:table-cell>
          <table:table-cell table:formula="of:=ROUND(0.1*[.D430]+[.E429])" office:value-type="float" office:value="67510" calcext:value-type="float">
            <text:p>6751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1397229475" calcext:value-type="float">
            <text:p>1397229475</text:p>
          </table:table-cell>
          <table:table-cell table:formula="of:=[.B431]-1396461664" office:value-type="float" office:value="767811" calcext:value-type="float">
            <text:p>767811</text:p>
          </table:table-cell>
          <table:table-cell table:formula="of:=[.C432]-[.C431]" office:value-type="float" office:value="10" calcext:value-type="float">
            <text:p>10</text:p>
          </table:table-cell>
          <table:table-cell table:formula="of:=ROUND(0.1*[.D431]+[.E430])" office:value-type="float" office:value="67511" calcext:value-type="float">
            <text:p>675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1397229485" calcext:value-type="float">
            <text:p>1397229485</text:p>
          </table:table-cell>
          <table:table-cell table:formula="of:=[.B432]-1396461664" office:value-type="float" office:value="767821" calcext:value-type="float">
            <text:p>767821</text:p>
          </table:table-cell>
          <table:table-cell table:formula="of:=[.C433]-[.C432]" office:value-type="float" office:value="145" calcext:value-type="float">
            <text:p>145</text:p>
          </table:table-cell>
          <table:table-cell table:formula="of:=ROUND(0.1*[.D432]+[.E431])" office:value-type="float" office:value="67526" calcext:value-type="float">
            <text:p>67526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1397229630" calcext:value-type="float">
            <text:p>1397229630</text:p>
          </table:table-cell>
          <table:table-cell table:formula="of:=[.B433]-1396461664" office:value-type="float" office:value="767966" calcext:value-type="float">
            <text:p>767966</text:p>
          </table:table-cell>
          <table:table-cell table:formula="of:=[.C434]-[.C433]" office:value-type="float" office:value="127" calcext:value-type="float">
            <text:p>127</text:p>
          </table:table-cell>
          <table:table-cell table:formula="of:=ROUND(0.1*[.D433]+[.E432])" office:value-type="float" office:value="67539" calcext:value-type="float">
            <text:p>6753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1397229757" calcext:value-type="float">
            <text:p>1397229757</text:p>
          </table:table-cell>
          <table:table-cell table:formula="of:=[.B434]-1396461664" office:value-type="float" office:value="768093" calcext:value-type="float">
            <text:p>768093</text:p>
          </table:table-cell>
          <table:table-cell table:formula="of:=[.C435]-[.C434]" office:value-type="float" office:value="122" calcext:value-type="float">
            <text:p>122</text:p>
          </table:table-cell>
          <table:table-cell table:formula="of:=ROUND(0.1*[.D434]+[.E433])" office:value-type="float" office:value="67551" calcext:value-type="float">
            <text:p>6755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1397229879" calcext:value-type="float">
            <text:p>1397229879</text:p>
          </table:table-cell>
          <table:table-cell table:formula="of:=[.B435]-1396461664" office:value-type="float" office:value="768215" calcext:value-type="float">
            <text:p>768215</text:p>
          </table:table-cell>
          <table:table-cell table:formula="of:=[.C436]-[.C435]" office:value-type="float" office:value="162" calcext:value-type="float">
            <text:p>162</text:p>
          </table:table-cell>
          <table:table-cell table:formula="of:=ROUND(0.1*[.D435]+[.E434])" office:value-type="float" office:value="67567" calcext:value-type="float">
            <text:p>67567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1397230041" calcext:value-type="float">
            <text:p>1397230041</text:p>
          </table:table-cell>
          <table:table-cell table:formula="of:=[.B436]-1396461664" office:value-type="float" office:value="768377" calcext:value-type="float">
            <text:p>768377</text:p>
          </table:table-cell>
          <table:table-cell table:formula="of:=[.C437]-[.C436]" office:value-type="float" office:value="113" calcext:value-type="float">
            <text:p>113</text:p>
          </table:table-cell>
          <table:table-cell table:formula="of:=ROUND(0.1*[.D436]+[.E435])" office:value-type="float" office:value="67578" calcext:value-type="float">
            <text:p>67578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1397230154" calcext:value-type="float">
            <text:p>1397230154</text:p>
          </table:table-cell>
          <table:table-cell table:formula="of:=[.B437]-1396461664" office:value-type="float" office:value="768490" calcext:value-type="float">
            <text:p>768490</text:p>
          </table:table-cell>
          <table:table-cell table:formula="of:=[.C438]-[.C437]" office:value-type="float" office:value="54" calcext:value-type="float">
            <text:p>54</text:p>
          </table:table-cell>
          <table:table-cell table:formula="of:=ROUND(0.1*[.D437]+[.E436])" office:value-type="float" office:value="67583" calcext:value-type="float">
            <text:p>67583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1397230208" calcext:value-type="float">
            <text:p>1397230208</text:p>
          </table:table-cell>
          <table:table-cell table:formula="of:=[.B438]-1396461664" office:value-type="float" office:value="768544" calcext:value-type="float">
            <text:p>768544</text:p>
          </table:table-cell>
          <table:table-cell table:formula="of:=[.C439]-[.C438]" office:value-type="float" office:value="0" calcext:value-type="float">
            <text:p>0</text:p>
          </table:table-cell>
          <table:table-cell table:formula="of:=ROUND(0.1*[.D438]+[.E437])" office:value-type="float" office:value="67583" calcext:value-type="float">
            <text:p>67583</text:p>
          </table:table-cell>
          <table:table-cell office:value-type="float" office:value="86906" calcext:value-type="float">
            <text:p>8690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1397230208" calcext:value-type="float">
            <text:p>1397230208</text:p>
          </table:table-cell>
          <table:table-cell table:formula="of:=[.B439]-1396461664" office:value-type="float" office:value="768544" calcext:value-type="float">
            <text:p>768544</text:p>
          </table:table-cell>
          <table:table-cell table:formula="of:=[.C440]-[.C439]" office:value-type="float" office:value="0" calcext:value-type="float">
            <text:p>0</text:p>
          </table:table-cell>
          <table:table-cell table:formula="of:=ROUND(0.1*[.D439]+[.E438])" office:value-type="float" office:value="67583" calcext:value-type="float">
            <text:p>67583</text:p>
          </table:table-cell>
          <table:table-cell office:value-type="float" office:value="86906" calcext:value-type="float">
            <text:p>869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1397230208" calcext:value-type="float">
            <text:p>1397230208</text:p>
          </table:table-cell>
          <table:table-cell table:formula="of:=[.B440]-1396461664" office:value-type="float" office:value="768544" calcext:value-type="float">
            <text:p>768544</text:p>
          </table:table-cell>
          <table:table-cell table:formula="of:=[.C441]-[.C440]" office:value-type="float" office:value="26" calcext:value-type="float">
            <text:p>26</text:p>
          </table:table-cell>
          <table:table-cell table:formula="of:=ROUND(0.1*[.D440]+[.E439])" office:value-type="float" office:value="67586" calcext:value-type="float">
            <text:p>6758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1397230234" calcext:value-type="float">
            <text:p>1397230234</text:p>
          </table:table-cell>
          <table:table-cell table:formula="of:=[.B441]-1396461664" office:value-type="float" office:value="768570" calcext:value-type="float">
            <text:p>768570</text:p>
          </table:table-cell>
          <table:table-cell table:formula="of:=[.C442]-[.C441]" office:value-type="float" office:value="0" calcext:value-type="float">
            <text:p>0</text:p>
          </table:table-cell>
          <table:table-cell table:formula="of:=ROUND(0.1*[.D441]+[.E440])" office:value-type="float" office:value="67586" calcext:value-type="float">
            <text:p>67586</text:p>
          </table:table-cell>
          <table:table-cell office:value-type="float" office:value="132302" calcext:value-type="float">
            <text:p>13230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1397230234" calcext:value-type="float">
            <text:p>1397230234</text:p>
          </table:table-cell>
          <table:table-cell table:formula="of:=[.B442]-1396461664" office:value-type="float" office:value="768570" calcext:value-type="float">
            <text:p>768570</text:p>
          </table:table-cell>
          <table:table-cell table:formula="of:=[.C443]-[.C442]" office:value-type="float" office:value="0" calcext:value-type="float">
            <text:p>0</text:p>
          </table:table-cell>
          <table:table-cell table:formula="of:=ROUND(0.1*[.D442]+[.E441])" office:value-type="float" office:value="67586" calcext:value-type="float">
            <text:p>67586</text:p>
          </table:table-cell>
          <table:table-cell office:value-type="float" office:value="132302" calcext:value-type="float">
            <text:p>1323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1397230234" calcext:value-type="float">
            <text:p>1397230234</text:p>
          </table:table-cell>
          <table:table-cell table:formula="of:=[.B443]-1396461664" office:value-type="float" office:value="768570" calcext:value-type="float">
            <text:p>768570</text:p>
          </table:table-cell>
          <table:table-cell table:formula="of:=[.C444]-[.C443]" office:value-type="float" office:value="27" calcext:value-type="float">
            <text:p>27</text:p>
          </table:table-cell>
          <table:table-cell table:formula="of:=ROUND(0.1*[.D443]+[.E442])" office:value-type="float" office:value="67589" calcext:value-type="float">
            <text:p>6758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1397230261" calcext:value-type="float">
            <text:p>1397230261</text:p>
          </table:table-cell>
          <table:table-cell table:formula="of:=[.B444]-1396461664" office:value-type="float" office:value="768597" calcext:value-type="float">
            <text:p>768597</text:p>
          </table:table-cell>
          <table:table-cell table:formula="of:=[.C445]-[.C444]" office:value-type="float" office:value="0" calcext:value-type="float">
            <text:p>0</text:p>
          </table:table-cell>
          <table:table-cell table:formula="of:=ROUND(0.1*[.D444]+[.E443])" office:value-type="float" office:value="67589" calcext:value-type="float">
            <text:p>67589</text:p>
          </table:table-cell>
          <table:table-cell office:value-type="float" office:value="84938" calcext:value-type="float">
            <text:p>8493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397230261" calcext:value-type="float">
            <text:p>1397230261</text:p>
          </table:table-cell>
          <table:table-cell table:formula="of:=[.B445]-1396461664" office:value-type="float" office:value="768597" calcext:value-type="float">
            <text:p>768597</text:p>
          </table:table-cell>
          <table:table-cell table:formula="of:=[.C446]-[.C445]" office:value-type="float" office:value="1" calcext:value-type="float">
            <text:p>1</text:p>
          </table:table-cell>
          <table:table-cell table:formula="of:=ROUND(0.1*[.D445]+[.E444])" office:value-type="float" office:value="67589" calcext:value-type="float">
            <text:p>67589</text:p>
          </table:table-cell>
          <table:table-cell office:value-type="float" office:value="84938" calcext:value-type="float">
            <text:p>849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1397230262" calcext:value-type="float">
            <text:p>1397230262</text:p>
          </table:table-cell>
          <table:table-cell table:formula="of:=[.B446]-1396461664" office:value-type="float" office:value="768598" calcext:value-type="float">
            <text:p>768598</text:p>
          </table:table-cell>
          <table:table-cell table:formula="of:=[.C447]-[.C446]" office:value-type="float" office:value="31" calcext:value-type="float">
            <text:p>31</text:p>
          </table:table-cell>
          <table:table-cell table:formula="of:=ROUND(0.1*[.D446]+[.E445])" office:value-type="float" office:value="67592" calcext:value-type="float">
            <text:p>6759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1397230293" calcext:value-type="float">
            <text:p>1397230293</text:p>
          </table:table-cell>
          <table:table-cell table:formula="of:=[.B447]-1396461664" office:value-type="float" office:value="768629" calcext:value-type="float">
            <text:p>768629</text:p>
          </table:table-cell>
          <table:table-cell table:formula="of:=[.C448]-[.C447]" office:value-type="float" office:value="0" calcext:value-type="float">
            <text:p>0</text:p>
          </table:table-cell>
          <table:table-cell table:formula="of:=ROUND(0.1*[.D447]+[.E446])" office:value-type="float" office:value="67592" calcext:value-type="float">
            <text:p>67592</text:p>
          </table:table-cell>
          <table:table-cell office:value-type="float" office:value="262280" calcext:value-type="float">
            <text:p>26228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1397230293" calcext:value-type="float">
            <text:p>1397230293</text:p>
          </table:table-cell>
          <table:table-cell table:formula="of:=[.B448]-1396461664" office:value-type="float" office:value="768629" calcext:value-type="float">
            <text:p>768629</text:p>
          </table:table-cell>
          <table:table-cell table:formula="of:=[.C449]-[.C448]" office:value-type="float" office:value="0" calcext:value-type="float">
            <text:p>0</text:p>
          </table:table-cell>
          <table:table-cell table:formula="of:=ROUND(0.1*[.D448]+[.E447])" office:value-type="float" office:value="67592" calcext:value-type="float">
            <text:p>67592</text:p>
          </table:table-cell>
          <table:table-cell office:value-type="float" office:value="262280" calcext:value-type="float">
            <text:p>2622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1397230293" calcext:value-type="float">
            <text:p>1397230293</text:p>
          </table:table-cell>
          <table:table-cell table:formula="of:=[.B449]-1396461664" office:value-type="float" office:value="768629" calcext:value-type="float">
            <text:p>768629</text:p>
          </table:table-cell>
          <table:table-cell table:formula="of:=[.C450]-[.C449]" office:value-type="float" office:value="26" calcext:value-type="float">
            <text:p>26</text:p>
          </table:table-cell>
          <table:table-cell table:formula="of:=ROUND(0.1*[.D449]+[.E448])" office:value-type="float" office:value="67595" calcext:value-type="float">
            <text:p>6759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1397230319" calcext:value-type="float">
            <text:p>1397230319</text:p>
          </table:table-cell>
          <table:table-cell table:formula="of:=[.B450]-1396461664" office:value-type="float" office:value="768655" calcext:value-type="float">
            <text:p>768655</text:p>
          </table:table-cell>
          <table:table-cell table:formula="of:=[.C451]-[.C450]" office:value-type="float" office:value="45" calcext:value-type="float">
            <text:p>45</text:p>
          </table:table-cell>
          <table:table-cell table:formula="of:=ROUND(0.1*[.D450]+[.E449])" office:value-type="float" office:value="67600" calcext:value-type="float">
            <text:p>6760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1397230364" calcext:value-type="float">
            <text:p>1397230364</text:p>
          </table:table-cell>
          <table:table-cell table:formula="of:=[.B451]-1396461664" office:value-type="float" office:value="768700" calcext:value-type="float">
            <text:p>768700</text:p>
          </table:table-cell>
          <table:table-cell table:formula="of:=[.C452]-[.C451]" office:value-type="float" office:value="77" calcext:value-type="float">
            <text:p>77</text:p>
          </table:table-cell>
          <table:table-cell table:formula="of:=ROUND(0.1*[.D451]+[.E450])" office:value-type="float" office:value="67608" calcext:value-type="float">
            <text:p>6760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1397230441" calcext:value-type="float">
            <text:p>1397230441</text:p>
          </table:table-cell>
          <table:table-cell table:formula="of:=[.B452]-1396461664" office:value-type="float" office:value="768777" calcext:value-type="float">
            <text:p>768777</text:p>
          </table:table-cell>
          <table:table-cell table:formula="of:=[.C453]-[.C452]" office:value-type="float" office:value="10" calcext:value-type="float">
            <text:p>10</text:p>
          </table:table-cell>
          <table:table-cell table:formula="of:=ROUND(0.1*[.D452]+[.E451])" office:value-type="float" office:value="67609" calcext:value-type="float">
            <text:p>6760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1397230451" calcext:value-type="float">
            <text:p>1397230451</text:p>
          </table:table-cell>
          <table:table-cell table:formula="of:=[.B453]-1396461664" office:value-type="float" office:value="768787" calcext:value-type="float">
            <text:p>768787</text:p>
          </table:table-cell>
          <table:table-cell table:formula="of:=[.C454]-[.C453]" office:value-type="float" office:value="67" calcext:value-type="float">
            <text:p>67</text:p>
          </table:table-cell>
          <table:table-cell table:formula="of:=ROUND(0.1*[.D453]+[.E452])" office:value-type="float" office:value="67616" calcext:value-type="float">
            <text:p>6761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1397230518" calcext:value-type="float">
            <text:p>1397230518</text:p>
          </table:table-cell>
          <table:table-cell table:formula="of:=[.B454]-1396461664" office:value-type="float" office:value="768854" calcext:value-type="float">
            <text:p>768854</text:p>
          </table:table-cell>
          <table:table-cell table:formula="of:=[.C455]-[.C454]" office:value-type="float" office:value="9" calcext:value-type="float">
            <text:p>9</text:p>
          </table:table-cell>
          <table:table-cell table:formula="of:=ROUND(0.1*[.D454]+[.E453])" office:value-type="float" office:value="67617" calcext:value-type="float">
            <text:p>676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1397230527" calcext:value-type="float">
            <text:p>1397230527</text:p>
          </table:table-cell>
          <table:table-cell table:formula="of:=[.B455]-1396461664" office:value-type="float" office:value="768863" calcext:value-type="float">
            <text:p>768863</text:p>
          </table:table-cell>
          <table:table-cell table:formula="of:=[.C456]-[.C455]" office:value-type="float" office:value="19" calcext:value-type="float">
            <text:p>19</text:p>
          </table:table-cell>
          <table:table-cell table:formula="of:=ROUND(0.1*[.D455]+[.E454])" office:value-type="float" office:value="67619" calcext:value-type="float">
            <text:p>6761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1397230546" calcext:value-type="float">
            <text:p>1397230546</text:p>
          </table:table-cell>
          <table:table-cell table:formula="of:=[.B456]-1396461664" office:value-type="float" office:value="768882" calcext:value-type="float">
            <text:p>768882</text:p>
          </table:table-cell>
          <table:table-cell table:formula="of:=[.C457]-[.C456]" office:value-type="float" office:value="107" calcext:value-type="float">
            <text:p>107</text:p>
          </table:table-cell>
          <table:table-cell table:formula="of:=ROUND(0.1*[.D456]+[.E455])" office:value-type="float" office:value="67630" calcext:value-type="float">
            <text:p>6763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1397230653" calcext:value-type="float">
            <text:p>1397230653</text:p>
          </table:table-cell>
          <table:table-cell table:formula="of:=[.B457]-1396461664" office:value-type="float" office:value="768989" calcext:value-type="float">
            <text:p>768989</text:p>
          </table:table-cell>
          <table:table-cell table:formula="of:=[.C458]-[.C457]" office:value-type="float" office:value="7" calcext:value-type="float">
            <text:p>7</text:p>
          </table:table-cell>
          <table:table-cell table:formula="of:=ROUND(0.1*[.D457]+[.E456])" office:value-type="float" office:value="67631" calcext:value-type="float">
            <text:p>6763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1397230660" calcext:value-type="float">
            <text:p>1397230660</text:p>
          </table:table-cell>
          <table:table-cell table:formula="of:=[.B458]-1396461664" office:value-type="float" office:value="768996" calcext:value-type="float">
            <text:p>768996</text:p>
          </table:table-cell>
          <table:table-cell table:formula="of:=[.C459]-[.C458]" office:value-type="float" office:value="116" calcext:value-type="float">
            <text:p>116</text:p>
          </table:table-cell>
          <table:table-cell table:formula="of:=ROUND(0.1*[.D458]+[.E457])" office:value-type="float" office:value="67643" calcext:value-type="float">
            <text:p>6764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1397230776" calcext:value-type="float">
            <text:p>1397230776</text:p>
          </table:table-cell>
          <table:table-cell table:formula="of:=[.B459]-1396461664" office:value-type="float" office:value="769112" calcext:value-type="float">
            <text:p>769112</text:p>
          </table:table-cell>
          <table:table-cell table:formula="of:=[.C460]-[.C459]" office:value-type="float" office:value="20" calcext:value-type="float">
            <text:p>20</text:p>
          </table:table-cell>
          <table:table-cell table:formula="of:=ROUND(0.1*[.D459]+[.E458])" office:value-type="float" office:value="67645" calcext:value-type="float">
            <text:p>6764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1397230796" calcext:value-type="float">
            <text:p>1397230796</text:p>
          </table:table-cell>
          <table:table-cell table:formula="of:=[.B460]-1396461664" office:value-type="float" office:value="769132" calcext:value-type="float">
            <text:p>769132</text:p>
          </table:table-cell>
          <table:table-cell table:formula="of:=[.C461]-[.C460]" office:value-type="float" office:value="105" calcext:value-type="float">
            <text:p>105</text:p>
          </table:table-cell>
          <table:table-cell table:formula="of:=ROUND(0.1*[.D460]+[.E459])" office:value-type="float" office:value="67656" calcext:value-type="float">
            <text:p>6765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1397230901" calcext:value-type="float">
            <text:p>1397230901</text:p>
          </table:table-cell>
          <table:table-cell table:formula="of:=[.B461]-1396461664" office:value-type="float" office:value="769237" calcext:value-type="float">
            <text:p>769237</text:p>
          </table:table-cell>
          <table:table-cell table:formula="of:=[.C462]-[.C461]" office:value-type="float" office:value="15" calcext:value-type="float">
            <text:p>15</text:p>
          </table:table-cell>
          <table:table-cell table:formula="of:=ROUND(0.1*[.D461]+[.E460])" office:value-type="float" office:value="67658" calcext:value-type="float">
            <text:p>6765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1397230916" calcext:value-type="float">
            <text:p>1397230916</text:p>
          </table:table-cell>
          <table:table-cell table:formula="of:=[.B462]-1396461664" office:value-type="float" office:value="769252" calcext:value-type="float">
            <text:p>769252</text:p>
          </table:table-cell>
          <table:table-cell table:formula="of:=[.C463]-[.C462]" office:value-type="float" office:value="104" calcext:value-type="float">
            <text:p>104</text:p>
          </table:table-cell>
          <table:table-cell table:formula="of:=ROUND(0.1*[.D462]+[.E461])" office:value-type="float" office:value="67668" calcext:value-type="float">
            <text:p>6766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1397231020" calcext:value-type="float">
            <text:p>1397231020</text:p>
          </table:table-cell>
          <table:table-cell table:formula="of:=[.B463]-1396461664" office:value-type="float" office:value="769356" calcext:value-type="float">
            <text:p>769356</text:p>
          </table:table-cell>
          <table:table-cell table:formula="of:=[.C464]-[.C463]" office:value-type="float" office:value="135" calcext:value-type="float">
            <text:p>135</text:p>
          </table:table-cell>
          <table:table-cell table:formula="of:=ROUND(0.1*[.D463]+[.E462])" office:value-type="float" office:value="67682" calcext:value-type="float">
            <text:p>67682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1397231155" calcext:value-type="float">
            <text:p>1397231155</text:p>
          </table:table-cell>
          <table:table-cell table:formula="of:=[.B464]-1396461664" office:value-type="float" office:value="769491" calcext:value-type="float">
            <text:p>769491</text:p>
          </table:table-cell>
          <table:table-cell table:formula="of:=[.C465]-[.C464]" office:value-type="float" office:value="110" calcext:value-type="float">
            <text:p>110</text:p>
          </table:table-cell>
          <table:table-cell table:formula="of:=ROUND(0.1*[.D464]+[.E463])" office:value-type="float" office:value="67693" calcext:value-type="float">
            <text:p>6769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1397231265" calcext:value-type="float">
            <text:p>1397231265</text:p>
          </table:table-cell>
          <table:table-cell table:formula="of:=[.B465]-1396461664" office:value-type="float" office:value="769601" calcext:value-type="float">
            <text:p>769601</text:p>
          </table:table-cell>
          <table:table-cell table:formula="of:=[.C466]-[.C465]" office:value-type="float" office:value="104" calcext:value-type="float">
            <text:p>104</text:p>
          </table:table-cell>
          <table:table-cell table:formula="of:=ROUND(0.1*[.D465]+[.E464])" office:value-type="float" office:value="67703" calcext:value-type="float">
            <text:p>67703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1397231369" calcext:value-type="float">
            <text:p>1397231369</text:p>
          </table:table-cell>
          <table:table-cell table:formula="of:=[.B466]-1396461664" office:value-type="float" office:value="769705" calcext:value-type="float">
            <text:p>769705</text:p>
          </table:table-cell>
          <table:table-cell table:formula="of:=[.C467]-[.C466]" office:value-type="float" office:value="216" calcext:value-type="float">
            <text:p>216</text:p>
          </table:table-cell>
          <table:table-cell table:formula="of:=ROUND(0.1*[.D466]+[.E465])" office:value-type="float" office:value="67725" calcext:value-type="float">
            <text:p>67725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1397231585" calcext:value-type="float">
            <text:p>1397231585</text:p>
          </table:table-cell>
          <table:table-cell table:formula="of:=[.B467]-1396461664" office:value-type="float" office:value="769921" calcext:value-type="float">
            <text:p>769921</text:p>
          </table:table-cell>
          <table:table-cell table:formula="of:=[.C468]-[.C467]" office:value-type="float" office:value="121" calcext:value-type="float">
            <text:p>121</text:p>
          </table:table-cell>
          <table:table-cell table:formula="of:=ROUND(0.1*[.D467]+[.E466])" office:value-type="float" office:value="67737" calcext:value-type="float">
            <text:p>67737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1397231706" calcext:value-type="float">
            <text:p>1397231706</text:p>
          </table:table-cell>
          <table:table-cell table:formula="of:=[.B468]-1396461664" office:value-type="float" office:value="770042" calcext:value-type="float">
            <text:p>770042</text:p>
          </table:table-cell>
          <table:table-cell table:formula="of:=[.C469]-[.C468]" office:value-type="float" office:value="7" calcext:value-type="float">
            <text:p>7</text:p>
          </table:table-cell>
          <table:table-cell table:formula="of:=ROUND(0.1*[.D468]+[.E467])" office:value-type="float" office:value="67738" calcext:value-type="float">
            <text:p>6773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1397231713" calcext:value-type="float">
            <text:p>1397231713</text:p>
          </table:table-cell>
          <table:table-cell table:formula="of:=[.B469]-1396461664" office:value-type="float" office:value="770049" calcext:value-type="float">
            <text:p>770049</text:p>
          </table:table-cell>
          <table:table-cell table:formula="of:=[.C470]-[.C469]" office:value-type="float" office:value="23" calcext:value-type="float">
            <text:p>23</text:p>
          </table:table-cell>
          <table:table-cell table:formula="of:=ROUND(0.1*[.D469]+[.E468])" office:value-type="float" office:value="67740" calcext:value-type="float">
            <text:p>6774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1397231736" calcext:value-type="float">
            <text:p>1397231736</text:p>
          </table:table-cell>
          <table:table-cell table:formula="of:=[.B470]-1396461664" office:value-type="float" office:value="770072" calcext:value-type="float">
            <text:p>770072</text:p>
          </table:table-cell>
          <table:table-cell table:formula="of:=[.C471]-[.C470]" office:value-type="float" office:value="91" calcext:value-type="float">
            <text:p>91</text:p>
          </table:table-cell>
          <table:table-cell table:formula="of:=ROUND(0.1*[.D470]+[.E469])" office:value-type="float" office:value="67749" calcext:value-type="float">
            <text:p>67749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1397231827" calcext:value-type="float">
            <text:p>1397231827</text:p>
          </table:table-cell>
          <table:table-cell table:formula="of:=[.B471]-1396461664" office:value-type="float" office:value="770163" calcext:value-type="float">
            <text:p>770163</text:p>
          </table:table-cell>
          <table:table-cell table:formula="of:=[.C472]-[.C471]" office:value-type="float" office:value="103" calcext:value-type="float">
            <text:p>103</text:p>
          </table:table-cell>
          <table:table-cell table:formula="of:=ROUND(0.1*[.D471]+[.E470])" office:value-type="float" office:value="67759" calcext:value-type="float">
            <text:p>6775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1397231930" calcext:value-type="float">
            <text:p>1397231930</text:p>
          </table:table-cell>
          <table:table-cell table:formula="of:=[.B472]-1396461664" office:value-type="float" office:value="770266" calcext:value-type="float">
            <text:p>770266</text:p>
          </table:table-cell>
          <table:table-cell table:formula="of:=[.C473]-[.C472]" office:value-type="float" office:value="97" calcext:value-type="float">
            <text:p>97</text:p>
          </table:table-cell>
          <table:table-cell table:formula="of:=ROUND(0.1*[.D472]+[.E471])" office:value-type="float" office:value="67769" calcext:value-type="float">
            <text:p>67769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1397232027" calcext:value-type="float">
            <text:p>1397232027</text:p>
          </table:table-cell>
          <table:table-cell table:formula="of:=[.B473]-1396461664" office:value-type="float" office:value="770363" calcext:value-type="float">
            <text:p>770363</text:p>
          </table:table-cell>
          <table:table-cell table:formula="of:=[.C474]-[.C473]" office:value-type="float" office:value="41" calcext:value-type="float">
            <text:p>41</text:p>
          </table:table-cell>
          <table:table-cell table:formula="of:=ROUND(0.1*[.D473]+[.E472])" office:value-type="float" office:value="67773" calcext:value-type="float">
            <text:p>6777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1397232068" calcext:value-type="float">
            <text:p>1397232068</text:p>
          </table:table-cell>
          <table:table-cell table:formula="of:=[.B474]-1396461664" office:value-type="float" office:value="770404" calcext:value-type="float">
            <text:p>770404</text:p>
          </table:table-cell>
          <table:table-cell table:formula="of:=[.C475]-[.C474]" office:value-type="float" office:value="109" calcext:value-type="float">
            <text:p>109</text:p>
          </table:table-cell>
          <table:table-cell table:formula="of:=ROUND(0.1*[.D474]+[.E473])" office:value-type="float" office:value="67784" calcext:value-type="float">
            <text:p>67784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1397232177" calcext:value-type="float">
            <text:p>1397232177</text:p>
          </table:table-cell>
          <table:table-cell table:formula="of:=[.B475]-1396461664" office:value-type="float" office:value="770513" calcext:value-type="float">
            <text:p>770513</text:p>
          </table:table-cell>
          <table:table-cell table:formula="of:=[.C476]-[.C475]" office:value-type="float" office:value="9" calcext:value-type="float">
            <text:p>9</text:p>
          </table:table-cell>
          <table:table-cell table:formula="of:=ROUND(0.1*[.D475]+[.E474])" office:value-type="float" office:value="67785" calcext:value-type="float">
            <text:p>677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1397232186" calcext:value-type="float">
            <text:p>1397232186</text:p>
          </table:table-cell>
          <table:table-cell table:formula="of:=[.B476]-1396461664" office:value-type="float" office:value="770522" calcext:value-type="float">
            <text:p>770522</text:p>
          </table:table-cell>
          <table:table-cell table:formula="of:=[.C477]-[.C476]" office:value-type="float" office:value="7" calcext:value-type="float">
            <text:p>7</text:p>
          </table:table-cell>
          <table:table-cell table:formula="of:=ROUND(0.1*[.D476]+[.E475])" office:value-type="float" office:value="67786" calcext:value-type="float">
            <text:p>6778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1397232193" calcext:value-type="float">
            <text:p>1397232193</text:p>
          </table:table-cell>
          <table:table-cell table:formula="of:=[.B477]-1396461664" office:value-type="float" office:value="770529" calcext:value-type="float">
            <text:p>770529</text:p>
          </table:table-cell>
          <table:table-cell table:formula="of:=[.C478]-[.C477]" office:value-type="float" office:value="33" calcext:value-type="float">
            <text:p>33</text:p>
          </table:table-cell>
          <table:table-cell table:formula="of:=ROUND(0.1*[.D477]+[.E476])" office:value-type="float" office:value="67789" calcext:value-type="float">
            <text:p>67789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1397232226" calcext:value-type="float">
            <text:p>1397232226</text:p>
          </table:table-cell>
          <table:table-cell table:formula="of:=[.B478]-1396461664" office:value-type="float" office:value="770562" calcext:value-type="float">
            <text:p>770562</text:p>
          </table:table-cell>
          <table:table-cell table:formula="of:=[.C479]-[.C478]" office:value-type="float" office:value="85" calcext:value-type="float">
            <text:p>85</text:p>
          </table:table-cell>
          <table:table-cell table:formula="of:=ROUND(0.1*[.D478]+[.E477])" office:value-type="float" office:value="67798" calcext:value-type="float">
            <text:p>6779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1397232311" calcext:value-type="float">
            <text:p>1397232311</text:p>
          </table:table-cell>
          <table:table-cell table:formula="of:=[.B479]-1396461664" office:value-type="float" office:value="770647" calcext:value-type="float">
            <text:p>770647</text:p>
          </table:table-cell>
          <table:table-cell table:formula="of:=[.C480]-[.C479]" office:value-type="float" office:value="48" calcext:value-type="float">
            <text:p>48</text:p>
          </table:table-cell>
          <table:table-cell table:formula="of:=ROUND(0.1*[.D479]+[.E478])" office:value-type="float" office:value="67803" calcext:value-type="float">
            <text:p>67803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1397232359" calcext:value-type="float">
            <text:p>1397232359</text:p>
          </table:table-cell>
          <table:table-cell table:formula="of:=[.B480]-1396461664" office:value-type="float" office:value="770695" calcext:value-type="float">
            <text:p>770695</text:p>
          </table:table-cell>
          <table:table-cell table:formula="of:=[.C481]-[.C480]" office:value-type="float" office:value="8" calcext:value-type="float">
            <text:p>8</text:p>
          </table:table-cell>
          <table:table-cell table:formula="of:=ROUND(0.1*[.D480]+[.E479])" office:value-type="float" office:value="67804" calcext:value-type="float">
            <text:p>678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1397232367" calcext:value-type="float">
            <text:p>1397232367</text:p>
          </table:table-cell>
          <table:table-cell table:formula="of:=[.B481]-1396461664" office:value-type="float" office:value="770703" calcext:value-type="float">
            <text:p>770703</text:p>
          </table:table-cell>
          <table:table-cell table:formula="of:=[.C482]-[.C481]" office:value-type="float" office:value="7" calcext:value-type="float">
            <text:p>7</text:p>
          </table:table-cell>
          <table:table-cell table:formula="of:=ROUND(0.1*[.D481]+[.E480])" office:value-type="float" office:value="67805" calcext:value-type="float">
            <text:p>678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1397232374" calcext:value-type="float">
            <text:p>1397232374</text:p>
          </table:table-cell>
          <table:table-cell table:formula="of:=[.B482]-1396461664" office:value-type="float" office:value="770710" calcext:value-type="float">
            <text:p>770710</text:p>
          </table:table-cell>
          <table:table-cell table:formula="of:=[.C483]-[.C482]" office:value-type="float" office:value="58" calcext:value-type="float">
            <text:p>58</text:p>
          </table:table-cell>
          <table:table-cell table:formula="of:=ROUND(0.1*[.D482]+[.E481])" office:value-type="float" office:value="67811" calcext:value-type="float">
            <text:p>6781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1397232432" calcext:value-type="float">
            <text:p>1397232432</text:p>
          </table:table-cell>
          <table:table-cell table:formula="of:=[.B483]-1396461664" office:value-type="float" office:value="770768" calcext:value-type="float">
            <text:p>770768</text:p>
          </table:table-cell>
          <table:table-cell table:formula="of:=[.C484]-[.C483]" office:value-type="float" office:value="103" calcext:value-type="float">
            <text:p>103</text:p>
          </table:table-cell>
          <table:table-cell table:formula="of:=ROUND(0.1*[.D483]+[.E482])" office:value-type="float" office:value="67821" calcext:value-type="float">
            <text:p>67821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1397232535" calcext:value-type="float">
            <text:p>1397232535</text:p>
          </table:table-cell>
          <table:table-cell table:formula="of:=[.B484]-1396461664" office:value-type="float" office:value="770871" calcext:value-type="float">
            <text:p>770871</text:p>
          </table:table-cell>
          <table:table-cell table:formula="of:=[.C485]-[.C484]" office:value-type="float" office:value="50" calcext:value-type="float">
            <text:p>50</text:p>
          </table:table-cell>
          <table:table-cell table:formula="of:=ROUND(0.1*[.D484]+[.E483])" office:value-type="float" office:value="67826" calcext:value-type="float">
            <text:p>6782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1397232585" calcext:value-type="float">
            <text:p>1397232585</text:p>
          </table:table-cell>
          <table:table-cell table:formula="of:=[.B485]-1396461664" office:value-type="float" office:value="770921" calcext:value-type="float">
            <text:p>770921</text:p>
          </table:table-cell>
          <table:table-cell table:formula="of:=[.C486]-[.C485]" office:value-type="float" office:value="74" calcext:value-type="float">
            <text:p>74</text:p>
          </table:table-cell>
          <table:table-cell table:formula="of:=ROUND(0.1*[.D485]+[.E484])" office:value-type="float" office:value="67833" calcext:value-type="float">
            <text:p>6783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1397232659" calcext:value-type="float">
            <text:p>1397232659</text:p>
          </table:table-cell>
          <table:table-cell table:formula="of:=[.B486]-1396461664" office:value-type="float" office:value="770995" calcext:value-type="float">
            <text:p>770995</text:p>
          </table:table-cell>
          <table:table-cell table:formula="of:=[.C487]-[.C486]" office:value-type="float" office:value="67" calcext:value-type="float">
            <text:p>67</text:p>
          </table:table-cell>
          <table:table-cell table:formula="of:=ROUND(0.1*[.D486]+[.E485])" office:value-type="float" office:value="67840" calcext:value-type="float">
            <text:p>6784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1397232726" calcext:value-type="float">
            <text:p>1397232726</text:p>
          </table:table-cell>
          <table:table-cell table:formula="of:=[.B487]-1396461664" office:value-type="float" office:value="771062" calcext:value-type="float">
            <text:p>771062</text:p>
          </table:table-cell>
          <table:table-cell table:formula="of:=[.C488]-[.C487]" office:value-type="float" office:value="74" calcext:value-type="float">
            <text:p>74</text:p>
          </table:table-cell>
          <table:table-cell table:formula="of:=ROUND(0.1*[.D487]+[.E486])" office:value-type="float" office:value="67847" calcext:value-type="float">
            <text:p>6784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1397232800" calcext:value-type="float">
            <text:p>1397232800</text:p>
          </table:table-cell>
          <table:table-cell table:formula="of:=[.B488]-1396461664" office:value-type="float" office:value="771136" calcext:value-type="float">
            <text:p>771136</text:p>
          </table:table-cell>
          <table:table-cell table:formula="of:=[.C489]-[.C488]" office:value-type="float" office:value="73" calcext:value-type="float">
            <text:p>73</text:p>
          </table:table-cell>
          <table:table-cell table:formula="of:=ROUND(0.1*[.D488]+[.E487])" office:value-type="float" office:value="67854" calcext:value-type="float">
            <text:p>6785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1397232873" calcext:value-type="float">
            <text:p>1397232873</text:p>
          </table:table-cell>
          <table:table-cell table:formula="of:=[.B489]-1396461664" office:value-type="float" office:value="771209" calcext:value-type="float">
            <text:p>771209</text:p>
          </table:table-cell>
          <table:table-cell table:formula="of:=[.C490]-[.C489]" office:value-type="float" office:value="73" calcext:value-type="float">
            <text:p>73</text:p>
          </table:table-cell>
          <table:table-cell table:formula="of:=ROUND(0.1*[.D489]+[.E488])" office:value-type="float" office:value="67861" calcext:value-type="float">
            <text:p>6786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1397232946" calcext:value-type="float">
            <text:p>1397232946</text:p>
          </table:table-cell>
          <table:table-cell table:formula="of:=[.B490]-1396461664" office:value-type="float" office:value="771282" calcext:value-type="float">
            <text:p>771282</text:p>
          </table:table-cell>
          <table:table-cell table:formula="of:=[.C491]-[.C490]" office:value-type="float" office:value="43" calcext:value-type="float">
            <text:p>43</text:p>
          </table:table-cell>
          <table:table-cell table:formula="of:=ROUND(0.1*[.D490]+[.E489])" office:value-type="float" office:value="67865" calcext:value-type="float">
            <text:p>6786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1397232989" calcext:value-type="float">
            <text:p>1397232989</text:p>
          </table:table-cell>
          <table:table-cell table:formula="of:=[.B491]-1396461664" office:value-type="float" office:value="771325" calcext:value-type="float">
            <text:p>771325</text:p>
          </table:table-cell>
          <table:table-cell table:formula="of:=[.C492]-[.C491]" office:value-type="float" office:value="144" calcext:value-type="float">
            <text:p>144</text:p>
          </table:table-cell>
          <table:table-cell table:formula="of:=ROUND(0.1*[.D491]+[.E490])" office:value-type="float" office:value="67879" calcext:value-type="float">
            <text:p>6787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1397233133" calcext:value-type="float">
            <text:p>1397233133</text:p>
          </table:table-cell>
          <table:table-cell table:formula="of:=[.B492]-1396461664" office:value-type="float" office:value="771469" calcext:value-type="float">
            <text:p>771469</text:p>
          </table:table-cell>
          <table:table-cell table:formula="of:=[.C493]-[.C492]" office:value-type="float" office:value="6" calcext:value-type="float">
            <text:p>6</text:p>
          </table:table-cell>
          <table:table-cell table:formula="of:=ROUND(0.1*[.D492]+[.E491])" office:value-type="float" office:value="67880" calcext:value-type="float">
            <text:p>6788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1397233139" calcext:value-type="float">
            <text:p>1397233139</text:p>
          </table:table-cell>
          <table:table-cell table:formula="of:=[.B493]-1396461664" office:value-type="float" office:value="771475" calcext:value-type="float">
            <text:p>771475</text:p>
          </table:table-cell>
          <table:table-cell table:formula="of:=[.C494]-[.C493]" office:value-type="float" office:value="59" calcext:value-type="float">
            <text:p>59</text:p>
          </table:table-cell>
          <table:table-cell table:formula="of:=ROUND(0.1*[.D493]+[.E492])" office:value-type="float" office:value="67886" calcext:value-type="float">
            <text:p>67886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1397233198" calcext:value-type="float">
            <text:p>1397233198</text:p>
          </table:table-cell>
          <table:table-cell table:formula="of:=[.B494]-1396461664" office:value-type="float" office:value="771534" calcext:value-type="float">
            <text:p>771534</text:p>
          </table:table-cell>
          <table:table-cell table:formula="of:=[.C495]-[.C494]" office:value-type="float" office:value="44" calcext:value-type="float">
            <text:p>44</text:p>
          </table:table-cell>
          <table:table-cell table:formula="of:=ROUND(0.1*[.D494]+[.E493])" office:value-type="float" office:value="67890" calcext:value-type="float">
            <text:p>6789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397233242" calcext:value-type="float">
            <text:p>1397233242</text:p>
          </table:table-cell>
          <table:table-cell table:formula="of:=[.B495]-1396461664" office:value-type="float" office:value="771578" calcext:value-type="float">
            <text:p>771578</text:p>
          </table:table-cell>
          <table:table-cell table:formula="of:=[.C496]-[.C495]" office:value-type="float" office:value="26" calcext:value-type="float">
            <text:p>26</text:p>
          </table:table-cell>
          <table:table-cell table:formula="of:=ROUND(0.1*[.D495]+[.E494])" office:value-type="float" office:value="67893" calcext:value-type="float">
            <text:p>6789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1397233268" calcext:value-type="float">
            <text:p>1397233268</text:p>
          </table:table-cell>
          <table:table-cell table:formula="of:=[.B496]-1396461664" office:value-type="float" office:value="771604" calcext:value-type="float">
            <text:p>771604</text:p>
          </table:table-cell>
          <table:table-cell table:formula="of:=[.C497]-[.C496]" office:value-type="float" office:value="0" calcext:value-type="float">
            <text:p>0</text:p>
          </table:table-cell>
          <table:table-cell table:formula="of:=ROUND(0.1*[.D496]+[.E495])" office:value-type="float" office:value="67893" calcext:value-type="float">
            <text:p>678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1397233268" calcext:value-type="float">
            <text:p>1397233268</text:p>
          </table:table-cell>
          <table:table-cell table:formula="of:=[.B497]-1396461664" office:value-type="float" office:value="771604" calcext:value-type="float">
            <text:p>771604</text:p>
          </table:table-cell>
          <table:table-cell table:formula="of:=[.C498]-[.C497]" office:value-type="float" office:value="0" calcext:value-type="float">
            <text:p>0</text:p>
          </table:table-cell>
          <table:table-cell table:formula="of:=ROUND(0.1*[.D497]+[.E496])" office:value-type="float" office:value="67893" calcext:value-type="float">
            <text:p>6789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1397233268" calcext:value-type="float">
            <text:p>1397233268</text:p>
          </table:table-cell>
          <table:table-cell table:formula="of:=[.B498]-1396461664" office:value-type="float" office:value="771604" calcext:value-type="float">
            <text:p>771604</text:p>
          </table:table-cell>
          <table:table-cell table:formula="of:=[.C499]-[.C498]" office:value-type="float" office:value="14" calcext:value-type="float">
            <text:p>14</text:p>
          </table:table-cell>
          <table:table-cell table:formula="of:=ROUND(0.1*[.D498]+[.E497])" office:value-type="float" office:value="67894" calcext:value-type="float">
            <text:p>678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1397233282" calcext:value-type="float">
            <text:p>1397233282</text:p>
          </table:table-cell>
          <table:table-cell table:formula="of:=[.B499]-1396461664" office:value-type="float" office:value="771618" calcext:value-type="float">
            <text:p>771618</text:p>
          </table:table-cell>
          <table:table-cell table:formula="of:=[.C500]-[.C499]" office:value-type="float" office:value="1" calcext:value-type="float">
            <text:p>1</text:p>
          </table:table-cell>
          <table:table-cell table:formula="of:=ROUND(0.1*[.D499]+[.E498])" office:value-type="float" office:value="67894" calcext:value-type="float">
            <text:p>6789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1397233283" calcext:value-type="float">
            <text:p>1397233283</text:p>
          </table:table-cell>
          <table:table-cell table:formula="of:=[.B500]-1396461664" office:value-type="float" office:value="771619" calcext:value-type="float">
            <text:p>771619</text:p>
          </table:table-cell>
          <table:table-cell table:formula="of:=[.C501]-[.C500]" office:value-type="float" office:value="0" calcext:value-type="float">
            <text:p>0</text:p>
          </table:table-cell>
          <table:table-cell table:formula="of:=ROUND(0.1*[.D500]+[.E499])" office:value-type="float" office:value="67894" calcext:value-type="float">
            <text:p>67894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1397233283" calcext:value-type="float">
            <text:p>1397233283</text:p>
          </table:table-cell>
          <table:table-cell table:formula="of:=[.B501]-1396461664" office:value-type="float" office:value="771619" calcext:value-type="float">
            <text:p>771619</text:p>
          </table:table-cell>
          <table:table-cell table:formula="of:=[.C502]-[.C501]" office:value-type="float" office:value="69" calcext:value-type="float">
            <text:p>69</text:p>
          </table:table-cell>
          <table:table-cell table:formula="of:=ROUND(0.1*[.D501]+[.E500])" office:value-type="float" office:value="67901" calcext:value-type="float">
            <text:p>67901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1397233352" calcext:value-type="float">
            <text:p>1397233352</text:p>
          </table:table-cell>
          <table:table-cell table:formula="of:=[.B502]-1396461664" office:value-type="float" office:value="771688" calcext:value-type="float">
            <text:p>771688</text:p>
          </table:table-cell>
          <table:table-cell table:formula="of:=[.C503]-[.C502]" office:value-type="float" office:value="10" calcext:value-type="float">
            <text:p>10</text:p>
          </table:table-cell>
          <table:table-cell table:formula="of:=ROUND(0.1*[.D502]+[.E501])" office:value-type="float" office:value="67902" calcext:value-type="float">
            <text:p>67902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397233362" calcext:value-type="float">
            <text:p>1397233362</text:p>
          </table:table-cell>
          <table:table-cell table:formula="of:=[.B503]-1396461664" office:value-type="float" office:value="771698" calcext:value-type="float">
            <text:p>771698</text:p>
          </table:table-cell>
          <table:table-cell table:formula="of:=[.C504]-[.C503]" office:value-type="float" office:value="6" calcext:value-type="float">
            <text:p>6</text:p>
          </table:table-cell>
          <table:table-cell table:formula="of:=ROUND(0.1*[.D503]+[.E502])" office:value-type="float" office:value="67903" calcext:value-type="float">
            <text:p>67903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1397233368" calcext:value-type="float">
            <text:p>1397233368</text:p>
          </table:table-cell>
          <table:table-cell table:formula="of:=[.B504]-1396461664" office:value-type="float" office:value="771704" calcext:value-type="float">
            <text:p>771704</text:p>
          </table:table-cell>
          <table:table-cell table:formula="of:=[.C505]-[.C504]" office:value-type="float" office:value="73" calcext:value-type="float">
            <text:p>73</text:p>
          </table:table-cell>
          <table:table-cell table:formula="of:=ROUND(0.1*[.D504]+[.E503])" office:value-type="float" office:value="67910" calcext:value-type="float">
            <text:p>6791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397233441" calcext:value-type="float">
            <text:p>1397233441</text:p>
          </table:table-cell>
          <table:table-cell table:formula="of:=[.B505]-1396461664" office:value-type="float" office:value="771777" calcext:value-type="float">
            <text:p>771777</text:p>
          </table:table-cell>
          <table:table-cell table:formula="of:=[.C506]-[.C505]" office:value-type="float" office:value="1" calcext:value-type="float">
            <text:p>1</text:p>
          </table:table-cell>
          <table:table-cell table:formula="of:=ROUND(0.1*[.D505]+[.E504])" office:value-type="float" office:value="67910" calcext:value-type="float">
            <text:p>6791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1397233442" calcext:value-type="float">
            <text:p>1397233442</text:p>
          </table:table-cell>
          <table:table-cell table:formula="of:=[.B506]-1396461664" office:value-type="float" office:value="771778" calcext:value-type="float">
            <text:p>771778</text:p>
          </table:table-cell>
          <table:table-cell table:formula="of:=[.C507]-[.C506]" office:value-type="float" office:value="21" calcext:value-type="float">
            <text:p>21</text:p>
          </table:table-cell>
          <table:table-cell table:formula="of:=ROUND(0.1*[.D506]+[.E505])" office:value-type="float" office:value="67912" calcext:value-type="float">
            <text:p>6791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1397233463" calcext:value-type="float">
            <text:p>1397233463</text:p>
          </table:table-cell>
          <table:table-cell table:formula="of:=[.B507]-1396461664" office:value-type="float" office:value="771799" calcext:value-type="float">
            <text:p>771799</text:p>
          </table:table-cell>
          <table:table-cell table:formula="of:=[.C508]-[.C507]" office:value-type="float" office:value="4" calcext:value-type="float">
            <text:p>4</text:p>
          </table:table-cell>
          <table:table-cell table:formula="of:=ROUND(0.1*[.D507]+[.E506])" office:value-type="float" office:value="67912" calcext:value-type="float">
            <text:p>67912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1397233467" calcext:value-type="float">
            <text:p>1397233467</text:p>
          </table:table-cell>
          <table:table-cell table:formula="of:=[.B508]-1396461664" office:value-type="float" office:value="771803" calcext:value-type="float">
            <text:p>771803</text:p>
          </table:table-cell>
          <table:table-cell table:formula="of:=[.C509]-[.C508]" office:value-type="float" office:value="28" calcext:value-type="float">
            <text:p>28</text:p>
          </table:table-cell>
          <table:table-cell table:formula="of:=ROUND(0.1*[.D508]+[.E507])" office:value-type="float" office:value="67915" calcext:value-type="float">
            <text:p>67915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1397233495" calcext:value-type="float">
            <text:p>1397233495</text:p>
          </table:table-cell>
          <table:table-cell table:formula="of:=[.B509]-1396461664" office:value-type="float" office:value="771831" calcext:value-type="float">
            <text:p>771831</text:p>
          </table:table-cell>
          <table:table-cell table:formula="of:=[.C510]-[.C509]" office:value-type="float" office:value="8" calcext:value-type="float">
            <text:p>8</text:p>
          </table:table-cell>
          <table:table-cell table:formula="of:=ROUND(0.1*[.D509]+[.E508])" office:value-type="float" office:value="67916" calcext:value-type="float">
            <text:p>679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1397233503" calcext:value-type="float">
            <text:p>1397233503</text:p>
          </table:table-cell>
          <table:table-cell table:formula="of:=[.B510]-1396461664" office:value-type="float" office:value="771839" calcext:value-type="float">
            <text:p>771839</text:p>
          </table:table-cell>
          <table:table-cell table:formula="of:=[.C511]-[.C510]" office:value-type="float" office:value="6" calcext:value-type="float">
            <text:p>6</text:p>
          </table:table-cell>
          <table:table-cell table:formula="of:=ROUND(0.1*[.D510]+[.E509])" office:value-type="float" office:value="67917" calcext:value-type="float">
            <text:p>6791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1397233509" calcext:value-type="float">
            <text:p>1397233509</text:p>
          </table:table-cell>
          <table:table-cell table:formula="of:=[.B511]-1396461664" office:value-type="float" office:value="771845" calcext:value-type="float">
            <text:p>771845</text:p>
          </table:table-cell>
          <table:table-cell table:formula="of:=[.C512]-[.C511]" office:value-type="float" office:value="56" calcext:value-type="float">
            <text:p>56</text:p>
          </table:table-cell>
          <table:table-cell table:formula="of:=ROUND(0.1*[.D511]+[.E510])" office:value-type="float" office:value="67923" calcext:value-type="float">
            <text:p>6792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1397233565" calcext:value-type="float">
            <text:p>1397233565</text:p>
          </table:table-cell>
          <table:table-cell table:formula="of:=[.B512]-1396461664" office:value-type="float" office:value="771901" calcext:value-type="float">
            <text:p>771901</text:p>
          </table:table-cell>
          <table:table-cell table:formula="of:=[.C513]-[.C512]" office:value-type="float" office:value="5" calcext:value-type="float">
            <text:p>5</text:p>
          </table:table-cell>
          <table:table-cell table:formula="of:=ROUND(0.1*[.D512]+[.E511])" office:value-type="float" office:value="67924" calcext:value-type="float">
            <text:p>6792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1397233570" calcext:value-type="float">
            <text:p>1397233570</text:p>
          </table:table-cell>
          <table:table-cell table:formula="of:=[.B513]-1396461664" office:value-type="float" office:value="771906" calcext:value-type="float">
            <text:p>771906</text:p>
          </table:table-cell>
          <table:table-cell table:formula="of:=[.C514]-[.C513]" office:value-type="float" office:value="18" calcext:value-type="float">
            <text:p>18</text:p>
          </table:table-cell>
          <table:table-cell table:formula="of:=ROUND(0.1*[.D513]+[.E512])" office:value-type="float" office:value="67926" calcext:value-type="float">
            <text:p>679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1397233588" calcext:value-type="float">
            <text:p>1397233588</text:p>
          </table:table-cell>
          <table:table-cell table:formula="of:=[.B514]-1396461664" office:value-type="float" office:value="771924" calcext:value-type="float">
            <text:p>771924</text:p>
          </table:table-cell>
          <table:table-cell table:formula="of:=[.C515]-[.C514]" office:value-type="float" office:value="22" calcext:value-type="float">
            <text:p>22</text:p>
          </table:table-cell>
          <table:table-cell table:formula="of:=ROUND(0.1*[.D514]+[.E513])" office:value-type="float" office:value="67928" calcext:value-type="float">
            <text:p>6792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1397233610" calcext:value-type="float">
            <text:p>1397233610</text:p>
          </table:table-cell>
          <table:table-cell table:formula="of:=[.B515]-1396461664" office:value-type="float" office:value="771946" calcext:value-type="float">
            <text:p>771946</text:p>
          </table:table-cell>
          <table:table-cell table:formula="of:=[.C516]-[.C515]" office:value-type="float" office:value="15" calcext:value-type="float">
            <text:p>15</text:p>
          </table:table-cell>
          <table:table-cell table:formula="of:=ROUND(0.1*[.D515]+[.E514])" office:value-type="float" office:value="67930" calcext:value-type="float">
            <text:p>6793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1397233625" calcext:value-type="float">
            <text:p>1397233625</text:p>
          </table:table-cell>
          <table:table-cell table:formula="of:=[.B516]-1396461664" office:value-type="float" office:value="771961" calcext:value-type="float">
            <text:p>771961</text:p>
          </table:table-cell>
          <table:table-cell table:formula="of:=[.C517]-[.C516]" office:value-type="float" office:value="15" calcext:value-type="float">
            <text:p>15</text:p>
          </table:table-cell>
          <table:table-cell table:formula="of:=ROUND(0.1*[.D516]+[.E515])" office:value-type="float" office:value="67932" calcext:value-type="float">
            <text:p>67932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1397233640" calcext:value-type="float">
            <text:p>1397233640</text:p>
          </table:table-cell>
          <table:table-cell table:formula="of:=[.B517]-1396461664" office:value-type="float" office:value="771976" calcext:value-type="float">
            <text:p>771976</text:p>
          </table:table-cell>
          <table:table-cell table:formula="of:=[.C518]-[.C517]" office:value-type="float" office:value="4" calcext:value-type="float">
            <text:p>4</text:p>
          </table:table-cell>
          <table:table-cell table:formula="of:=ROUND(0.1*[.D517]+[.E516])" office:value-type="float" office:value="67932" calcext:value-type="float">
            <text:p>6793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float" office:value="1397233644" calcext:value-type="float">
            <text:p>1397233644</text:p>
          </table:table-cell>
          <table:table-cell table:formula="of:=[.B518]-1396461664" office:value-type="float" office:value="771980" calcext:value-type="float">
            <text:p>771980</text:p>
          </table:table-cell>
          <table:table-cell table:formula="of:=[.C519]-[.C518]" office:value-type="float" office:value="36" calcext:value-type="float">
            <text:p>36</text:p>
          </table:table-cell>
          <table:table-cell table:formula="of:=ROUND(0.1*[.D518]+[.E517])" office:value-type="float" office:value="67936" calcext:value-type="float">
            <text:p>67936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float" office:value="1397233680" calcext:value-type="float">
            <text:p>1397233680</text:p>
          </table:table-cell>
          <table:table-cell table:formula="of:=[.B519]-1396461664" office:value-type="float" office:value="772016" calcext:value-type="float">
            <text:p>772016</text:p>
          </table:table-cell>
          <table:table-cell table:formula="of:=[.C520]-[.C519]" office:value-type="float" office:value="34" calcext:value-type="float">
            <text:p>34</text:p>
          </table:table-cell>
          <table:table-cell table:formula="of:=ROUND(0.1*[.D519]+[.E518])" office:value-type="float" office:value="67939" calcext:value-type="float">
            <text:p>6793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float" office:value="1397233714" calcext:value-type="float">
            <text:p>1397233714</text:p>
          </table:table-cell>
          <table:table-cell table:formula="of:=[.B520]-1396461664" office:value-type="float" office:value="772050" calcext:value-type="float">
            <text:p>772050</text:p>
          </table:table-cell>
          <table:table-cell table:formula="of:=[.C521]-[.C520]" office:value-type="float" office:value="2" calcext:value-type="float">
            <text:p>2</text:p>
          </table:table-cell>
          <table:table-cell table:formula="of:=ROUND(0.1*[.D520]+[.E519])" office:value-type="float" office:value="67939" calcext:value-type="float">
            <text:p>679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1397233716" calcext:value-type="float">
            <text:p>1397233716</text:p>
          </table:table-cell>
          <table:table-cell table:formula="of:=[.B521]-1396461664" office:value-type="float" office:value="772052" calcext:value-type="float">
            <text:p>772052</text:p>
          </table:table-cell>
          <table:table-cell table:formula="of:=[.C522]-[.C521]" office:value-type="float" office:value="36" calcext:value-type="float">
            <text:p>36</text:p>
          </table:table-cell>
          <table:table-cell table:formula="of:=ROUND(0.1*[.D521]+[.E520])" office:value-type="float" office:value="67943" calcext:value-type="float">
            <text:p>6794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1397233752" calcext:value-type="float">
            <text:p>1397233752</text:p>
          </table:table-cell>
          <table:table-cell table:formula="of:=[.B522]-1396461664" office:value-type="float" office:value="772088" calcext:value-type="float">
            <text:p>772088</text:p>
          </table:table-cell>
          <table:table-cell table:formula="of:=[.C523]-[.C522]" office:value-type="float" office:value="8" calcext:value-type="float">
            <text:p>8</text:p>
          </table:table-cell>
          <table:table-cell table:formula="of:=ROUND(0.1*[.D522]+[.E521])" office:value-type="float" office:value="67944" calcext:value-type="float">
            <text:p>679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float" office:value="1397233760" calcext:value-type="float">
            <text:p>1397233760</text:p>
          </table:table-cell>
          <table:table-cell table:formula="of:=[.B523]-1396461664" office:value-type="float" office:value="772096" calcext:value-type="float">
            <text:p>772096</text:p>
          </table:table-cell>
          <table:table-cell table:formula="of:=[.C524]-[.C523]" office:value-type="float" office:value="6" calcext:value-type="float">
            <text:p>6</text:p>
          </table:table-cell>
          <table:table-cell table:formula="of:=ROUND(0.1*[.D523]+[.E522])" office:value-type="float" office:value="67945" calcext:value-type="float">
            <text:p>6794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1397233766" calcext:value-type="float">
            <text:p>1397233766</text:p>
          </table:table-cell>
          <table:table-cell table:formula="of:=[.B524]-1396461664" office:value-type="float" office:value="772102" calcext:value-type="float">
            <text:p>772102</text:p>
          </table:table-cell>
          <table:table-cell table:formula="of:=[.C525]-[.C524]" office:value-type="float" office:value="20" calcext:value-type="float">
            <text:p>20</text:p>
          </table:table-cell>
          <table:table-cell table:formula="of:=ROUND(0.1*[.D524]+[.E523])" office:value-type="float" office:value="67947" calcext:value-type="float">
            <text:p>6794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float" office:value="1397233786" calcext:value-type="float">
            <text:p>1397233786</text:p>
          </table:table-cell>
          <table:table-cell table:formula="of:=[.B525]-1396461664" office:value-type="float" office:value="772122" calcext:value-type="float">
            <text:p>772122</text:p>
          </table:table-cell>
          <table:table-cell table:formula="of:=[.C526]-[.C525]" office:value-type="float" office:value="7" calcext:value-type="float">
            <text:p>7</text:p>
          </table:table-cell>
          <table:table-cell table:formula="of:=ROUND(0.1*[.D525]+[.E524])" office:value-type="float" office:value="67948" calcext:value-type="float">
            <text:p>6794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1397233793" calcext:value-type="float">
            <text:p>1397233793</text:p>
          </table:table-cell>
          <table:table-cell table:formula="of:=[.B526]-1396461664" office:value-type="float" office:value="772129" calcext:value-type="float">
            <text:p>772129</text:p>
          </table:table-cell>
          <table:table-cell table:formula="of:=[.C527]-[.C526]" office:value-type="float" office:value="28" calcext:value-type="float">
            <text:p>28</text:p>
          </table:table-cell>
          <table:table-cell table:formula="of:=ROUND(0.1*[.D526]+[.E525])" office:value-type="float" office:value="67951" calcext:value-type="float">
            <text:p>6795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float" office:value="1397233821" calcext:value-type="float">
            <text:p>1397233821</text:p>
          </table:table-cell>
          <table:table-cell table:formula="of:=[.B527]-1396461664" office:value-type="float" office:value="772157" calcext:value-type="float">
            <text:p>772157</text:p>
          </table:table-cell>
          <table:table-cell table:formula="of:=[.C528]-[.C527]" office:value-type="float" office:value="16" calcext:value-type="float">
            <text:p>16</text:p>
          </table:table-cell>
          <table:table-cell table:formula="of:=ROUND(0.1*[.D527]+[.E526])" office:value-type="float" office:value="67953" calcext:value-type="float">
            <text:p>67953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float" office:value="1397233837" calcext:value-type="float">
            <text:p>1397233837</text:p>
          </table:table-cell>
          <table:table-cell table:formula="of:=[.B528]-1396461664" office:value-type="float" office:value="772173" calcext:value-type="float">
            <text:p>772173</text:p>
          </table:table-cell>
          <table:table-cell table:formula="of:=[.C529]-[.C528]" office:value-type="float" office:value="30" calcext:value-type="float">
            <text:p>30</text:p>
          </table:table-cell>
          <table:table-cell table:formula="of:=ROUND(0.1*[.D528]+[.E527])" office:value-type="float" office:value="67956" calcext:value-type="float">
            <text:p>6795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float" office:value="1397233867" calcext:value-type="float">
            <text:p>1397233867</text:p>
          </table:table-cell>
          <table:table-cell table:formula="of:=[.B529]-1396461664" office:value-type="float" office:value="772203" calcext:value-type="float">
            <text:p>772203</text:p>
          </table:table-cell>
          <table:table-cell table:formula="of:=[.C530]-[.C529]" office:value-type="float" office:value="10" calcext:value-type="float">
            <text:p>10</text:p>
          </table:table-cell>
          <table:table-cell table:formula="of:=ROUND(0.1*[.D529]+[.E528])" office:value-type="float" office:value="67957" calcext:value-type="float">
            <text:p>6795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float" office:value="1397233877" calcext:value-type="float">
            <text:p>1397233877</text:p>
          </table:table-cell>
          <table:table-cell table:formula="of:=[.B530]-1396461664" office:value-type="float" office:value="772213" calcext:value-type="float">
            <text:p>772213</text:p>
          </table:table-cell>
          <table:table-cell table:formula="of:=[.C531]-[.C530]" office:value-type="float" office:value="15" calcext:value-type="float">
            <text:p>15</text:p>
          </table:table-cell>
          <table:table-cell table:formula="of:=ROUND(0.1*[.D530]+[.E529])" office:value-type="float" office:value="67959" calcext:value-type="float">
            <text:p>6795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1397233892" calcext:value-type="float">
            <text:p>1397233892</text:p>
          </table:table-cell>
          <table:table-cell table:formula="of:=[.B531]-1396461664" office:value-type="float" office:value="772228" calcext:value-type="float">
            <text:p>772228</text:p>
          </table:table-cell>
          <table:table-cell table:formula="of:=[.C532]-[.C531]" office:value-type="float" office:value="38" calcext:value-type="float">
            <text:p>38</text:p>
          </table:table-cell>
          <table:table-cell table:formula="of:=ROUND(0.1*[.D531]+[.E530])" office:value-type="float" office:value="67963" calcext:value-type="float">
            <text:p>6796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float" office:value="1397233930" calcext:value-type="float">
            <text:p>1397233930</text:p>
          </table:table-cell>
          <table:table-cell table:formula="of:=[.B532]-1396461664" office:value-type="float" office:value="772266" calcext:value-type="float">
            <text:p>772266</text:p>
          </table:table-cell>
          <table:table-cell table:formula="of:=[.C533]-[.C532]" office:value-type="float" office:value="7" calcext:value-type="float">
            <text:p>7</text:p>
          </table:table-cell>
          <table:table-cell table:formula="of:=ROUND(0.1*[.D532]+[.E531])" office:value-type="float" office:value="67964" calcext:value-type="float">
            <text:p>679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float" office:value="1397233937" calcext:value-type="float">
            <text:p>1397233937</text:p>
          </table:table-cell>
          <table:table-cell table:formula="of:=[.B533]-1396461664" office:value-type="float" office:value="772273" calcext:value-type="float">
            <text:p>772273</text:p>
          </table:table-cell>
          <table:table-cell table:formula="of:=[.C534]-[.C533]" office:value-type="float" office:value="33" calcext:value-type="float">
            <text:p>33</text:p>
          </table:table-cell>
          <table:table-cell table:formula="of:=ROUND(0.1*[.D533]+[.E532])" office:value-type="float" office:value="67967" calcext:value-type="float">
            <text:p>67967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float" office:value="1397233970" calcext:value-type="float">
            <text:p>1397233970</text:p>
          </table:table-cell>
          <table:table-cell table:formula="of:=[.B534]-1396461664" office:value-type="float" office:value="772306" calcext:value-type="float">
            <text:p>772306</text:p>
          </table:table-cell>
          <table:table-cell table:formula="of:=[.C535]-[.C534]" office:value-type="float" office:value="11" calcext:value-type="float">
            <text:p>11</text:p>
          </table:table-cell>
          <table:table-cell table:formula="of:=ROUND(0.1*[.D534]+[.E533])" office:value-type="float" office:value="67968" calcext:value-type="float">
            <text:p>6796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float" office:value="1397233981" calcext:value-type="float">
            <text:p>1397233981</text:p>
          </table:table-cell>
          <table:table-cell table:formula="of:=[.B535]-1396461664" office:value-type="float" office:value="772317" calcext:value-type="float">
            <text:p>772317</text:p>
          </table:table-cell>
          <table:table-cell table:formula="of:=[.C536]-[.C535]" office:value-type="float" office:value="7" calcext:value-type="float">
            <text:p>7</text:p>
          </table:table-cell>
          <table:table-cell table:formula="of:=ROUND(0.1*[.D535]+[.E534])" office:value-type="float" office:value="67969" calcext:value-type="float">
            <text:p>6796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1397233988" calcext:value-type="float">
            <text:p>1397233988</text:p>
          </table:table-cell>
          <table:table-cell table:formula="of:=[.B536]-1396461664" office:value-type="float" office:value="772324" calcext:value-type="float">
            <text:p>772324</text:p>
          </table:table-cell>
          <table:table-cell table:formula="of:=[.C537]-[.C536]" office:value-type="float" office:value="24" calcext:value-type="float">
            <text:p>24</text:p>
          </table:table-cell>
          <table:table-cell table:formula="of:=ROUND(0.1*[.D536]+[.E535])" office:value-type="float" office:value="67971" calcext:value-type="float">
            <text:p>6797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float" office:value="1397234012" calcext:value-type="float">
            <text:p>1397234012</text:p>
          </table:table-cell>
          <table:table-cell table:formula="of:=[.B537]-1396461664" office:value-type="float" office:value="772348" calcext:value-type="float">
            <text:p>772348</text:p>
          </table:table-cell>
          <table:table-cell table:formula="of:=[.C538]-[.C537]" office:value-type="float" office:value="17" calcext:value-type="float">
            <text:p>17</text:p>
          </table:table-cell>
          <table:table-cell table:formula="of:=ROUND(0.1*[.D537]+[.E536])" office:value-type="float" office:value="67973" calcext:value-type="float">
            <text:p>6797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float" office:value="1397234029" calcext:value-type="float">
            <text:p>1397234029</text:p>
          </table:table-cell>
          <table:table-cell table:formula="of:=[.B538]-1396461664" office:value-type="float" office:value="772365" calcext:value-type="float">
            <text:p>772365</text:p>
          </table:table-cell>
          <table:table-cell table:formula="of:=[.C539]-[.C538]" office:value-type="float" office:value="14" calcext:value-type="float">
            <text:p>14</text:p>
          </table:table-cell>
          <table:table-cell table:formula="of:=ROUND(0.1*[.D538]+[.E537])" office:value-type="float" office:value="67974" calcext:value-type="float">
            <text:p>6797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float" office:value="1397234043" calcext:value-type="float">
            <text:p>1397234043</text:p>
          </table:table-cell>
          <table:table-cell table:formula="of:=[.B539]-1396461664" office:value-type="float" office:value="772379" calcext:value-type="float">
            <text:p>772379</text:p>
          </table:table-cell>
          <table:table-cell table:formula="of:=[.C540]-[.C539]" office:value-type="float" office:value="2" calcext:value-type="float">
            <text:p>2</text:p>
          </table:table-cell>
          <table:table-cell table:formula="of:=ROUND(0.1*[.D539]+[.E538])" office:value-type="float" office:value="67974" calcext:value-type="float">
            <text:p>6797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float" office:value="1397234045" calcext:value-type="float">
            <text:p>1397234045</text:p>
          </table:table-cell>
          <table:table-cell table:formula="of:=[.B540]-1396461664" office:value-type="float" office:value="772381" calcext:value-type="float">
            <text:p>772381</text:p>
          </table:table-cell>
          <table:table-cell table:formula="of:=[.C541]-[.C540]" office:value-type="float" office:value="5" calcext:value-type="float">
            <text:p>5</text:p>
          </table:table-cell>
          <table:table-cell table:formula="of:=ROUND(0.1*[.D540]+[.E539])" office:value-type="float" office:value="67975" calcext:value-type="float">
            <text:p>67975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1397234050" calcext:value-type="float">
            <text:p>1397234050</text:p>
          </table:table-cell>
          <table:table-cell table:formula="of:=[.B541]-1396461664" office:value-type="float" office:value="772386" calcext:value-type="float">
            <text:p>772386</text:p>
          </table:table-cell>
          <table:table-cell table:formula="of:=[.C542]-[.C541]" office:value-type="float" office:value="1" calcext:value-type="float">
            <text:p>1</text:p>
          </table:table-cell>
          <table:table-cell table:formula="of:=ROUND(0.1*[.D541]+[.E540])" office:value-type="float" office:value="67975" calcext:value-type="float">
            <text:p>6797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float" office:value="1397234051" calcext:value-type="float">
            <text:p>1397234051</text:p>
          </table:table-cell>
          <table:table-cell table:formula="of:=[.B542]-1396461664" office:value-type="float" office:value="772387" calcext:value-type="float">
            <text:p>772387</text:p>
          </table:table-cell>
          <table:table-cell table:formula="of:=[.C543]-[.C542]" office:value-type="float" office:value="9" calcext:value-type="float">
            <text:p>9</text:p>
          </table:table-cell>
          <table:table-cell table:formula="of:=ROUND(0.1*[.D542]+[.E541])" office:value-type="float" office:value="67976" calcext:value-type="float">
            <text:p>679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float" office:value="1397234060" calcext:value-type="float">
            <text:p>1397234060</text:p>
          </table:table-cell>
          <table:table-cell table:formula="of:=[.B543]-1396461664" office:value-type="float" office:value="772396" calcext:value-type="float">
            <text:p>772396</text:p>
          </table:table-cell>
          <table:table-cell table:formula="of:=[.C544]-[.C543]" office:value-type="float" office:value="29" calcext:value-type="float">
            <text:p>29</text:p>
          </table:table-cell>
          <table:table-cell table:formula="of:=ROUND(0.1*[.D543]+[.E542])" office:value-type="float" office:value="67979" calcext:value-type="float">
            <text:p>6797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float" office:value="1397234089" calcext:value-type="float">
            <text:p>1397234089</text:p>
          </table:table-cell>
          <table:table-cell table:formula="of:=[.B544]-1396461664" office:value-type="float" office:value="772425" calcext:value-type="float">
            <text:p>772425</text:p>
          </table:table-cell>
          <table:table-cell table:formula="of:=[.C545]-[.C544]" office:value-type="float" office:value="10" calcext:value-type="float">
            <text:p>10</text:p>
          </table:table-cell>
          <table:table-cell table:formula="of:=ROUND(0.1*[.D544]+[.E543])" office:value-type="float" office:value="67980" calcext:value-type="float">
            <text:p>6798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float" office:value="1397234099" calcext:value-type="float">
            <text:p>1397234099</text:p>
          </table:table-cell>
          <table:table-cell table:formula="of:=[.B545]-1396461664" office:value-type="float" office:value="772435" calcext:value-type="float">
            <text:p>772435</text:p>
          </table:table-cell>
          <table:table-cell table:formula="of:=[.C546]-[.C545]" office:value-type="float" office:value="6" calcext:value-type="float">
            <text:p>6</text:p>
          </table:table-cell>
          <table:table-cell table:formula="of:=ROUND(0.1*[.D545]+[.E544])" office:value-type="float" office:value="67981" calcext:value-type="float">
            <text:p>6798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1397234105" calcext:value-type="float">
            <text:p>1397234105</text:p>
          </table:table-cell>
          <table:table-cell table:formula="of:=[.B546]-1396461664" office:value-type="float" office:value="772441" calcext:value-type="float">
            <text:p>772441</text:p>
          </table:table-cell>
          <table:table-cell table:formula="of:=[.C547]-[.C546]" office:value-type="float" office:value="38" calcext:value-type="float">
            <text:p>38</text:p>
          </table:table-cell>
          <table:table-cell table:formula="of:=ROUND(0.1*[.D546]+[.E545])" office:value-type="float" office:value="67985" calcext:value-type="float">
            <text:p>67985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float" office:value="1397234143" calcext:value-type="float">
            <text:p>1397234143</text:p>
          </table:table-cell>
          <table:table-cell table:formula="of:=[.B547]-1396461664" office:value-type="float" office:value="772479" calcext:value-type="float">
            <text:p>772479</text:p>
          </table:table-cell>
          <table:table-cell table:formula="of:=[.C548]-[.C547]" office:value-type="float" office:value="23" calcext:value-type="float">
            <text:p>23</text:p>
          </table:table-cell>
          <table:table-cell table:formula="of:=ROUND(0.1*[.D547]+[.E546])" office:value-type="float" office:value="67987" calcext:value-type="float">
            <text:p>67987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float" office:value="1397234166" calcext:value-type="float">
            <text:p>1397234166</text:p>
          </table:table-cell>
          <table:table-cell table:formula="of:=[.B548]-1396461664" office:value-type="float" office:value="772502" calcext:value-type="float">
            <text:p>772502</text:p>
          </table:table-cell>
          <table:table-cell table:formula="of:=[.C549]-[.C548]" office:value-type="float" office:value="13" calcext:value-type="float">
            <text:p>13</text:p>
          </table:table-cell>
          <table:table-cell table:formula="of:=ROUND(0.1*[.D548]+[.E547])" office:value-type="float" office:value="67988" calcext:value-type="float">
            <text:p>6798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float" office:value="1397234179" calcext:value-type="float">
            <text:p>1397234179</text:p>
          </table:table-cell>
          <table:table-cell table:formula="of:=[.B549]-1396461664" office:value-type="float" office:value="772515" calcext:value-type="float">
            <text:p>772515</text:p>
          </table:table-cell>
          <table:table-cell table:formula="of:=[.C550]-[.C549]" office:value-type="float" office:value="24" calcext:value-type="float">
            <text:p>24</text:p>
          </table:table-cell>
          <table:table-cell table:formula="of:=ROUND(0.1*[.D549]+[.E548])" office:value-type="float" office:value="67990" calcext:value-type="float">
            <text:p>6799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1397234203" calcext:value-type="float">
            <text:p>1397234203</text:p>
          </table:table-cell>
          <table:table-cell table:formula="of:=[.B550]-1396461664" office:value-type="float" office:value="772539" calcext:value-type="float">
            <text:p>772539</text:p>
          </table:table-cell>
          <table:table-cell table:formula="of:=[.C551]-[.C550]" office:value-type="float" office:value="23" calcext:value-type="float">
            <text:p>23</text:p>
          </table:table-cell>
          <table:table-cell table:formula="of:=ROUND(0.1*[.D550]+[.E549])" office:value-type="float" office:value="67992" calcext:value-type="float">
            <text:p>679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1397234226" calcext:value-type="float">
            <text:p>1397234226</text:p>
          </table:table-cell>
          <table:table-cell table:formula="of:=[.B551]-1396461664" office:value-type="float" office:value="772562" calcext:value-type="float">
            <text:p>772562</text:p>
          </table:table-cell>
          <table:table-cell table:formula="of:=[.C552]-[.C551]" office:value-type="float" office:value="37" calcext:value-type="float">
            <text:p>37</text:p>
          </table:table-cell>
          <table:table-cell table:formula="of:=ROUND(0.1*[.D551]+[.E550])" office:value-type="float" office:value="67996" calcext:value-type="float">
            <text:p>67996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float" office:value="1397234263" calcext:value-type="float">
            <text:p>1397234263</text:p>
          </table:table-cell>
          <table:table-cell table:formula="of:=[.B552]-1396461664" office:value-type="float" office:value="772599" calcext:value-type="float">
            <text:p>772599</text:p>
          </table:table-cell>
          <table:table-cell table:formula="of:=[.C553]-[.C552]" office:value-type="float" office:value="51" calcext:value-type="float">
            <text:p>51</text:p>
          </table:table-cell>
          <table:table-cell table:formula="of:=ROUND(0.1*[.D552]+[.E551])" office:value-type="float" office:value="68001" calcext:value-type="float">
            <text:p>68001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float" office:value="1397234314" calcext:value-type="float">
            <text:p>1397234314</text:p>
          </table:table-cell>
          <table:table-cell table:formula="of:=[.B553]-1396461664" office:value-type="float" office:value="772650" calcext:value-type="float">
            <text:p>772650</text:p>
          </table:table-cell>
          <table:table-cell table:formula="of:=[.C554]-[.C553]" office:value-type="float" office:value="9" calcext:value-type="float">
            <text:p>9</text:p>
          </table:table-cell>
          <table:table-cell table:formula="of:=ROUND(0.1*[.D553]+[.E552])" office:value-type="float" office:value="68002" calcext:value-type="float">
            <text:p>6800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float" office:value="1397234323" calcext:value-type="float">
            <text:p>1397234323</text:p>
          </table:table-cell>
          <table:table-cell table:formula="of:=[.B554]-1396461664" office:value-type="float" office:value="772659" calcext:value-type="float">
            <text:p>772659</text:p>
          </table:table-cell>
          <table:table-cell table:formula="of:=[.C555]-[.C554]" office:value-type="float" office:value="12" calcext:value-type="float">
            <text:p>12</text:p>
          </table:table-cell>
          <table:table-cell table:formula="of:=ROUND(0.1*[.D554]+[.E553])" office:value-type="float" office:value="68003" calcext:value-type="float">
            <text:p>68003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float" office:value="1397234335" calcext:value-type="float">
            <text:p>1397234335</text:p>
          </table:table-cell>
          <table:table-cell table:formula="of:=[.B555]-1396461664" office:value-type="float" office:value="772671" calcext:value-type="float">
            <text:p>772671</text:p>
          </table:table-cell>
          <table:table-cell table:formula="of:=[.C556]-[.C555]" office:value-type="float" office:value="29" calcext:value-type="float">
            <text:p>29</text:p>
          </table:table-cell>
          <table:table-cell table:formula="of:=ROUND(0.1*[.D555]+[.E554])" office:value-type="float" office:value="68006" calcext:value-type="float">
            <text:p>68006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1397234364" calcext:value-type="float">
            <text:p>1397234364</text:p>
          </table:table-cell>
          <table:table-cell table:formula="of:=[.B556]-1396461664" office:value-type="float" office:value="772700" calcext:value-type="float">
            <text:p>772700</text:p>
          </table:table-cell>
          <table:table-cell table:formula="of:=[.C557]-[.C556]" office:value-type="float" office:value="80" calcext:value-type="float">
            <text:p>80</text:p>
          </table:table-cell>
          <table:table-cell table:formula="of:=ROUND(0.1*[.D556]+[.E555])" office:value-type="float" office:value="68014" calcext:value-type="float">
            <text:p>6801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float" office:value="1397234444" calcext:value-type="float">
            <text:p>1397234444</text:p>
          </table:table-cell>
          <table:table-cell table:formula="of:=[.B557]-1396461664" office:value-type="float" office:value="772780" calcext:value-type="float">
            <text:p>772780</text:p>
          </table:table-cell>
          <table:table-cell table:formula="of:=[.C558]-[.C557]" office:value-type="float" office:value="37" calcext:value-type="float">
            <text:p>37</text:p>
          </table:table-cell>
          <table:table-cell table:formula="of:=ROUND(0.1*[.D557]+[.E556])" office:value-type="float" office:value="68018" calcext:value-type="float">
            <text:p>6801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float" office:value="1397234481" calcext:value-type="float">
            <text:p>1397234481</text:p>
          </table:table-cell>
          <table:table-cell table:formula="of:=[.B558]-1396461664" office:value-type="float" office:value="772817" calcext:value-type="float">
            <text:p>772817</text:p>
          </table:table-cell>
          <table:table-cell table:formula="of:=[.C559]-[.C558]" office:value-type="float" office:value="6" calcext:value-type="float">
            <text:p>6</text:p>
          </table:table-cell>
          <table:table-cell table:formula="of:=ROUND(0.1*[.D558]+[.E557])" office:value-type="float" office:value="68019" calcext:value-type="float">
            <text:p>6801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float" office:value="1397234487" calcext:value-type="float">
            <text:p>1397234487</text:p>
          </table:table-cell>
          <table:table-cell table:formula="of:=[.B559]-1396461664" office:value-type="float" office:value="772823" calcext:value-type="float">
            <text:p>772823</text:p>
          </table:table-cell>
          <table:table-cell table:formula="of:=[.C560]-[.C559]" office:value-type="float" office:value="17" calcext:value-type="float">
            <text:p>17</text:p>
          </table:table-cell>
          <table:table-cell table:formula="of:=ROUND(0.1*[.D559]+[.E558])" office:value-type="float" office:value="68021" calcext:value-type="float">
            <text:p>680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float" office:value="1397234504" calcext:value-type="float">
            <text:p>1397234504</text:p>
          </table:table-cell>
          <table:table-cell table:formula="of:=[.B560]-1396461664" office:value-type="float" office:value="772840" calcext:value-type="float">
            <text:p>772840</text:p>
          </table:table-cell>
          <table:table-cell table:formula="of:=[.C561]-[.C560]" office:value-type="float" office:value="48" calcext:value-type="float">
            <text:p>48</text:p>
          </table:table-cell>
          <table:table-cell table:formula="of:=ROUND(0.1*[.D560]+[.E559])" office:value-type="float" office:value="68026" calcext:value-type="float">
            <text:p>6802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1397234552" calcext:value-type="float">
            <text:p>1397234552</text:p>
          </table:table-cell>
          <table:table-cell table:formula="of:=[.B561]-1396461664" office:value-type="float" office:value="772888" calcext:value-type="float">
            <text:p>772888</text:p>
          </table:table-cell>
          <table:table-cell table:formula="of:=[.C562]-[.C561]" office:value-type="float" office:value="18" calcext:value-type="float">
            <text:p>18</text:p>
          </table:table-cell>
          <table:table-cell table:formula="of:=ROUND(0.1*[.D561]+[.E560])" office:value-type="float" office:value="68028" calcext:value-type="float">
            <text:p>68028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float" office:value="1397234570" calcext:value-type="float">
            <text:p>1397234570</text:p>
          </table:table-cell>
          <table:table-cell table:formula="of:=[.B562]-1396461664" office:value-type="float" office:value="772906" calcext:value-type="float">
            <text:p>772906</text:p>
          </table:table-cell>
          <table:table-cell table:formula="of:=[.C563]-[.C562]" office:value-type="float" office:value="45" calcext:value-type="float">
            <text:p>45</text:p>
          </table:table-cell>
          <table:table-cell table:formula="of:=ROUND(0.1*[.D562]+[.E561])" office:value-type="float" office:value="68033" calcext:value-type="float">
            <text:p>68033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float" office:value="1397234615" calcext:value-type="float">
            <text:p>1397234615</text:p>
          </table:table-cell>
          <table:table-cell table:formula="of:=[.B563]-1396461664" office:value-type="float" office:value="772951" calcext:value-type="float">
            <text:p>772951</text:p>
          </table:table-cell>
          <table:table-cell table:formula="of:=[.C564]-[.C563]" office:value-type="float" office:value="5" calcext:value-type="float">
            <text:p>5</text:p>
          </table:table-cell>
          <table:table-cell table:formula="of:=ROUND(0.1*[.D563]+[.E562])" office:value-type="float" office:value="68034" calcext:value-type="float">
            <text:p>6803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float" office:value="1397234620" calcext:value-type="float">
            <text:p>1397234620</text:p>
          </table:table-cell>
          <table:table-cell table:formula="of:=[.B564]-1396461664" office:value-type="float" office:value="772956" calcext:value-type="float">
            <text:p>772956</text:p>
          </table:table-cell>
          <table:table-cell table:formula="of:=[.C565]-[.C564]" office:value-type="float" office:value="3" calcext:value-type="float">
            <text:p>3</text:p>
          </table:table-cell>
          <table:table-cell table:formula="of:=ROUND(0.1*[.D564]+[.E563])" office:value-type="float" office:value="68034" calcext:value-type="float">
            <text:p>68034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float" office:value="1397234623" calcext:value-type="float">
            <text:p>1397234623</text:p>
          </table:table-cell>
          <table:table-cell table:formula="of:=[.B565]-1396461664" office:value-type="float" office:value="772959" calcext:value-type="float">
            <text:p>772959</text:p>
          </table:table-cell>
          <table:table-cell table:formula="of:=[.C566]-[.C565]" office:value-type="float" office:value="13" calcext:value-type="float">
            <text:p>13</text:p>
          </table:table-cell>
          <table:table-cell table:formula="of:=ROUND(0.1*[.D565]+[.E564])" office:value-type="float" office:value="68035" calcext:value-type="float">
            <text:p>68035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1397234636" calcext:value-type="float">
            <text:p>1397234636</text:p>
          </table:table-cell>
          <table:table-cell table:formula="of:=[.B566]-1396461664" office:value-type="float" office:value="772972" calcext:value-type="float">
            <text:p>772972</text:p>
          </table:table-cell>
          <table:table-cell table:formula="of:=[.C567]-[.C566]" office:value-type="float" office:value="61" calcext:value-type="float">
            <text:p>61</text:p>
          </table:table-cell>
          <table:table-cell table:formula="of:=ROUND(0.1*[.D566]+[.E565])" office:value-type="float" office:value="68041" calcext:value-type="float">
            <text:p>6804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float" office:value="1397234697" calcext:value-type="float">
            <text:p>1397234697</text:p>
          </table:table-cell>
          <table:table-cell table:formula="of:=[.B567]-1396461664" office:value-type="float" office:value="773033" calcext:value-type="float">
            <text:p>773033</text:p>
          </table:table-cell>
          <table:table-cell table:formula="of:=[.C568]-[.C567]" office:value-type="float" office:value="3" calcext:value-type="float">
            <text:p>3</text:p>
          </table:table-cell>
          <table:table-cell table:formula="of:=ROUND(0.1*[.D567]+[.E566])" office:value-type="float" office:value="68041" calcext:value-type="float">
            <text:p>68041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float" office:value="1397234700" calcext:value-type="float">
            <text:p>1397234700</text:p>
          </table:table-cell>
          <table:table-cell table:formula="of:=[.B568]-1396461664" office:value-type="float" office:value="773036" calcext:value-type="float">
            <text:p>773036</text:p>
          </table:table-cell>
          <table:table-cell table:formula="of:=[.C569]-[.C568]" office:value-type="float" office:value="31" calcext:value-type="float">
            <text:p>31</text:p>
          </table:table-cell>
          <table:table-cell table:formula="of:=ROUND(0.1*[.D568]+[.E567])" office:value-type="float" office:value="68044" calcext:value-type="float">
            <text:p>6804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float" office:value="1397234731" calcext:value-type="float">
            <text:p>1397234731</text:p>
          </table:table-cell>
          <table:table-cell table:formula="of:=[.B569]-1396461664" office:value-type="float" office:value="773067" calcext:value-type="float">
            <text:p>773067</text:p>
          </table:table-cell>
          <table:table-cell table:formula="of:=[.C570]-[.C569]" office:value-type="float" office:value="4" calcext:value-type="float">
            <text:p>4</text:p>
          </table:table-cell>
          <table:table-cell table:formula="of:=ROUND(0.1*[.D569]+[.E568])" office:value-type="float" office:value="68044" calcext:value-type="float">
            <text:p>6804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float" office:value="1397234735" calcext:value-type="float">
            <text:p>1397234735</text:p>
          </table:table-cell>
          <table:table-cell table:formula="of:=[.B570]-1396461664" office:value-type="float" office:value="773071" calcext:value-type="float">
            <text:p>773071</text:p>
          </table:table-cell>
          <table:table-cell table:formula="of:=[.C571]-[.C570]" office:value-type="float" office:value="6" calcext:value-type="float">
            <text:p>6</text:p>
          </table:table-cell>
          <table:table-cell table:formula="of:=ROUND(0.1*[.D570]+[.E569])" office:value-type="float" office:value="68045" calcext:value-type="float">
            <text:p>68045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1397234741" calcext:value-type="float">
            <text:p>1397234741</text:p>
          </table:table-cell>
          <table:table-cell table:formula="of:=[.B571]-1396461664" office:value-type="float" office:value="773077" calcext:value-type="float">
            <text:p>773077</text:p>
          </table:table-cell>
          <table:table-cell table:formula="of:=[.C572]-[.C571]" office:value-type="float" office:value="34" calcext:value-type="float">
            <text:p>34</text:p>
          </table:table-cell>
          <table:table-cell table:formula="of:=ROUND(0.1*[.D571]+[.E570])" office:value-type="float" office:value="68048" calcext:value-type="float">
            <text:p>6804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float" office:value="1397234775" calcext:value-type="float">
            <text:p>1397234775</text:p>
          </table:table-cell>
          <table:table-cell table:formula="of:=[.B572]-1396461664" office:value-type="float" office:value="773111" calcext:value-type="float">
            <text:p>773111</text:p>
          </table:table-cell>
          <table:table-cell table:formula="of:=[.C573]-[.C572]" office:value-type="float" office:value="4" calcext:value-type="float">
            <text:p>4</text:p>
          </table:table-cell>
          <table:table-cell table:formula="of:=ROUND(0.1*[.D572]+[.E571])" office:value-type="float" office:value="68048" calcext:value-type="float">
            <text:p>68048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float" office:value="1397234779" calcext:value-type="float">
            <text:p>1397234779</text:p>
          </table:table-cell>
          <table:table-cell table:formula="of:=[.B573]-1396461664" office:value-type="float" office:value="773115" calcext:value-type="float">
            <text:p>773115</text:p>
          </table:table-cell>
          <table:table-cell table:formula="of:=[.C574]-[.C573]" office:value-type="float" office:value="32" calcext:value-type="float">
            <text:p>32</text:p>
          </table:table-cell>
          <table:table-cell table:formula="of:=ROUND(0.1*[.D573]+[.E572])" office:value-type="float" office:value="68051" calcext:value-type="float">
            <text:p>6805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1397234811" calcext:value-type="float">
            <text:p>1397234811</text:p>
          </table:table-cell>
          <table:table-cell table:formula="of:=[.B574]-1396461664" office:value-type="float" office:value="773147" calcext:value-type="float">
            <text:p>773147</text:p>
          </table:table-cell>
          <table:table-cell table:formula="of:=[.C575]-[.C574]" office:value-type="float" office:value="26" calcext:value-type="float">
            <text:p>26</text:p>
          </table:table-cell>
          <table:table-cell table:formula="of:=ROUND(0.1*[.D574]+[.E573])" office:value-type="float" office:value="68054" calcext:value-type="float">
            <text:p>68054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float" office:value="1397234837" calcext:value-type="float">
            <text:p>1397234837</text:p>
          </table:table-cell>
          <table:table-cell table:formula="of:=[.B575]-1396461664" office:value-type="float" office:value="773173" calcext:value-type="float">
            <text:p>773173</text:p>
          </table:table-cell>
          <table:table-cell table:formula="of:=[.C576]-[.C575]" office:value-type="float" office:value="34" calcext:value-type="float">
            <text:p>34</text:p>
          </table:table-cell>
          <table:table-cell table:formula="of:=ROUND(0.1*[.D575]+[.E574])" office:value-type="float" office:value="68057" calcext:value-type="float">
            <text:p>68057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1397234871" calcext:value-type="float">
            <text:p>1397234871</text:p>
          </table:table-cell>
          <table:table-cell table:formula="of:=[.B576]-1396461664" office:value-type="float" office:value="773207" calcext:value-type="float">
            <text:p>773207</text:p>
          </table:table-cell>
          <table:table-cell table:formula="of:=[.C577]-[.C576]" office:value-type="float" office:value="7" calcext:value-type="float">
            <text:p>7</text:p>
          </table:table-cell>
          <table:table-cell table:formula="of:=ROUND(0.1*[.D576]+[.E575])" office:value-type="float" office:value="68058" calcext:value-type="float">
            <text:p>680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1397234878" calcext:value-type="float">
            <text:p>1397234878</text:p>
          </table:table-cell>
          <table:table-cell table:formula="of:=[.B577]-1396461664" office:value-type="float" office:value="773214" calcext:value-type="float">
            <text:p>773214</text:p>
          </table:table-cell>
          <table:table-cell table:formula="of:=[.C578]-[.C577]" office:value-type="float" office:value="7" calcext:value-type="float">
            <text:p>7</text:p>
          </table:table-cell>
          <table:table-cell table:formula="of:=ROUND(0.1*[.D577]+[.E576])" office:value-type="float" office:value="68059" calcext:value-type="float">
            <text:p>680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float" office:value="1397234885" calcext:value-type="float">
            <text:p>1397234885</text:p>
          </table:table-cell>
          <table:table-cell table:formula="of:=[.B578]-1396461664" office:value-type="float" office:value="773221" calcext:value-type="float">
            <text:p>773221</text:p>
          </table:table-cell>
          <table:table-cell table:formula="of:=[.C579]-[.C578]" office:value-type="float" office:value="7" calcext:value-type="float">
            <text:p>7</text:p>
          </table:table-cell>
          <table:table-cell table:formula="of:=ROUND(0.1*[.D578]+[.E577])" office:value-type="float" office:value="68060" calcext:value-type="float">
            <text:p>6806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float" office:value="1397234892" calcext:value-type="float">
            <text:p>1397234892</text:p>
          </table:table-cell>
          <table:table-cell table:formula="of:=[.B579]-1396461664" office:value-type="float" office:value="773228" calcext:value-type="float">
            <text:p>773228</text:p>
          </table:table-cell>
          <table:table-cell table:formula="of:=[.C580]-[.C579]" office:value-type="float" office:value="16" calcext:value-type="float">
            <text:p>16</text:p>
          </table:table-cell>
          <table:table-cell table:formula="of:=ROUND(0.1*[.D579]+[.E578])" office:value-type="float" office:value="68062" calcext:value-type="float">
            <text:p>6806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float" office:value="1397234908" calcext:value-type="float">
            <text:p>1397234908</text:p>
          </table:table-cell>
          <table:table-cell table:formula="of:=[.B580]-1396461664" office:value-type="float" office:value="773244" calcext:value-type="float">
            <text:p>773244</text:p>
          </table:table-cell>
          <table:table-cell table:formula="of:=[.C581]-[.C580]" office:value-type="float" office:value="6" calcext:value-type="float">
            <text:p>6</text:p>
          </table:table-cell>
          <table:table-cell table:formula="of:=ROUND(0.1*[.D580]+[.E579])" office:value-type="float" office:value="68063" calcext:value-type="float">
            <text:p>680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1397234914" calcext:value-type="float">
            <text:p>1397234914</text:p>
          </table:table-cell>
          <table:table-cell table:formula="of:=[.B581]-1396461664" office:value-type="float" office:value="773250" calcext:value-type="float">
            <text:p>773250</text:p>
          </table:table-cell>
          <table:table-cell table:formula="of:=[.C582]-[.C581]" office:value-type="float" office:value="12" calcext:value-type="float">
            <text:p>12</text:p>
          </table:table-cell>
          <table:table-cell table:formula="of:=ROUND(0.1*[.D581]+[.E580])" office:value-type="float" office:value="68064" calcext:value-type="float">
            <text:p>68064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float" office:value="1397234926" calcext:value-type="float">
            <text:p>1397234926</text:p>
          </table:table-cell>
          <table:table-cell table:formula="of:=[.B582]-1396461664" office:value-type="float" office:value="773262" calcext:value-type="float">
            <text:p>773262</text:p>
          </table:table-cell>
          <table:table-cell table:formula="of:=[.C583]-[.C582]" office:value-type="float" office:value="30" calcext:value-type="float">
            <text:p>30</text:p>
          </table:table-cell>
          <table:table-cell table:formula="of:=ROUND(0.1*[.D582]+[.E581])" office:value-type="float" office:value="68067" calcext:value-type="float">
            <text:p>68067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float" office:value="1397234956" calcext:value-type="float">
            <text:p>1397234956</text:p>
          </table:table-cell>
          <table:table-cell table:formula="of:=[.B583]-1396461664" office:value-type="float" office:value="773292" calcext:value-type="float">
            <text:p>773292</text:p>
          </table:table-cell>
          <table:table-cell table:formula="of:=[.C584]-[.C583]" office:value-type="float" office:value="7" calcext:value-type="float">
            <text:p>7</text:p>
          </table:table-cell>
          <table:table-cell table:formula="of:=ROUND(0.1*[.D583]+[.E582])" office:value-type="float" office:value="68068" calcext:value-type="float">
            <text:p>6806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float" office:value="1397234963" calcext:value-type="float">
            <text:p>1397234963</text:p>
          </table:table-cell>
          <table:table-cell table:formula="of:=[.B584]-1396461664" office:value-type="float" office:value="773299" calcext:value-type="float">
            <text:p>773299</text:p>
          </table:table-cell>
          <table:table-cell table:formula="of:=[.C585]-[.C584]" office:value-type="float" office:value="8" calcext:value-type="float">
            <text:p>8</text:p>
          </table:table-cell>
          <table:table-cell table:formula="of:=ROUND(0.1*[.D584]+[.E583])" office:value-type="float" office:value="68069" calcext:value-type="float">
            <text:p>6806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float" office:value="1397234971" calcext:value-type="float">
            <text:p>1397234971</text:p>
          </table:table-cell>
          <table:table-cell table:formula="of:=[.B585]-1396461664" office:value-type="float" office:value="773307" calcext:value-type="float">
            <text:p>773307</text:p>
          </table:table-cell>
          <table:table-cell table:formula="of:=[.C586]-[.C585]" office:value-type="float" office:value="0" calcext:value-type="float">
            <text:p>0</text:p>
          </table:table-cell>
          <table:table-cell table:formula="of:=ROUND(0.1*[.D585]+[.E584])" office:value-type="float" office:value="68069" calcext:value-type="float">
            <text:p>6806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1397234971" calcext:value-type="float">
            <text:p>1397234971</text:p>
          </table:table-cell>
          <table:table-cell table:formula="of:=[.B586]-1396461664" office:value-type="float" office:value="773307" calcext:value-type="float">
            <text:p>773307</text:p>
          </table:table-cell>
          <table:table-cell table:formula="of:=[.C587]-[.C586]" office:value-type="float" office:value="48" calcext:value-type="float">
            <text:p>48</text:p>
          </table:table-cell>
          <table:table-cell table:formula="of:=ROUND(0.1*[.D586]+[.E585])" office:value-type="float" office:value="68074" calcext:value-type="float">
            <text:p>68074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float" office:value="1397235019" calcext:value-type="float">
            <text:p>1397235019</text:p>
          </table:table-cell>
          <table:table-cell table:formula="of:=[.B587]-1396461664" office:value-type="float" office:value="773355" calcext:value-type="float">
            <text:p>773355</text:p>
          </table:table-cell>
          <table:table-cell table:formula="of:=[.C588]-[.C587]" office:value-type="float" office:value="21" calcext:value-type="float">
            <text:p>21</text:p>
          </table:table-cell>
          <table:table-cell table:formula="of:=ROUND(0.1*[.D587]+[.E586])" office:value-type="float" office:value="68076" calcext:value-type="float">
            <text:p>6807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float" office:value="1397235040" calcext:value-type="float">
            <text:p>1397235040</text:p>
          </table:table-cell>
          <table:table-cell table:formula="of:=[.B588]-1396461664" office:value-type="float" office:value="773376" calcext:value-type="float">
            <text:p>773376</text:p>
          </table:table-cell>
          <table:table-cell table:formula="of:=[.C589]-[.C588]" office:value-type="float" office:value="1" calcext:value-type="float">
            <text:p>1</text:p>
          </table:table-cell>
          <table:table-cell table:formula="of:=ROUND(0.1*[.D588]+[.E587])" office:value-type="float" office:value="68076" calcext:value-type="float">
            <text:p>68076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float" office:value="1397235041" calcext:value-type="float">
            <text:p>1397235041</text:p>
          </table:table-cell>
          <table:table-cell table:formula="of:=[.B589]-1396461664" office:value-type="float" office:value="773377" calcext:value-type="float">
            <text:p>773377</text:p>
          </table:table-cell>
          <table:table-cell table:formula="of:=[.C590]-[.C589]" office:value-type="float" office:value="34" calcext:value-type="float">
            <text:p>34</text:p>
          </table:table-cell>
          <table:table-cell table:formula="of:=ROUND(0.1*[.D589]+[.E588])" office:value-type="float" office:value="68079" calcext:value-type="float">
            <text:p>6807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float" office:value="1397235075" calcext:value-type="float">
            <text:p>1397235075</text:p>
          </table:table-cell>
          <table:table-cell table:formula="of:=[.B590]-1396461664" office:value-type="float" office:value="773411" calcext:value-type="float">
            <text:p>773411</text:p>
          </table:table-cell>
          <table:table-cell table:formula="of:=[.C591]-[.C590]" office:value-type="float" office:value="42" calcext:value-type="float">
            <text:p>42</text:p>
          </table:table-cell>
          <table:table-cell table:formula="of:=ROUND(0.1*[.D590]+[.E589])" office:value-type="float" office:value="68083" calcext:value-type="float">
            <text:p>680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1397235117" calcext:value-type="float">
            <text:p>1397235117</text:p>
          </table:table-cell>
          <table:table-cell table:formula="of:=[.B591]-1396461664" office:value-type="float" office:value="773453" calcext:value-type="float">
            <text:p>773453</text:p>
          </table:table-cell>
          <table:table-cell table:formula="of:=[.C592]-[.C591]" office:value-type="float" office:value="3" calcext:value-type="float">
            <text:p>3</text:p>
          </table:table-cell>
          <table:table-cell table:formula="of:=ROUND(0.1*[.D591]+[.E590])" office:value-type="float" office:value="68083" calcext:value-type="float">
            <text:p>6808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float" office:value="1397235120" calcext:value-type="float">
            <text:p>1397235120</text:p>
          </table:table-cell>
          <table:table-cell table:formula="of:=[.B592]-1396461664" office:value-type="float" office:value="773456" calcext:value-type="float">
            <text:p>773456</text:p>
          </table:table-cell>
          <table:table-cell table:formula="of:=[.C593]-[.C592]" office:value-type="float" office:value="37" calcext:value-type="float">
            <text:p>37</text:p>
          </table:table-cell>
          <table:table-cell table:formula="of:=ROUND(0.1*[.D592]+[.E591])" office:value-type="float" office:value="68087" calcext:value-type="float">
            <text:p>6808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float" office:value="1397235157" calcext:value-type="float">
            <text:p>1397235157</text:p>
          </table:table-cell>
          <table:table-cell table:formula="of:=[.B593]-1396461664" office:value-type="float" office:value="773493" calcext:value-type="float">
            <text:p>773493</text:p>
          </table:table-cell>
          <table:table-cell table:formula="of:=[.C594]-[.C593]" office:value-type="float" office:value="7" calcext:value-type="float">
            <text:p>7</text:p>
          </table:table-cell>
          <table:table-cell table:formula="of:=ROUND(0.1*[.D593]+[.E592])" office:value-type="float" office:value="68088" calcext:value-type="float">
            <text:p>6808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float" office:value="1397235164" calcext:value-type="float">
            <text:p>1397235164</text:p>
          </table:table-cell>
          <table:table-cell table:formula="of:=[.B594]-1396461664" office:value-type="float" office:value="773500" calcext:value-type="float">
            <text:p>773500</text:p>
          </table:table-cell>
          <table:table-cell table:formula="of:=[.C595]-[.C594]" office:value-type="float" office:value="20" calcext:value-type="float">
            <text:p>20</text:p>
          </table:table-cell>
          <table:table-cell table:formula="of:=ROUND(0.1*[.D594]+[.E593])" office:value-type="float" office:value="68090" calcext:value-type="float">
            <text:p>6809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float" office:value="1397235184" calcext:value-type="float">
            <text:p>1397235184</text:p>
          </table:table-cell>
          <table:table-cell table:formula="of:=[.B595]-1396461664" office:value-type="float" office:value="773520" calcext:value-type="float">
            <text:p>773520</text:p>
          </table:table-cell>
          <table:table-cell table:formula="of:=[.C596]-[.C595]" office:value-type="float" office:value="36" calcext:value-type="float">
            <text:p>36</text:p>
          </table:table-cell>
          <table:table-cell table:formula="of:=ROUND(0.1*[.D595]+[.E594])" office:value-type="float" office:value="68094" calcext:value-type="float">
            <text:p>6809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1397235220" calcext:value-type="float">
            <text:p>1397235220</text:p>
          </table:table-cell>
          <table:table-cell table:formula="of:=[.B596]-1396461664" office:value-type="float" office:value="773556" calcext:value-type="float">
            <text:p>773556</text:p>
          </table:table-cell>
          <table:table-cell table:formula="of:=[.C597]-[.C596]" office:value-type="float" office:value="46" calcext:value-type="float">
            <text:p>46</text:p>
          </table:table-cell>
          <table:table-cell table:formula="of:=ROUND(0.1*[.D596]+[.E595])" office:value-type="float" office:value="68099" calcext:value-type="float">
            <text:p>6809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float" office:value="1397235266" calcext:value-type="float">
            <text:p>1397235266</text:p>
          </table:table-cell>
          <table:table-cell table:formula="of:=[.B597]-1396461664" office:value-type="float" office:value="773602" calcext:value-type="float">
            <text:p>773602</text:p>
          </table:table-cell>
          <table:table-cell table:formula="of:=[.C598]-[.C597]" office:value-type="float" office:value="1" calcext:value-type="float">
            <text:p>1</text:p>
          </table:table-cell>
          <table:table-cell table:formula="of:=ROUND(0.1*[.D597]+[.E596])" office:value-type="float" office:value="68099" calcext:value-type="float">
            <text:p>6809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float" office:value="1397235267" calcext:value-type="float">
            <text:p>1397235267</text:p>
          </table:table-cell>
          <table:table-cell table:formula="of:=[.B598]-1396461664" office:value-type="float" office:value="773603" calcext:value-type="float">
            <text:p>773603</text:p>
          </table:table-cell>
          <table:table-cell table:formula="of:=[.C599]-[.C598]" office:value-type="float" office:value="23" calcext:value-type="float">
            <text:p>23</text:p>
          </table:table-cell>
          <table:table-cell table:formula="of:=ROUND(0.1*[.D598]+[.E597])" office:value-type="float" office:value="68101" calcext:value-type="float">
            <text:p>68101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float" office:value="1397235290" calcext:value-type="float">
            <text:p>1397235290</text:p>
          </table:table-cell>
          <table:table-cell table:formula="of:=[.B599]-1396461664" office:value-type="float" office:value="773626" calcext:value-type="float">
            <text:p>773626</text:p>
          </table:table-cell>
          <table:table-cell table:formula="of:=[.C600]-[.C599]" office:value-type="float" office:value="35" calcext:value-type="float">
            <text:p>35</text:p>
          </table:table-cell>
          <table:table-cell table:formula="of:=ROUND(0.1*[.D599]+[.E598])" office:value-type="float" office:value="68105" calcext:value-type="float">
            <text:p>6810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1397235325" calcext:value-type="float">
            <text:p>1397235325</text:p>
          </table:table-cell>
          <table:table-cell table:formula="of:=[.B600]-1396461664" office:value-type="float" office:value="773661" calcext:value-type="float">
            <text:p>773661</text:p>
          </table:table-cell>
          <table:table-cell table:formula="of:=[.C601]-[.C600]" office:value-type="float" office:value="8" calcext:value-type="float">
            <text:p>8</text:p>
          </table:table-cell>
          <table:table-cell table:formula="of:=ROUND(0.1*[.D600]+[.E599])" office:value-type="float" office:value="68106" calcext:value-type="float">
            <text:p>68106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1397235333" calcext:value-type="float">
            <text:p>1397235333</text:p>
          </table:table-cell>
          <table:table-cell table:formula="of:=[.B601]-1396461664" office:value-type="float" office:value="773669" calcext:value-type="float">
            <text:p>773669</text:p>
          </table:table-cell>
          <table:table-cell table:formula="of:=[.C602]-[.C601]" office:value-type="float" office:value="47" calcext:value-type="float">
            <text:p>47</text:p>
          </table:table-cell>
          <table:table-cell table:formula="of:=ROUND(0.1*[.D601]+[.E600])" office:value-type="float" office:value="68111" calcext:value-type="float">
            <text:p>681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float" office:value="1397235380" calcext:value-type="float">
            <text:p>1397235380</text:p>
          </table:table-cell>
          <table:table-cell table:formula="of:=[.B602]-1396461664" office:value-type="float" office:value="773716" calcext:value-type="float">
            <text:p>773716</text:p>
          </table:table-cell>
          <table:table-cell table:formula="of:=[.C603]-[.C602]" office:value-type="float" office:value="18" calcext:value-type="float">
            <text:p>18</text:p>
          </table:table-cell>
          <table:table-cell table:formula="of:=ROUND(0.1*[.D602]+[.E601])" office:value-type="float" office:value="68113" calcext:value-type="float">
            <text:p>6811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float" office:value="1397235398" calcext:value-type="float">
            <text:p>1397235398</text:p>
          </table:table-cell>
          <table:table-cell table:formula="of:=[.B603]-1396461664" office:value-type="float" office:value="773734" calcext:value-type="float">
            <text:p>773734</text:p>
          </table:table-cell>
          <table:table-cell table:formula="of:=[.C604]-[.C603]" office:value-type="float" office:value="15" calcext:value-type="float">
            <text:p>15</text:p>
          </table:table-cell>
          <table:table-cell table:formula="of:=ROUND(0.1*[.D603]+[.E602])" office:value-type="float" office:value="68115" calcext:value-type="float">
            <text:p>6811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float" office:value="1397235413" calcext:value-type="float">
            <text:p>1397235413</text:p>
          </table:table-cell>
          <table:table-cell table:formula="of:=[.B604]-1396461664" office:value-type="float" office:value="773749" calcext:value-type="float">
            <text:p>773749</text:p>
          </table:table-cell>
          <table:table-cell table:formula="of:=[.C605]-[.C604]" office:value-type="float" office:value="15" calcext:value-type="float">
            <text:p>15</text:p>
          </table:table-cell>
          <table:table-cell table:formula="of:=ROUND(0.1*[.D604]+[.E603])" office:value-type="float" office:value="68117" calcext:value-type="float">
            <text:p>68117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float" office:value="1397235428" calcext:value-type="float">
            <text:p>1397235428</text:p>
          </table:table-cell>
          <table:table-cell table:formula="of:=[.B605]-1396461664" office:value-type="float" office:value="773764" calcext:value-type="float">
            <text:p>773764</text:p>
          </table:table-cell>
          <table:table-cell table:formula="of:=[.C606]-[.C605]" office:value-type="float" office:value="43" calcext:value-type="float">
            <text:p>43</text:p>
          </table:table-cell>
          <table:table-cell table:formula="of:=ROUND(0.1*[.D605]+[.E604])" office:value-type="float" office:value="68121" calcext:value-type="float">
            <text:p>6812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1397235471" calcext:value-type="float">
            <text:p>1397235471</text:p>
          </table:table-cell>
          <table:table-cell table:formula="of:=[.B606]-1396461664" office:value-type="float" office:value="773807" calcext:value-type="float">
            <text:p>773807</text:p>
          </table:table-cell>
          <table:table-cell table:formula="of:=[.C607]-[.C606]" office:value-type="float" office:value="14" calcext:value-type="float">
            <text:p>14</text:p>
          </table:table-cell>
          <table:table-cell table:formula="of:=ROUND(0.1*[.D606]+[.E605])" office:value-type="float" office:value="68122" calcext:value-type="float">
            <text:p>68122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float" office:value="1397235485" calcext:value-type="float">
            <text:p>1397235485</text:p>
          </table:table-cell>
          <table:table-cell table:formula="of:=[.B607]-1396461664" office:value-type="float" office:value="773821" calcext:value-type="float">
            <text:p>773821</text:p>
          </table:table-cell>
          <table:table-cell table:formula="of:=[.C608]-[.C607]" office:value-type="float" office:value="9" calcext:value-type="float">
            <text:p>9</text:p>
          </table:table-cell>
          <table:table-cell table:formula="of:=ROUND(0.1*[.D607]+[.E606])" office:value-type="float" office:value="68123" calcext:value-type="float">
            <text:p>681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float" office:value="1397235494" calcext:value-type="float">
            <text:p>1397235494</text:p>
          </table:table-cell>
          <table:table-cell table:formula="of:=[.B608]-1396461664" office:value-type="float" office:value="773830" calcext:value-type="float">
            <text:p>773830</text:p>
          </table:table-cell>
          <table:table-cell table:formula="of:=[.C609]-[.C608]" office:value-type="float" office:value="67" calcext:value-type="float">
            <text:p>67</text:p>
          </table:table-cell>
          <table:table-cell table:formula="of:=ROUND(0.1*[.D608]+[.E607])" office:value-type="float" office:value="68130" calcext:value-type="float">
            <text:p>6813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float" office:value="1397235561" calcext:value-type="float">
            <text:p>1397235561</text:p>
          </table:table-cell>
          <table:table-cell table:formula="of:=[.B609]-1396461664" office:value-type="float" office:value="773897" calcext:value-type="float">
            <text:p>773897</text:p>
          </table:table-cell>
          <table:table-cell table:formula="of:=[.C610]-[.C609]" office:value-type="float" office:value="6" calcext:value-type="float">
            <text:p>6</text:p>
          </table:table-cell>
          <table:table-cell table:formula="of:=ROUND(0.1*[.D609]+[.E608])" office:value-type="float" office:value="68131" calcext:value-type="float">
            <text:p>6813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float" office:value="1397235567" calcext:value-type="float">
            <text:p>1397235567</text:p>
          </table:table-cell>
          <table:table-cell table:formula="of:=[.B610]-1396461664" office:value-type="float" office:value="773903" calcext:value-type="float">
            <text:p>773903</text:p>
          </table:table-cell>
          <table:table-cell table:formula="of:=[.C611]-[.C610]" office:value-type="float" office:value="1" calcext:value-type="float">
            <text:p>1</text:p>
          </table:table-cell>
          <table:table-cell table:formula="of:=ROUND(0.1*[.D610]+[.E609])" office:value-type="float" office:value="68131" calcext:value-type="float">
            <text:p>6813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1397235568" calcext:value-type="float">
            <text:p>1397235568</text:p>
          </table:table-cell>
          <table:table-cell table:formula="of:=[.B611]-1396461664" office:value-type="float" office:value="773904" calcext:value-type="float">
            <text:p>773904</text:p>
          </table:table-cell>
          <table:table-cell table:formula="of:=[.C612]-[.C611]" office:value-type="float" office:value="7" calcext:value-type="float">
            <text:p>7</text:p>
          </table:table-cell>
          <table:table-cell table:formula="of:=ROUND(0.1*[.D611]+[.E610])" office:value-type="float" office:value="68132" calcext:value-type="float">
            <text:p>681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1397235575" calcext:value-type="float">
            <text:p>1397235575</text:p>
          </table:table-cell>
          <table:table-cell table:formula="of:=[.B612]-1396461664" office:value-type="float" office:value="773911" calcext:value-type="float">
            <text:p>773911</text:p>
          </table:table-cell>
          <table:table-cell table:formula="of:=[.C613]-[.C612]" office:value-type="float" office:value="7" calcext:value-type="float">
            <text:p>7</text:p>
          </table:table-cell>
          <table:table-cell table:formula="of:=ROUND(0.1*[.D612]+[.E611])" office:value-type="float" office:value="68133" calcext:value-type="float">
            <text:p>681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1397235582" calcext:value-type="float">
            <text:p>1397235582</text:p>
          </table:table-cell>
          <table:table-cell table:formula="of:=[.B613]-1396461664" office:value-type="float" office:value="773918" calcext:value-type="float">
            <text:p>773918</text:p>
          </table:table-cell>
          <table:table-cell table:formula="of:=[.C614]-[.C613]" office:value-type="float" office:value="4" calcext:value-type="float">
            <text:p>4</text:p>
          </table:table-cell>
          <table:table-cell table:formula="of:=ROUND(0.1*[.D613]+[.E612])" office:value-type="float" office:value="68133" calcext:value-type="float">
            <text:p>6813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float" office:value="1397235586" calcext:value-type="float">
            <text:p>1397235586</text:p>
          </table:table-cell>
          <table:table-cell table:formula="of:=[.B614]-1396461664" office:value-type="float" office:value="773922" calcext:value-type="float">
            <text:p>773922</text:p>
          </table:table-cell>
          <table:table-cell table:formula="of:=[.C615]-[.C614]" office:value-type="float" office:value="49" calcext:value-type="float">
            <text:p>49</text:p>
          </table:table-cell>
          <table:table-cell table:formula="of:=ROUND(0.1*[.D614]+[.E613])" office:value-type="float" office:value="68138" calcext:value-type="float">
            <text:p>6813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float" office:value="1397235635" calcext:value-type="float">
            <text:p>1397235635</text:p>
          </table:table-cell>
          <table:table-cell table:formula="of:=[.B615]-1396461664" office:value-type="float" office:value="773971" calcext:value-type="float">
            <text:p>773971</text:p>
          </table:table-cell>
          <table:table-cell table:formula="of:=[.C616]-[.C615]" office:value-type="float" office:value="65" calcext:value-type="float">
            <text:p>65</text:p>
          </table:table-cell>
          <table:table-cell table:formula="of:=ROUND(0.1*[.D615]+[.E614])" office:value-type="float" office:value="68145" calcext:value-type="float">
            <text:p>6814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1397235700" calcext:value-type="float">
            <text:p>1397235700</text:p>
          </table:table-cell>
          <table:table-cell table:formula="of:=[.B616]-1396461664" office:value-type="float" office:value="774036" calcext:value-type="float">
            <text:p>774036</text:p>
          </table:table-cell>
          <table:table-cell table:formula="of:=[.C617]-[.C616]" office:value-type="float" office:value="10" calcext:value-type="float">
            <text:p>10</text:p>
          </table:table-cell>
          <table:table-cell table:formula="of:=ROUND(0.1*[.D616]+[.E615])" office:value-type="float" office:value="68146" calcext:value-type="float">
            <text:p>681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float" office:value="1397235710" calcext:value-type="float">
            <text:p>1397235710</text:p>
          </table:table-cell>
          <table:table-cell table:formula="of:=[.B617]-1396461664" office:value-type="float" office:value="774046" calcext:value-type="float">
            <text:p>774046</text:p>
          </table:table-cell>
          <table:table-cell table:formula="of:=[.C618]-[.C617]" office:value-type="float" office:value="3" calcext:value-type="float">
            <text:p>3</text:p>
          </table:table-cell>
          <table:table-cell table:formula="of:=ROUND(0.1*[.D617]+[.E616])" office:value-type="float" office:value="68146" calcext:value-type="float">
            <text:p>68146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float" office:value="1397235713" calcext:value-type="float">
            <text:p>1397235713</text:p>
          </table:table-cell>
          <table:table-cell table:formula="of:=[.B618]-1396461664" office:value-type="float" office:value="774049" calcext:value-type="float">
            <text:p>774049</text:p>
          </table:table-cell>
          <table:table-cell table:formula="of:=[.C619]-[.C618]" office:value-type="float" office:value="7" calcext:value-type="float">
            <text:p>7</text:p>
          </table:table-cell>
          <table:table-cell table:formula="of:=ROUND(0.1*[.D618]+[.E617])" office:value-type="float" office:value="68147" calcext:value-type="float">
            <text:p>6814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float" office:value="1397235720" calcext:value-type="float">
            <text:p>1397235720</text:p>
          </table:table-cell>
          <table:table-cell table:formula="of:=[.B619]-1396461664" office:value-type="float" office:value="774056" calcext:value-type="float">
            <text:p>774056</text:p>
          </table:table-cell>
          <table:table-cell table:formula="of:=[.C620]-[.C619]" office:value-type="float" office:value="0" calcext:value-type="float">
            <text:p>0</text:p>
          </table:table-cell>
          <table:table-cell table:formula="of:=ROUND(0.1*[.D619]+[.E618])" office:value-type="float" office:value="68147" calcext:value-type="float">
            <text:p>68147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float" office:value="1397235720" calcext:value-type="float">
            <text:p>1397235720</text:p>
          </table:table-cell>
          <table:table-cell table:formula="of:=[.B620]-1396461664" office:value-type="float" office:value="774056" calcext:value-type="float">
            <text:p>774056</text:p>
          </table:table-cell>
          <table:table-cell table:formula="of:=[.C621]-[.C620]" office:value-type="float" office:value="14" calcext:value-type="float">
            <text:p>14</text:p>
          </table:table-cell>
          <table:table-cell table:formula="of:=ROUND(0.1*[.D620]+[.E619])" office:value-type="float" office:value="68148" calcext:value-type="float">
            <text:p>68148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1397235734" calcext:value-type="float">
            <text:p>1397235734</text:p>
          </table:table-cell>
          <table:table-cell table:formula="of:=[.B621]-1396461664" office:value-type="float" office:value="774070" calcext:value-type="float">
            <text:p>774070</text:p>
          </table:table-cell>
          <table:table-cell table:formula="of:=[.C622]-[.C621]" office:value-type="float" office:value="84" calcext:value-type="float">
            <text:p>84</text:p>
          </table:table-cell>
          <table:table-cell table:formula="of:=ROUND(0.1*[.D621]+[.E620])" office:value-type="float" office:value="68156" calcext:value-type="float">
            <text:p>681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float" office:value="1397235818" calcext:value-type="float">
            <text:p>1397235818</text:p>
          </table:table-cell>
          <table:table-cell table:formula="of:=[.B622]-1396461664" office:value-type="float" office:value="774154" calcext:value-type="float">
            <text:p>774154</text:p>
          </table:table-cell>
          <table:table-cell table:formula="of:=[.C623]-[.C622]" office:value-type="float" office:value="16" calcext:value-type="float">
            <text:p>16</text:p>
          </table:table-cell>
          <table:table-cell table:formula="of:=ROUND(0.1*[.D622]+[.E621])" office:value-type="float" office:value="68158" calcext:value-type="float">
            <text:p>68158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float" office:value="1397235834" calcext:value-type="float">
            <text:p>1397235834</text:p>
          </table:table-cell>
          <table:table-cell table:formula="of:=[.B623]-1396461664" office:value-type="float" office:value="774170" calcext:value-type="float">
            <text:p>774170</text:p>
          </table:table-cell>
          <table:table-cell table:formula="of:=[.C624]-[.C623]" office:value-type="float" office:value="7" calcext:value-type="float">
            <text:p>7</text:p>
          </table:table-cell>
          <table:table-cell table:formula="of:=ROUND(0.1*[.D623]+[.E622])" office:value-type="float" office:value="68159" calcext:value-type="float">
            <text:p>6815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float" office:value="1397235841" calcext:value-type="float">
            <text:p>1397235841</text:p>
          </table:table-cell>
          <table:table-cell table:formula="of:=[.B624]-1396461664" office:value-type="float" office:value="774177" calcext:value-type="float">
            <text:p>774177</text:p>
          </table:table-cell>
          <table:table-cell table:formula="of:=[.C625]-[.C624]" office:value-type="float" office:value="14" calcext:value-type="float">
            <text:p>14</text:p>
          </table:table-cell>
          <table:table-cell table:formula="of:=ROUND(0.1*[.D624]+[.E623])" office:value-type="float" office:value="68160" calcext:value-type="float">
            <text:p>6816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float" office:value="1397235855" calcext:value-type="float">
            <text:p>1397235855</text:p>
          </table:table-cell>
          <table:table-cell table:formula="of:=[.B625]-1396461664" office:value-type="float" office:value="774191" calcext:value-type="float">
            <text:p>774191</text:p>
          </table:table-cell>
          <table:table-cell table:formula="of:=[.C626]-[.C625]" office:value-type="float" office:value="6" calcext:value-type="float">
            <text:p>6</text:p>
          </table:table-cell>
          <table:table-cell table:formula="of:=ROUND(0.1*[.D625]+[.E624])" office:value-type="float" office:value="68161" calcext:value-type="float">
            <text:p>6816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1397235861" calcext:value-type="float">
            <text:p>1397235861</text:p>
          </table:table-cell>
          <table:table-cell table:formula="of:=[.B626]-1396461664" office:value-type="float" office:value="774197" calcext:value-type="float">
            <text:p>774197</text:p>
          </table:table-cell>
          <table:table-cell table:formula="of:=[.C627]-[.C626]" office:value-type="float" office:value="9" calcext:value-type="float">
            <text:p>9</text:p>
          </table:table-cell>
          <table:table-cell table:formula="of:=ROUND(0.1*[.D626]+[.E625])" office:value-type="float" office:value="68162" calcext:value-type="float">
            <text:p>681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float" office:value="1397235870" calcext:value-type="float">
            <text:p>1397235870</text:p>
          </table:table-cell>
          <table:table-cell table:formula="of:=[.B627]-1396461664" office:value-type="float" office:value="774206" calcext:value-type="float">
            <text:p>774206</text:p>
          </table:table-cell>
          <table:table-cell table:formula="of:=[.C628]-[.C627]" office:value-type="float" office:value="44" calcext:value-type="float">
            <text:p>44</text:p>
          </table:table-cell>
          <table:table-cell table:formula="of:=ROUND(0.1*[.D627]+[.E626])" office:value-type="float" office:value="68166" calcext:value-type="float">
            <text:p>6816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float" office:value="1397235914" calcext:value-type="float">
            <text:p>1397235914</text:p>
          </table:table-cell>
          <table:table-cell table:formula="of:=[.B628]-1396461664" office:value-type="float" office:value="774250" calcext:value-type="float">
            <text:p>774250</text:p>
          </table:table-cell>
          <table:table-cell table:formula="of:=[.C629]-[.C628]" office:value-type="float" office:value="48" calcext:value-type="float">
            <text:p>48</text:p>
          </table:table-cell>
          <table:table-cell table:formula="of:=ROUND(0.1*[.D628]+[.E627])" office:value-type="float" office:value="68171" calcext:value-type="float">
            <text:p>68171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float" office:value="1397235962" calcext:value-type="float">
            <text:p>1397235962</text:p>
          </table:table-cell>
          <table:table-cell table:formula="of:=[.B629]-1396461664" office:value-type="float" office:value="774298" calcext:value-type="float">
            <text:p>774298</text:p>
          </table:table-cell>
          <table:table-cell table:formula="of:=[.C630]-[.C629]" office:value-type="float" office:value="5" calcext:value-type="float">
            <text:p>5</text:p>
          </table:table-cell>
          <table:table-cell table:formula="of:=ROUND(0.1*[.D629]+[.E628])" office:value-type="float" office:value="68172" calcext:value-type="float">
            <text:p>68172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float" office:value="1397235967" calcext:value-type="float">
            <text:p>1397235967</text:p>
          </table:table-cell>
          <table:table-cell table:formula="of:=[.B630]-1396461664" office:value-type="float" office:value="774303" calcext:value-type="float">
            <text:p>774303</text:p>
          </table:table-cell>
          <table:table-cell table:formula="of:=[.C631]-[.C630]" office:value-type="float" office:value="28" calcext:value-type="float">
            <text:p>28</text:p>
          </table:table-cell>
          <table:table-cell table:formula="of:=ROUND(0.1*[.D630]+[.E629])" office:value-type="float" office:value="68175" calcext:value-type="float">
            <text:p>68175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1397235995" calcext:value-type="float">
            <text:p>1397235995</text:p>
          </table:table-cell>
          <table:table-cell table:formula="of:=[.B631]-1396461664" office:value-type="float" office:value="774331" calcext:value-type="float">
            <text:p>774331</text:p>
          </table:table-cell>
          <table:table-cell table:formula="of:=[.C632]-[.C631]" office:value-type="float" office:value="21" calcext:value-type="float">
            <text:p>21</text:p>
          </table:table-cell>
          <table:table-cell table:formula="of:=ROUND(0.1*[.D631]+[.E630])" office:value-type="float" office:value="68177" calcext:value-type="float">
            <text:p>68177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float" office:value="1397236016" calcext:value-type="float">
            <text:p>1397236016</text:p>
          </table:table-cell>
          <table:table-cell table:formula="of:=[.B632]-1396461664" office:value-type="float" office:value="774352" calcext:value-type="float">
            <text:p>774352</text:p>
          </table:table-cell>
          <table:table-cell table:formula="of:=[.C633]-[.C632]" office:value-type="float" office:value="8" calcext:value-type="float">
            <text:p>8</text:p>
          </table:table-cell>
          <table:table-cell table:formula="of:=ROUND(0.1*[.D632]+[.E631])" office:value-type="float" office:value="68178" calcext:value-type="float">
            <text:p>6817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float" office:value="1397236024" calcext:value-type="float">
            <text:p>1397236024</text:p>
          </table:table-cell>
          <table:table-cell table:formula="of:=[.B633]-1396461664" office:value-type="float" office:value="774360" calcext:value-type="float">
            <text:p>774360</text:p>
          </table:table-cell>
          <table:table-cell table:formula="of:=[.C634]-[.C633]" office:value-type="float" office:value="37" calcext:value-type="float">
            <text:p>37</text:p>
          </table:table-cell>
          <table:table-cell table:formula="of:=ROUND(0.1*[.D633]+[.E632])" office:value-type="float" office:value="68182" calcext:value-type="float">
            <text:p>6818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float" office:value="1397236061" calcext:value-type="float">
            <text:p>1397236061</text:p>
          </table:table-cell>
          <table:table-cell table:formula="of:=[.B634]-1396461664" office:value-type="float" office:value="774397" calcext:value-type="float">
            <text:p>774397</text:p>
          </table:table-cell>
          <table:table-cell table:formula="of:=[.C635]-[.C634]" office:value-type="float" office:value="9" calcext:value-type="float">
            <text:p>9</text:p>
          </table:table-cell>
          <table:table-cell table:formula="of:=ROUND(0.1*[.D634]+[.E633])" office:value-type="float" office:value="68183" calcext:value-type="float">
            <text:p>6818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float" office:value="1397236070" calcext:value-type="float">
            <text:p>1397236070</text:p>
          </table:table-cell>
          <table:table-cell table:formula="of:=[.B635]-1396461664" office:value-type="float" office:value="774406" calcext:value-type="float">
            <text:p>774406</text:p>
          </table:table-cell>
          <table:table-cell table:formula="of:=[.C636]-[.C635]" office:value-type="float" office:value="27" calcext:value-type="float">
            <text:p>27</text:p>
          </table:table-cell>
          <table:table-cell table:formula="of:=ROUND(0.1*[.D635]+[.E634])" office:value-type="float" office:value="68186" calcext:value-type="float">
            <text:p>68186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1397236097" calcext:value-type="float">
            <text:p>1397236097</text:p>
          </table:table-cell>
          <table:table-cell table:formula="of:=[.B636]-1396461664" office:value-type="float" office:value="774433" calcext:value-type="float">
            <text:p>774433</text:p>
          </table:table-cell>
          <table:table-cell table:formula="of:=[.C637]-[.C636]" office:value-type="float" office:value="37" calcext:value-type="float">
            <text:p>37</text:p>
          </table:table-cell>
          <table:table-cell table:formula="of:=ROUND(0.1*[.D636]+[.E635])" office:value-type="float" office:value="68190" calcext:value-type="float">
            <text:p>6819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float" office:value="1397236134" calcext:value-type="float">
            <text:p>1397236134</text:p>
          </table:table-cell>
          <table:table-cell table:formula="of:=[.B637]-1396461664" office:value-type="float" office:value="774470" calcext:value-type="float">
            <text:p>774470</text:p>
          </table:table-cell>
          <table:table-cell table:formula="of:=[.C638]-[.C637]" office:value-type="float" office:value="14" calcext:value-type="float">
            <text:p>14</text:p>
          </table:table-cell>
          <table:table-cell table:formula="of:=ROUND(0.1*[.D637]+[.E636])" office:value-type="float" office:value="68191" calcext:value-type="float">
            <text:p>6819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float" office:value="1397236148" calcext:value-type="float">
            <text:p>1397236148</text:p>
          </table:table-cell>
          <table:table-cell table:formula="of:=[.B638]-1396461664" office:value-type="float" office:value="774484" calcext:value-type="float">
            <text:p>774484</text:p>
          </table:table-cell>
          <table:table-cell table:formula="of:=[.C639]-[.C638]" office:value-type="float" office:value="26" calcext:value-type="float">
            <text:p>26</text:p>
          </table:table-cell>
          <table:table-cell table:formula="of:=ROUND(0.1*[.D638]+[.E637])" office:value-type="float" office:value="68194" calcext:value-type="float">
            <text:p>6819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float" office:value="1397236174" calcext:value-type="float">
            <text:p>1397236174</text:p>
          </table:table-cell>
          <table:table-cell table:formula="of:=[.B639]-1396461664" office:value-type="float" office:value="774510" calcext:value-type="float">
            <text:p>774510</text:p>
          </table:table-cell>
          <table:table-cell table:formula="of:=[.C640]-[.C639]" office:value-type="float" office:value="25" calcext:value-type="float">
            <text:p>25</text:p>
          </table:table-cell>
          <table:table-cell table:formula="of:=ROUND(0.1*[.D639]+[.E638])" office:value-type="float" office:value="68197" calcext:value-type="float">
            <text:p>68197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float" office:value="1397236199" calcext:value-type="float">
            <text:p>1397236199</text:p>
          </table:table-cell>
          <table:table-cell table:formula="of:=[.B640]-1396461664" office:value-type="float" office:value="774535" calcext:value-type="float">
            <text:p>774535</text:p>
          </table:table-cell>
          <table:table-cell table:formula="of:=[.C641]-[.C640]" office:value-type="float" office:value="2" calcext:value-type="float">
            <text:p>2</text:p>
          </table:table-cell>
          <table:table-cell table:formula="of:=ROUND(0.1*[.D640]+[.E639])" office:value-type="float" office:value="68197" calcext:value-type="float">
            <text:p>68197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1397236201" calcext:value-type="float">
            <text:p>1397236201</text:p>
          </table:table-cell>
          <table:table-cell table:formula="of:=[.B641]-1396461664" office:value-type="float" office:value="774537" calcext:value-type="float">
            <text:p>774537</text:p>
          </table:table-cell>
          <table:table-cell table:formula="of:=[.C642]-[.C641]" office:value-type="float" office:value="29" calcext:value-type="float">
            <text:p>29</text:p>
          </table:table-cell>
          <table:table-cell table:formula="of:=ROUND(0.1*[.D641]+[.E640])" office:value-type="float" office:value="68200" calcext:value-type="float">
            <text:p>6820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float" office:value="1397236230" calcext:value-type="float">
            <text:p>1397236230</text:p>
          </table:table-cell>
          <table:table-cell table:formula="of:=[.B642]-1396461664" office:value-type="float" office:value="774566" calcext:value-type="float">
            <text:p>774566</text:p>
          </table:table-cell>
          <table:table-cell table:formula="of:=[.C643]-[.C642]" office:value-type="float" office:value="57" calcext:value-type="float">
            <text:p>57</text:p>
          </table:table-cell>
          <table:table-cell table:formula="of:=ROUND(0.1*[.D642]+[.E641])" office:value-type="float" office:value="68206" calcext:value-type="float">
            <text:p>68206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float" office:value="1397236287" calcext:value-type="float">
            <text:p>1397236287</text:p>
          </table:table-cell>
          <table:table-cell table:formula="of:=[.B643]-1396461664" office:value-type="float" office:value="774623" calcext:value-type="float">
            <text:p>774623</text:p>
          </table:table-cell>
          <table:table-cell table:formula="of:=[.C644]-[.C643]" office:value-type="float" office:value="7" calcext:value-type="float">
            <text:p>7</text:p>
          </table:table-cell>
          <table:table-cell table:formula="of:=ROUND(0.1*[.D643]+[.E642])" office:value-type="float" office:value="68207" calcext:value-type="float">
            <text:p>682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float" office:value="1397236294" calcext:value-type="float">
            <text:p>1397236294</text:p>
          </table:table-cell>
          <table:table-cell table:formula="of:=[.B644]-1396461664" office:value-type="float" office:value="774630" calcext:value-type="float">
            <text:p>774630</text:p>
          </table:table-cell>
          <table:table-cell table:formula="of:=[.C645]-[.C644]" office:value-type="float" office:value="2" calcext:value-type="float">
            <text:p>2</text:p>
          </table:table-cell>
          <table:table-cell table:formula="of:=ROUND(0.1*[.D644]+[.E643])" office:value-type="float" office:value="68207" calcext:value-type="float">
            <text:p>68207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float" office:value="1397236296" calcext:value-type="float">
            <text:p>1397236296</text:p>
          </table:table-cell>
          <table:table-cell table:formula="of:=[.B645]-1396461664" office:value-type="float" office:value="774632" calcext:value-type="float">
            <text:p>774632</text:p>
          </table:table-cell>
          <table:table-cell table:formula="of:=[.C646]-[.C645]" office:value-type="float" office:value="37" calcext:value-type="float">
            <text:p>37</text:p>
          </table:table-cell>
          <table:table-cell table:formula="of:=ROUND(0.1*[.D645]+[.E644])" office:value-type="float" office:value="68211" calcext:value-type="float">
            <text:p>6821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1397236333" calcext:value-type="float">
            <text:p>1397236333</text:p>
          </table:table-cell>
          <table:table-cell table:formula="of:=[.B646]-1396461664" office:value-type="float" office:value="774669" calcext:value-type="float">
            <text:p>774669</text:p>
          </table:table-cell>
          <table:table-cell table:formula="of:=[.C647]-[.C646]" office:value-type="float" office:value="4" calcext:value-type="float">
            <text:p>4</text:p>
          </table:table-cell>
          <table:table-cell table:formula="of:=ROUND(0.1*[.D646]+[.E645])" office:value-type="float" office:value="68211" calcext:value-type="float">
            <text:p>68211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float" office:value="1397236337" calcext:value-type="float">
            <text:p>1397236337</text:p>
          </table:table-cell>
          <table:table-cell table:formula="of:=[.B647]-1396461664" office:value-type="float" office:value="774673" calcext:value-type="float">
            <text:p>774673</text:p>
          </table:table-cell>
          <table:table-cell table:formula="of:=[.C648]-[.C647]" office:value-type="float" office:value="30" calcext:value-type="float">
            <text:p>30</text:p>
          </table:table-cell>
          <table:table-cell table:formula="of:=ROUND(0.1*[.D647]+[.E646])" office:value-type="float" office:value="68214" calcext:value-type="float">
            <text:p>68214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float" office:value="1397236367" calcext:value-type="float">
            <text:p>1397236367</text:p>
          </table:table-cell>
          <table:table-cell table:formula="of:=[.B648]-1396461664" office:value-type="float" office:value="774703" calcext:value-type="float">
            <text:p>774703</text:p>
          </table:table-cell>
          <table:table-cell table:formula="of:=[.C649]-[.C648]" office:value-type="float" office:value="15" calcext:value-type="float">
            <text:p>15</text:p>
          </table:table-cell>
          <table:table-cell table:formula="of:=ROUND(0.1*[.D648]+[.E647])" office:value-type="float" office:value="68216" calcext:value-type="float">
            <text:p>68216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float" office:value="1397236382" calcext:value-type="float">
            <text:p>1397236382</text:p>
          </table:table-cell>
          <table:table-cell table:formula="of:=[.B649]-1396461664" office:value-type="float" office:value="774718" calcext:value-type="float">
            <text:p>774718</text:p>
          </table:table-cell>
          <table:table-cell table:formula="of:=[.C650]-[.C649]" office:value-type="float" office:value="61" calcext:value-type="float">
            <text:p>61</text:p>
          </table:table-cell>
          <table:table-cell table:formula="of:=ROUND(0.1*[.D649]+[.E648])" office:value-type="float" office:value="68222" calcext:value-type="float">
            <text:p>6822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1397236443" calcext:value-type="float">
            <text:p>1397236443</text:p>
          </table:table-cell>
          <table:table-cell table:formula="of:=[.B650]-1396461664" office:value-type="float" office:value="774779" calcext:value-type="float">
            <text:p>774779</text:p>
          </table:table-cell>
          <table:table-cell table:formula="of:=[.C651]-[.C650]" office:value-type="float" office:value="22" calcext:value-type="float">
            <text:p>22</text:p>
          </table:table-cell>
          <table:table-cell table:formula="of:=ROUND(0.1*[.D650]+[.E649])" office:value-type="float" office:value="68224" calcext:value-type="float">
            <text:p>68224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1397236465" calcext:value-type="float">
            <text:p>1397236465</text:p>
          </table:table-cell>
          <table:table-cell table:formula="of:=[.B651]-1396461664" office:value-type="float" office:value="774801" calcext:value-type="float">
            <text:p>774801</text:p>
          </table:table-cell>
          <table:table-cell table:formula="of:=[.C652]-[.C651]" office:value-type="float" office:value="1" calcext:value-type="float">
            <text:p>1</text:p>
          </table:table-cell>
          <table:table-cell table:formula="of:=ROUND(0.1*[.D651]+[.E650])" office:value-type="float" office:value="68224" calcext:value-type="float">
            <text:p>68224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float" office:value="1397236466" calcext:value-type="float">
            <text:p>1397236466</text:p>
          </table:table-cell>
          <table:table-cell table:formula="of:=[.B652]-1396461664" office:value-type="float" office:value="774802" calcext:value-type="float">
            <text:p>774802</text:p>
          </table:table-cell>
          <table:table-cell table:formula="of:=[.C653]-[.C652]" office:value-type="float" office:value="35" calcext:value-type="float">
            <text:p>35</text:p>
          </table:table-cell>
          <table:table-cell table:formula="of:=ROUND(0.1*[.D652]+[.E651])" office:value-type="float" office:value="68228" calcext:value-type="float">
            <text:p>6822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float" office:value="1397236501" calcext:value-type="float">
            <text:p>1397236501</text:p>
          </table:table-cell>
          <table:table-cell table:formula="of:=[.B653]-1396461664" office:value-type="float" office:value="774837" calcext:value-type="float">
            <text:p>774837</text:p>
          </table:table-cell>
          <table:table-cell table:formula="of:=[.C654]-[.C653]" office:value-type="float" office:value="6" calcext:value-type="float">
            <text:p>6</text:p>
          </table:table-cell>
          <table:table-cell table:formula="of:=ROUND(0.1*[.D653]+[.E652])" office:value-type="float" office:value="68229" calcext:value-type="float">
            <text:p>6822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float" office:value="1397236507" calcext:value-type="float">
            <text:p>1397236507</text:p>
          </table:table-cell>
          <table:table-cell table:formula="of:=[.B654]-1396461664" office:value-type="float" office:value="774843" calcext:value-type="float">
            <text:p>774843</text:p>
          </table:table-cell>
          <table:table-cell table:formula="of:=[.C655]-[.C654]" office:value-type="float" office:value="8" calcext:value-type="float">
            <text:p>8</text:p>
          </table:table-cell>
          <table:table-cell table:formula="of:=ROUND(0.1*[.D654]+[.E653])" office:value-type="float" office:value="68230" calcext:value-type="float">
            <text:p>6823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float" office:value="1397236515" calcext:value-type="float">
            <text:p>1397236515</text:p>
          </table:table-cell>
          <table:table-cell table:formula="of:=[.B655]-1396461664" office:value-type="float" office:value="774851" calcext:value-type="float">
            <text:p>774851</text:p>
          </table:table-cell>
          <table:table-cell table:formula="of:=[.C656]-[.C655]" office:value-type="float" office:value="36" calcext:value-type="float">
            <text:p>36</text:p>
          </table:table-cell>
          <table:table-cell table:formula="of:=ROUND(0.1*[.D655]+[.E654])" office:value-type="float" office:value="68234" calcext:value-type="float">
            <text:p>68234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1397236551" calcext:value-type="float">
            <text:p>1397236551</text:p>
          </table:table-cell>
          <table:table-cell table:formula="of:=[.B656]-1396461664" office:value-type="float" office:value="774887" calcext:value-type="float">
            <text:p>774887</text:p>
          </table:table-cell>
          <table:table-cell table:formula="of:=[.C657]-[.C656]" office:value-type="float" office:value="16" calcext:value-type="float">
            <text:p>16</text:p>
          </table:table-cell>
          <table:table-cell table:formula="of:=ROUND(0.1*[.D656]+[.E655])" office:value-type="float" office:value="68236" calcext:value-type="float">
            <text:p>6823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float" office:value="1397236567" calcext:value-type="float">
            <text:p>1397236567</text:p>
          </table:table-cell>
          <table:table-cell table:formula="of:=[.B657]-1396461664" office:value-type="float" office:value="774903" calcext:value-type="float">
            <text:p>774903</text:p>
          </table:table-cell>
          <table:table-cell table:formula="of:=[.C658]-[.C657]" office:value-type="float" office:value="27" calcext:value-type="float">
            <text:p>27</text:p>
          </table:table-cell>
          <table:table-cell table:formula="of:=ROUND(0.1*[.D657]+[.E656])" office:value-type="float" office:value="68239" calcext:value-type="float">
            <text:p>6823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float" office:value="1397236594" calcext:value-type="float">
            <text:p>1397236594</text:p>
          </table:table-cell>
          <table:table-cell table:formula="of:=[.B658]-1396461664" office:value-type="float" office:value="774930" calcext:value-type="float">
            <text:p>774930</text:p>
          </table:table-cell>
          <table:table-cell table:formula="of:=[.C659]-[.C658]" office:value-type="float" office:value="9" calcext:value-type="float">
            <text:p>9</text:p>
          </table:table-cell>
          <table:table-cell table:formula="of:=ROUND(0.1*[.D658]+[.E657])" office:value-type="float" office:value="68240" calcext:value-type="float">
            <text:p>6824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float" office:value="1397236603" calcext:value-type="float">
            <text:p>1397236603</text:p>
          </table:table-cell>
          <table:table-cell table:formula="of:=[.B659]-1396461664" office:value-type="float" office:value="774939" calcext:value-type="float">
            <text:p>774939</text:p>
          </table:table-cell>
          <table:table-cell table:formula="of:=[.C660]-[.C659]" office:value-type="float" office:value="14" calcext:value-type="float">
            <text:p>14</text:p>
          </table:table-cell>
          <table:table-cell table:formula="of:=ROUND(0.1*[.D659]+[.E658])" office:value-type="float" office:value="68241" calcext:value-type="float">
            <text:p>6824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float" office:value="1397236617" calcext:value-type="float">
            <text:p>1397236617</text:p>
          </table:table-cell>
          <table:table-cell table:formula="of:=[.B660]-1396461664" office:value-type="float" office:value="774953" calcext:value-type="float">
            <text:p>774953</text:p>
          </table:table-cell>
          <table:table-cell table:formula="of:=[.C661]-[.C660]" office:value-type="float" office:value="57" calcext:value-type="float">
            <text:p>57</text:p>
          </table:table-cell>
          <table:table-cell table:formula="of:=ROUND(0.1*[.D660]+[.E659])" office:value-type="float" office:value="68247" calcext:value-type="float">
            <text:p>68247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1397236674" calcext:value-type="float">
            <text:p>1397236674</text:p>
          </table:table-cell>
          <table:table-cell table:formula="of:=[.B661]-1396461664" office:value-type="float" office:value="775010" calcext:value-type="float">
            <text:p>775010</text:p>
          </table:table-cell>
          <table:table-cell table:formula="of:=[.C662]-[.C661]" office:value-type="float" office:value="8" calcext:value-type="float">
            <text:p>8</text:p>
          </table:table-cell>
          <table:table-cell table:formula="of:=ROUND(0.1*[.D661]+[.E660])" office:value-type="float" office:value="68248" calcext:value-type="float">
            <text:p>6824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float" office:value="1397236682" calcext:value-type="float">
            <text:p>1397236682</text:p>
          </table:table-cell>
          <table:table-cell table:formula="of:=[.B662]-1396461664" office:value-type="float" office:value="775018" calcext:value-type="float">
            <text:p>775018</text:p>
          </table:table-cell>
          <table:table-cell table:formula="of:=[.C663]-[.C662]" office:value-type="float" office:value="1" calcext:value-type="float">
            <text:p>1</text:p>
          </table:table-cell>
          <table:table-cell table:formula="of:=ROUND(0.1*[.D662]+[.E661])" office:value-type="float" office:value="68248" calcext:value-type="float">
            <text:p>6824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float" office:value="1397236683" calcext:value-type="float">
            <text:p>1397236683</text:p>
          </table:table-cell>
          <table:table-cell table:formula="of:=[.B663]-1396461664" office:value-type="float" office:value="775019" calcext:value-type="float">
            <text:p>775019</text:p>
          </table:table-cell>
          <table:table-cell table:formula="of:=[.C664]-[.C663]" office:value-type="float" office:value="22" calcext:value-type="float">
            <text:p>22</text:p>
          </table:table-cell>
          <table:table-cell table:formula="of:=ROUND(0.1*[.D663]+[.E662])" office:value-type="float" office:value="68250" calcext:value-type="float">
            <text:p>6825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float" office:value="1397236705" calcext:value-type="float">
            <text:p>1397236705</text:p>
          </table:table-cell>
          <table:table-cell table:formula="of:=[.B664]-1396461664" office:value-type="float" office:value="775041" calcext:value-type="float">
            <text:p>775041</text:p>
          </table:table-cell>
          <table:table-cell table:formula="of:=[.C665]-[.C664]" office:value-type="float" office:value="34" calcext:value-type="float">
            <text:p>34</text:p>
          </table:table-cell>
          <table:table-cell table:formula="of:=ROUND(0.1*[.D664]+[.E663])" office:value-type="float" office:value="68253" calcext:value-type="float">
            <text:p>6825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float" office:value="1397236739" calcext:value-type="float">
            <text:p>1397236739</text:p>
          </table:table-cell>
          <table:table-cell table:formula="of:=[.B665]-1396461664" office:value-type="float" office:value="775075" calcext:value-type="float">
            <text:p>775075</text:p>
          </table:table-cell>
          <table:table-cell table:formula="of:=[.C666]-[.C665]" office:value-type="float" office:value="3" calcext:value-type="float">
            <text:p>3</text:p>
          </table:table-cell>
          <table:table-cell table:formula="of:=ROUND(0.1*[.D665]+[.E664])" office:value-type="float" office:value="68253" calcext:value-type="float">
            <text:p>682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1397236742" calcext:value-type="float">
            <text:p>1397236742</text:p>
          </table:table-cell>
          <table:table-cell table:formula="of:=[.B666]-1396461664" office:value-type="float" office:value="775078" calcext:value-type="float">
            <text:p>775078</text:p>
          </table:table-cell>
          <table:table-cell table:formula="of:=[.C667]-[.C666]" office:value-type="float" office:value="19" calcext:value-type="float">
            <text:p>19</text:p>
          </table:table-cell>
          <table:table-cell table:formula="of:=ROUND(0.1*[.D666]+[.E665])" office:value-type="float" office:value="68255" calcext:value-type="float">
            <text:p>6825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float" office:value="1397236761" calcext:value-type="float">
            <text:p>1397236761</text:p>
          </table:table-cell>
          <table:table-cell table:formula="of:=[.B667]-1396461664" office:value-type="float" office:value="775097" calcext:value-type="float">
            <text:p>775097</text:p>
          </table:table-cell>
          <table:table-cell table:formula="of:=[.C668]-[.C667]" office:value-type="float" office:value="29" calcext:value-type="float">
            <text:p>29</text:p>
          </table:table-cell>
          <table:table-cell table:formula="of:=ROUND(0.1*[.D667]+[.E666])" office:value-type="float" office:value="68258" calcext:value-type="float">
            <text:p>6825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397236790" calcext:value-type="float">
            <text:p>1397236790</text:p>
          </table:table-cell>
          <table:table-cell table:formula="of:=[.B668]-1396461664" office:value-type="float" office:value="775126" calcext:value-type="float">
            <text:p>775126</text:p>
          </table:table-cell>
          <table:table-cell table:formula="of:=[.C669]-[.C668]" office:value-type="float" office:value="1" calcext:value-type="float">
            <text:p>1</text:p>
          </table:table-cell>
          <table:table-cell table:formula="of:=ROUND(0.1*[.D668]+[.E667])" office:value-type="float" office:value="68258" calcext:value-type="float">
            <text:p>6825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float" office:value="1397236791" calcext:value-type="float">
            <text:p>1397236791</text:p>
          </table:table-cell>
          <table:table-cell table:formula="of:=[.B669]-1396461664" office:value-type="float" office:value="775127" calcext:value-type="float">
            <text:p>775127</text:p>
          </table:table-cell>
          <table:table-cell table:formula="of:=[.C670]-[.C669]" office:value-type="float" office:value="31" calcext:value-type="float">
            <text:p>31</text:p>
          </table:table-cell>
          <table:table-cell table:formula="of:=ROUND(0.1*[.D669]+[.E668])" office:value-type="float" office:value="68261" calcext:value-type="float">
            <text:p>6826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float" office:value="1397236822" calcext:value-type="float">
            <text:p>1397236822</text:p>
          </table:table-cell>
          <table:table-cell table:formula="of:=[.B670]-1396461664" office:value-type="float" office:value="775158" calcext:value-type="float">
            <text:p>775158</text:p>
          </table:table-cell>
          <table:table-cell table:formula="of:=[.C671]-[.C670]" office:value-type="float" office:value="18" calcext:value-type="float">
            <text:p>18</text:p>
          </table:table-cell>
          <table:table-cell table:formula="of:=ROUND(0.1*[.D670]+[.E669])" office:value-type="float" office:value="68263" calcext:value-type="float">
            <text:p>6826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1397236840" calcext:value-type="float">
            <text:p>1397236840</text:p>
          </table:table-cell>
          <table:table-cell table:formula="of:=[.B671]-1396461664" office:value-type="float" office:value="775176" calcext:value-type="float">
            <text:p>775176</text:p>
          </table:table-cell>
          <table:table-cell table:formula="of:=[.C672]-[.C671]" office:value-type="float" office:value="45" calcext:value-type="float">
            <text:p>45</text:p>
          </table:table-cell>
          <table:table-cell table:formula="of:=ROUND(0.1*[.D671]+[.E670])" office:value-type="float" office:value="68268" calcext:value-type="float">
            <text:p>6826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float" office:value="1397236885" calcext:value-type="float">
            <text:p>1397236885</text:p>
          </table:table-cell>
          <table:table-cell table:formula="of:=[.B672]-1396461664" office:value-type="float" office:value="775221" calcext:value-type="float">
            <text:p>775221</text:p>
          </table:table-cell>
          <table:table-cell table:formula="of:=[.C673]-[.C672]" office:value-type="float" office:value="5" calcext:value-type="float">
            <text:p>5</text:p>
          </table:table-cell>
          <table:table-cell table:formula="of:=ROUND(0.1*[.D672]+[.E671])" office:value-type="float" office:value="68269" calcext:value-type="float">
            <text:p>682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float" office:value="1397236890" calcext:value-type="float">
            <text:p>1397236890</text:p>
          </table:table-cell>
          <table:table-cell table:formula="of:=[.B673]-1396461664" office:value-type="float" office:value="775226" calcext:value-type="float">
            <text:p>775226</text:p>
          </table:table-cell>
          <table:table-cell table:formula="of:=[.C674]-[.C673]" office:value-type="float" office:value="13" calcext:value-type="float">
            <text:p>13</text:p>
          </table:table-cell>
          <table:table-cell table:formula="of:=ROUND(0.1*[.D673]+[.E672])" office:value-type="float" office:value="68270" calcext:value-type="float">
            <text:p>6827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float" office:value="1397236903" calcext:value-type="float">
            <text:p>1397236903</text:p>
          </table:table-cell>
          <table:table-cell table:formula="of:=[.B674]-1396461664" office:value-type="float" office:value="775239" calcext:value-type="float">
            <text:p>775239</text:p>
          </table:table-cell>
          <table:table-cell table:formula="of:=[.C675]-[.C674]" office:value-type="float" office:value="1" calcext:value-type="float">
            <text:p>1</text:p>
          </table:table-cell>
          <table:table-cell table:formula="of:=ROUND(0.1*[.D674]+[.E673])" office:value-type="float" office:value="68270" calcext:value-type="float">
            <text:p>6827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float" office:value="1397236904" calcext:value-type="float">
            <text:p>1397236904</text:p>
          </table:table-cell>
          <table:table-cell table:formula="of:=[.B675]-1396461664" office:value-type="float" office:value="775240" calcext:value-type="float">
            <text:p>775240</text:p>
          </table:table-cell>
          <table:table-cell table:formula="of:=[.C676]-[.C675]" office:value-type="float" office:value="12" calcext:value-type="float">
            <text:p>12</text:p>
          </table:table-cell>
          <table:table-cell table:formula="of:=ROUND(0.1*[.D675]+[.E674])" office:value-type="float" office:value="68271" calcext:value-type="float">
            <text:p>6827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1397236916" calcext:value-type="float">
            <text:p>1397236916</text:p>
          </table:table-cell>
          <table:table-cell table:formula="of:=[.B676]-1396461664" office:value-type="float" office:value="775252" calcext:value-type="float">
            <text:p>775252</text:p>
          </table:table-cell>
          <table:table-cell table:formula="of:=[.C677]-[.C676]" office:value-type="float" office:value="31" calcext:value-type="float">
            <text:p>31</text:p>
          </table:table-cell>
          <table:table-cell table:formula="of:=ROUND(0.1*[.D676]+[.E675])" office:value-type="float" office:value="68274" calcext:value-type="float">
            <text:p>68274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float" office:value="1397236947" calcext:value-type="float">
            <text:p>1397236947</text:p>
          </table:table-cell>
          <table:table-cell table:formula="of:=[.B677]-1396461664" office:value-type="float" office:value="775283" calcext:value-type="float">
            <text:p>775283</text:p>
          </table:table-cell>
          <table:table-cell table:formula="of:=[.C678]-[.C677]" office:value-type="float" office:value="26" calcext:value-type="float">
            <text:p>26</text:p>
          </table:table-cell>
          <table:table-cell table:formula="of:=ROUND(0.1*[.D677]+[.E676])" office:value-type="float" office:value="68277" calcext:value-type="float">
            <text:p>6827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float" office:value="1397236973" calcext:value-type="float">
            <text:p>1397236973</text:p>
          </table:table-cell>
          <table:table-cell table:formula="of:=[.B678]-1396461664" office:value-type="float" office:value="775309" calcext:value-type="float">
            <text:p>775309</text:p>
          </table:table-cell>
          <table:table-cell table:formula="of:=[.C679]-[.C678]" office:value-type="float" office:value="7" calcext:value-type="float">
            <text:p>7</text:p>
          </table:table-cell>
          <table:table-cell table:formula="of:=ROUND(0.1*[.D678]+[.E677])" office:value-type="float" office:value="68278" calcext:value-type="float">
            <text:p>68278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float" office:value="1397236980" calcext:value-type="float">
            <text:p>1397236980</text:p>
          </table:table-cell>
          <table:table-cell table:formula="of:=[.B679]-1396461664" office:value-type="float" office:value="775316" calcext:value-type="float">
            <text:p>775316</text:p>
          </table:table-cell>
          <table:table-cell table:formula="of:=[.C680]-[.C679]" office:value-type="float" office:value="33" calcext:value-type="float">
            <text:p>33</text:p>
          </table:table-cell>
          <table:table-cell table:formula="of:=ROUND(0.1*[.D679]+[.E678])" office:value-type="float" office:value="68281" calcext:value-type="float">
            <text:p>6828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float" office:value="1397237013" calcext:value-type="float">
            <text:p>1397237013</text:p>
          </table:table-cell>
          <table:table-cell table:formula="of:=[.B680]-1396461664" office:value-type="float" office:value="775349" calcext:value-type="float">
            <text:p>775349</text:p>
          </table:table-cell>
          <table:table-cell table:formula="of:=[.C681]-[.C680]" office:value-type="float" office:value="12" calcext:value-type="float">
            <text:p>12</text:p>
          </table:table-cell>
          <table:table-cell table:formula="of:=ROUND(0.1*[.D680]+[.E679])" office:value-type="float" office:value="68282" calcext:value-type="float">
            <text:p>6828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1397237025" calcext:value-type="float">
            <text:p>1397237025</text:p>
          </table:table-cell>
          <table:table-cell table:formula="of:=[.B681]-1396461664" office:value-type="float" office:value="775361" calcext:value-type="float">
            <text:p>775361</text:p>
          </table:table-cell>
          <table:table-cell table:formula="of:=[.C682]-[.C681]" office:value-type="float" office:value="27" calcext:value-type="float">
            <text:p>27</text:p>
          </table:table-cell>
          <table:table-cell table:formula="of:=ROUND(0.1*[.D681]+[.E680])" office:value-type="float" office:value="68285" calcext:value-type="float">
            <text:p>6828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float" office:value="1397237052" calcext:value-type="float">
            <text:p>1397237052</text:p>
          </table:table-cell>
          <table:table-cell table:formula="of:=[.B682]-1396461664" office:value-type="float" office:value="775388" calcext:value-type="float">
            <text:p>775388</text:p>
          </table:table-cell>
          <table:table-cell table:formula="of:=[.C683]-[.C682]" office:value-type="float" office:value="8" calcext:value-type="float">
            <text:p>8</text:p>
          </table:table-cell>
          <table:table-cell table:formula="of:=ROUND(0.1*[.D682]+[.E681])" office:value-type="float" office:value="68286" calcext:value-type="float">
            <text:p>6828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float" office:value="1397237060" calcext:value-type="float">
            <text:p>1397237060</text:p>
          </table:table-cell>
          <table:table-cell table:formula="of:=[.B683]-1396461664" office:value-type="float" office:value="775396" calcext:value-type="float">
            <text:p>775396</text:p>
          </table:table-cell>
          <table:table-cell table:formula="of:=[.C684]-[.C683]" office:value-type="float" office:value="6" calcext:value-type="float">
            <text:p>6</text:p>
          </table:table-cell>
          <table:table-cell table:formula="of:=ROUND(0.1*[.D683]+[.E682])" office:value-type="float" office:value="68287" calcext:value-type="float">
            <text:p>68287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float" office:value="1397237066" calcext:value-type="float">
            <text:p>1397237066</text:p>
          </table:table-cell>
          <table:table-cell table:formula="of:=[.B684]-1396461664" office:value-type="float" office:value="775402" calcext:value-type="float">
            <text:p>775402</text:p>
          </table:table-cell>
          <table:table-cell table:formula="of:=[.C685]-[.C684]" office:value-type="float" office:value="21" calcext:value-type="float">
            <text:p>21</text:p>
          </table:table-cell>
          <table:table-cell table:formula="of:=ROUND(0.1*[.D684]+[.E683])" office:value-type="float" office:value="68289" calcext:value-type="float">
            <text:p>6828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float" office:value="1397237087" calcext:value-type="float">
            <text:p>1397237087</text:p>
          </table:table-cell>
          <table:table-cell table:formula="of:=[.B685]-1396461664" office:value-type="float" office:value="775423" calcext:value-type="float">
            <text:p>775423</text:p>
          </table:table-cell>
          <table:table-cell table:formula="of:=[.C686]-[.C685]" office:value-type="float" office:value="6" calcext:value-type="float">
            <text:p>6</text:p>
          </table:table-cell>
          <table:table-cell table:formula="of:=ROUND(0.1*[.D685]+[.E684])" office:value-type="float" office:value="68290" calcext:value-type="float">
            <text:p>6829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1397237093" calcext:value-type="float">
            <text:p>1397237093</text:p>
          </table:table-cell>
          <table:table-cell table:formula="of:=[.B686]-1396461664" office:value-type="float" office:value="775429" calcext:value-type="float">
            <text:p>775429</text:p>
          </table:table-cell>
          <table:table-cell table:formula="of:=[.C687]-[.C686]" office:value-type="float" office:value="13" calcext:value-type="float">
            <text:p>13</text:p>
          </table:table-cell>
          <table:table-cell table:formula="of:=ROUND(0.1*[.D686]+[.E685])" office:value-type="float" office:value="68291" calcext:value-type="float">
            <text:p>6829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float" office:value="1397237106" calcext:value-type="float">
            <text:p>1397237106</text:p>
          </table:table-cell>
          <table:table-cell table:formula="of:=[.B687]-1396461664" office:value-type="float" office:value="775442" calcext:value-type="float">
            <text:p>775442</text:p>
          </table:table-cell>
          <table:table-cell table:formula="of:=[.C688]-[.C687]" office:value-type="float" office:value="13" calcext:value-type="float">
            <text:p>13</text:p>
          </table:table-cell>
          <table:table-cell table:formula="of:=ROUND(0.1*[.D687]+[.E686])" office:value-type="float" office:value="68292" calcext:value-type="float">
            <text:p>6829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float" office:value="1397237119" calcext:value-type="float">
            <text:p>1397237119</text:p>
          </table:table-cell>
          <table:table-cell table:formula="of:=[.B688]-1396461664" office:value-type="float" office:value="775455" calcext:value-type="float">
            <text:p>775455</text:p>
          </table:table-cell>
          <table:table-cell table:formula="of:=[.C689]-[.C688]" office:value-type="float" office:value="0" calcext:value-type="float">
            <text:p>0</text:p>
          </table:table-cell>
          <table:table-cell table:formula="of:=ROUND(0.1*[.D688]+[.E687])" office:value-type="float" office:value="68292" calcext:value-type="float">
            <text:p>68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float" office:value="1397237119" calcext:value-type="float">
            <text:p>1397237119</text:p>
          </table:table-cell>
          <table:table-cell table:formula="of:=[.B689]-1396461664" office:value-type="float" office:value="775455" calcext:value-type="float">
            <text:p>775455</text:p>
          </table:table-cell>
          <table:table-cell table:formula="of:=[.C690]-[.C689]" office:value-type="float" office:value="0" calcext:value-type="float">
            <text:p>0</text:p>
          </table:table-cell>
          <table:table-cell table:formula="of:=ROUND(0.1*[.D689]+[.E688])" office:value-type="float" office:value="68292" calcext:value-type="float">
            <text:p>68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float" office:value="1397237119" calcext:value-type="float">
            <text:p>1397237119</text:p>
          </table:table-cell>
          <table:table-cell table:formula="of:=[.B690]-1396461664" office:value-type="float" office:value="775455" calcext:value-type="float">
            <text:p>775455</text:p>
          </table:table-cell>
          <table:table-cell table:formula="of:=[.C691]-[.C690]" office:value-type="float" office:value="27" calcext:value-type="float">
            <text:p>27</text:p>
          </table:table-cell>
          <table:table-cell table:formula="of:=ROUND(0.1*[.D690]+[.E689])" office:value-type="float" office:value="68295" calcext:value-type="float">
            <text:p>6829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1397237146" calcext:value-type="float">
            <text:p>1397237146</text:p>
          </table:table-cell>
          <table:table-cell table:formula="of:=[.B691]-1396461664" office:value-type="float" office:value="775482" calcext:value-type="float">
            <text:p>775482</text:p>
          </table:table-cell>
          <table:table-cell table:formula="of:=[.C692]-[.C691]" office:value-type="float" office:value="21" calcext:value-type="float">
            <text:p>21</text:p>
          </table:table-cell>
          <table:table-cell table:formula="of:=ROUND(0.1*[.D691]+[.E690])" office:value-type="float" office:value="68297" calcext:value-type="float">
            <text:p>6829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float" office:value="1397237167" calcext:value-type="float">
            <text:p>1397237167</text:p>
          </table:table-cell>
          <table:table-cell table:formula="of:=[.B692]-1396461664" office:value-type="float" office:value="775503" calcext:value-type="float">
            <text:p>775503</text:p>
          </table:table-cell>
          <table:table-cell table:formula="of:=[.C693]-[.C692]" office:value-type="float" office:value="28" calcext:value-type="float">
            <text:p>28</text:p>
          </table:table-cell>
          <table:table-cell table:formula="of:=ROUND(0.1*[.D692]+[.E691])" office:value-type="float" office:value="68300" calcext:value-type="float">
            <text:p>6830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float" office:value="1397237195" calcext:value-type="float">
            <text:p>1397237195</text:p>
          </table:table-cell>
          <table:table-cell table:formula="of:=[.B693]-1396461664" office:value-type="float" office:value="775531" calcext:value-type="float">
            <text:p>775531</text:p>
          </table:table-cell>
          <table:table-cell table:formula="of:=[.C694]-[.C693]" office:value-type="float" office:value="6" calcext:value-type="float">
            <text:p>6</text:p>
          </table:table-cell>
          <table:table-cell table:formula="of:=ROUND(0.1*[.D693]+[.E692])" office:value-type="float" office:value="68301" calcext:value-type="float">
            <text:p>683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float" office:value="1397237201" calcext:value-type="float">
            <text:p>1397237201</text:p>
          </table:table-cell>
          <table:table-cell table:formula="of:=[.B694]-1396461664" office:value-type="float" office:value="775537" calcext:value-type="float">
            <text:p>775537</text:p>
          </table:table-cell>
          <table:table-cell table:formula="of:=[.C695]-[.C694]" office:value-type="float" office:value="9" calcext:value-type="float">
            <text:p>9</text:p>
          </table:table-cell>
          <table:table-cell table:formula="of:=ROUND(0.1*[.D694]+[.E693])" office:value-type="float" office:value="68302" calcext:value-type="float">
            <text:p>6830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float" office:value="1397237210" calcext:value-type="float">
            <text:p>1397237210</text:p>
          </table:table-cell>
          <table:table-cell table:formula="of:=[.B695]-1396461664" office:value-type="float" office:value="775546" calcext:value-type="float">
            <text:p>775546</text:p>
          </table:table-cell>
          <table:table-cell table:formula="of:=[.C696]-[.C695]" office:value-type="float" office:value="0" calcext:value-type="float">
            <text:p>0</text:p>
          </table:table-cell>
          <table:table-cell table:formula="of:=ROUND(0.1*[.D695]+[.E694])" office:value-type="float" office:value="68302" calcext:value-type="float">
            <text:p>6830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1397237210" calcext:value-type="float">
            <text:p>1397237210</text:p>
          </table:table-cell>
          <table:table-cell table:formula="of:=[.B696]-1396461664" office:value-type="float" office:value="775546" calcext:value-type="float">
            <text:p>775546</text:p>
          </table:table-cell>
          <table:table-cell table:formula="of:=[.C697]-[.C696]" office:value-type="float" office:value="3" calcext:value-type="float">
            <text:p>3</text:p>
          </table:table-cell>
          <table:table-cell table:formula="of:=ROUND(0.1*[.D696]+[.E695])" office:value-type="float" office:value="68302" calcext:value-type="float">
            <text:p>683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397237213" calcext:value-type="float">
            <text:p>1397237213</text:p>
          </table:table-cell>
          <table:table-cell table:formula="of:=[.B697]-1396461664" office:value-type="float" office:value="775549" calcext:value-type="float">
            <text:p>775549</text:p>
          </table:table-cell>
          <table:table-cell table:formula="of:=[.C698]-[.C697]" office:value-type="float" office:value="4" calcext:value-type="float">
            <text:p>4</text:p>
          </table:table-cell>
          <table:table-cell table:formula="of:=ROUND(0.1*[.D697]+[.E696])" office:value-type="float" office:value="68302" calcext:value-type="float">
            <text:p>68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float" office:value="1397237217" calcext:value-type="float">
            <text:p>1397237217</text:p>
          </table:table-cell>
          <table:table-cell table:formula="of:=[.B698]-1396461664" office:value-type="float" office:value="775553" calcext:value-type="float">
            <text:p>775553</text:p>
          </table:table-cell>
          <table:table-cell table:formula="of:=[.C699]-[.C698]" office:value-type="float" office:value="7" calcext:value-type="float">
            <text:p>7</text:p>
          </table:table-cell>
          <table:table-cell table:formula="of:=ROUND(0.1*[.D698]+[.E697])" office:value-type="float" office:value="68303" calcext:value-type="float">
            <text:p>683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float" office:value="1397237224" calcext:value-type="float">
            <text:p>1397237224</text:p>
          </table:table-cell>
          <table:table-cell table:formula="of:=[.B699]-1396461664" office:value-type="float" office:value="775560" calcext:value-type="float">
            <text:p>775560</text:p>
          </table:table-cell>
          <table:table-cell table:formula="of:=[.C700]-[.C699]" office:value-type="float" office:value="34" calcext:value-type="float">
            <text:p>34</text:p>
          </table:table-cell>
          <table:table-cell table:formula="of:=ROUND(0.1*[.D699]+[.E698])" office:value-type="float" office:value="68306" calcext:value-type="float">
            <text:p>68306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1397237258" calcext:value-type="float">
            <text:p>1397237258</text:p>
          </table:table-cell>
          <table:table-cell table:formula="of:=[.B700]-1396461664" office:value-type="float" office:value="775594" calcext:value-type="float">
            <text:p>775594</text:p>
          </table:table-cell>
          <table:table-cell table:formula="of:=[.C701]-[.C700]" office:value-type="float" office:value="13" calcext:value-type="float">
            <text:p>13</text:p>
          </table:table-cell>
          <table:table-cell table:formula="of:=ROUND(0.1*[.D700]+[.E699])" office:value-type="float" office:value="68307" calcext:value-type="float">
            <text:p>6830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1397237271" calcext:value-type="float">
            <text:p>1397237271</text:p>
          </table:table-cell>
          <table:table-cell table:formula="of:=[.B701]-1396461664" office:value-type="float" office:value="775607" calcext:value-type="float">
            <text:p>775607</text:p>
          </table:table-cell>
          <table:table-cell table:formula="of:=[.C702]-[.C701]" office:value-type="float" office:value="2" calcext:value-type="float">
            <text:p>2</text:p>
          </table:table-cell>
          <table:table-cell table:formula="of:=ROUND(0.1*[.D701]+[.E700])" office:value-type="float" office:value="68307" calcext:value-type="float">
            <text:p>683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float" office:value="1397237273" calcext:value-type="float">
            <text:p>1397237273</text:p>
          </table:table-cell>
          <table:table-cell table:formula="of:=[.B702]-1396461664" office:value-type="float" office:value="775609" calcext:value-type="float">
            <text:p>775609</text:p>
          </table:table-cell>
          <table:table-cell table:formula="of:=[.C703]-[.C702]" office:value-type="float" office:value="58" calcext:value-type="float">
            <text:p>58</text:p>
          </table:table-cell>
          <table:table-cell table:formula="of:=ROUND(0.1*[.D702]+[.E701])" office:value-type="float" office:value="68313" calcext:value-type="float">
            <text:p>6831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float" office:value="1397237331" calcext:value-type="float">
            <text:p>1397237331</text:p>
          </table:table-cell>
          <table:table-cell table:formula="of:=[.B703]-1396461664" office:value-type="float" office:value="775667" calcext:value-type="float">
            <text:p>775667</text:p>
          </table:table-cell>
          <table:table-cell table:formula="of:=[.C704]-[.C703]" office:value-type="float" office:value="8" calcext:value-type="float">
            <text:p>8</text:p>
          </table:table-cell>
          <table:table-cell table:formula="of:=ROUND(0.1*[.D703]+[.E702])" office:value-type="float" office:value="68314" calcext:value-type="float">
            <text:p>68314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float" office:value="1397237339" calcext:value-type="float">
            <text:p>1397237339</text:p>
          </table:table-cell>
          <table:table-cell table:formula="of:=[.B704]-1396461664" office:value-type="float" office:value="775675" calcext:value-type="float">
            <text:p>775675</text:p>
          </table:table-cell>
          <table:table-cell table:formula="of:=[.C705]-[.C704]" office:value-type="float" office:value="4" calcext:value-type="float">
            <text:p>4</text:p>
          </table:table-cell>
          <table:table-cell table:formula="of:=ROUND(0.1*[.D704]+[.E703])" office:value-type="float" office:value="68314" calcext:value-type="float">
            <text:p>6831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1397237343" calcext:value-type="float">
            <text:p>1397237343</text:p>
          </table:table-cell>
          <table:table-cell table:formula="of:=[.B705]-1396461664" office:value-type="float" office:value="775679" calcext:value-type="float">
            <text:p>775679</text:p>
          </table:table-cell>
          <table:table-cell table:formula="of:=[.C706]-[.C705]" office:value-type="float" office:value="6" calcext:value-type="float">
            <text:p>6</text:p>
          </table:table-cell>
          <table:table-cell table:formula="of:=ROUND(0.1*[.D705]+[.E704])" office:value-type="float" office:value="68315" calcext:value-type="float">
            <text:p>683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1397237349" calcext:value-type="float">
            <text:p>1397237349</text:p>
          </table:table-cell>
          <table:table-cell table:formula="of:=[.B706]-1396461664" office:value-type="float" office:value="775685" calcext:value-type="float">
            <text:p>775685</text:p>
          </table:table-cell>
          <table:table-cell table:formula="of:=[.C707]-[.C706]" office:value-type="float" office:value="1" calcext:value-type="float">
            <text:p>1</text:p>
          </table:table-cell>
          <table:table-cell table:formula="of:=ROUND(0.1*[.D706]+[.E705])" office:value-type="float" office:value="68315" calcext:value-type="float">
            <text:p>6831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float" office:value="1397237350" calcext:value-type="float">
            <text:p>1397237350</text:p>
          </table:table-cell>
          <table:table-cell table:formula="of:=[.B707]-1396461664" office:value-type="float" office:value="775686" calcext:value-type="float">
            <text:p>775686</text:p>
          </table:table-cell>
          <table:table-cell table:formula="of:=[.C708]-[.C707]" office:value-type="float" office:value="8" calcext:value-type="float">
            <text:p>8</text:p>
          </table:table-cell>
          <table:table-cell table:formula="of:=ROUND(0.1*[.D707]+[.E706])" office:value-type="float" office:value="68316" calcext:value-type="float">
            <text:p>683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float" office:value="1397237358" calcext:value-type="float">
            <text:p>1397237358</text:p>
          </table:table-cell>
          <table:table-cell table:formula="of:=[.B708]-1396461664" office:value-type="float" office:value="775694" calcext:value-type="float">
            <text:p>775694</text:p>
          </table:table-cell>
          <table:table-cell table:formula="of:=[.C709]-[.C708]" office:value-type="float" office:value="4" calcext:value-type="float">
            <text:p>4</text:p>
          </table:table-cell>
          <table:table-cell table:formula="of:=ROUND(0.1*[.D708]+[.E707])" office:value-type="float" office:value="68316" calcext:value-type="float">
            <text:p>68316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float" office:value="1397237362" calcext:value-type="float">
            <text:p>1397237362</text:p>
          </table:table-cell>
          <table:table-cell table:formula="of:=[.B709]-1396461664" office:value-type="float" office:value="775698" calcext:value-type="float">
            <text:p>775698</text:p>
          </table:table-cell>
          <table:table-cell table:formula="of:=[.C710]-[.C709]" office:value-type="float" office:value="57" calcext:value-type="float">
            <text:p>57</text:p>
          </table:table-cell>
          <table:table-cell table:formula="of:=ROUND(0.1*[.D709]+[.E708])" office:value-type="float" office:value="68322" calcext:value-type="float">
            <text:p>683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float" office:value="1397237419" calcext:value-type="float">
            <text:p>1397237419</text:p>
          </table:table-cell>
          <table:table-cell table:formula="of:=[.B710]-1396461664" office:value-type="float" office:value="775755" calcext:value-type="float">
            <text:p>775755</text:p>
          </table:table-cell>
          <table:table-cell table:formula="of:=[.C711]-[.C710]" office:value-type="float" office:value="24" calcext:value-type="float">
            <text:p>24</text:p>
          </table:table-cell>
          <table:table-cell table:formula="of:=ROUND(0.1*[.D710]+[.E709])" office:value-type="float" office:value="68324" calcext:value-type="float">
            <text:p>6832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1397237443" calcext:value-type="float">
            <text:p>1397237443</text:p>
          </table:table-cell>
          <table:table-cell table:formula="of:=[.B711]-1396461664" office:value-type="float" office:value="775779" calcext:value-type="float">
            <text:p>775779</text:p>
          </table:table-cell>
          <table:table-cell table:formula="of:=[.C712]-[.C711]" office:value-type="float" office:value="24" calcext:value-type="float">
            <text:p>24</text:p>
          </table:table-cell>
          <table:table-cell table:formula="of:=ROUND(0.1*[.D711]+[.E710])" office:value-type="float" office:value="68326" calcext:value-type="float">
            <text:p>6832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float" office:value="1397237467" calcext:value-type="float">
            <text:p>1397237467</text:p>
          </table:table-cell>
          <table:table-cell table:formula="of:=[.B712]-1396461664" office:value-type="float" office:value="775803" calcext:value-type="float">
            <text:p>775803</text:p>
          </table:table-cell>
          <table:table-cell table:formula="of:=[.C713]-[.C712]" office:value-type="float" office:value="1" calcext:value-type="float">
            <text:p>1</text:p>
          </table:table-cell>
          <table:table-cell table:formula="of:=ROUND(0.1*[.D712]+[.E711])" office:value-type="float" office:value="68326" calcext:value-type="float">
            <text:p>6832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float" office:value="1397237468" calcext:value-type="float">
            <text:p>1397237468</text:p>
          </table:table-cell>
          <table:table-cell table:formula="of:=[.B713]-1396461664" office:value-type="float" office:value="775804" calcext:value-type="float">
            <text:p>775804</text:p>
          </table:table-cell>
          <table:table-cell table:formula="of:=[.C714]-[.C713]" office:value-type="float" office:value="16" calcext:value-type="float">
            <text:p>16</text:p>
          </table:table-cell>
          <table:table-cell table:formula="of:=ROUND(0.1*[.D713]+[.E712])" office:value-type="float" office:value="68328" calcext:value-type="float">
            <text:p>6832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float" office:value="1397237484" calcext:value-type="float">
            <text:p>1397237484</text:p>
          </table:table-cell>
          <table:table-cell table:formula="of:=[.B714]-1396461664" office:value-type="float" office:value="775820" calcext:value-type="float">
            <text:p>775820</text:p>
          </table:table-cell>
          <table:table-cell table:formula="of:=[.C715]-[.C714]" office:value-type="float" office:value="6" calcext:value-type="float">
            <text:p>6</text:p>
          </table:table-cell>
          <table:table-cell table:formula="of:=ROUND(0.1*[.D714]+[.E713])" office:value-type="float" office:value="68329" calcext:value-type="float">
            <text:p>6832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float" office:value="1397237490" calcext:value-type="float">
            <text:p>1397237490</text:p>
          </table:table-cell>
          <table:table-cell table:formula="of:=[.B715]-1396461664" office:value-type="float" office:value="775826" calcext:value-type="float">
            <text:p>775826</text:p>
          </table:table-cell>
          <table:table-cell table:formula="of:=[.C716]-[.C715]" office:value-type="float" office:value="16" calcext:value-type="float">
            <text:p>16</text:p>
          </table:table-cell>
          <table:table-cell table:formula="of:=ROUND(0.1*[.D715]+[.E714])" office:value-type="float" office:value="68331" calcext:value-type="float">
            <text:p>68331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1397237506" calcext:value-type="float">
            <text:p>1397237506</text:p>
          </table:table-cell>
          <table:table-cell table:formula="of:=[.B716]-1396461664" office:value-type="float" office:value="775842" calcext:value-type="float">
            <text:p>775842</text:p>
          </table:table-cell>
          <table:table-cell table:formula="of:=[.C717]-[.C716]" office:value-type="float" office:value="10" calcext:value-type="float">
            <text:p>10</text:p>
          </table:table-cell>
          <table:table-cell table:formula="of:=ROUND(0.1*[.D716]+[.E715])" office:value-type="float" office:value="68332" calcext:value-type="float">
            <text:p>6833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float" office:value="1397237516" calcext:value-type="float">
            <text:p>1397237516</text:p>
          </table:table-cell>
          <table:table-cell table:formula="of:=[.B717]-1396461664" office:value-type="float" office:value="775852" calcext:value-type="float">
            <text:p>775852</text:p>
          </table:table-cell>
          <table:table-cell table:formula="of:=[.C718]-[.C717]" office:value-type="float" office:value="3" calcext:value-type="float">
            <text:p>3</text:p>
          </table:table-cell>
          <table:table-cell table:formula="of:=ROUND(0.1*[.D717]+[.E716])" office:value-type="float" office:value="68332" calcext:value-type="float">
            <text:p>68332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float" office:value="1397237519" calcext:value-type="float">
            <text:p>1397237519</text:p>
          </table:table-cell>
          <table:table-cell table:formula="of:=[.B718]-1396461664" office:value-type="float" office:value="775855" calcext:value-type="float">
            <text:p>775855</text:p>
          </table:table-cell>
          <table:table-cell table:formula="of:=[.C719]-[.C718]" office:value-type="float" office:value="61" calcext:value-type="float">
            <text:p>61</text:p>
          </table:table-cell>
          <table:table-cell table:formula="of:=ROUND(0.1*[.D718]+[.E717])" office:value-type="float" office:value="68338" calcext:value-type="float">
            <text:p>6833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float" office:value="1397237580" calcext:value-type="float">
            <text:p>1397237580</text:p>
          </table:table-cell>
          <table:table-cell table:formula="of:=[.B719]-1396461664" office:value-type="float" office:value="775916" calcext:value-type="float">
            <text:p>775916</text:p>
          </table:table-cell>
          <table:table-cell table:formula="of:=[.C720]-[.C719]" office:value-type="float" office:value="0" calcext:value-type="float">
            <text:p>0</text:p>
          </table:table-cell>
          <table:table-cell table:formula="of:=ROUND(0.1*[.D719]+[.E718])" office:value-type="float" office:value="68338" calcext:value-type="float">
            <text:p>68338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float" office:value="1397237580" calcext:value-type="float">
            <text:p>1397237580</text:p>
          </table:table-cell>
          <table:table-cell table:formula="of:=[.B720]-1396461664" office:value-type="float" office:value="775916" calcext:value-type="float">
            <text:p>775916</text:p>
          </table:table-cell>
          <table:table-cell table:formula="of:=[.C721]-[.C720]" office:value-type="float" office:value="7" calcext:value-type="float">
            <text:p>7</text:p>
          </table:table-cell>
          <table:table-cell table:formula="of:=ROUND(0.1*[.D720]+[.E719])" office:value-type="float" office:value="68339" calcext:value-type="float">
            <text:p>683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1397237587" calcext:value-type="float">
            <text:p>1397237587</text:p>
          </table:table-cell>
          <table:table-cell table:formula="of:=[.B721]-1396461664" office:value-type="float" office:value="775923" calcext:value-type="float">
            <text:p>775923</text:p>
          </table:table-cell>
          <table:table-cell table:formula="of:=[.C722]-[.C721]" office:value-type="float" office:value="3" calcext:value-type="float">
            <text:p>3</text:p>
          </table:table-cell>
          <table:table-cell table:formula="of:=ROUND(0.1*[.D721]+[.E720])" office:value-type="float" office:value="68339" calcext:value-type="float">
            <text:p>68339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float" office:value="1397237590" calcext:value-type="float">
            <text:p>1397237590</text:p>
          </table:table-cell>
          <table:table-cell table:formula="of:=[.B722]-1396461664" office:value-type="float" office:value="775926" calcext:value-type="float">
            <text:p>775926</text:p>
          </table:table-cell>
          <table:table-cell table:formula="of:=[.C723]-[.C722]" office:value-type="float" office:value="39" calcext:value-type="float">
            <text:p>39</text:p>
          </table:table-cell>
          <table:table-cell table:formula="of:=ROUND(0.1*[.D722]+[.E721])" office:value-type="float" office:value="68343" calcext:value-type="float">
            <text:p>6834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float" office:value="1397237629" calcext:value-type="float">
            <text:p>1397237629</text:p>
          </table:table-cell>
          <table:table-cell table:formula="of:=[.B723]-1396461664" office:value-type="float" office:value="775965" calcext:value-type="float">
            <text:p>775965</text:p>
          </table:table-cell>
          <table:table-cell table:formula="of:=[.C724]-[.C723]" office:value-type="float" office:value="15" calcext:value-type="float">
            <text:p>15</text:p>
          </table:table-cell>
          <table:table-cell table:formula="of:=ROUND(0.1*[.D723]+[.E722])" office:value-type="float" office:value="68345" calcext:value-type="float">
            <text:p>68345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float" office:value="1397237644" calcext:value-type="float">
            <text:p>1397237644</text:p>
          </table:table-cell>
          <table:table-cell table:formula="of:=[.B724]-1396461664" office:value-type="float" office:value="775980" calcext:value-type="float">
            <text:p>775980</text:p>
          </table:table-cell>
          <table:table-cell table:formula="of:=[.C725]-[.C724]" office:value-type="float" office:value="20" calcext:value-type="float">
            <text:p>20</text:p>
          </table:table-cell>
          <table:table-cell table:formula="of:=ROUND(0.1*[.D724]+[.E723])" office:value-type="float" office:value="68347" calcext:value-type="float">
            <text:p>6834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float" office:value="1397237664" calcext:value-type="float">
            <text:p>1397237664</text:p>
          </table:table-cell>
          <table:table-cell table:formula="of:=[.B725]-1396461664" office:value-type="float" office:value="776000" calcext:value-type="float">
            <text:p>776000</text:p>
          </table:table-cell>
          <table:table-cell table:formula="of:=[.C726]-[.C725]" office:value-type="float" office:value="31" calcext:value-type="float">
            <text:p>31</text:p>
          </table:table-cell>
          <table:table-cell table:formula="of:=ROUND(0.1*[.D725]+[.E724])" office:value-type="float" office:value="68350" calcext:value-type="float">
            <text:p>6835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1397237695" calcext:value-type="float">
            <text:p>1397237695</text:p>
          </table:table-cell>
          <table:table-cell table:formula="of:=[.B726]-1396461664" office:value-type="float" office:value="776031" calcext:value-type="float">
            <text:p>776031</text:p>
          </table:table-cell>
          <table:table-cell table:formula="of:=[.C727]-[.C726]" office:value-type="float" office:value="7" calcext:value-type="float">
            <text:p>7</text:p>
          </table:table-cell>
          <table:table-cell table:formula="of:=ROUND(0.1*[.D726]+[.E725])" office:value-type="float" office:value="68351" calcext:value-type="float">
            <text:p>683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float" office:value="1397237702" calcext:value-type="float">
            <text:p>1397237702</text:p>
          </table:table-cell>
          <table:table-cell table:formula="of:=[.B727]-1396461664" office:value-type="float" office:value="776038" calcext:value-type="float">
            <text:p>776038</text:p>
          </table:table-cell>
          <table:table-cell table:formula="of:=[.C728]-[.C727]" office:value-type="float" office:value="7" calcext:value-type="float">
            <text:p>7</text:p>
          </table:table-cell>
          <table:table-cell table:formula="of:=ROUND(0.1*[.D727]+[.E726])" office:value-type="float" office:value="68352" calcext:value-type="float">
            <text:p>68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float" office:value="1397237709" calcext:value-type="float">
            <text:p>1397237709</text:p>
          </table:table-cell>
          <table:table-cell table:formula="of:=[.B728]-1396461664" office:value-type="float" office:value="776045" calcext:value-type="float">
            <text:p>776045</text:p>
          </table:table-cell>
          <table:table-cell table:formula="of:=[.C729]-[.C728]" office:value-type="float" office:value="9" calcext:value-type="float">
            <text:p>9</text:p>
          </table:table-cell>
          <table:table-cell table:formula="of:=ROUND(0.1*[.D728]+[.E727])" office:value-type="float" office:value="68353" calcext:value-type="float">
            <text:p>6835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float" office:value="1397237718" calcext:value-type="float">
            <text:p>1397237718</text:p>
          </table:table-cell>
          <table:table-cell table:formula="of:=[.B729]-1396461664" office:value-type="float" office:value="776054" calcext:value-type="float">
            <text:p>776054</text:p>
          </table:table-cell>
          <table:table-cell table:formula="of:=[.C730]-[.C729]" office:value-type="float" office:value="43" calcext:value-type="float">
            <text:p>43</text:p>
          </table:table-cell>
          <table:table-cell table:formula="of:=ROUND(0.1*[.D729]+[.E728])" office:value-type="float" office:value="68357" calcext:value-type="float">
            <text:p>683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float" office:value="1397237761" calcext:value-type="float">
            <text:p>1397237761</text:p>
          </table:table-cell>
          <table:table-cell table:formula="of:=[.B730]-1396461664" office:value-type="float" office:value="776097" calcext:value-type="float">
            <text:p>776097</text:p>
          </table:table-cell>
          <table:table-cell table:formula="of:=[.C731]-[.C730]" office:value-type="float" office:value="7" calcext:value-type="float">
            <text:p>7</text:p>
          </table:table-cell>
          <table:table-cell table:formula="of:=ROUND(0.1*[.D730]+[.E729])" office:value-type="float" office:value="68358" calcext:value-type="float">
            <text:p>6835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1397237768" calcext:value-type="float">
            <text:p>1397237768</text:p>
          </table:table-cell>
          <table:table-cell table:formula="of:=[.B731]-1396461664" office:value-type="float" office:value="776104" calcext:value-type="float">
            <text:p>776104</text:p>
          </table:table-cell>
          <table:table-cell table:formula="of:=[.C732]-[.C731]" office:value-type="float" office:value="11" calcext:value-type="float">
            <text:p>11</text:p>
          </table:table-cell>
          <table:table-cell table:formula="of:=ROUND(0.1*[.D731]+[.E730])" office:value-type="float" office:value="68359" calcext:value-type="float">
            <text:p>68359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float" office:value="1397237779" calcext:value-type="float">
            <text:p>1397237779</text:p>
          </table:table-cell>
          <table:table-cell table:formula="of:=[.B732]-1396461664" office:value-type="float" office:value="776115" calcext:value-type="float">
            <text:p>776115</text:p>
          </table:table-cell>
          <table:table-cell table:formula="of:=[.C733]-[.C732]" office:value-type="float" office:value="11" calcext:value-type="float">
            <text:p>11</text:p>
          </table:table-cell>
          <table:table-cell table:formula="of:=ROUND(0.1*[.D732]+[.E731])" office:value-type="float" office:value="68360" calcext:value-type="float">
            <text:p>6836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float" office:value="1397237790" calcext:value-type="float">
            <text:p>1397237790</text:p>
          </table:table-cell>
          <table:table-cell table:formula="of:=[.B733]-1396461664" office:value-type="float" office:value="776126" calcext:value-type="float">
            <text:p>776126</text:p>
          </table:table-cell>
          <table:table-cell table:formula="of:=[.C734]-[.C733]" office:value-type="float" office:value="35" calcext:value-type="float">
            <text:p>35</text:p>
          </table:table-cell>
          <table:table-cell table:formula="of:=ROUND(0.1*[.D733]+[.E732])" office:value-type="float" office:value="68364" calcext:value-type="float">
            <text:p>68364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float" office:value="1397237825" calcext:value-type="float">
            <text:p>1397237825</text:p>
          </table:table-cell>
          <table:table-cell table:formula="of:=[.B734]-1396461664" office:value-type="float" office:value="776161" calcext:value-type="float">
            <text:p>776161</text:p>
          </table:table-cell>
          <table:table-cell table:formula="of:=[.C735]-[.C734]" office:value-type="float" office:value="5" calcext:value-type="float">
            <text:p>5</text:p>
          </table:table-cell>
          <table:table-cell table:formula="of:=ROUND(0.1*[.D734]+[.E733])" office:value-type="float" office:value="68365" calcext:value-type="float">
            <text:p>6836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float" office:value="1397237830" calcext:value-type="float">
            <text:p>1397237830</text:p>
          </table:table-cell>
          <table:table-cell table:formula="of:=[.B735]-1396461664" office:value-type="float" office:value="776166" calcext:value-type="float">
            <text:p>776166</text:p>
          </table:table-cell>
          <table:table-cell table:formula="of:=[.C736]-[.C735]" office:value-type="float" office:value="13" calcext:value-type="float">
            <text:p>13</text:p>
          </table:table-cell>
          <table:table-cell table:formula="of:=ROUND(0.1*[.D735]+[.E734])" office:value-type="float" office:value="68366" calcext:value-type="float">
            <text:p>6836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1397237843" calcext:value-type="float">
            <text:p>1397237843</text:p>
          </table:table-cell>
          <table:table-cell table:formula="of:=[.B736]-1396461664" office:value-type="float" office:value="776179" calcext:value-type="float">
            <text:p>776179</text:p>
          </table:table-cell>
          <table:table-cell table:formula="of:=[.C737]-[.C736]" office:value-type="float" office:value="35" calcext:value-type="float">
            <text:p>35</text:p>
          </table:table-cell>
          <table:table-cell table:formula="of:=ROUND(0.1*[.D736]+[.E735])" office:value-type="float" office:value="68370" calcext:value-type="float">
            <text:p>6837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float" office:value="1397237878" calcext:value-type="float">
            <text:p>1397237878</text:p>
          </table:table-cell>
          <table:table-cell table:formula="of:=[.B737]-1396461664" office:value-type="float" office:value="776214" calcext:value-type="float">
            <text:p>776214</text:p>
          </table:table-cell>
          <table:table-cell table:formula="of:=[.C738]-[.C737]" office:value-type="float" office:value="19" calcext:value-type="float">
            <text:p>19</text:p>
          </table:table-cell>
          <table:table-cell table:formula="of:=ROUND(0.1*[.D737]+[.E736])" office:value-type="float" office:value="68372" calcext:value-type="float">
            <text:p>6837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float" office:value="1397237897" calcext:value-type="float">
            <text:p>1397237897</text:p>
          </table:table-cell>
          <table:table-cell table:formula="of:=[.B738]-1396461664" office:value-type="float" office:value="776233" calcext:value-type="float">
            <text:p>776233</text:p>
          </table:table-cell>
          <table:table-cell table:formula="of:=[.C739]-[.C738]" office:value-type="float" office:value="1" calcext:value-type="float">
            <text:p>1</text:p>
          </table:table-cell>
          <table:table-cell table:formula="of:=ROUND(0.1*[.D738]+[.E737])" office:value-type="float" office:value="68372" calcext:value-type="float">
            <text:p>6837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float" office:value="1397237898" calcext:value-type="float">
            <text:p>1397237898</text:p>
          </table:table-cell>
          <table:table-cell table:formula="of:=[.B739]-1396461664" office:value-type="float" office:value="776234" calcext:value-type="float">
            <text:p>776234</text:p>
          </table:table-cell>
          <table:table-cell table:formula="of:=[.C740]-[.C739]" office:value-type="float" office:value="9" calcext:value-type="float">
            <text:p>9</text:p>
          </table:table-cell>
          <table:table-cell table:formula="of:=ROUND(0.1*[.D739]+[.E738])" office:value-type="float" office:value="68373" calcext:value-type="float">
            <text:p>6837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float" office:value="1397237907" calcext:value-type="float">
            <text:p>1397237907</text:p>
          </table:table-cell>
          <table:table-cell table:formula="of:=[.B740]-1396461664" office:value-type="float" office:value="776243" calcext:value-type="float">
            <text:p>776243</text:p>
          </table:table-cell>
          <table:table-cell table:formula="of:=[.C741]-[.C740]" office:value-type="float" office:value="15" calcext:value-type="float">
            <text:p>15</text:p>
          </table:table-cell>
          <table:table-cell table:formula="of:=ROUND(0.1*[.D740]+[.E739])" office:value-type="float" office:value="68375" calcext:value-type="float">
            <text:p>6837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1397237922" calcext:value-type="float">
            <text:p>1397237922</text:p>
          </table:table-cell>
          <table:table-cell table:formula="of:=[.B741]-1396461664" office:value-type="float" office:value="776258" calcext:value-type="float">
            <text:p>776258</text:p>
          </table:table-cell>
          <table:table-cell table:formula="of:=[.C742]-[.C741]" office:value-type="float" office:value="35" calcext:value-type="float">
            <text:p>35</text:p>
          </table:table-cell>
          <table:table-cell table:formula="of:=ROUND(0.1*[.D741]+[.E740])" office:value-type="float" office:value="68379" calcext:value-type="float">
            <text:p>6837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float" office:value="1397237957" calcext:value-type="float">
            <text:p>1397237957</text:p>
          </table:table-cell>
          <table:table-cell table:formula="of:=[.B742]-1396461664" office:value-type="float" office:value="776293" calcext:value-type="float">
            <text:p>776293</text:p>
          </table:table-cell>
          <table:table-cell table:formula="of:=[.C743]-[.C742]" office:value-type="float" office:value="33" calcext:value-type="float">
            <text:p>33</text:p>
          </table:table-cell>
          <table:table-cell table:formula="of:=ROUND(0.1*[.D742]+[.E741])" office:value-type="float" office:value="68382" calcext:value-type="float">
            <text:p>6838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float" office:value="1397237990" calcext:value-type="float">
            <text:p>1397237990</text:p>
          </table:table-cell>
          <table:table-cell table:formula="of:=[.B743]-1396461664" office:value-type="float" office:value="776326" calcext:value-type="float">
            <text:p>776326</text:p>
          </table:table-cell>
          <table:table-cell table:formula="of:=[.C744]-[.C743]" office:value-type="float" office:value="14" calcext:value-type="float">
            <text:p>14</text:p>
          </table:table-cell>
          <table:table-cell table:formula="of:=ROUND(0.1*[.D743]+[.E742])" office:value-type="float" office:value="68383" calcext:value-type="float">
            <text:p>6838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float" office:value="1397238004" calcext:value-type="float">
            <text:p>1397238004</text:p>
          </table:table-cell>
          <table:table-cell table:formula="of:=[.B744]-1396461664" office:value-type="float" office:value="776340" calcext:value-type="float">
            <text:p>776340</text:p>
          </table:table-cell>
          <table:table-cell table:formula="of:=[.C745]-[.C744]" office:value-type="float" office:value="6" calcext:value-type="float">
            <text:p>6</text:p>
          </table:table-cell>
          <table:table-cell table:formula="of:=ROUND(0.1*[.D744]+[.E743])" office:value-type="float" office:value="68384" calcext:value-type="float">
            <text:p>6838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float" office:value="1397238010" calcext:value-type="float">
            <text:p>1397238010</text:p>
          </table:table-cell>
          <table:table-cell table:formula="of:=[.B745]-1396461664" office:value-type="float" office:value="776346" calcext:value-type="float">
            <text:p>776346</text:p>
          </table:table-cell>
          <table:table-cell table:formula="of:=[.C746]-[.C745]" office:value-type="float" office:value="35" calcext:value-type="float">
            <text:p>35</text:p>
          </table:table-cell>
          <table:table-cell table:formula="of:=ROUND(0.1*[.D745]+[.E744])" office:value-type="float" office:value="68388" calcext:value-type="float">
            <text:p>6838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1397238045" calcext:value-type="float">
            <text:p>1397238045</text:p>
          </table:table-cell>
          <table:table-cell table:formula="of:=[.B746]-1396461664" office:value-type="float" office:value="776381" calcext:value-type="float">
            <text:p>776381</text:p>
          </table:table-cell>
          <table:table-cell table:formula="of:=[.C747]-[.C746]" office:value-type="float" office:value="4" calcext:value-type="float">
            <text:p>4</text:p>
          </table:table-cell>
          <table:table-cell table:formula="of:=ROUND(0.1*[.D746]+[.E745])" office:value-type="float" office:value="68388" calcext:value-type="float">
            <text:p>6838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float" office:value="1397238049" calcext:value-type="float">
            <text:p>1397238049</text:p>
          </table:table-cell>
          <table:table-cell table:formula="of:=[.B747]-1396461664" office:value-type="float" office:value="776385" calcext:value-type="float">
            <text:p>776385</text:p>
          </table:table-cell>
          <table:table-cell table:formula="of:=[.C748]-[.C747]" office:value-type="float" office:value="25" calcext:value-type="float">
            <text:p>25</text:p>
          </table:table-cell>
          <table:table-cell table:formula="of:=ROUND(0.1*[.D747]+[.E746])" office:value-type="float" office:value="68391" calcext:value-type="float">
            <text:p>6839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float" office:value="1397238074" calcext:value-type="float">
            <text:p>1397238074</text:p>
          </table:table-cell>
          <table:table-cell table:formula="of:=[.B748]-1396461664" office:value-type="float" office:value="776410" calcext:value-type="float">
            <text:p>776410</text:p>
          </table:table-cell>
          <table:table-cell table:formula="of:=[.C749]-[.C748]" office:value-type="float" office:value="40" calcext:value-type="float">
            <text:p>40</text:p>
          </table:table-cell>
          <table:table-cell table:formula="of:=ROUND(0.1*[.D748]+[.E747])" office:value-type="float" office:value="68395" calcext:value-type="float">
            <text:p>68395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float" office:value="1397238114" calcext:value-type="float">
            <text:p>1397238114</text:p>
          </table:table-cell>
          <table:table-cell table:formula="of:=[.B749]-1396461664" office:value-type="float" office:value="776450" calcext:value-type="float">
            <text:p>776450</text:p>
          </table:table-cell>
          <table:table-cell table:formula="of:=[.C750]-[.C749]" office:value-type="float" office:value="10" calcext:value-type="float">
            <text:p>10</text:p>
          </table:table-cell>
          <table:table-cell table:formula="of:=ROUND(0.1*[.D749]+[.E748])" office:value-type="float" office:value="68396" calcext:value-type="float">
            <text:p>6839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1397238124" calcext:value-type="float">
            <text:p>1397238124</text:p>
          </table:table-cell>
          <table:table-cell table:formula="of:=[.B750]-1396461664" office:value-type="float" office:value="776460" calcext:value-type="float">
            <text:p>776460</text:p>
          </table:table-cell>
          <table:table-cell table:formula="of:=[.C751]-[.C750]" office:value-type="float" office:value="20" calcext:value-type="float">
            <text:p>20</text:p>
          </table:table-cell>
          <table:table-cell table:formula="of:=ROUND(0.1*[.D750]+[.E749])" office:value-type="float" office:value="68398" calcext:value-type="float">
            <text:p>6839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1397238144" calcext:value-type="float">
            <text:p>1397238144</text:p>
          </table:table-cell>
          <table:table-cell table:formula="of:=[.B751]-1396461664" office:value-type="float" office:value="776480" calcext:value-type="float">
            <text:p>776480</text:p>
          </table:table-cell>
          <table:table-cell table:formula="of:=[.C752]-[.C751]" office:value-type="float" office:value="23" calcext:value-type="float">
            <text:p>23</text:p>
          </table:table-cell>
          <table:table-cell table:formula="of:=ROUND(0.1*[.D751]+[.E750])" office:value-type="float" office:value="68400" calcext:value-type="float">
            <text:p>6840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float" office:value="1397238167" calcext:value-type="float">
            <text:p>1397238167</text:p>
          </table:table-cell>
          <table:table-cell table:formula="of:=[.B752]-1396461664" office:value-type="float" office:value="776503" calcext:value-type="float">
            <text:p>776503</text:p>
          </table:table-cell>
          <table:table-cell table:formula="of:=[.C753]-[.C752]" office:value-type="float" office:value="15" calcext:value-type="float">
            <text:p>15</text:p>
          </table:table-cell>
          <table:table-cell table:formula="of:=ROUND(0.1*[.D752]+[.E751])" office:value-type="float" office:value="68402" calcext:value-type="float">
            <text:p>68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float" office:value="1397238182" calcext:value-type="float">
            <text:p>1397238182</text:p>
          </table:table-cell>
          <table:table-cell table:formula="of:=[.B753]-1396461664" office:value-type="float" office:value="776518" calcext:value-type="float">
            <text:p>776518</text:p>
          </table:table-cell>
          <table:table-cell table:formula="of:=[.C754]-[.C753]" office:value-type="float" office:value="29" calcext:value-type="float">
            <text:p>29</text:p>
          </table:table-cell>
          <table:table-cell table:formula="of:=ROUND(0.1*[.D753]+[.E752])" office:value-type="float" office:value="68405" calcext:value-type="float">
            <text:p>6840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float" office:value="1397238211" calcext:value-type="float">
            <text:p>1397238211</text:p>
          </table:table-cell>
          <table:table-cell table:formula="of:=[.B754]-1396461664" office:value-type="float" office:value="776547" calcext:value-type="float">
            <text:p>776547</text:p>
          </table:table-cell>
          <table:table-cell table:formula="of:=[.C755]-[.C754]" office:value-type="float" office:value="45" calcext:value-type="float">
            <text:p>45</text:p>
          </table:table-cell>
          <table:table-cell table:formula="of:=ROUND(0.1*[.D754]+[.E753])" office:value-type="float" office:value="68410" calcext:value-type="float">
            <text:p>6841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float" office:value="1397238256" calcext:value-type="float">
            <text:p>1397238256</text:p>
          </table:table-cell>
          <table:table-cell table:formula="of:=[.B755]-1396461664" office:value-type="float" office:value="776592" calcext:value-type="float">
            <text:p>776592</text:p>
          </table:table-cell>
          <table:table-cell table:formula="of:=[.C756]-[.C755]" office:value-type="float" office:value="5" calcext:value-type="float">
            <text:p>5</text:p>
          </table:table-cell>
          <table:table-cell table:formula="of:=ROUND(0.1*[.D755]+[.E754])" office:value-type="float" office:value="68411" calcext:value-type="float">
            <text:p>6841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1397238261" calcext:value-type="float">
            <text:p>1397238261</text:p>
          </table:table-cell>
          <table:table-cell table:formula="of:=[.B756]-1396461664" office:value-type="float" office:value="776597" calcext:value-type="float">
            <text:p>776597</text:p>
          </table:table-cell>
          <table:table-cell table:formula="of:=[.C757]-[.C756]" office:value-type="float" office:value="15" calcext:value-type="float">
            <text:p>15</text:p>
          </table:table-cell>
          <table:table-cell table:formula="of:=ROUND(0.1*[.D756]+[.E755])" office:value-type="float" office:value="68413" calcext:value-type="float">
            <text:p>68413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float" office:value="1397238276" calcext:value-type="float">
            <text:p>1397238276</text:p>
          </table:table-cell>
          <table:table-cell table:formula="of:=[.B757]-1396461664" office:value-type="float" office:value="776612" calcext:value-type="float">
            <text:p>776612</text:p>
          </table:table-cell>
          <table:table-cell table:formula="of:=[.C758]-[.C757]" office:value-type="float" office:value="19" calcext:value-type="float">
            <text:p>19</text:p>
          </table:table-cell>
          <table:table-cell table:formula="of:=ROUND(0.1*[.D757]+[.E756])" office:value-type="float" office:value="68415" calcext:value-type="float">
            <text:p>68415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float" office:value="1397238295" calcext:value-type="float">
            <text:p>1397238295</text:p>
          </table:table-cell>
          <table:table-cell table:formula="of:=[.B758]-1396461664" office:value-type="float" office:value="776631" calcext:value-type="float">
            <text:p>776631</text:p>
          </table:table-cell>
          <table:table-cell table:formula="of:=[.C759]-[.C758]" office:value-type="float" office:value="10" calcext:value-type="float">
            <text:p>10</text:p>
          </table:table-cell>
          <table:table-cell table:formula="of:=ROUND(0.1*[.D758]+[.E757])" office:value-type="float" office:value="68416" calcext:value-type="float">
            <text:p>684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float" office:value="1397238305" calcext:value-type="float">
            <text:p>1397238305</text:p>
          </table:table-cell>
          <table:table-cell table:formula="of:=[.B759]-1396461664" office:value-type="float" office:value="776641" calcext:value-type="float">
            <text:p>776641</text:p>
          </table:table-cell>
          <table:table-cell table:formula="of:=[.C760]-[.C759]" office:value-type="float" office:value="43" calcext:value-type="float">
            <text:p>43</text:p>
          </table:table-cell>
          <table:table-cell table:formula="of:=ROUND(0.1*[.D759]+[.E758])" office:value-type="float" office:value="68420" calcext:value-type="float">
            <text:p>6842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float" office:value="1397238348" calcext:value-type="float">
            <text:p>1397238348</text:p>
          </table:table-cell>
          <table:table-cell table:formula="of:=[.B760]-1396461664" office:value-type="float" office:value="776684" calcext:value-type="float">
            <text:p>776684</text:p>
          </table:table-cell>
          <table:table-cell table:formula="of:=[.C761]-[.C760]" office:value-type="float" office:value="25" calcext:value-type="float">
            <text:p>25</text:p>
          </table:table-cell>
          <table:table-cell table:formula="of:=ROUND(0.1*[.D760]+[.E759])" office:value-type="float" office:value="68423" calcext:value-type="float">
            <text:p>684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1397238373" calcext:value-type="float">
            <text:p>1397238373</text:p>
          </table:table-cell>
          <table:table-cell table:formula="of:=[.B761]-1396461664" office:value-type="float" office:value="776709" calcext:value-type="float">
            <text:p>776709</text:p>
          </table:table-cell>
          <table:table-cell table:formula="of:=[.C762]-[.C761]" office:value-type="float" office:value="17" calcext:value-type="float">
            <text:p>17</text:p>
          </table:table-cell>
          <table:table-cell table:formula="of:=ROUND(0.1*[.D761]+[.E760])" office:value-type="float" office:value="68425" calcext:value-type="float">
            <text:p>68425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float" office:value="1397238390" calcext:value-type="float">
            <text:p>1397238390</text:p>
          </table:table-cell>
          <table:table-cell table:formula="of:=[.B762]-1396461664" office:value-type="float" office:value="776726" calcext:value-type="float">
            <text:p>776726</text:p>
          </table:table-cell>
          <table:table-cell table:formula="of:=[.C763]-[.C762]" office:value-type="float" office:value="4" calcext:value-type="float">
            <text:p>4</text:p>
          </table:table-cell>
          <table:table-cell table:formula="of:=ROUND(0.1*[.D762]+[.E761])" office:value-type="float" office:value="68425" calcext:value-type="float">
            <text:p>684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float" office:value="1397238394" calcext:value-type="float">
            <text:p>1397238394</text:p>
          </table:table-cell>
          <table:table-cell table:formula="of:=[.B763]-1396461664" office:value-type="float" office:value="776730" calcext:value-type="float">
            <text:p>776730</text:p>
          </table:table-cell>
          <table:table-cell table:formula="of:=[.C764]-[.C763]" office:value-type="float" office:value="4" calcext:value-type="float">
            <text:p>4</text:p>
          </table:table-cell>
          <table:table-cell table:formula="of:=ROUND(0.1*[.D763]+[.E762])" office:value-type="float" office:value="68425" calcext:value-type="float">
            <text:p>68425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float" office:value="1397238398" calcext:value-type="float">
            <text:p>1397238398</text:p>
          </table:table-cell>
          <table:table-cell table:formula="of:=[.B764]-1396461664" office:value-type="float" office:value="776734" calcext:value-type="float">
            <text:p>776734</text:p>
          </table:table-cell>
          <table:table-cell table:formula="of:=[.C765]-[.C764]" office:value-type="float" office:value="19" calcext:value-type="float">
            <text:p>19</text:p>
          </table:table-cell>
          <table:table-cell table:formula="of:=ROUND(0.1*[.D764]+[.E763])" office:value-type="float" office:value="68427" calcext:value-type="float">
            <text:p>6842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float" office:value="1397238417" calcext:value-type="float">
            <text:p>1397238417</text:p>
          </table:table-cell>
          <table:table-cell table:formula="of:=[.B765]-1396461664" office:value-type="float" office:value="776753" calcext:value-type="float">
            <text:p>776753</text:p>
          </table:table-cell>
          <table:table-cell table:formula="of:=[.C766]-[.C765]" office:value-type="float" office:value="25" calcext:value-type="float">
            <text:p>25</text:p>
          </table:table-cell>
          <table:table-cell table:formula="of:=ROUND(0.1*[.D765]+[.E764])" office:value-type="float" office:value="68430" calcext:value-type="float">
            <text:p>6843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1397238442" calcext:value-type="float">
            <text:p>1397238442</text:p>
          </table:table-cell>
          <table:table-cell table:formula="of:=[.B766]-1396461664" office:value-type="float" office:value="776778" calcext:value-type="float">
            <text:p>776778</text:p>
          </table:table-cell>
          <table:table-cell table:formula="of:=[.C767]-[.C766]" office:value-type="float" office:value="28" calcext:value-type="float">
            <text:p>28</text:p>
          </table:table-cell>
          <table:table-cell table:formula="of:=ROUND(0.1*[.D766]+[.E765])" office:value-type="float" office:value="68433" calcext:value-type="float">
            <text:p>6843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float" office:value="1397238470" calcext:value-type="float">
            <text:p>1397238470</text:p>
          </table:table-cell>
          <table:table-cell table:formula="of:=[.B767]-1396461664" office:value-type="float" office:value="776806" calcext:value-type="float">
            <text:p>776806</text:p>
          </table:table-cell>
          <table:table-cell table:formula="of:=[.C768]-[.C767]" office:value-type="float" office:value="28" calcext:value-type="float">
            <text:p>28</text:p>
          </table:table-cell>
          <table:table-cell table:formula="of:=ROUND(0.1*[.D767]+[.E766])" office:value-type="float" office:value="68436" calcext:value-type="float">
            <text:p>68436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float" office:value="1397238498" calcext:value-type="float">
            <text:p>1397238498</text:p>
          </table:table-cell>
          <table:table-cell table:formula="of:=[.B768]-1396461664" office:value-type="float" office:value="776834" calcext:value-type="float">
            <text:p>776834</text:p>
          </table:table-cell>
          <table:table-cell table:formula="of:=[.C769]-[.C768]" office:value-type="float" office:value="4" calcext:value-type="float">
            <text:p>4</text:p>
          </table:table-cell>
          <table:table-cell table:formula="of:=ROUND(0.1*[.D768]+[.E767])" office:value-type="float" office:value="68436" calcext:value-type="float">
            <text:p>6843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1397238502" calcext:value-type="float">
            <text:p>1397238502</text:p>
          </table:table-cell>
          <table:table-cell table:formula="of:=[.B769]-1396461664" office:value-type="float" office:value="776838" calcext:value-type="float">
            <text:p>776838</text:p>
          </table:table-cell>
          <table:table-cell table:formula="of:=[.C770]-[.C769]" office:value-type="float" office:value="16" calcext:value-type="float">
            <text:p>16</text:p>
          </table:table-cell>
          <table:table-cell table:formula="of:=ROUND(0.1*[.D769]+[.E768])" office:value-type="float" office:value="68438" calcext:value-type="float">
            <text:p>6843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float" office:value="1397238518" calcext:value-type="float">
            <text:p>1397238518</text:p>
          </table:table-cell>
          <table:table-cell table:formula="of:=[.B770]-1396461664" office:value-type="float" office:value="776854" calcext:value-type="float">
            <text:p>776854</text:p>
          </table:table-cell>
          <table:table-cell table:formula="of:=[.C771]-[.C770]" office:value-type="float" office:value="52" calcext:value-type="float">
            <text:p>52</text:p>
          </table:table-cell>
          <table:table-cell table:formula="of:=ROUND(0.1*[.D770]+[.E769])" office:value-type="float" office:value="68443" calcext:value-type="float">
            <text:p>68443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397238570" calcext:value-type="float">
            <text:p>1397238570</text:p>
          </table:table-cell>
          <table:table-cell table:formula="of:=[.B771]-1396461664" office:value-type="float" office:value="776906" calcext:value-type="float">
            <text:p>776906</text:p>
          </table:table-cell>
          <table:table-cell table:formula="of:=[.C772]-[.C771]" office:value-type="float" office:value="10" calcext:value-type="float">
            <text:p>10</text:p>
          </table:table-cell>
          <table:table-cell table:formula="of:=ROUND(0.1*[.D771]+[.E770])" office:value-type="float" office:value="68444" calcext:value-type="float">
            <text:p>6844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float" office:value="1397238580" calcext:value-type="float">
            <text:p>1397238580</text:p>
          </table:table-cell>
          <table:table-cell table:formula="of:=[.B772]-1396461664" office:value-type="float" office:value="776916" calcext:value-type="float">
            <text:p>776916</text:p>
          </table:table-cell>
          <table:table-cell table:formula="of:=[.C773]-[.C772]" office:value-type="float" office:value="11" calcext:value-type="float">
            <text:p>11</text:p>
          </table:table-cell>
          <table:table-cell table:formula="of:=ROUND(0.1*[.D772]+[.E771])" office:value-type="float" office:value="68445" calcext:value-type="float">
            <text:p>68445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float" office:value="1397238591" calcext:value-type="float">
            <text:p>1397238591</text:p>
          </table:table-cell>
          <table:table-cell table:formula="of:=[.B773]-1396461664" office:value-type="float" office:value="776927" calcext:value-type="float">
            <text:p>776927</text:p>
          </table:table-cell>
          <table:table-cell table:formula="of:=[.C774]-[.C773]" office:value-type="float" office:value="32" calcext:value-type="float">
            <text:p>32</text:p>
          </table:table-cell>
          <table:table-cell table:formula="of:=ROUND(0.1*[.D773]+[.E772])" office:value-type="float" office:value="68448" calcext:value-type="float">
            <text:p>68448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float" office:value="1397238623" calcext:value-type="float">
            <text:p>1397238623</text:p>
          </table:table-cell>
          <table:table-cell table:formula="of:=[.B774]-1396461664" office:value-type="float" office:value="776959" calcext:value-type="float">
            <text:p>776959</text:p>
          </table:table-cell>
          <table:table-cell table:formula="of:=[.C775]-[.C774]" office:value-type="float" office:value="29" calcext:value-type="float">
            <text:p>29</text:p>
          </table:table-cell>
          <table:table-cell table:formula="of:=ROUND(0.1*[.D774]+[.E773])" office:value-type="float" office:value="68451" calcext:value-type="float">
            <text:p>6845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float" office:value="1397238652" calcext:value-type="float">
            <text:p>1397238652</text:p>
          </table:table-cell>
          <table:table-cell table:formula="of:=[.B775]-1396461664" office:value-type="float" office:value="776988" calcext:value-type="float">
            <text:p>776988</text:p>
          </table:table-cell>
          <table:table-cell table:formula="of:=[.C776]-[.C775]" office:value-type="float" office:value="21" calcext:value-type="float">
            <text:p>21</text:p>
          </table:table-cell>
          <table:table-cell table:formula="of:=ROUND(0.1*[.D775]+[.E774])" office:value-type="float" office:value="68453" calcext:value-type="float">
            <text:p>68453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1397238673" calcext:value-type="float">
            <text:p>1397238673</text:p>
          </table:table-cell>
          <table:table-cell table:formula="of:=[.B776]-1396461664" office:value-type="float" office:value="777009" calcext:value-type="float">
            <text:p>777009</text:p>
          </table:table-cell>
          <table:table-cell table:formula="of:=[.C777]-[.C776]" office:value-type="float" office:value="30" calcext:value-type="float">
            <text:p>30</text:p>
          </table:table-cell>
          <table:table-cell table:formula="of:=ROUND(0.1*[.D776]+[.E775])" office:value-type="float" office:value="68456" calcext:value-type="float">
            <text:p>6845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float" office:value="1397238703" calcext:value-type="float">
            <text:p>1397238703</text:p>
          </table:table-cell>
          <table:table-cell table:formula="of:=[.B777]-1396461664" office:value-type="float" office:value="777039" calcext:value-type="float">
            <text:p>777039</text:p>
          </table:table-cell>
          <table:table-cell table:formula="of:=[.C778]-[.C777]" office:value-type="float" office:value="5" calcext:value-type="float">
            <text:p>5</text:p>
          </table:table-cell>
          <table:table-cell table:formula="of:=ROUND(0.1*[.D777]+[.E776])" office:value-type="float" office:value="68457" calcext:value-type="float">
            <text:p>68457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float" office:value="1397238708" calcext:value-type="float">
            <text:p>1397238708</text:p>
          </table:table-cell>
          <table:table-cell table:formula="of:=[.B778]-1396461664" office:value-type="float" office:value="777044" calcext:value-type="float">
            <text:p>777044</text:p>
          </table:table-cell>
          <table:table-cell table:formula="of:=[.C779]-[.C778]" office:value-type="float" office:value="28" calcext:value-type="float">
            <text:p>28</text:p>
          </table:table-cell>
          <table:table-cell table:formula="of:=ROUND(0.1*[.D778]+[.E777])" office:value-type="float" office:value="68460" calcext:value-type="float">
            <text:p>6846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float" office:value="1397238736" calcext:value-type="float">
            <text:p>1397238736</text:p>
          </table:table-cell>
          <table:table-cell table:formula="of:=[.B779]-1396461664" office:value-type="float" office:value="777072" calcext:value-type="float">
            <text:p>777072</text:p>
          </table:table-cell>
          <table:table-cell table:formula="of:=[.C780]-[.C779]" office:value-type="float" office:value="10" calcext:value-type="float">
            <text:p>10</text:p>
          </table:table-cell>
          <table:table-cell table:formula="of:=ROUND(0.1*[.D779]+[.E778])" office:value-type="float" office:value="68461" calcext:value-type="float">
            <text:p>6846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float" office:value="1397238746" calcext:value-type="float">
            <text:p>1397238746</text:p>
          </table:table-cell>
          <table:table-cell table:formula="of:=[.B780]-1396461664" office:value-type="float" office:value="777082" calcext:value-type="float">
            <text:p>777082</text:p>
          </table:table-cell>
          <table:table-cell table:formula="of:=[.C781]-[.C780]" office:value-type="float" office:value="11" calcext:value-type="float">
            <text:p>11</text:p>
          </table:table-cell>
          <table:table-cell table:formula="of:=ROUND(0.1*[.D780]+[.E779])" office:value-type="float" office:value="68462" calcext:value-type="float">
            <text:p>68462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1397238757" calcext:value-type="float">
            <text:p>1397238757</text:p>
          </table:table-cell>
          <table:table-cell table:formula="of:=[.B781]-1396461664" office:value-type="float" office:value="777093" calcext:value-type="float">
            <text:p>777093</text:p>
          </table:table-cell>
          <table:table-cell table:formula="of:=[.C782]-[.C781]" office:value-type="float" office:value="22" calcext:value-type="float">
            <text:p>22</text:p>
          </table:table-cell>
          <table:table-cell table:formula="of:=ROUND(0.1*[.D781]+[.E780])" office:value-type="float" office:value="68464" calcext:value-type="float">
            <text:p>6846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float" office:value="1397238779" calcext:value-type="float">
            <text:p>1397238779</text:p>
          </table:table-cell>
          <table:table-cell table:formula="of:=[.B782]-1396461664" office:value-type="float" office:value="777115" calcext:value-type="float">
            <text:p>777115</text:p>
          </table:table-cell>
          <table:table-cell table:formula="of:=[.C783]-[.C782]" office:value-type="float" office:value="26" calcext:value-type="float">
            <text:p>26</text:p>
          </table:table-cell>
          <table:table-cell table:formula="of:=ROUND(0.1*[.D782]+[.E781])" office:value-type="float" office:value="68467" calcext:value-type="float">
            <text:p>68467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float" office:value="1397238805" calcext:value-type="float">
            <text:p>1397238805</text:p>
          </table:table-cell>
          <table:table-cell table:formula="of:=[.B783]-1396461664" office:value-type="float" office:value="777141" calcext:value-type="float">
            <text:p>777141</text:p>
          </table:table-cell>
          <table:table-cell table:formula="of:=[.C784]-[.C783]" office:value-type="float" office:value="24" calcext:value-type="float">
            <text:p>24</text:p>
          </table:table-cell>
          <table:table-cell table:formula="of:=ROUND(0.1*[.D783]+[.E782])" office:value-type="float" office:value="68469" calcext:value-type="float">
            <text:p>6846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float" office:value="1397238829" calcext:value-type="float">
            <text:p>1397238829</text:p>
          </table:table-cell>
          <table:table-cell table:formula="of:=[.B784]-1396461664" office:value-type="float" office:value="777165" calcext:value-type="float">
            <text:p>777165</text:p>
          </table:table-cell>
          <table:table-cell table:formula="of:=[.C785]-[.C784]" office:value-type="float" office:value="47" calcext:value-type="float">
            <text:p>47</text:p>
          </table:table-cell>
          <table:table-cell table:formula="of:=ROUND(0.1*[.D784]+[.E783])" office:value-type="float" office:value="68474" calcext:value-type="float">
            <text:p>6847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float" office:value="1397238876" calcext:value-type="float">
            <text:p>1397238876</text:p>
          </table:table-cell>
          <table:table-cell table:formula="of:=[.B785]-1396461664" office:value-type="float" office:value="777212" calcext:value-type="float">
            <text:p>777212</text:p>
          </table:table-cell>
          <table:table-cell table:formula="of:=[.C786]-[.C785]" office:value-type="float" office:value="18" calcext:value-type="float">
            <text:p>18</text:p>
          </table:table-cell>
          <table:table-cell table:formula="of:=ROUND(0.1*[.D785]+[.E784])" office:value-type="float" office:value="68476" calcext:value-type="float">
            <text:p>68476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1397238894" calcext:value-type="float">
            <text:p>1397238894</text:p>
          </table:table-cell>
          <table:table-cell table:formula="of:=[.B786]-1396461664" office:value-type="float" office:value="777230" calcext:value-type="float">
            <text:p>777230</text:p>
          </table:table-cell>
          <table:table-cell table:formula="of:=[.C787]-[.C786]" office:value-type="float" office:value="25" calcext:value-type="float">
            <text:p>25</text:p>
          </table:table-cell>
          <table:table-cell table:formula="of:=ROUND(0.1*[.D786]+[.E785])" office:value-type="float" office:value="68479" calcext:value-type="float">
            <text:p>6847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float" office:value="1397238919" calcext:value-type="float">
            <text:p>1397238919</text:p>
          </table:table-cell>
          <table:table-cell table:formula="of:=[.B787]-1396461664" office:value-type="float" office:value="777255" calcext:value-type="float">
            <text:p>777255</text:p>
          </table:table-cell>
          <table:table-cell table:formula="of:=[.C788]-[.C787]" office:value-type="float" office:value="2" calcext:value-type="float">
            <text:p>2</text:p>
          </table:table-cell>
          <table:table-cell table:formula="of:=ROUND(0.1*[.D787]+[.E786])" office:value-type="float" office:value="68479" calcext:value-type="float">
            <text:p>6847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float" office:value="1397238921" calcext:value-type="float">
            <text:p>1397238921</text:p>
          </table:table-cell>
          <table:table-cell table:formula="of:=[.B788]-1396461664" office:value-type="float" office:value="777257" calcext:value-type="float">
            <text:p>777257</text:p>
          </table:table-cell>
          <table:table-cell table:formula="of:=[.C789]-[.C788]" office:value-type="float" office:value="7" calcext:value-type="float">
            <text:p>7</text:p>
          </table:table-cell>
          <table:table-cell table:formula="of:=ROUND(0.1*[.D788]+[.E787])" office:value-type="float" office:value="68480" calcext:value-type="float">
            <text:p>6848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float" office:value="1397238928" calcext:value-type="float">
            <text:p>1397238928</text:p>
          </table:table-cell>
          <table:table-cell table:formula="of:=[.B789]-1396461664" office:value-type="float" office:value="777264" calcext:value-type="float">
            <text:p>777264</text:p>
          </table:table-cell>
          <table:table-cell table:formula="of:=[.C790]-[.C789]" office:value-type="float" office:value="14" calcext:value-type="float">
            <text:p>14</text:p>
          </table:table-cell>
          <table:table-cell table:formula="of:=ROUND(0.1*[.D789]+[.E788])" office:value-type="float" office:value="68481" calcext:value-type="float">
            <text:p>68481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float" office:value="1397238942" calcext:value-type="float">
            <text:p>1397238942</text:p>
          </table:table-cell>
          <table:table-cell table:formula="of:=[.B790]-1396461664" office:value-type="float" office:value="777278" calcext:value-type="float">
            <text:p>777278</text:p>
          </table:table-cell>
          <table:table-cell table:formula="of:=[.C791]-[.C790]" office:value-type="float" office:value="4" calcext:value-type="float">
            <text:p>4</text:p>
          </table:table-cell>
          <table:table-cell table:formula="of:=ROUND(0.1*[.D790]+[.E789])" office:value-type="float" office:value="68481" calcext:value-type="float">
            <text:p>68481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1397238946" calcext:value-type="float">
            <text:p>1397238946</text:p>
          </table:table-cell>
          <table:table-cell table:formula="of:=[.B791]-1396461664" office:value-type="float" office:value="777282" calcext:value-type="float">
            <text:p>777282</text:p>
          </table:table-cell>
          <table:table-cell table:formula="of:=[.C792]-[.C791]" office:value-type="float" office:value="78" calcext:value-type="float">
            <text:p>78</text:p>
          </table:table-cell>
          <table:table-cell table:formula="of:=ROUND(0.1*[.D791]+[.E790])" office:value-type="float" office:value="68489" calcext:value-type="float">
            <text:p>684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float" office:value="1397239024" calcext:value-type="float">
            <text:p>1397239024</text:p>
          </table:table-cell>
          <table:table-cell table:formula="of:=[.B792]-1396461664" office:value-type="float" office:value="777360" calcext:value-type="float">
            <text:p>777360</text:p>
          </table:table-cell>
          <table:table-cell table:formula="of:=[.C793]-[.C792]" office:value-type="float" office:value="0" calcext:value-type="float">
            <text:p>0</text:p>
          </table:table-cell>
          <table:table-cell table:formula="of:=ROUND(0.1*[.D792]+[.E791])" office:value-type="float" office:value="68489" calcext:value-type="float">
            <text:p>6848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float" office:value="1397239024" calcext:value-type="float">
            <text:p>1397239024</text:p>
          </table:table-cell>
          <table:table-cell table:formula="of:=[.B793]-1396461664" office:value-type="float" office:value="777360" calcext:value-type="float">
            <text:p>777360</text:p>
          </table:table-cell>
          <table:table-cell table:formula="of:=[.C794]-[.C793]" office:value-type="float" office:value="35" calcext:value-type="float">
            <text:p>35</text:p>
          </table:table-cell>
          <table:table-cell table:formula="of:=ROUND(0.1*[.D793]+[.E792])" office:value-type="float" office:value="68493" calcext:value-type="float">
            <text:p>6849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float" office:value="1397239059" calcext:value-type="float">
            <text:p>1397239059</text:p>
          </table:table-cell>
          <table:table-cell table:formula="of:=[.B794]-1396461664" office:value-type="float" office:value="777395" calcext:value-type="float">
            <text:p>777395</text:p>
          </table:table-cell>
          <table:table-cell table:formula="of:=[.C795]-[.C794]" office:value-type="float" office:value="7" calcext:value-type="float">
            <text:p>7</text:p>
          </table:table-cell>
          <table:table-cell table:formula="of:=ROUND(0.1*[.D794]+[.E793])" office:value-type="float" office:value="68494" calcext:value-type="float">
            <text:p>684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float" office:value="1397239066" calcext:value-type="float">
            <text:p>1397239066</text:p>
          </table:table-cell>
          <table:table-cell table:formula="of:=[.B795]-1396461664" office:value-type="float" office:value="777402" calcext:value-type="float">
            <text:p>777402</text:p>
          </table:table-cell>
          <table:table-cell table:formula="of:=[.C796]-[.C795]" office:value-type="float" office:value="12" calcext:value-type="float">
            <text:p>12</text:p>
          </table:table-cell>
          <table:table-cell table:formula="of:=ROUND(0.1*[.D795]+[.E794])" office:value-type="float" office:value="68495" calcext:value-type="float">
            <text:p>6849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1397239078" calcext:value-type="float">
            <text:p>1397239078</text:p>
          </table:table-cell>
          <table:table-cell table:formula="of:=[.B796]-1396461664" office:value-type="float" office:value="777414" calcext:value-type="float">
            <text:p>777414</text:p>
          </table:table-cell>
          <table:table-cell table:formula="of:=[.C797]-[.C796]" office:value-type="float" office:value="3" calcext:value-type="float">
            <text:p>3</text:p>
          </table:table-cell>
          <table:table-cell table:formula="of:=ROUND(0.1*[.D796]+[.E795])" office:value-type="float" office:value="68495" calcext:value-type="float">
            <text:p>6849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float" office:value="1397239081" calcext:value-type="float">
            <text:p>1397239081</text:p>
          </table:table-cell>
          <table:table-cell table:formula="of:=[.B797]-1396461664" office:value-type="float" office:value="777417" calcext:value-type="float">
            <text:p>777417</text:p>
          </table:table-cell>
          <table:table-cell table:formula="of:=[.C798]-[.C797]" office:value-type="float" office:value="8" calcext:value-type="float">
            <text:p>8</text:p>
          </table:table-cell>
          <table:table-cell table:formula="of:=ROUND(0.1*[.D797]+[.E796])" office:value-type="float" office:value="68496" calcext:value-type="float">
            <text:p>6849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float" office:value="1397239089" calcext:value-type="float">
            <text:p>1397239089</text:p>
          </table:table-cell>
          <table:table-cell table:formula="of:=[.B798]-1396461664" office:value-type="float" office:value="777425" calcext:value-type="float">
            <text:p>777425</text:p>
          </table:table-cell>
          <table:table-cell table:formula="of:=[.C799]-[.C798]" office:value-type="float" office:value="12" calcext:value-type="float">
            <text:p>12</text:p>
          </table:table-cell>
          <table:table-cell table:formula="of:=ROUND(0.1*[.D798]+[.E797])" office:value-type="float" office:value="68497" calcext:value-type="float">
            <text:p>6849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float" office:value="1397239101" calcext:value-type="float">
            <text:p>1397239101</text:p>
          </table:table-cell>
          <table:table-cell table:formula="of:=[.B799]-1396461664" office:value-type="float" office:value="777437" calcext:value-type="float">
            <text:p>777437</text:p>
          </table:table-cell>
          <table:table-cell table:formula="of:=[.C800]-[.C799]" office:value-type="float" office:value="14" calcext:value-type="float">
            <text:p>14</text:p>
          </table:table-cell>
          <table:table-cell table:formula="of:=ROUND(0.1*[.D799]+[.E798])" office:value-type="float" office:value="68498" calcext:value-type="float">
            <text:p>6849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1397239115" calcext:value-type="float">
            <text:p>1397239115</text:p>
          </table:table-cell>
          <table:table-cell table:formula="of:=[.B800]-1396461664" office:value-type="float" office:value="777451" calcext:value-type="float">
            <text:p>777451</text:p>
          </table:table-cell>
          <table:table-cell table:formula="of:=[.C801]-[.C800]" office:value-type="float" office:value="7" calcext:value-type="float">
            <text:p>7</text:p>
          </table:table-cell>
          <table:table-cell table:formula="of:=ROUND(0.1*[.D800]+[.E799])" office:value-type="float" office:value="68499" calcext:value-type="float">
            <text:p>6849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1397239122" calcext:value-type="float">
            <text:p>1397239122</text:p>
          </table:table-cell>
          <table:table-cell table:formula="of:=[.B801]-1396461664" office:value-type="float" office:value="777458" calcext:value-type="float">
            <text:p>777458</text:p>
          </table:table-cell>
          <table:table-cell table:formula="of:=[.C802]-[.C801]" office:value-type="float" office:value="5" calcext:value-type="float">
            <text:p>5</text:p>
          </table:table-cell>
          <table:table-cell table:formula="of:=ROUND(0.1*[.D801]+[.E800])" office:value-type="float" office:value="68500" calcext:value-type="float">
            <text:p>6850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float" office:value="1397239127" calcext:value-type="float">
            <text:p>1397239127</text:p>
          </table:table-cell>
          <table:table-cell table:formula="of:=[.B802]-1396461664" office:value-type="float" office:value="777463" calcext:value-type="float">
            <text:p>777463</text:p>
          </table:table-cell>
          <table:table-cell table:formula="of:=[.C803]-[.C802]" office:value-type="float" office:value="18" calcext:value-type="float">
            <text:p>18</text:p>
          </table:table-cell>
          <table:table-cell table:formula="of:=ROUND(0.1*[.D802]+[.E801])" office:value-type="float" office:value="68502" calcext:value-type="float">
            <text:p>6850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float" office:value="1397239145" calcext:value-type="float">
            <text:p>1397239145</text:p>
          </table:table-cell>
          <table:table-cell table:formula="of:=[.B803]-1396461664" office:value-type="float" office:value="777481" calcext:value-type="float">
            <text:p>777481</text:p>
          </table:table-cell>
          <table:table-cell table:formula="of:=[.C804]-[.C803]" office:value-type="float" office:value="41" calcext:value-type="float">
            <text:p>41</text:p>
          </table:table-cell>
          <table:table-cell table:formula="of:=ROUND(0.1*[.D803]+[.E802])" office:value-type="float" office:value="68506" calcext:value-type="float">
            <text:p>68506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float" office:value="1397239186" calcext:value-type="float">
            <text:p>1397239186</text:p>
          </table:table-cell>
          <table:table-cell table:formula="of:=[.B804]-1396461664" office:value-type="float" office:value="777522" calcext:value-type="float">
            <text:p>777522</text:p>
          </table:table-cell>
          <table:table-cell table:formula="of:=[.C805]-[.C804]" office:value-type="float" office:value="35" calcext:value-type="float">
            <text:p>35</text:p>
          </table:table-cell>
          <table:table-cell table:formula="of:=ROUND(0.1*[.D804]+[.E803])" office:value-type="float" office:value="68510" calcext:value-type="float">
            <text:p>6851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float" office:value="1397239221" calcext:value-type="float">
            <text:p>1397239221</text:p>
          </table:table-cell>
          <table:table-cell table:formula="of:=[.B805]-1396461664" office:value-type="float" office:value="777557" calcext:value-type="float">
            <text:p>777557</text:p>
          </table:table-cell>
          <table:table-cell table:formula="of:=[.C806]-[.C805]" office:value-type="float" office:value="17" calcext:value-type="float">
            <text:p>17</text:p>
          </table:table-cell>
          <table:table-cell table:formula="of:=ROUND(0.1*[.D805]+[.E804])" office:value-type="float" office:value="68512" calcext:value-type="float">
            <text:p>6851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1397239238" calcext:value-type="float">
            <text:p>1397239238</text:p>
          </table:table-cell>
          <table:table-cell table:formula="of:=[.B806]-1396461664" office:value-type="float" office:value="777574" calcext:value-type="float">
            <text:p>777574</text:p>
          </table:table-cell>
          <table:table-cell table:formula="of:=[.C807]-[.C806]" office:value-type="float" office:value="62" calcext:value-type="float">
            <text:p>62</text:p>
          </table:table-cell>
          <table:table-cell table:formula="of:=ROUND(0.1*[.D806]+[.E805])" office:value-type="float" office:value="68518" calcext:value-type="float">
            <text:p>68518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float" office:value="1397239300" calcext:value-type="float">
            <text:p>1397239300</text:p>
          </table:table-cell>
          <table:table-cell table:formula="of:=[.B807]-1396461664" office:value-type="float" office:value="777636" calcext:value-type="float">
            <text:p>777636</text:p>
          </table:table-cell>
          <table:table-cell table:formula="of:=[.C808]-[.C807]" office:value-type="float" office:value="3" calcext:value-type="float">
            <text:p>3</text:p>
          </table:table-cell>
          <table:table-cell table:formula="of:=ROUND(0.1*[.D807]+[.E806])" office:value-type="float" office:value="68518" calcext:value-type="float">
            <text:p>6851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float" office:value="1397239303" calcext:value-type="float">
            <text:p>1397239303</text:p>
          </table:table-cell>
          <table:table-cell table:formula="of:=[.B808]-1396461664" office:value-type="float" office:value="777639" calcext:value-type="float">
            <text:p>777639</text:p>
          </table:table-cell>
          <table:table-cell table:formula="of:=[.C809]-[.C808]" office:value-type="float" office:value="37" calcext:value-type="float">
            <text:p>37</text:p>
          </table:table-cell>
          <table:table-cell table:formula="of:=ROUND(0.1*[.D808]+[.E807])" office:value-type="float" office:value="68522" calcext:value-type="float">
            <text:p>6852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float" office:value="1397239340" calcext:value-type="float">
            <text:p>1397239340</text:p>
          </table:table-cell>
          <table:table-cell table:formula="of:=[.B809]-1396461664" office:value-type="float" office:value="777676" calcext:value-type="float">
            <text:p>777676</text:p>
          </table:table-cell>
          <table:table-cell table:formula="of:=[.C810]-[.C809]" office:value-type="float" office:value="4" calcext:value-type="float">
            <text:p>4</text:p>
          </table:table-cell>
          <table:table-cell table:formula="of:=ROUND(0.1*[.D809]+[.E808])" office:value-type="float" office:value="68522" calcext:value-type="float">
            <text:p>68522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float" office:value="1397239344" calcext:value-type="float">
            <text:p>1397239344</text:p>
          </table:table-cell>
          <table:table-cell table:formula="of:=[.B810]-1396461664" office:value-type="float" office:value="777680" calcext:value-type="float">
            <text:p>777680</text:p>
          </table:table-cell>
          <table:table-cell table:formula="of:=[.C811]-[.C810]" office:value-type="float" office:value="5" calcext:value-type="float">
            <text:p>5</text:p>
          </table:table-cell>
          <table:table-cell table:formula="of:=ROUND(0.1*[.D810]+[.E809])" office:value-type="float" office:value="68523" calcext:value-type="float">
            <text:p>68523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1397239349" calcext:value-type="float">
            <text:p>1397239349</text:p>
          </table:table-cell>
          <table:table-cell table:formula="of:=[.B811]-1396461664" office:value-type="float" office:value="777685" calcext:value-type="float">
            <text:p>777685</text:p>
          </table:table-cell>
          <table:table-cell table:formula="of:=[.C812]-[.C811]" office:value-type="float" office:value="3" calcext:value-type="float">
            <text:p>3</text:p>
          </table:table-cell>
          <table:table-cell table:formula="of:=ROUND(0.1*[.D811]+[.E810])" office:value-type="float" office:value="68523" calcext:value-type="float">
            <text:p>68523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float" office:value="1397239352" calcext:value-type="float">
            <text:p>1397239352</text:p>
          </table:table-cell>
          <table:table-cell table:formula="of:=[.B812]-1396461664" office:value-type="float" office:value="777688" calcext:value-type="float">
            <text:p>777688</text:p>
          </table:table-cell>
          <table:table-cell table:formula="of:=[.C813]-[.C812]" office:value-type="float" office:value="91" calcext:value-type="float">
            <text:p>91</text:p>
          </table:table-cell>
          <table:table-cell table:formula="of:=ROUND(0.1*[.D812]+[.E811])" office:value-type="float" office:value="68532" calcext:value-type="float">
            <text:p>68532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float" office:value="1397239443" calcext:value-type="float">
            <text:p>1397239443</text:p>
          </table:table-cell>
          <table:table-cell table:formula="of:=[.B813]-1396461664" office:value-type="float" office:value="777779" calcext:value-type="float">
            <text:p>777779</text:p>
          </table:table-cell>
          <table:table-cell table:formula="of:=[.C814]-[.C813]" office:value-type="float" office:value="5" calcext:value-type="float">
            <text:p>5</text:p>
          </table:table-cell>
          <table:table-cell table:formula="of:=ROUND(0.1*[.D813]+[.E812])" office:value-type="float" office:value="68533" calcext:value-type="float">
            <text:p>68533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float" office:value="1397239448" calcext:value-type="float">
            <text:p>1397239448</text:p>
          </table:table-cell>
          <table:table-cell table:formula="of:=[.B814]-1396461664" office:value-type="float" office:value="777784" calcext:value-type="float">
            <text:p>777784</text:p>
          </table:table-cell>
          <table:table-cell table:formula="of:=[.C815]-[.C814]" office:value-type="float" office:value="13" calcext:value-type="float">
            <text:p>13</text:p>
          </table:table-cell>
          <table:table-cell table:formula="of:=ROUND(0.1*[.D814]+[.E813])" office:value-type="float" office:value="68534" calcext:value-type="float">
            <text:p>68534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float" office:value="1397239461" calcext:value-type="float">
            <text:p>1397239461</text:p>
          </table:table-cell>
          <table:table-cell table:formula="of:=[.B815]-1396461664" office:value-type="float" office:value="777797" calcext:value-type="float">
            <text:p>777797</text:p>
          </table:table-cell>
          <table:table-cell table:formula="of:=[.C816]-[.C815]" office:value-type="float" office:value="41" calcext:value-type="float">
            <text:p>41</text:p>
          </table:table-cell>
          <table:table-cell table:formula="of:=ROUND(0.1*[.D815]+[.E814])" office:value-type="float" office:value="68538" calcext:value-type="float">
            <text:p>6853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1397239502" calcext:value-type="float">
            <text:p>1397239502</text:p>
          </table:table-cell>
          <table:table-cell table:formula="of:=[.B816]-1396461664" office:value-type="float" office:value="777838" calcext:value-type="float">
            <text:p>777838</text:p>
          </table:table-cell>
          <table:table-cell table:formula="of:=[.C817]-[.C816]" office:value-type="float" office:value="0" calcext:value-type="float">
            <text:p>0</text:p>
          </table:table-cell>
          <table:table-cell table:formula="of:=ROUND(0.1*[.D816]+[.E815])" office:value-type="float" office:value="68538" calcext:value-type="float">
            <text:p>6853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float" office:value="1397239502" calcext:value-type="float">
            <text:p>1397239502</text:p>
          </table:table-cell>
          <table:table-cell table:formula="of:=[.B817]-1396461664" office:value-type="float" office:value="777838" calcext:value-type="float">
            <text:p>777838</text:p>
          </table:table-cell>
          <table:table-cell table:formula="of:=[.C818]-[.C817]" office:value-type="float" office:value="38" calcext:value-type="float">
            <text:p>38</text:p>
          </table:table-cell>
          <table:table-cell table:formula="of:=ROUND(0.1*[.D817]+[.E816])" office:value-type="float" office:value="68542" calcext:value-type="float">
            <text:p>6854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float" office:value="1397239540" calcext:value-type="float">
            <text:p>1397239540</text:p>
          </table:table-cell>
          <table:table-cell table:formula="of:=[.B818]-1396461664" office:value-type="float" office:value="777876" calcext:value-type="float">
            <text:p>777876</text:p>
          </table:table-cell>
          <table:table-cell table:formula="of:=[.C819]-[.C818]" office:value-type="float" office:value="51" calcext:value-type="float">
            <text:p>51</text:p>
          </table:table-cell>
          <table:table-cell table:formula="of:=ROUND(0.1*[.D818]+[.E817])" office:value-type="float" office:value="68547" calcext:value-type="float">
            <text:p>68547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float" office:value="1397239591" calcext:value-type="float">
            <text:p>1397239591</text:p>
          </table:table-cell>
          <table:table-cell table:formula="of:=[.B819]-1396461664" office:value-type="float" office:value="777927" calcext:value-type="float">
            <text:p>777927</text:p>
          </table:table-cell>
          <table:table-cell table:formula="of:=[.C820]-[.C819]" office:value-type="float" office:value="3" calcext:value-type="float">
            <text:p>3</text:p>
          </table:table-cell>
          <table:table-cell table:formula="of:=ROUND(0.1*[.D819]+[.E818])" office:value-type="float" office:value="68547" calcext:value-type="float">
            <text:p>68547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float" office:value="1397239594" calcext:value-type="float">
            <text:p>1397239594</text:p>
          </table:table-cell>
          <table:table-cell table:formula="of:=[.B820]-1396461664" office:value-type="float" office:value="777930" calcext:value-type="float">
            <text:p>777930</text:p>
          </table:table-cell>
          <table:table-cell table:formula="of:=[.C821]-[.C820]" office:value-type="float" office:value="0" calcext:value-type="float">
            <text:p>0</text:p>
          </table:table-cell>
          <table:table-cell table:formula="of:=ROUND(0.1*[.D820]+[.E819])" office:value-type="float" office:value="68547" calcext:value-type="float">
            <text:p>6854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1397239594" calcext:value-type="float">
            <text:p>1397239594</text:p>
          </table:table-cell>
          <table:table-cell table:formula="of:=[.B821]-1396461664" office:value-type="float" office:value="777930" calcext:value-type="float">
            <text:p>777930</text:p>
          </table:table-cell>
          <table:table-cell table:formula="of:=[.C822]-[.C821]" office:value-type="float" office:value="60" calcext:value-type="float">
            <text:p>60</text:p>
          </table:table-cell>
          <table:table-cell table:formula="of:=ROUND(0.1*[.D821]+[.E820])" office:value-type="float" office:value="68553" calcext:value-type="float">
            <text:p>68553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float" office:value="1397239654" calcext:value-type="float">
            <text:p>1397239654</text:p>
          </table:table-cell>
          <table:table-cell table:formula="of:=[.B822]-1396461664" office:value-type="float" office:value="777990" calcext:value-type="float">
            <text:p>777990</text:p>
          </table:table-cell>
          <table:table-cell table:formula="of:=[.C823]-[.C822]" office:value-type="float" office:value="7" calcext:value-type="float">
            <text:p>7</text:p>
          </table:table-cell>
          <table:table-cell table:formula="of:=ROUND(0.1*[.D822]+[.E821])" office:value-type="float" office:value="68554" calcext:value-type="float">
            <text:p>68554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float" office:value="1397239661" calcext:value-type="float">
            <text:p>1397239661</text:p>
          </table:table-cell>
          <table:table-cell table:formula="of:=[.B823]-1396461664" office:value-type="float" office:value="777997" calcext:value-type="float">
            <text:p>777997</text:p>
          </table:table-cell>
          <table:table-cell table:formula="of:=[.C824]-[.C823]" office:value-type="float" office:value="43" calcext:value-type="float">
            <text:p>43</text:p>
          </table:table-cell>
          <table:table-cell table:formula="of:=ROUND(0.1*[.D823]+[.E822])" office:value-type="float" office:value="68558" calcext:value-type="float">
            <text:p>68558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float" office:value="1397239704" calcext:value-type="float">
            <text:p>1397239704</text:p>
          </table:table-cell>
          <table:table-cell table:formula="of:=[.B824]-1396461664" office:value-type="float" office:value="778040" calcext:value-type="float">
            <text:p>778040</text:p>
          </table:table-cell>
          <table:table-cell table:formula="of:=[.C825]-[.C824]" office:value-type="float" office:value="7" calcext:value-type="float">
            <text:p>7</text:p>
          </table:table-cell>
          <table:table-cell table:formula="of:=ROUND(0.1*[.D824]+[.E823])" office:value-type="float" office:value="68559" calcext:value-type="float">
            <text:p>685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float" office:value="1397239711" calcext:value-type="float">
            <text:p>1397239711</text:p>
          </table:table-cell>
          <table:table-cell table:formula="of:=[.B825]-1396461664" office:value-type="float" office:value="778047" calcext:value-type="float">
            <text:p>778047</text:p>
          </table:table-cell>
          <table:table-cell table:formula="of:=[.C826]-[.C825]" office:value-type="float" office:value="19" calcext:value-type="float">
            <text:p>19</text:p>
          </table:table-cell>
          <table:table-cell table:formula="of:=ROUND(0.1*[.D825]+[.E824])" office:value-type="float" office:value="68561" calcext:value-type="float">
            <text:p>6856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1397239730" calcext:value-type="float">
            <text:p>1397239730</text:p>
          </table:table-cell>
          <table:table-cell table:formula="of:=[.B826]-1396461664" office:value-type="float" office:value="778066" calcext:value-type="float">
            <text:p>778066</text:p>
          </table:table-cell>
          <table:table-cell table:formula="of:=[.C827]-[.C826]" office:value-type="float" office:value="43" calcext:value-type="float">
            <text:p>43</text:p>
          </table:table-cell>
          <table:table-cell table:formula="of:=ROUND(0.1*[.D826]+[.E825])" office:value-type="float" office:value="68565" calcext:value-type="float">
            <text:p>68565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float" office:value="1397239773" calcext:value-type="float">
            <text:p>1397239773</text:p>
          </table:table-cell>
          <table:table-cell table:formula="of:=[.B827]-1396461664" office:value-type="float" office:value="778109" calcext:value-type="float">
            <text:p>778109</text:p>
          </table:table-cell>
          <table:table-cell table:formula="of:=[.C828]-[.C827]" office:value-type="float" office:value="4" calcext:value-type="float">
            <text:p>4</text:p>
          </table:table-cell>
          <table:table-cell table:formula="of:=ROUND(0.1*[.D827]+[.E826])" office:value-type="float" office:value="68565" calcext:value-type="float">
            <text:p>68565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float" office:value="1397239777" calcext:value-type="float">
            <text:p>1397239777</text:p>
          </table:table-cell>
          <table:table-cell table:formula="of:=[.B828]-1396461664" office:value-type="float" office:value="778113" calcext:value-type="float">
            <text:p>778113</text:p>
          </table:table-cell>
          <table:table-cell table:formula="of:=[.C829]-[.C828]" office:value-type="float" office:value="26" calcext:value-type="float">
            <text:p>26</text:p>
          </table:table-cell>
          <table:table-cell table:formula="of:=ROUND(0.1*[.D828]+[.E827])" office:value-type="float" office:value="68568" calcext:value-type="float">
            <text:p>6856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float" office:value="1397239803" calcext:value-type="float">
            <text:p>1397239803</text:p>
          </table:table-cell>
          <table:table-cell table:formula="of:=[.B829]-1396461664" office:value-type="float" office:value="778139" calcext:value-type="float">
            <text:p>778139</text:p>
          </table:table-cell>
          <table:table-cell table:formula="of:=[.C830]-[.C829]" office:value-type="float" office:value="11" calcext:value-type="float">
            <text:p>11</text:p>
          </table:table-cell>
          <table:table-cell table:formula="of:=ROUND(0.1*[.D829]+[.E828])" office:value-type="float" office:value="68569" calcext:value-type="float">
            <text:p>685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float" office:value="1397239814" calcext:value-type="float">
            <text:p>1397239814</text:p>
          </table:table-cell>
          <table:table-cell table:formula="of:=[.B830]-1396461664" office:value-type="float" office:value="778150" calcext:value-type="float">
            <text:p>778150</text:p>
          </table:table-cell>
          <table:table-cell table:formula="of:=[.C831]-[.C830]" office:value-type="float" office:value="49" calcext:value-type="float">
            <text:p>49</text:p>
          </table:table-cell>
          <table:table-cell table:formula="of:=ROUND(0.1*[.D830]+[.E829])" office:value-type="float" office:value="68574" calcext:value-type="float">
            <text:p>6857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1397239863" calcext:value-type="float">
            <text:p>1397239863</text:p>
          </table:table-cell>
          <table:table-cell table:formula="of:=[.B831]-1396461664" office:value-type="float" office:value="778199" calcext:value-type="float">
            <text:p>778199</text:p>
          </table:table-cell>
          <table:table-cell table:formula="of:=[.C832]-[.C831]" office:value-type="float" office:value="9" calcext:value-type="float">
            <text:p>9</text:p>
          </table:table-cell>
          <table:table-cell table:formula="of:=ROUND(0.1*[.D831]+[.E830])" office:value-type="float" office:value="68575" calcext:value-type="float">
            <text:p>6857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float" office:value="1397239872" calcext:value-type="float">
            <text:p>1397239872</text:p>
          </table:table-cell>
          <table:table-cell table:formula="of:=[.B832]-1396461664" office:value-type="float" office:value="778208" calcext:value-type="float">
            <text:p>778208</text:p>
          </table:table-cell>
          <table:table-cell table:formula="of:=[.C833]-[.C832]" office:value-type="float" office:value="2" calcext:value-type="float">
            <text:p>2</text:p>
          </table:table-cell>
          <table:table-cell table:formula="of:=ROUND(0.1*[.D832]+[.E831])" office:value-type="float" office:value="68575" calcext:value-type="float">
            <text:p>6857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1397239874" calcext:value-type="float">
            <text:p>1397239874</text:p>
          </table:table-cell>
          <table:table-cell table:formula="of:=[.B833]-1396461664" office:value-type="float" office:value="778210" calcext:value-type="float">
            <text:p>778210</text:p>
          </table:table-cell>
          <table:table-cell table:formula="of:=[.C834]-[.C833]" office:value-type="float" office:value="11" calcext:value-type="float">
            <text:p>11</text:p>
          </table:table-cell>
          <table:table-cell table:formula="of:=ROUND(0.1*[.D833]+[.E832])" office:value-type="float" office:value="68576" calcext:value-type="float">
            <text:p>6857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float" office:value="1397239885" calcext:value-type="float">
            <text:p>1397239885</text:p>
          </table:table-cell>
          <table:table-cell table:formula="of:=[.B834]-1396461664" office:value-type="float" office:value="778221" calcext:value-type="float">
            <text:p>778221</text:p>
          </table:table-cell>
          <table:table-cell table:formula="of:=[.C835]-[.C834]" office:value-type="float" office:value="64" calcext:value-type="float">
            <text:p>64</text:p>
          </table:table-cell>
          <table:table-cell table:formula="of:=ROUND(0.1*[.D834]+[.E833])" office:value-type="float" office:value="68582" calcext:value-type="float">
            <text:p>685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float" office:value="1397239949" calcext:value-type="float">
            <text:p>1397239949</text:p>
          </table:table-cell>
          <table:table-cell table:formula="of:=[.B835]-1396461664" office:value-type="float" office:value="778285" calcext:value-type="float">
            <text:p>778285</text:p>
          </table:table-cell>
          <table:table-cell table:formula="of:=[.C836]-[.C835]" office:value-type="float" office:value="8" calcext:value-type="float">
            <text:p>8</text:p>
          </table:table-cell>
          <table:table-cell table:formula="of:=ROUND(0.1*[.D835]+[.E834])" office:value-type="float" office:value="68583" calcext:value-type="float">
            <text:p>68583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float" office:value="1397239957" calcext:value-type="float">
            <text:p>1397239957</text:p>
          </table:table-cell>
          <table:table-cell table:formula="of:=[.B836]-1396461664" office:value-type="float" office:value="778293" calcext:value-type="float">
            <text:p>778293</text:p>
          </table:table-cell>
          <table:table-cell table:formula="of:=[.C837]-[.C836]" office:value-type="float" office:value="32" calcext:value-type="float">
            <text:p>32</text:p>
          </table:table-cell>
          <table:table-cell table:formula="of:=ROUND(0.1*[.D836]+[.E835])" office:value-type="float" office:value="68586" calcext:value-type="float">
            <text:p>6858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float" office:value="1397239989" calcext:value-type="float">
            <text:p>1397239989</text:p>
          </table:table-cell>
          <table:table-cell table:formula="of:=[.B837]-1396461664" office:value-type="float" office:value="778325" calcext:value-type="float">
            <text:p>778325</text:p>
          </table:table-cell>
          <table:table-cell table:formula="of:=[.C838]-[.C837]" office:value-type="float" office:value="26" calcext:value-type="float">
            <text:p>26</text:p>
          </table:table-cell>
          <table:table-cell table:formula="of:=ROUND(0.1*[.D837]+[.E836])" office:value-type="float" office:value="68589" calcext:value-type="float">
            <text:p>6858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float" office:value="1397240015" calcext:value-type="float">
            <text:p>1397240015</text:p>
          </table:table-cell>
          <table:table-cell table:formula="of:=[.B838]-1396461664" office:value-type="float" office:value="778351" calcext:value-type="float">
            <text:p>778351</text:p>
          </table:table-cell>
          <table:table-cell table:formula="of:=[.C839]-[.C838]" office:value-type="float" office:value="0" calcext:value-type="float">
            <text:p>0</text:p>
          </table:table-cell>
          <table:table-cell table:formula="of:=ROUND(0.1*[.D838]+[.E837])" office:value-type="float" office:value="68589" calcext:value-type="float">
            <text:p>6858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float" office:value="1397240015" calcext:value-type="float">
            <text:p>1397240015</text:p>
          </table:table-cell>
          <table:table-cell table:formula="of:=[.B839]-1396461664" office:value-type="float" office:value="778351" calcext:value-type="float">
            <text:p>778351</text:p>
          </table:table-cell>
          <table:table-cell table:formula="of:=[.C840]-[.C839]" office:value-type="float" office:value="72" calcext:value-type="float">
            <text:p>72</text:p>
          </table:table-cell>
          <table:table-cell table:formula="of:=ROUND(0.1*[.D839]+[.E838])" office:value-type="float" office:value="68596" calcext:value-type="float">
            <text:p>68596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float" office:value="1397240087" calcext:value-type="float">
            <text:p>1397240087</text:p>
          </table:table-cell>
          <table:table-cell table:formula="of:=[.B840]-1396461664" office:value-type="float" office:value="778423" calcext:value-type="float">
            <text:p>778423</text:p>
          </table:table-cell>
          <table:table-cell table:formula="of:=[.C841]-[.C840]" office:value-type="float" office:value="0" calcext:value-type="float">
            <text:p>0</text:p>
          </table:table-cell>
          <table:table-cell table:formula="of:=ROUND(0.1*[.D840]+[.E839])" office:value-type="float" office:value="68596" calcext:value-type="float">
            <text:p>68596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float" office:value="1397240087" calcext:value-type="float">
            <text:p>1397240087</text:p>
          </table:table-cell>
          <table:table-cell table:formula="of:=[.B841]-1396461664" office:value-type="float" office:value="778423" calcext:value-type="float">
            <text:p>778423</text:p>
          </table:table-cell>
          <table:table-cell table:formula="of:=[.C842]-[.C841]" office:value-type="float" office:value="11" calcext:value-type="float">
            <text:p>11</text:p>
          </table:table-cell>
          <table:table-cell table:formula="of:=ROUND(0.1*[.D841]+[.E840])" office:value-type="float" office:value="68597" calcext:value-type="float">
            <text:p>6859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float" office:value="1397240098" calcext:value-type="float">
            <text:p>1397240098</text:p>
          </table:table-cell>
          <table:table-cell table:formula="of:=[.B842]-1396461664" office:value-type="float" office:value="778434" calcext:value-type="float">
            <text:p>778434</text:p>
          </table:table-cell>
          <table:table-cell table:formula="of:=[.C843]-[.C842]" office:value-type="float" office:value="93" calcext:value-type="float">
            <text:p>93</text:p>
          </table:table-cell>
          <table:table-cell table:formula="of:=ROUND(0.1*[.D842]+[.E841])" office:value-type="float" office:value="68606" calcext:value-type="float">
            <text:p>68606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float" office:value="1397240191" calcext:value-type="float">
            <text:p>1397240191</text:p>
          </table:table-cell>
          <table:table-cell table:formula="of:=[.B843]-1396461664" office:value-type="float" office:value="778527" calcext:value-type="float">
            <text:p>778527</text:p>
          </table:table-cell>
          <table:table-cell table:formula="of:=[.C844]-[.C843]" office:value-type="float" office:value="10" calcext:value-type="float">
            <text:p>10</text:p>
          </table:table-cell>
          <table:table-cell table:formula="of:=ROUND(0.1*[.D843]+[.E842])" office:value-type="float" office:value="68607" calcext:value-type="float">
            <text:p>6860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float" office:value="1397240201" calcext:value-type="float">
            <text:p>1397240201</text:p>
          </table:table-cell>
          <table:table-cell table:formula="of:=[.B844]-1396461664" office:value-type="float" office:value="778537" calcext:value-type="float">
            <text:p>778537</text:p>
          </table:table-cell>
          <table:table-cell table:formula="of:=[.C845]-[.C844]" office:value-type="float" office:value="12" calcext:value-type="float">
            <text:p>12</text:p>
          </table:table-cell>
          <table:table-cell table:formula="of:=ROUND(0.1*[.D844]+[.E843])" office:value-type="float" office:value="68608" calcext:value-type="float">
            <text:p>6860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float" office:value="1397240213" calcext:value-type="float">
            <text:p>1397240213</text:p>
          </table:table-cell>
          <table:table-cell table:formula="of:=[.B845]-1396461664" office:value-type="float" office:value="778549" calcext:value-type="float">
            <text:p>778549</text:p>
          </table:table-cell>
          <table:table-cell table:formula="of:=[.C846]-[.C845]" office:value-type="float" office:value="11" calcext:value-type="float">
            <text:p>11</text:p>
          </table:table-cell>
          <table:table-cell table:formula="of:=ROUND(0.1*[.D845]+[.E844])" office:value-type="float" office:value="68609" calcext:value-type="float">
            <text:p>6860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float" office:value="1397240224" calcext:value-type="float">
            <text:p>1397240224</text:p>
          </table:table-cell>
          <table:table-cell table:formula="of:=[.B846]-1396461664" office:value-type="float" office:value="778560" calcext:value-type="float">
            <text:p>778560</text:p>
          </table:table-cell>
          <table:table-cell table:formula="of:=[.C847]-[.C846]" office:value-type="float" office:value="56" calcext:value-type="float">
            <text:p>56</text:p>
          </table:table-cell>
          <table:table-cell table:formula="of:=ROUND(0.1*[.D846]+[.E845])" office:value-type="float" office:value="68615" calcext:value-type="float">
            <text:p>68615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float" office:value="1397240280" calcext:value-type="float">
            <text:p>1397240280</text:p>
          </table:table-cell>
          <table:table-cell table:formula="of:=[.B847]-1396461664" office:value-type="float" office:value="778616" calcext:value-type="float">
            <text:p>778616</text:p>
          </table:table-cell>
          <table:table-cell table:formula="of:=[.C848]-[.C847]" office:value-type="float" office:value="27" calcext:value-type="float">
            <text:p>27</text:p>
          </table:table-cell>
          <table:table-cell table:formula="of:=ROUND(0.1*[.D847]+[.E846])" office:value-type="float" office:value="68618" calcext:value-type="float">
            <text:p>6861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float" office:value="1397240307" calcext:value-type="float">
            <text:p>1397240307</text:p>
          </table:table-cell>
          <table:table-cell table:formula="of:=[.B848]-1396461664" office:value-type="float" office:value="778643" calcext:value-type="float">
            <text:p>778643</text:p>
          </table:table-cell>
          <table:table-cell table:formula="of:=[.C849]-[.C848]" office:value-type="float" office:value="10" calcext:value-type="float">
            <text:p>10</text:p>
          </table:table-cell>
          <table:table-cell table:formula="of:=ROUND(0.1*[.D848]+[.E847])" office:value-type="float" office:value="68619" calcext:value-type="float">
            <text:p>686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float" office:value="1397240317" calcext:value-type="float">
            <text:p>1397240317</text:p>
          </table:table-cell>
          <table:table-cell table:formula="of:=[.B849]-1396461664" office:value-type="float" office:value="778653" calcext:value-type="float">
            <text:p>778653</text:p>
          </table:table-cell>
          <table:table-cell table:formula="of:=[.C850]-[.C849]" office:value-type="float" office:value="21" calcext:value-type="float">
            <text:p>21</text:p>
          </table:table-cell>
          <table:table-cell table:formula="of:=ROUND(0.1*[.D849]+[.E848])" office:value-type="float" office:value="68621" calcext:value-type="float">
            <text:p>6862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1397240338" calcext:value-type="float">
            <text:p>1397240338</text:p>
          </table:table-cell>
          <table:table-cell table:formula="of:=[.B850]-1396461664" office:value-type="float" office:value="778674" calcext:value-type="float">
            <text:p>778674</text:p>
          </table:table-cell>
          <table:table-cell table:formula="of:=[.C851]-[.C850]" office:value-type="float" office:value="15" calcext:value-type="float">
            <text:p>15</text:p>
          </table:table-cell>
          <table:table-cell table:formula="of:=ROUND(0.1*[.D850]+[.E849])" office:value-type="float" office:value="68623" calcext:value-type="float">
            <text:p>68623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float" office:value="1397240353" calcext:value-type="float">
            <text:p>1397240353</text:p>
          </table:table-cell>
          <table:table-cell table:formula="of:=[.B851]-1396461664" office:value-type="float" office:value="778689" calcext:value-type="float">
            <text:p>778689</text:p>
          </table:table-cell>
          <table:table-cell table:formula="of:=[.C852]-[.C851]" office:value-type="float" office:value="10" calcext:value-type="float">
            <text:p>10</text:p>
          </table:table-cell>
          <table:table-cell table:formula="of:=ROUND(0.1*[.D851]+[.E850])" office:value-type="float" office:value="68624" calcext:value-type="float">
            <text:p>6862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float" office:value="1397240363" calcext:value-type="float">
            <text:p>1397240363</text:p>
          </table:table-cell>
          <table:table-cell table:formula="of:=[.B852]-1396461664" office:value-type="float" office:value="778699" calcext:value-type="float">
            <text:p>778699</text:p>
          </table:table-cell>
          <table:table-cell table:formula="of:=[.C853]-[.C852]" office:value-type="float" office:value="69" calcext:value-type="float">
            <text:p>69</text:p>
          </table:table-cell>
          <table:table-cell table:formula="of:=ROUND(0.1*[.D852]+[.E851])" office:value-type="float" office:value="68631" calcext:value-type="float">
            <text:p>68631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float" office:value="1397240432" calcext:value-type="float">
            <text:p>1397240432</text:p>
          </table:table-cell>
          <table:table-cell table:formula="of:=[.B853]-1396461664" office:value-type="float" office:value="778768" calcext:value-type="float">
            <text:p>778768</text:p>
          </table:table-cell>
          <table:table-cell table:formula="of:=[.C854]-[.C853]" office:value-type="float" office:value="4" calcext:value-type="float">
            <text:p>4</text:p>
          </table:table-cell>
          <table:table-cell table:formula="of:=ROUND(0.1*[.D853]+[.E852])" office:value-type="float" office:value="68631" calcext:value-type="float">
            <text:p>68631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float" office:value="1397240436" calcext:value-type="float">
            <text:p>1397240436</text:p>
          </table:table-cell>
          <table:table-cell table:formula="of:=[.B854]-1396461664" office:value-type="float" office:value="778772" calcext:value-type="float">
            <text:p>778772</text:p>
          </table:table-cell>
          <table:table-cell table:formula="of:=[.C855]-[.C854]" office:value-type="float" office:value="41" calcext:value-type="float">
            <text:p>41</text:p>
          </table:table-cell>
          <table:table-cell table:formula="of:=ROUND(0.1*[.D854]+[.E853])" office:value-type="float" office:value="68635" calcext:value-type="float">
            <text:p>686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float" office:value="1397240477" calcext:value-type="float">
            <text:p>1397240477</text:p>
          </table:table-cell>
          <table:table-cell table:formula="of:=[.B855]-1396461664" office:value-type="float" office:value="778813" calcext:value-type="float">
            <text:p>778813</text:p>
          </table:table-cell>
          <table:table-cell table:formula="of:=[.C856]-[.C855]" office:value-type="float" office:value="5" calcext:value-type="float">
            <text:p>5</text:p>
          </table:table-cell>
          <table:table-cell table:formula="of:=ROUND(0.1*[.D855]+[.E854])" office:value-type="float" office:value="68636" calcext:value-type="float">
            <text:p>6863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float" office:value="1397240482" calcext:value-type="float">
            <text:p>1397240482</text:p>
          </table:table-cell>
          <table:table-cell table:formula="of:=[.B856]-1396461664" office:value-type="float" office:value="778818" calcext:value-type="float">
            <text:p>778818</text:p>
          </table:table-cell>
          <table:table-cell table:formula="of:=[.C857]-[.C856]" office:value-type="float" office:value="27" calcext:value-type="float">
            <text:p>27</text:p>
          </table:table-cell>
          <table:table-cell table:formula="of:=ROUND(0.1*[.D856]+[.E855])" office:value-type="float" office:value="68639" calcext:value-type="float">
            <text:p>6863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float" office:value="1397240509" calcext:value-type="float">
            <text:p>1397240509</text:p>
          </table:table-cell>
          <table:table-cell table:formula="of:=[.B857]-1396461664" office:value-type="float" office:value="778845" calcext:value-type="float">
            <text:p>778845</text:p>
          </table:table-cell>
          <table:table-cell table:formula="of:=[.C858]-[.C857]" office:value-type="float" office:value="0" calcext:value-type="float">
            <text:p>0</text:p>
          </table:table-cell>
          <table:table-cell table:formula="of:=ROUND(0.1*[.D857]+[.E856])" office:value-type="float" office:value="68639" calcext:value-type="float">
            <text:p>6863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float" office:value="1397240509" calcext:value-type="float">
            <text:p>1397240509</text:p>
          </table:table-cell>
          <table:table-cell table:formula="of:=[.B858]-1396461664" office:value-type="float" office:value="778845" calcext:value-type="float">
            <text:p>778845</text:p>
          </table:table-cell>
          <table:table-cell table:formula="of:=[.C859]-[.C858]" office:value-type="float" office:value="21" calcext:value-type="float">
            <text:p>21</text:p>
          </table:table-cell>
          <table:table-cell table:formula="of:=ROUND(0.1*[.D858]+[.E857])" office:value-type="float" office:value="68641" calcext:value-type="float">
            <text:p>68641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float" office:value="1397240530" calcext:value-type="float">
            <text:p>1397240530</text:p>
          </table:table-cell>
          <table:table-cell table:formula="of:=[.B859]-1396461664" office:value-type="float" office:value="778866" calcext:value-type="float">
            <text:p>778866</text:p>
          </table:table-cell>
          <table:table-cell table:formula="of:=[.C860]-[.C859]" office:value-type="float" office:value="11" calcext:value-type="float">
            <text:p>11</text:p>
          </table:table-cell>
          <table:table-cell table:formula="of:=ROUND(0.1*[.D859]+[.E858])" office:value-type="float" office:value="68642" calcext:value-type="float">
            <text:p>68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float" office:value="1397240541" calcext:value-type="float">
            <text:p>1397240541</text:p>
          </table:table-cell>
          <table:table-cell table:formula="of:=[.B860]-1396461664" office:value-type="float" office:value="778877" calcext:value-type="float">
            <text:p>778877</text:p>
          </table:table-cell>
          <table:table-cell table:formula="of:=[.C861]-[.C860]" office:value-type="float" office:value="27" calcext:value-type="float">
            <text:p>27</text:p>
          </table:table-cell>
          <table:table-cell table:formula="of:=ROUND(0.1*[.D860]+[.E859])" office:value-type="float" office:value="68645" calcext:value-type="float">
            <text:p>686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float" office:value="1397240568" calcext:value-type="float">
            <text:p>1397240568</text:p>
          </table:table-cell>
          <table:table-cell table:formula="of:=[.B861]-1396461664" office:value-type="float" office:value="778904" calcext:value-type="float">
            <text:p>778904</text:p>
          </table:table-cell>
          <table:table-cell table:formula="of:=[.C862]-[.C861]" office:value-type="float" office:value="39" calcext:value-type="float">
            <text:p>39</text:p>
          </table:table-cell>
          <table:table-cell table:formula="of:=ROUND(0.1*[.D861]+[.E860])" office:value-type="float" office:value="68649" calcext:value-type="float">
            <text:p>6864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float" office:value="1397240607" calcext:value-type="float">
            <text:p>1397240607</text:p>
          </table:table-cell>
          <table:table-cell table:formula="of:=[.B862]-1396461664" office:value-type="float" office:value="778943" calcext:value-type="float">
            <text:p>778943</text:p>
          </table:table-cell>
          <table:table-cell table:formula="of:=[.C863]-[.C862]" office:value-type="float" office:value="8" calcext:value-type="float">
            <text:p>8</text:p>
          </table:table-cell>
          <table:table-cell table:formula="of:=ROUND(0.1*[.D862]+[.E861])" office:value-type="float" office:value="68650" calcext:value-type="float">
            <text:p>686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float" office:value="1397240615" calcext:value-type="float">
            <text:p>1397240615</text:p>
          </table:table-cell>
          <table:table-cell table:formula="of:=[.B863]-1396461664" office:value-type="float" office:value="778951" calcext:value-type="float">
            <text:p>778951</text:p>
          </table:table-cell>
          <table:table-cell table:formula="of:=[.C864]-[.C863]" office:value-type="float" office:value="9" calcext:value-type="float">
            <text:p>9</text:p>
          </table:table-cell>
          <table:table-cell table:formula="of:=ROUND(0.1*[.D863]+[.E862])" office:value-type="float" office:value="68651" calcext:value-type="float">
            <text:p>686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float" office:value="1397240624" calcext:value-type="float">
            <text:p>1397240624</text:p>
          </table:table-cell>
          <table:table-cell table:formula="of:=[.B864]-1396461664" office:value-type="float" office:value="778960" calcext:value-type="float">
            <text:p>778960</text:p>
          </table:table-cell>
          <table:table-cell table:formula="of:=[.C865]-[.C864]" office:value-type="float" office:value="5" calcext:value-type="float">
            <text:p>5</text:p>
          </table:table-cell>
          <table:table-cell table:formula="of:=ROUND(0.1*[.D864]+[.E863])" office:value-type="float" office:value="68652" calcext:value-type="float">
            <text:p>6865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float" office:value="1397240629" calcext:value-type="float">
            <text:p>1397240629</text:p>
          </table:table-cell>
          <table:table-cell table:formula="of:=[.B865]-1396461664" office:value-type="float" office:value="778965" calcext:value-type="float">
            <text:p>778965</text:p>
          </table:table-cell>
          <table:table-cell table:formula="of:=[.C866]-[.C865]" office:value-type="float" office:value="10" calcext:value-type="float">
            <text:p>10</text:p>
          </table:table-cell>
          <table:table-cell table:formula="of:=ROUND(0.1*[.D865]+[.E864])" office:value-type="float" office:value="68653" calcext:value-type="float">
            <text:p>68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float" office:value="1397240639" calcext:value-type="float">
            <text:p>1397240639</text:p>
          </table:table-cell>
          <table:table-cell table:formula="of:=[.B866]-1396461664" office:value-type="float" office:value="778975" calcext:value-type="float">
            <text:p>778975</text:p>
          </table:table-cell>
          <table:table-cell table:formula="of:=[.C867]-[.C866]" office:value-type="float" office:value="5" calcext:value-type="float">
            <text:p>5</text:p>
          </table:table-cell>
          <table:table-cell table:formula="of:=ROUND(0.1*[.D866]+[.E865])" office:value-type="float" office:value="68654" calcext:value-type="float">
            <text:p>686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float" office:value="1397240644" calcext:value-type="float">
            <text:p>1397240644</text:p>
          </table:table-cell>
          <table:table-cell table:formula="of:=[.B867]-1396461664" office:value-type="float" office:value="778980" calcext:value-type="float">
            <text:p>778980</text:p>
          </table:table-cell>
          <table:table-cell table:formula="of:=[.C868]-[.C867]" office:value-type="float" office:value="1" calcext:value-type="float">
            <text:p>1</text:p>
          </table:table-cell>
          <table:table-cell table:formula="of:=ROUND(0.1*[.D867]+[.E866])" office:value-type="float" office:value="68654" calcext:value-type="float">
            <text:p>68654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float" office:value="1397240645" calcext:value-type="float">
            <text:p>1397240645</text:p>
          </table:table-cell>
          <table:table-cell table:formula="of:=[.B868]-1396461664" office:value-type="float" office:value="778981" calcext:value-type="float">
            <text:p>778981</text:p>
          </table:table-cell>
          <table:table-cell table:formula="of:=[.C869]-[.C868]" office:value-type="float" office:value="6" calcext:value-type="float">
            <text:p>6</text:p>
          </table:table-cell>
          <table:table-cell table:formula="of:=ROUND(0.1*[.D868]+[.E867])" office:value-type="float" office:value="68655" calcext:value-type="float">
            <text:p>68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float" office:value="1397240651" calcext:value-type="float">
            <text:p>1397240651</text:p>
          </table:table-cell>
          <table:table-cell table:formula="of:=[.B869]-1396461664" office:value-type="float" office:value="778987" calcext:value-type="float">
            <text:p>778987</text:p>
          </table:table-cell>
          <table:table-cell table:formula="of:=[.C870]-[.C869]" office:value-type="float" office:value="17" calcext:value-type="float">
            <text:p>17</text:p>
          </table:table-cell>
          <table:table-cell table:formula="of:=ROUND(0.1*[.D869]+[.E868])" office:value-type="float" office:value="68657" calcext:value-type="float">
            <text:p>68657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float" office:value="1397240668" calcext:value-type="float">
            <text:p>1397240668</text:p>
          </table:table-cell>
          <table:table-cell table:formula="of:=[.B870]-1396461664" office:value-type="float" office:value="779004" calcext:value-type="float">
            <text:p>779004</text:p>
          </table:table-cell>
          <table:table-cell table:formula="of:=[.C871]-[.C870]" office:value-type="float" office:value="93" calcext:value-type="float">
            <text:p>93</text:p>
          </table:table-cell>
          <table:table-cell table:formula="of:=ROUND(0.1*[.D870]+[.E869])" office:value-type="float" office:value="68666" calcext:value-type="float">
            <text:p>6866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float" office:value="1397240761" calcext:value-type="float">
            <text:p>1397240761</text:p>
          </table:table-cell>
          <table:table-cell table:formula="of:=[.B871]-1396461664" office:value-type="float" office:value="779097" calcext:value-type="float">
            <text:p>779097</text:p>
          </table:table-cell>
          <table:table-cell table:formula="of:=[.C872]-[.C871]" office:value-type="float" office:value="2" calcext:value-type="float">
            <text:p>2</text:p>
          </table:table-cell>
          <table:table-cell table:formula="of:=ROUND(0.1*[.D871]+[.E870])" office:value-type="float" office:value="68666" calcext:value-type="float">
            <text:p>68666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float" office:value="1397240763" calcext:value-type="float">
            <text:p>1397240763</text:p>
          </table:table-cell>
          <table:table-cell table:formula="of:=[.B872]-1396461664" office:value-type="float" office:value="779099" calcext:value-type="float">
            <text:p>779099</text:p>
          </table:table-cell>
          <table:table-cell table:formula="of:=[.C873]-[.C872]" office:value-type="float" office:value="12" calcext:value-type="float">
            <text:p>12</text:p>
          </table:table-cell>
          <table:table-cell table:formula="of:=ROUND(0.1*[.D872]+[.E871])" office:value-type="float" office:value="68667" calcext:value-type="float">
            <text:p>68667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float" office:value="1397240775" calcext:value-type="float">
            <text:p>1397240775</text:p>
          </table:table-cell>
          <table:table-cell table:formula="of:=[.B873]-1396461664" office:value-type="float" office:value="779111" calcext:value-type="float">
            <text:p>779111</text:p>
          </table:table-cell>
          <table:table-cell table:formula="of:=[.C874]-[.C873]" office:value-type="float" office:value="4" calcext:value-type="float">
            <text:p>4</text:p>
          </table:table-cell>
          <table:table-cell table:formula="of:=ROUND(0.1*[.D873]+[.E872])" office:value-type="float" office:value="68667" calcext:value-type="float">
            <text:p>68667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float" office:value="1397240779" calcext:value-type="float">
            <text:p>1397240779</text:p>
          </table:table-cell>
          <table:table-cell table:formula="of:=[.B874]-1396461664" office:value-type="float" office:value="779115" calcext:value-type="float">
            <text:p>779115</text:p>
          </table:table-cell>
          <table:table-cell table:formula="of:=[.C875]-[.C874]" office:value-type="float" office:value="37" calcext:value-type="float">
            <text:p>37</text:p>
          </table:table-cell>
          <table:table-cell table:formula="of:=ROUND(0.1*[.D874]+[.E873])" office:value-type="float" office:value="68671" calcext:value-type="float">
            <text:p>68671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float" office:value="1397240816" calcext:value-type="float">
            <text:p>1397240816</text:p>
          </table:table-cell>
          <table:table-cell table:formula="of:=[.B875]-1396461664" office:value-type="float" office:value="779152" calcext:value-type="float">
            <text:p>779152</text:p>
          </table:table-cell>
          <table:table-cell table:formula="of:=[.C876]-[.C875]" office:value-type="float" office:value="93" calcext:value-type="float">
            <text:p>93</text:p>
          </table:table-cell>
          <table:table-cell table:formula="of:=ROUND(0.1*[.D875]+[.E874])" office:value-type="float" office:value="68680" calcext:value-type="float">
            <text:p>6868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float" office:value="1397240909" calcext:value-type="float">
            <text:p>1397240909</text:p>
          </table:table-cell>
          <table:table-cell table:formula="of:=[.B876]-1396461664" office:value-type="float" office:value="779245" calcext:value-type="float">
            <text:p>779245</text:p>
          </table:table-cell>
          <table:table-cell table:formula="of:=[.C877]-[.C876]" office:value-type="float" office:value="13" calcext:value-type="float">
            <text:p>13</text:p>
          </table:table-cell>
          <table:table-cell table:formula="of:=ROUND(0.1*[.D876]+[.E875])" office:value-type="float" office:value="68681" calcext:value-type="float">
            <text:p>68681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float" office:value="1397240922" calcext:value-type="float">
            <text:p>1397240922</text:p>
          </table:table-cell>
          <table:table-cell table:formula="of:=[.B877]-1396461664" office:value-type="float" office:value="779258" calcext:value-type="float">
            <text:p>779258</text:p>
          </table:table-cell>
          <table:table-cell table:formula="of:=[.C878]-[.C877]" office:value-type="float" office:value="6" calcext:value-type="float">
            <text:p>6</text:p>
          </table:table-cell>
          <table:table-cell table:formula="of:=ROUND(0.1*[.D877]+[.E876])" office:value-type="float" office:value="68682" calcext:value-type="float">
            <text:p>6868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float" office:value="1397240928" calcext:value-type="float">
            <text:p>1397240928</text:p>
          </table:table-cell>
          <table:table-cell table:formula="of:=[.B878]-1396461664" office:value-type="float" office:value="779264" calcext:value-type="float">
            <text:p>779264</text:p>
          </table:table-cell>
          <table:table-cell table:formula="of:=[.C879]-[.C878]" office:value-type="float" office:value="3" calcext:value-type="float">
            <text:p>3</text:p>
          </table:table-cell>
          <table:table-cell table:formula="of:=ROUND(0.1*[.D878]+[.E877])" office:value-type="float" office:value="68682" calcext:value-type="float">
            <text:p>68682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float" office:value="1397240931" calcext:value-type="float">
            <text:p>1397240931</text:p>
          </table:table-cell>
          <table:table-cell table:formula="of:=[.B879]-1396461664" office:value-type="float" office:value="779267" calcext:value-type="float">
            <text:p>779267</text:p>
          </table:table-cell>
          <table:table-cell table:formula="of:=[.C880]-[.C879]" office:value-type="float" office:value="36" calcext:value-type="float">
            <text:p>36</text:p>
          </table:table-cell>
          <table:table-cell table:formula="of:=ROUND(0.1*[.D879]+[.E878])" office:value-type="float" office:value="68686" calcext:value-type="float">
            <text:p>68686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float" office:value="1397240967" calcext:value-type="float">
            <text:p>1397240967</text:p>
          </table:table-cell>
          <table:table-cell table:formula="of:=[.B880]-1396461664" office:value-type="float" office:value="779303" calcext:value-type="float">
            <text:p>779303</text:p>
          </table:table-cell>
          <table:table-cell table:formula="of:=[.C881]-[.C880]" office:value-type="float" office:value="61" calcext:value-type="float">
            <text:p>61</text:p>
          </table:table-cell>
          <table:table-cell table:formula="of:=ROUND(0.1*[.D880]+[.E879])" office:value-type="float" office:value="68692" calcext:value-type="float">
            <text:p>6869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float" office:value="1397241028" calcext:value-type="float">
            <text:p>1397241028</text:p>
          </table:table-cell>
          <table:table-cell table:formula="of:=[.B881]-1396461664" office:value-type="float" office:value="779364" calcext:value-type="float">
            <text:p>779364</text:p>
          </table:table-cell>
          <table:table-cell table:formula="of:=[.C882]-[.C881]" office:value-type="float" office:value="18" calcext:value-type="float">
            <text:p>18</text:p>
          </table:table-cell>
          <table:table-cell table:formula="of:=ROUND(0.1*[.D881]+[.E880])" office:value-type="float" office:value="68694" calcext:value-type="float">
            <text:p>6869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float" office:value="1397241046" calcext:value-type="float">
            <text:p>1397241046</text:p>
          </table:table-cell>
          <table:table-cell table:formula="of:=[.B882]-1396461664" office:value-type="float" office:value="779382" calcext:value-type="float">
            <text:p>779382</text:p>
          </table:table-cell>
          <table:table-cell table:formula="of:=[.C883]-[.C882]" office:value-type="float" office:value="6" calcext:value-type="float">
            <text:p>6</text:p>
          </table:table-cell>
          <table:table-cell table:formula="of:=ROUND(0.1*[.D882]+[.E881])" office:value-type="float" office:value="68695" calcext:value-type="float">
            <text:p>686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float" office:value="1397241052" calcext:value-type="float">
            <text:p>1397241052</text:p>
          </table:table-cell>
          <table:table-cell table:formula="of:=[.B883]-1396461664" office:value-type="float" office:value="779388" calcext:value-type="float">
            <text:p>779388</text:p>
          </table:table-cell>
          <table:table-cell table:formula="of:=[.C884]-[.C883]" office:value-type="float" office:value="35" calcext:value-type="float">
            <text:p>35</text:p>
          </table:table-cell>
          <table:table-cell table:formula="of:=ROUND(0.1*[.D883]+[.E882])" office:value-type="float" office:value="68699" calcext:value-type="float">
            <text:p>68699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float" office:value="1397241087" calcext:value-type="float">
            <text:p>1397241087</text:p>
          </table:table-cell>
          <table:table-cell table:formula="of:=[.B884]-1396461664" office:value-type="float" office:value="779423" calcext:value-type="float">
            <text:p>779423</text:p>
          </table:table-cell>
          <table:table-cell table:formula="of:=[.C885]-[.C884]" office:value-type="float" office:value="25" calcext:value-type="float">
            <text:p>25</text:p>
          </table:table-cell>
          <table:table-cell table:formula="of:=ROUND(0.1*[.D884]+[.E883])" office:value-type="float" office:value="68702" calcext:value-type="float">
            <text:p>6870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float" office:value="1397241112" calcext:value-type="float">
            <text:p>1397241112</text:p>
          </table:table-cell>
          <table:table-cell table:formula="of:=[.B885]-1396461664" office:value-type="float" office:value="779448" calcext:value-type="float">
            <text:p>779448</text:p>
          </table:table-cell>
          <table:table-cell table:formula="of:=[.C886]-[.C885]" office:value-type="float" office:value="18" calcext:value-type="float">
            <text:p>18</text:p>
          </table:table-cell>
          <table:table-cell table:formula="of:=ROUND(0.1*[.D885]+[.E884])" office:value-type="float" office:value="68704" calcext:value-type="float">
            <text:p>68704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float" office:value="1397241130" calcext:value-type="float">
            <text:p>1397241130</text:p>
          </table:table-cell>
          <table:table-cell table:formula="of:=[.B886]-1396461664" office:value-type="float" office:value="779466" calcext:value-type="float">
            <text:p>779466</text:p>
          </table:table-cell>
          <table:table-cell table:formula="of:=[.C887]-[.C886]" office:value-type="float" office:value="48" calcext:value-type="float">
            <text:p>48</text:p>
          </table:table-cell>
          <table:table-cell table:formula="of:=ROUND(0.1*[.D886]+[.E885])" office:value-type="float" office:value="68709" calcext:value-type="float">
            <text:p>6870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float" office:value="1397241178" calcext:value-type="float">
            <text:p>1397241178</text:p>
          </table:table-cell>
          <table:table-cell table:formula="of:=[.B887]-1396461664" office:value-type="float" office:value="779514" calcext:value-type="float">
            <text:p>779514</text:p>
          </table:table-cell>
          <table:table-cell table:formula="of:=[.C888]-[.C887]" office:value-type="float" office:value="17" calcext:value-type="float">
            <text:p>17</text:p>
          </table:table-cell>
          <table:table-cell table:formula="of:=ROUND(0.1*[.D887]+[.E886])" office:value-type="float" office:value="68711" calcext:value-type="float">
            <text:p>68711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float" office:value="1397241195" calcext:value-type="float">
            <text:p>1397241195</text:p>
          </table:table-cell>
          <table:table-cell table:formula="of:=[.B888]-1396461664" office:value-type="float" office:value="779531" calcext:value-type="float">
            <text:p>779531</text:p>
          </table:table-cell>
          <table:table-cell table:formula="of:=[.C889]-[.C888]" office:value-type="float" office:value="34" calcext:value-type="float">
            <text:p>34</text:p>
          </table:table-cell>
          <table:table-cell table:formula="of:=ROUND(0.1*[.D888]+[.E887])" office:value-type="float" office:value="68714" calcext:value-type="float">
            <text:p>68714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float" office:value="1397241229" calcext:value-type="float">
            <text:p>1397241229</text:p>
          </table:table-cell>
          <table:table-cell table:formula="of:=[.B889]-1396461664" office:value-type="float" office:value="779565" calcext:value-type="float">
            <text:p>779565</text:p>
          </table:table-cell>
          <table:table-cell table:formula="of:=[.C890]-[.C889]" office:value-type="float" office:value="31" calcext:value-type="float">
            <text:p>31</text:p>
          </table:table-cell>
          <table:table-cell table:formula="of:=ROUND(0.1*[.D889]+[.E888])" office:value-type="float" office:value="68717" calcext:value-type="float">
            <text:p>68717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float" office:value="1397241260" calcext:value-type="float">
            <text:p>1397241260</text:p>
          </table:table-cell>
          <table:table-cell table:formula="of:=[.B890]-1396461664" office:value-type="float" office:value="779596" calcext:value-type="float">
            <text:p>779596</text:p>
          </table:table-cell>
          <table:table-cell table:formula="of:=[.C891]-[.C890]" office:value-type="float" office:value="65" calcext:value-type="float">
            <text:p>65</text:p>
          </table:table-cell>
          <table:table-cell table:formula="of:=ROUND(0.1*[.D890]+[.E889])" office:value-type="float" office:value="68724" calcext:value-type="float">
            <text:p>68724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float" office:value="1397241325" calcext:value-type="float">
            <text:p>1397241325</text:p>
          </table:table-cell>
          <table:table-cell table:formula="of:=[.B891]-1396461664" office:value-type="float" office:value="779661" calcext:value-type="float">
            <text:p>779661</text:p>
          </table:table-cell>
          <table:table-cell table:formula="of:=[.C892]-[.C891]" office:value-type="float" office:value="3" calcext:value-type="float">
            <text:p>3</text:p>
          </table:table-cell>
          <table:table-cell table:formula="of:=ROUND(0.1*[.D891]+[.E890])" office:value-type="float" office:value="68724" calcext:value-type="float">
            <text:p>6872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float" office:value="1397241328" calcext:value-type="float">
            <text:p>1397241328</text:p>
          </table:table-cell>
          <table:table-cell table:formula="of:=[.B892]-1396461664" office:value-type="float" office:value="779664" calcext:value-type="float">
            <text:p>779664</text:p>
          </table:table-cell>
          <table:table-cell table:formula="of:=[.C893]-[.C892]" office:value-type="float" office:value="30" calcext:value-type="float">
            <text:p>30</text:p>
          </table:table-cell>
          <table:table-cell table:formula="of:=ROUND(0.1*[.D892]+[.E891])" office:value-type="float" office:value="68727" calcext:value-type="float">
            <text:p>68727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float" office:value="1397241358" calcext:value-type="float">
            <text:p>1397241358</text:p>
          </table:table-cell>
          <table:table-cell table:formula="of:=[.B893]-1396461664" office:value-type="float" office:value="779694" calcext:value-type="float">
            <text:p>779694</text:p>
          </table:table-cell>
          <table:table-cell table:formula="of:=[.C894]-[.C893]" office:value-type="float" office:value="23" calcext:value-type="float">
            <text:p>23</text:p>
          </table:table-cell>
          <table:table-cell table:formula="of:=ROUND(0.1*[.D893]+[.E892])" office:value-type="float" office:value="68729" calcext:value-type="float">
            <text:p>6872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float" office:value="1397241381" calcext:value-type="float">
            <text:p>1397241381</text:p>
          </table:table-cell>
          <table:table-cell table:formula="of:=[.B894]-1396461664" office:value-type="float" office:value="779717" calcext:value-type="float">
            <text:p>779717</text:p>
          </table:table-cell>
          <table:table-cell table:formula="of:=[.C895]-[.C894]" office:value-type="float" office:value="57" calcext:value-type="float">
            <text:p>57</text:p>
          </table:table-cell>
          <table:table-cell table:formula="of:=ROUND(0.1*[.D894]+[.E893])" office:value-type="float" office:value="68735" calcext:value-type="float">
            <text:p>6873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float" office:value="1397241438" calcext:value-type="float">
            <text:p>1397241438</text:p>
          </table:table-cell>
          <table:table-cell table:formula="of:=[.B895]-1396461664" office:value-type="float" office:value="779774" calcext:value-type="float">
            <text:p>779774</text:p>
          </table:table-cell>
          <table:table-cell table:formula="of:=[.C896]-[.C895]" office:value-type="float" office:value="43" calcext:value-type="float">
            <text:p>43</text:p>
          </table:table-cell>
          <table:table-cell table:formula="of:=ROUND(0.1*[.D895]+[.E894])" office:value-type="float" office:value="68739" calcext:value-type="float">
            <text:p>687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float" office:value="1397241481" calcext:value-type="float">
            <text:p>1397241481</text:p>
          </table:table-cell>
          <table:table-cell table:formula="of:=[.B896]-1396461664" office:value-type="float" office:value="779817" calcext:value-type="float">
            <text:p>779817</text:p>
          </table:table-cell>
          <table:table-cell table:formula="of:=[.C897]-[.C896]" office:value-type="float" office:value="2" calcext:value-type="float">
            <text:p>2</text:p>
          </table:table-cell>
          <table:table-cell table:formula="of:=ROUND(0.1*[.D896]+[.E895])" office:value-type="float" office:value="68739" calcext:value-type="float">
            <text:p>6873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1397241483" calcext:value-type="float">
            <text:p>1397241483</text:p>
          </table:table-cell>
          <table:table-cell table:formula="of:=[.B897]-1396461664" office:value-type="float" office:value="779819" calcext:value-type="float">
            <text:p>779819</text:p>
          </table:table-cell>
          <table:table-cell table:formula="of:=[.C898]-[.C897]" office:value-type="float" office:value="45" calcext:value-type="float">
            <text:p>45</text:p>
          </table:table-cell>
          <table:table-cell table:formula="of:=ROUND(0.1*[.D897]+[.E896])" office:value-type="float" office:value="68744" calcext:value-type="float">
            <text:p>6874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float" office:value="1397241528" calcext:value-type="float">
            <text:p>1397241528</text:p>
          </table:table-cell>
          <table:table-cell table:formula="of:=[.B898]-1396461664" office:value-type="float" office:value="779864" calcext:value-type="float">
            <text:p>779864</text:p>
          </table:table-cell>
          <table:table-cell table:formula="of:=[.C899]-[.C898]" office:value-type="float" office:value="33" calcext:value-type="float">
            <text:p>33</text:p>
          </table:table-cell>
          <table:table-cell table:formula="of:=ROUND(0.1*[.D898]+[.E897])" office:value-type="float" office:value="68747" calcext:value-type="float">
            <text:p>6874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float" office:value="1397241561" calcext:value-type="float">
            <text:p>1397241561</text:p>
          </table:table-cell>
          <table:table-cell table:formula="of:=[.B899]-1396461664" office:value-type="float" office:value="779897" calcext:value-type="float">
            <text:p>779897</text:p>
          </table:table-cell>
          <table:table-cell table:formula="of:=[.C900]-[.C899]" office:value-type="float" office:value="33" calcext:value-type="float">
            <text:p>33</text:p>
          </table:table-cell>
          <table:table-cell table:formula="of:=ROUND(0.1*[.D899]+[.E898])" office:value-type="float" office:value="68750" calcext:value-type="float">
            <text:p>6875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1397241594" calcext:value-type="float">
            <text:p>1397241594</text:p>
          </table:table-cell>
          <table:table-cell table:formula="of:=[.B900]-1396461664" office:value-type="float" office:value="779930" calcext:value-type="float">
            <text:p>779930</text:p>
          </table:table-cell>
          <table:table-cell table:formula="of:=[.C901]-[.C900]" office:value-type="float" office:value="8" calcext:value-type="float">
            <text:p>8</text:p>
          </table:table-cell>
          <table:table-cell table:formula="of:=ROUND(0.1*[.D900]+[.E899])" office:value-type="float" office:value="68751" calcext:value-type="float">
            <text:p>6875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1397241602" calcext:value-type="float">
            <text:p>1397241602</text:p>
          </table:table-cell>
          <table:table-cell table:formula="of:=[.B901]-1396461664" office:value-type="float" office:value="779938" calcext:value-type="float">
            <text:p>779938</text:p>
          </table:table-cell>
          <table:table-cell table:formula="of:=[.C902]-[.C901]" office:value-type="float" office:value="56" calcext:value-type="float">
            <text:p>56</text:p>
          </table:table-cell>
          <table:table-cell table:formula="of:=ROUND(0.1*[.D901]+[.E900])" office:value-type="float" office:value="68757" calcext:value-type="float">
            <text:p>68757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float" office:value="1397241658" calcext:value-type="float">
            <text:p>1397241658</text:p>
          </table:table-cell>
          <table:table-cell table:formula="of:=[.B902]-1396461664" office:value-type="float" office:value="779994" calcext:value-type="float">
            <text:p>779994</text:p>
          </table:table-cell>
          <table:table-cell table:formula="of:=[.C903]-[.C902]" office:value-type="float" office:value="31" calcext:value-type="float">
            <text:p>31</text:p>
          </table:table-cell>
          <table:table-cell table:formula="of:=ROUND(0.1*[.D902]+[.E901])" office:value-type="float" office:value="68760" calcext:value-type="float">
            <text:p>6876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float" office:value="1397241689" calcext:value-type="float">
            <text:p>1397241689</text:p>
          </table:table-cell>
          <table:table-cell table:formula="of:=[.B903]-1396461664" office:value-type="float" office:value="780025" calcext:value-type="float">
            <text:p>780025</text:p>
          </table:table-cell>
          <table:table-cell table:formula="of:=[.C904]-[.C903]" office:value-type="float" office:value="17" calcext:value-type="float">
            <text:p>17</text:p>
          </table:table-cell>
          <table:table-cell table:formula="of:=ROUND(0.1*[.D903]+[.E902])" office:value-type="float" office:value="68762" calcext:value-type="float">
            <text:p>687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float" office:value="1397241706" calcext:value-type="float">
            <text:p>1397241706</text:p>
          </table:table-cell>
          <table:table-cell table:formula="of:=[.B904]-1396461664" office:value-type="float" office:value="780042" calcext:value-type="float">
            <text:p>780042</text:p>
          </table:table-cell>
          <table:table-cell table:formula="of:=[.C905]-[.C904]" office:value-type="float" office:value="51" calcext:value-type="float">
            <text:p>51</text:p>
          </table:table-cell>
          <table:table-cell table:formula="of:=ROUND(0.1*[.D904]+[.E903])" office:value-type="float" office:value="68767" calcext:value-type="float">
            <text:p>6876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float" office:value="1397241757" calcext:value-type="float">
            <text:p>1397241757</text:p>
          </table:table-cell>
          <table:table-cell table:formula="of:=[.B905]-1396461664" office:value-type="float" office:value="780093" calcext:value-type="float">
            <text:p>780093</text:p>
          </table:table-cell>
          <table:table-cell table:formula="of:=[.C906]-[.C905]" office:value-type="float" office:value="27" calcext:value-type="float">
            <text:p>27</text:p>
          </table:table-cell>
          <table:table-cell table:formula="of:=ROUND(0.1*[.D905]+[.E904])" office:value-type="float" office:value="68770" calcext:value-type="float">
            <text:p>6877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float" office:value="1397241784" calcext:value-type="float">
            <text:p>1397241784</text:p>
          </table:table-cell>
          <table:table-cell table:formula="of:=[.B906]-1396461664" office:value-type="float" office:value="780120" calcext:value-type="float">
            <text:p>780120</text:p>
          </table:table-cell>
          <table:table-cell table:formula="of:=[.C907]-[.C906]" office:value-type="float" office:value="15" calcext:value-type="float">
            <text:p>15</text:p>
          </table:table-cell>
          <table:table-cell table:formula="of:=ROUND(0.1*[.D906]+[.E905])" office:value-type="float" office:value="68772" calcext:value-type="float">
            <text:p>68772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float" office:value="1397241799" calcext:value-type="float">
            <text:p>1397241799</text:p>
          </table:table-cell>
          <table:table-cell table:formula="of:=[.B907]-1396461664" office:value-type="float" office:value="780135" calcext:value-type="float">
            <text:p>780135</text:p>
          </table:table-cell>
          <table:table-cell table:formula="of:=[.C908]-[.C907]" office:value-type="float" office:value="10" calcext:value-type="float">
            <text:p>10</text:p>
          </table:table-cell>
          <table:table-cell table:formula="of:=ROUND(0.1*[.D907]+[.E906])" office:value-type="float" office:value="68773" calcext:value-type="float">
            <text:p>68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float" office:value="1397241809" calcext:value-type="float">
            <text:p>1397241809</text:p>
          </table:table-cell>
          <table:table-cell table:formula="of:=[.B908]-1396461664" office:value-type="float" office:value="780145" calcext:value-type="float">
            <text:p>780145</text:p>
          </table:table-cell>
          <table:table-cell table:formula="of:=[.C909]-[.C908]" office:value-type="float" office:value="2" calcext:value-type="float">
            <text:p>2</text:p>
          </table:table-cell>
          <table:table-cell table:formula="of:=ROUND(0.1*[.D908]+[.E907])" office:value-type="float" office:value="68773" calcext:value-type="float">
            <text:p>687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float" office:value="1397241811" calcext:value-type="float">
            <text:p>1397241811</text:p>
          </table:table-cell>
          <table:table-cell table:formula="of:=[.B909]-1396461664" office:value-type="float" office:value="780147" calcext:value-type="float">
            <text:p>780147</text:p>
          </table:table-cell>
          <table:table-cell table:formula="of:=[.C910]-[.C909]" office:value-type="float" office:value="62" calcext:value-type="float">
            <text:p>62</text:p>
          </table:table-cell>
          <table:table-cell table:formula="of:=ROUND(0.1*[.D909]+[.E908])" office:value-type="float" office:value="68779" calcext:value-type="float">
            <text:p>6877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float" office:value="1397241873" calcext:value-type="float">
            <text:p>1397241873</text:p>
          </table:table-cell>
          <table:table-cell table:formula="of:=[.B910]-1396461664" office:value-type="float" office:value="780209" calcext:value-type="float">
            <text:p>780209</text:p>
          </table:table-cell>
          <table:table-cell table:formula="of:=[.C911]-[.C910]" office:value-type="float" office:value="69" calcext:value-type="float">
            <text:p>69</text:p>
          </table:table-cell>
          <table:table-cell table:formula="of:=ROUND(0.1*[.D910]+[.E909])" office:value-type="float" office:value="68786" calcext:value-type="float">
            <text:p>68786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float" office:value="1397241942" calcext:value-type="float">
            <text:p>1397241942</text:p>
          </table:table-cell>
          <table:table-cell table:formula="of:=[.B911]-1396461664" office:value-type="float" office:value="780278" calcext:value-type="float">
            <text:p>780278</text:p>
          </table:table-cell>
          <table:table-cell table:formula="of:=[.C912]-[.C911]" office:value-type="float" office:value="5" calcext:value-type="float">
            <text:p>5</text:p>
          </table:table-cell>
          <table:table-cell table:formula="of:=ROUND(0.1*[.D911]+[.E910])" office:value-type="float" office:value="68787" calcext:value-type="float">
            <text:p>68787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float" office:value="1397241947" calcext:value-type="float">
            <text:p>1397241947</text:p>
          </table:table-cell>
          <table:table-cell table:formula="of:=[.B912]-1396461664" office:value-type="float" office:value="780283" calcext:value-type="float">
            <text:p>780283</text:p>
          </table:table-cell>
          <table:table-cell table:formula="of:=[.C913]-[.C912]" office:value-type="float" office:value="23" calcext:value-type="float">
            <text:p>23</text:p>
          </table:table-cell>
          <table:table-cell table:formula="of:=ROUND(0.1*[.D912]+[.E911])" office:value-type="float" office:value="68789" calcext:value-type="float">
            <text:p>6878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float" office:value="1397241970" calcext:value-type="float">
            <text:p>1397241970</text:p>
          </table:table-cell>
          <table:table-cell table:formula="of:=[.B913]-1396461664" office:value-type="float" office:value="780306" calcext:value-type="float">
            <text:p>780306</text:p>
          </table:table-cell>
          <table:table-cell table:formula="of:=[.C914]-[.C913]" office:value-type="float" office:value="93" calcext:value-type="float">
            <text:p>93</text:p>
          </table:table-cell>
          <table:table-cell table:formula="of:=ROUND(0.1*[.D913]+[.E912])" office:value-type="float" office:value="68798" calcext:value-type="float">
            <text:p>6879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float" office:value="1397242063" calcext:value-type="float">
            <text:p>1397242063</text:p>
          </table:table-cell>
          <table:table-cell table:formula="of:=[.B914]-1396461664" office:value-type="float" office:value="780399" calcext:value-type="float">
            <text:p>780399</text:p>
          </table:table-cell>
          <table:table-cell table:formula="of:=[.C915]-[.C914]" office:value-type="float" office:value="37" calcext:value-type="float">
            <text:p>37</text:p>
          </table:table-cell>
          <table:table-cell table:formula="of:=ROUND(0.1*[.D914]+[.E913])" office:value-type="float" office:value="68802" calcext:value-type="float">
            <text:p>6880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float" office:value="1397242100" calcext:value-type="float">
            <text:p>1397242100</text:p>
          </table:table-cell>
          <table:table-cell table:formula="of:=[.B915]-1396461664" office:value-type="float" office:value="780436" calcext:value-type="float">
            <text:p>780436</text:p>
          </table:table-cell>
          <table:table-cell table:formula="of:=[.C916]-[.C915]" office:value-type="float" office:value="6" calcext:value-type="float">
            <text:p>6</text:p>
          </table:table-cell>
          <table:table-cell table:formula="of:=ROUND(0.1*[.D915]+[.E914])" office:value-type="float" office:value="68803" calcext:value-type="float">
            <text:p>6880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float" office:value="1397242106" calcext:value-type="float">
            <text:p>1397242106</text:p>
          </table:table-cell>
          <table:table-cell table:formula="of:=[.B916]-1396461664" office:value-type="float" office:value="780442" calcext:value-type="float">
            <text:p>780442</text:p>
          </table:table-cell>
          <table:table-cell table:formula="of:=[.C917]-[.C916]" office:value-type="float" office:value="75" calcext:value-type="float">
            <text:p>75</text:p>
          </table:table-cell>
          <table:table-cell table:formula="of:=ROUND(0.1*[.D916]+[.E915])" office:value-type="float" office:value="68811" calcext:value-type="float">
            <text:p>6881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float" office:value="1397242181" calcext:value-type="float">
            <text:p>1397242181</text:p>
          </table:table-cell>
          <table:table-cell table:formula="of:=[.B917]-1396461664" office:value-type="float" office:value="780517" calcext:value-type="float">
            <text:p>780517</text:p>
          </table:table-cell>
          <table:table-cell table:formula="of:=[.C918]-[.C917]" office:value-type="float" office:value="51" calcext:value-type="float">
            <text:p>51</text:p>
          </table:table-cell>
          <table:table-cell table:formula="of:=ROUND(0.1*[.D917]+[.E916])" office:value-type="float" office:value="68816" calcext:value-type="float">
            <text:p>6881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float" office:value="1397242232" calcext:value-type="float">
            <text:p>1397242232</text:p>
          </table:table-cell>
          <table:table-cell table:formula="of:=[.B918]-1396461664" office:value-type="float" office:value="780568" calcext:value-type="float">
            <text:p>780568</text:p>
          </table:table-cell>
          <table:table-cell table:formula="of:=[.C919]-[.C918]" office:value-type="float" office:value="3" calcext:value-type="float">
            <text:p>3</text:p>
          </table:table-cell>
          <table:table-cell table:formula="of:=ROUND(0.1*[.D918]+[.E917])" office:value-type="float" office:value="68816" calcext:value-type="float">
            <text:p>688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397242235" calcext:value-type="float">
            <text:p>1397242235</text:p>
          </table:table-cell>
          <table:table-cell table:formula="of:=[.B919]-1396461664" office:value-type="float" office:value="780571" calcext:value-type="float">
            <text:p>780571</text:p>
          </table:table-cell>
          <table:table-cell table:formula="of:=[.C920]-[.C919]" office:value-type="float" office:value="3" calcext:value-type="float">
            <text:p>3</text:p>
          </table:table-cell>
          <table:table-cell table:formula="of:=ROUND(0.1*[.D919]+[.E918])" office:value-type="float" office:value="68816" calcext:value-type="float">
            <text:p>688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float" office:value="1397242238" calcext:value-type="float">
            <text:p>1397242238</text:p>
          </table:table-cell>
          <table:table-cell table:formula="of:=[.B920]-1396461664" office:value-type="float" office:value="780574" calcext:value-type="float">
            <text:p>780574</text:p>
          </table:table-cell>
          <table:table-cell table:formula="of:=[.C921]-[.C920]" office:value-type="float" office:value="9" calcext:value-type="float">
            <text:p>9</text:p>
          </table:table-cell>
          <table:table-cell table:formula="of:=ROUND(0.1*[.D920]+[.E919])" office:value-type="float" office:value="68817" calcext:value-type="float">
            <text:p>68817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float" office:value="1397242247" calcext:value-type="float">
            <text:p>1397242247</text:p>
          </table:table-cell>
          <table:table-cell table:formula="of:=[.B921]-1396461664" office:value-type="float" office:value="780583" calcext:value-type="float">
            <text:p>780583</text:p>
          </table:table-cell>
          <table:table-cell table:formula="of:=[.C922]-[.C921]" office:value-type="float" office:value="46" calcext:value-type="float">
            <text:p>46</text:p>
          </table:table-cell>
          <table:table-cell table:formula="of:=ROUND(0.1*[.D921]+[.E920])" office:value-type="float" office:value="68822" calcext:value-type="float">
            <text:p>6882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float" office:value="1397242293" calcext:value-type="float">
            <text:p>1397242293</text:p>
          </table:table-cell>
          <table:table-cell table:formula="of:=[.B922]-1396461664" office:value-type="float" office:value="780629" calcext:value-type="float">
            <text:p>780629</text:p>
          </table:table-cell>
          <table:table-cell table:formula="of:=[.C923]-[.C922]" office:value-type="float" office:value="59" calcext:value-type="float">
            <text:p>59</text:p>
          </table:table-cell>
          <table:table-cell table:formula="of:=ROUND(0.1*[.D922]+[.E921])" office:value-type="float" office:value="68828" calcext:value-type="float">
            <text:p>6882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float" office:value="1397242352" calcext:value-type="float">
            <text:p>1397242352</text:p>
          </table:table-cell>
          <table:table-cell table:formula="of:=[.B923]-1396461664" office:value-type="float" office:value="780688" calcext:value-type="float">
            <text:p>780688</text:p>
          </table:table-cell>
          <table:table-cell table:formula="of:=[.C924]-[.C923]" office:value-type="float" office:value="40" calcext:value-type="float">
            <text:p>40</text:p>
          </table:table-cell>
          <table:table-cell table:formula="of:=ROUND(0.1*[.D923]+[.E922])" office:value-type="float" office:value="68832" calcext:value-type="float">
            <text:p>6883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397242392" calcext:value-type="float">
            <text:p>1397242392</text:p>
          </table:table-cell>
          <table:table-cell table:formula="of:=[.B924]-1396461664" office:value-type="float" office:value="780728" calcext:value-type="float">
            <text:p>780728</text:p>
          </table:table-cell>
          <table:table-cell table:formula="of:=[.C925]-[.C924]" office:value-type="float" office:value="26" calcext:value-type="float">
            <text:p>26</text:p>
          </table:table-cell>
          <table:table-cell table:formula="of:=ROUND(0.1*[.D924]+[.E923])" office:value-type="float" office:value="68835" calcext:value-type="float">
            <text:p>68835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float" office:value="1397242418" calcext:value-type="float">
            <text:p>1397242418</text:p>
          </table:table-cell>
          <table:table-cell table:formula="of:=[.B925]-1396461664" office:value-type="float" office:value="780754" calcext:value-type="float">
            <text:p>780754</text:p>
          </table:table-cell>
          <table:table-cell table:formula="of:=[.C926]-[.C925]" office:value-type="float" office:value="44" calcext:value-type="float">
            <text:p>44</text:p>
          </table:table-cell>
          <table:table-cell table:formula="of:=ROUND(0.1*[.D925]+[.E924])" office:value-type="float" office:value="68839" calcext:value-type="float">
            <text:p>6883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float" office:value="1397242462" calcext:value-type="float">
            <text:p>1397242462</text:p>
          </table:table-cell>
          <table:table-cell table:formula="of:=[.B926]-1396461664" office:value-type="float" office:value="780798" calcext:value-type="float">
            <text:p>780798</text:p>
          </table:table-cell>
          <table:table-cell table:formula="of:=[.C927]-[.C926]" office:value-type="float" office:value="76" calcext:value-type="float">
            <text:p>76</text:p>
          </table:table-cell>
          <table:table-cell table:formula="of:=ROUND(0.1*[.D926]+[.E925])" office:value-type="float" office:value="68847" calcext:value-type="float">
            <text:p>68847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float" office:value="1397242538" calcext:value-type="float">
            <text:p>1397242538</text:p>
          </table:table-cell>
          <table:table-cell table:formula="of:=[.B927]-1396461664" office:value-type="float" office:value="780874" calcext:value-type="float">
            <text:p>780874</text:p>
          </table:table-cell>
          <table:table-cell table:formula="of:=[.C928]-[.C927]" office:value-type="float" office:value="19" calcext:value-type="float">
            <text:p>19</text:p>
          </table:table-cell>
          <table:table-cell table:formula="of:=ROUND(0.1*[.D927]+[.E926])" office:value-type="float" office:value="68849" calcext:value-type="float">
            <text:p>6884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float" office:value="1397242557" calcext:value-type="float">
            <text:p>1397242557</text:p>
          </table:table-cell>
          <table:table-cell table:formula="of:=[.B928]-1396461664" office:value-type="float" office:value="780893" calcext:value-type="float">
            <text:p>780893</text:p>
          </table:table-cell>
          <table:table-cell table:formula="of:=[.C929]-[.C928]" office:value-type="float" office:value="16" calcext:value-type="float">
            <text:p>16</text:p>
          </table:table-cell>
          <table:table-cell table:formula="of:=ROUND(0.1*[.D928]+[.E927])" office:value-type="float" office:value="68851" calcext:value-type="float">
            <text:p>6885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float" office:value="1397242573" calcext:value-type="float">
            <text:p>1397242573</text:p>
          </table:table-cell>
          <table:table-cell table:formula="of:=[.B929]-1396461664" office:value-type="float" office:value="780909" calcext:value-type="float">
            <text:p>780909</text:p>
          </table:table-cell>
          <table:table-cell table:formula="of:=[.C930]-[.C929]" office:value-type="float" office:value="13" calcext:value-type="float">
            <text:p>13</text:p>
          </table:table-cell>
          <table:table-cell table:formula="of:=ROUND(0.1*[.D929]+[.E928])" office:value-type="float" office:value="68852" calcext:value-type="float">
            <text:p>6885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float" office:value="1397242586" calcext:value-type="float">
            <text:p>1397242586</text:p>
          </table:table-cell>
          <table:table-cell table:formula="of:=[.B930]-1396461664" office:value-type="float" office:value="780922" calcext:value-type="float">
            <text:p>780922</text:p>
          </table:table-cell>
          <table:table-cell table:formula="of:=[.C931]-[.C930]" office:value-type="float" office:value="77" calcext:value-type="float">
            <text:p>77</text:p>
          </table:table-cell>
          <table:table-cell table:formula="of:=ROUND(0.1*[.D930]+[.E929])" office:value-type="float" office:value="68860" calcext:value-type="float">
            <text:p>6886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float" office:value="1397242663" calcext:value-type="float">
            <text:p>1397242663</text:p>
          </table:table-cell>
          <table:table-cell table:formula="of:=[.B931]-1396461664" office:value-type="float" office:value="780999" calcext:value-type="float">
            <text:p>780999</text:p>
          </table:table-cell>
          <table:table-cell table:formula="of:=[.C932]-[.C931]" office:value-type="float" office:value="36" calcext:value-type="float">
            <text:p>36</text:p>
          </table:table-cell>
          <table:table-cell table:formula="of:=ROUND(0.1*[.D931]+[.E930])" office:value-type="float" office:value="68864" calcext:value-type="float">
            <text:p>6886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float" office:value="1397242699" calcext:value-type="float">
            <text:p>1397242699</text:p>
          </table:table-cell>
          <table:table-cell table:formula="of:=[.B932]-1396461664" office:value-type="float" office:value="781035" calcext:value-type="float">
            <text:p>781035</text:p>
          </table:table-cell>
          <table:table-cell table:formula="of:=[.C933]-[.C932]" office:value-type="float" office:value="69" calcext:value-type="float">
            <text:p>69</text:p>
          </table:table-cell>
          <table:table-cell table:formula="of:=ROUND(0.1*[.D932]+[.E931])" office:value-type="float" office:value="68871" calcext:value-type="float">
            <text:p>68871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float" office:value="1397242768" calcext:value-type="float">
            <text:p>1397242768</text:p>
          </table:table-cell>
          <table:table-cell table:formula="of:=[.B933]-1396461664" office:value-type="float" office:value="781104" calcext:value-type="float">
            <text:p>781104</text:p>
          </table:table-cell>
          <table:table-cell table:formula="of:=[.C934]-[.C933]" office:value-type="float" office:value="8" calcext:value-type="float">
            <text:p>8</text:p>
          </table:table-cell>
          <table:table-cell table:formula="of:=ROUND(0.1*[.D933]+[.E932])" office:value-type="float" office:value="68872" calcext:value-type="float">
            <text:p>68872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float" office:value="1397242776" calcext:value-type="float">
            <text:p>1397242776</text:p>
          </table:table-cell>
          <table:table-cell table:formula="of:=[.B934]-1396461664" office:value-type="float" office:value="781112" calcext:value-type="float">
            <text:p>781112</text:p>
          </table:table-cell>
          <table:table-cell table:formula="of:=[.C935]-[.C934]" office:value-type="float" office:value="34" calcext:value-type="float">
            <text:p>34</text:p>
          </table:table-cell>
          <table:table-cell table:formula="of:=ROUND(0.1*[.D934]+[.E933])" office:value-type="float" office:value="68875" calcext:value-type="float">
            <text:p>68875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float" office:value="1397242810" calcext:value-type="float">
            <text:p>1397242810</text:p>
          </table:table-cell>
          <table:table-cell table:formula="of:=[.B935]-1396461664" office:value-type="float" office:value="781146" calcext:value-type="float">
            <text:p>781146</text:p>
          </table:table-cell>
          <table:table-cell table:formula="of:=[.C936]-[.C935]" office:value-type="float" office:value="113" calcext:value-type="float">
            <text:p>113</text:p>
          </table:table-cell>
          <table:table-cell table:formula="of:=ROUND(0.1*[.D935]+[.E934])" office:value-type="float" office:value="68886" calcext:value-type="float">
            <text:p>68886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float" office:value="1397242923" calcext:value-type="float">
            <text:p>1397242923</text:p>
          </table:table-cell>
          <table:table-cell table:formula="of:=[.B936]-1396461664" office:value-type="float" office:value="781259" calcext:value-type="float">
            <text:p>781259</text:p>
          </table:table-cell>
          <table:table-cell table:formula="of:=[.C937]-[.C936]" office:value-type="float" office:value="5" calcext:value-type="float">
            <text:p>5</text:p>
          </table:table-cell>
          <table:table-cell table:formula="of:=ROUND(0.1*[.D936]+[.E935])" office:value-type="float" office:value="68887" calcext:value-type="float">
            <text:p>6888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float" office:value="1397242928" calcext:value-type="float">
            <text:p>1397242928</text:p>
          </table:table-cell>
          <table:table-cell table:formula="of:=[.B937]-1396461664" office:value-type="float" office:value="781264" calcext:value-type="float">
            <text:p>781264</text:p>
          </table:table-cell>
          <table:table-cell table:formula="of:=[.C938]-[.C937]" office:value-type="float" office:value="41" calcext:value-type="float">
            <text:p>41</text:p>
          </table:table-cell>
          <table:table-cell table:formula="of:=ROUND(0.1*[.D937]+[.E936])" office:value-type="float" office:value="68891" calcext:value-type="float">
            <text:p>68891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float" office:value="1397242969" calcext:value-type="float">
            <text:p>1397242969</text:p>
          </table:table-cell>
          <table:table-cell table:formula="of:=[.B938]-1396461664" office:value-type="float" office:value="781305" calcext:value-type="float">
            <text:p>781305</text:p>
          </table:table-cell>
          <table:table-cell table:formula="of:=[.C939]-[.C938]" office:value-type="float" office:value="80" calcext:value-type="float">
            <text:p>80</text:p>
          </table:table-cell>
          <table:table-cell table:formula="of:=ROUND(0.1*[.D938]+[.E937])" office:value-type="float" office:value="68899" calcext:value-type="float">
            <text:p>68899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float" office:value="1397243049" calcext:value-type="float">
            <text:p>1397243049</text:p>
          </table:table-cell>
          <table:table-cell table:formula="of:=[.B939]-1396461664" office:value-type="float" office:value="781385" calcext:value-type="float">
            <text:p>781385</text:p>
          </table:table-cell>
          <table:table-cell table:formula="of:=[.C940]-[.C939]" office:value-type="float" office:value="54" calcext:value-type="float">
            <text:p>54</text:p>
          </table:table-cell>
          <table:table-cell table:formula="of:=ROUND(0.1*[.D939]+[.E938])" office:value-type="float" office:value="68904" calcext:value-type="float">
            <text:p>6890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float" office:value="1397243103" calcext:value-type="float">
            <text:p>1397243103</text:p>
          </table:table-cell>
          <table:table-cell table:formula="of:=[.B940]-1396461664" office:value-type="float" office:value="781439" calcext:value-type="float">
            <text:p>781439</text:p>
          </table:table-cell>
          <table:table-cell table:formula="of:=[.C941]-[.C940]" office:value-type="float" office:value="114" calcext:value-type="float">
            <text:p>114</text:p>
          </table:table-cell>
          <table:table-cell table:formula="of:=ROUND(0.1*[.D940]+[.E939])" office:value-type="float" office:value="68915" calcext:value-type="float">
            <text:p>6891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float" office:value="1397243217" calcext:value-type="float">
            <text:p>1397243217</text:p>
          </table:table-cell>
          <table:table-cell table:formula="of:=[.B941]-1396461664" office:value-type="float" office:value="781553" calcext:value-type="float">
            <text:p>781553</text:p>
          </table:table-cell>
          <table:table-cell table:formula="of:=[.C942]-[.C941]" office:value-type="float" office:value="30" calcext:value-type="float">
            <text:p>30</text:p>
          </table:table-cell>
          <table:table-cell table:formula="of:=ROUND(0.1*[.D941]+[.E940])" office:value-type="float" office:value="68918" calcext:value-type="float">
            <text:p>68918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float" office:value="1397243247" calcext:value-type="float">
            <text:p>1397243247</text:p>
          </table:table-cell>
          <table:table-cell table:formula="of:=[.B942]-1396461664" office:value-type="float" office:value="781583" calcext:value-type="float">
            <text:p>781583</text:p>
          </table:table-cell>
          <table:table-cell table:formula="of:=[.C943]-[.C942]" office:value-type="float" office:value="82" calcext:value-type="float">
            <text:p>82</text:p>
          </table:table-cell>
          <table:table-cell table:formula="of:=ROUND(0.1*[.D942]+[.E941])" office:value-type="float" office:value="68926" calcext:value-type="float">
            <text:p>68926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float" office:value="1397243329" calcext:value-type="float">
            <text:p>1397243329</text:p>
          </table:table-cell>
          <table:table-cell table:formula="of:=[.B943]-1396461664" office:value-type="float" office:value="781665" calcext:value-type="float">
            <text:p>781665</text:p>
          </table:table-cell>
          <table:table-cell table:formula="of:=[.C944]-[.C943]" office:value-type="float" office:value="75" calcext:value-type="float">
            <text:p>75</text:p>
          </table:table-cell>
          <table:table-cell table:formula="of:=ROUND(0.1*[.D943]+[.E942])" office:value-type="float" office:value="68934" calcext:value-type="float">
            <text:p>68934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float" office:value="1397243404" calcext:value-type="float">
            <text:p>1397243404</text:p>
          </table:table-cell>
          <table:table-cell table:formula="of:=[.B944]-1396461664" office:value-type="float" office:value="781740" calcext:value-type="float">
            <text:p>781740</text:p>
          </table:table-cell>
          <table:table-cell table:formula="of:=[.C945]-[.C944]" office:value-type="float" office:value="50" calcext:value-type="float">
            <text:p>50</text:p>
          </table:table-cell>
          <table:table-cell table:formula="of:=ROUND(0.1*[.D944]+[.E943])" office:value-type="float" office:value="68939" calcext:value-type="float">
            <text:p>68939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float" office:value="1397243454" calcext:value-type="float">
            <text:p>1397243454</text:p>
          </table:table-cell>
          <table:table-cell table:formula="of:=[.B945]-1396461664" office:value-type="float" office:value="781790" calcext:value-type="float">
            <text:p>781790</text:p>
          </table:table-cell>
          <table:table-cell table:formula="of:=[.C946]-[.C945]" office:value-type="float" office:value="118" calcext:value-type="float">
            <text:p>118</text:p>
          </table:table-cell>
          <table:table-cell table:formula="of:=ROUND(0.1*[.D945]+[.E944])" office:value-type="float" office:value="68951" calcext:value-type="float">
            <text:p>68951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float" office:value="1397243572" calcext:value-type="float">
            <text:p>1397243572</text:p>
          </table:table-cell>
          <table:table-cell table:formula="of:=[.B946]-1396461664" office:value-type="float" office:value="781908" calcext:value-type="float">
            <text:p>781908</text:p>
          </table:table-cell>
          <table:table-cell table:formula="of:=[.C947]-[.C946]" office:value-type="float" office:value="20" calcext:value-type="float">
            <text:p>20</text:p>
          </table:table-cell>
          <table:table-cell table:formula="of:=ROUND(0.1*[.D946]+[.E945])" office:value-type="float" office:value="68953" calcext:value-type="float">
            <text:p>68953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float" office:value="1397243592" calcext:value-type="float">
            <text:p>1397243592</text:p>
          </table:table-cell>
          <table:table-cell table:formula="of:=[.B947]-1396461664" office:value-type="float" office:value="781928" calcext:value-type="float">
            <text:p>781928</text:p>
          </table:table-cell>
          <table:table-cell table:formula="of:=[.C948]-[.C947]" office:value-type="float" office:value="85" calcext:value-type="float">
            <text:p>85</text:p>
          </table:table-cell>
          <table:table-cell table:formula="of:=ROUND(0.1*[.D947]+[.E946])" office:value-type="float" office:value="68962" calcext:value-type="float">
            <text:p>68962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float" office:value="1397243677" calcext:value-type="float">
            <text:p>1397243677</text:p>
          </table:table-cell>
          <table:table-cell table:formula="of:=[.B948]-1396461664" office:value-type="float" office:value="782013" calcext:value-type="float">
            <text:p>782013</text:p>
          </table:table-cell>
          <table:table-cell table:formula="of:=[.C949]-[.C948]" office:value-type="float" office:value="78" calcext:value-type="float">
            <text:p>78</text:p>
          </table:table-cell>
          <table:table-cell table:formula="of:=ROUND(0.1*[.D948]+[.E947])" office:value-type="float" office:value="68970" calcext:value-type="float">
            <text:p>6897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float" office:value="1397243755" calcext:value-type="float">
            <text:p>1397243755</text:p>
          </table:table-cell>
          <table:table-cell table:formula="of:=[.B949]-1396461664" office:value-type="float" office:value="782091" calcext:value-type="float">
            <text:p>782091</text:p>
          </table:table-cell>
          <table:table-cell table:formula="of:=[.C950]-[.C949]" office:value-type="float" office:value="47" calcext:value-type="float">
            <text:p>47</text:p>
          </table:table-cell>
          <table:table-cell table:formula="of:=ROUND(0.1*[.D949]+[.E948])" office:value-type="float" office:value="68975" calcext:value-type="float">
            <text:p>68975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1397243802" calcext:value-type="float">
            <text:p>1397243802</text:p>
          </table:table-cell>
          <table:table-cell table:formula="of:=[.B950]-1396461664" office:value-type="float" office:value="782138" calcext:value-type="float">
            <text:p>782138</text:p>
          </table:table-cell>
          <table:table-cell table:formula="of:=[.C951]-[.C950]" office:value-type="float" office:value="105" calcext:value-type="float">
            <text:p>105</text:p>
          </table:table-cell>
          <table:table-cell table:formula="of:=ROUND(0.1*[.D950]+[.E949])" office:value-type="float" office:value="68986" calcext:value-type="float">
            <text:p>6898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float" office:value="1397243907" calcext:value-type="float">
            <text:p>1397243907</text:p>
          </table:table-cell>
          <table:table-cell table:formula="of:=[.B951]-1396461664" office:value-type="float" office:value="782243" calcext:value-type="float">
            <text:p>782243</text:p>
          </table:table-cell>
          <table:table-cell table:formula="of:=[.C952]-[.C951]" office:value-type="float" office:value="6" calcext:value-type="float">
            <text:p>6</text:p>
          </table:table-cell>
          <table:table-cell table:formula="of:=ROUND(0.1*[.D951]+[.E950])" office:value-type="float" office:value="68987" calcext:value-type="float">
            <text:p>6898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float" office:value="1397243913" calcext:value-type="float">
            <text:p>1397243913</text:p>
          </table:table-cell>
          <table:table-cell table:formula="of:=[.B952]-1396461664" office:value-type="float" office:value="782249" calcext:value-type="float">
            <text:p>782249</text:p>
          </table:table-cell>
          <table:table-cell table:formula="of:=[.C953]-[.C952]" office:value-type="float" office:value="9" calcext:value-type="float">
            <text:p>9</text:p>
          </table:table-cell>
          <table:table-cell table:formula="of:=ROUND(0.1*[.D952]+[.E951])" office:value-type="float" office:value="68988" calcext:value-type="float">
            <text:p>68988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float" office:value="1397243922" calcext:value-type="float">
            <text:p>1397243922</text:p>
          </table:table-cell>
          <table:table-cell table:formula="of:=[.B953]-1396461664" office:value-type="float" office:value="782258" calcext:value-type="float">
            <text:p>782258</text:p>
          </table:table-cell>
          <table:table-cell table:formula="of:=[.C954]-[.C953]" office:value-type="float" office:value="39" calcext:value-type="float">
            <text:p>39</text:p>
          </table:table-cell>
          <table:table-cell table:formula="of:=ROUND(0.1*[.D953]+[.E952])" office:value-type="float" office:value="68992" calcext:value-type="float">
            <text:p>68992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float" office:value="1397243961" calcext:value-type="float">
            <text:p>1397243961</text:p>
          </table:table-cell>
          <table:table-cell table:formula="of:=[.B954]-1396461664" office:value-type="float" office:value="782297" calcext:value-type="float">
            <text:p>782297</text:p>
          </table:table-cell>
          <table:table-cell table:formula="of:=[.C955]-[.C954]" office:value-type="float" office:value="41" calcext:value-type="float">
            <text:p>41</text:p>
          </table:table-cell>
          <table:table-cell table:formula="of:=ROUND(0.1*[.D954]+[.E953])" office:value-type="float" office:value="68996" calcext:value-type="float">
            <text:p>6899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float" office:value="1397244002" calcext:value-type="float">
            <text:p>1397244002</text:p>
          </table:table-cell>
          <table:table-cell table:formula="of:=[.B955]-1396461664" office:value-type="float" office:value="782338" calcext:value-type="float">
            <text:p>782338</text:p>
          </table:table-cell>
          <table:table-cell table:formula="of:=[.C956]-[.C955]" office:value-type="float" office:value="85" calcext:value-type="float">
            <text:p>85</text:p>
          </table:table-cell>
          <table:table-cell table:formula="of:=ROUND(0.1*[.D955]+[.E954])" office:value-type="float" office:value="69005" calcext:value-type="float">
            <text:p>69005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float" office:value="1397244087" calcext:value-type="float">
            <text:p>1397244087</text:p>
          </table:table-cell>
          <table:table-cell table:formula="of:=[.B956]-1396461664" office:value-type="float" office:value="782423" calcext:value-type="float">
            <text:p>782423</text:p>
          </table:table-cell>
          <table:table-cell table:formula="of:=[.C957]-[.C956]" office:value-type="float" office:value="46" calcext:value-type="float">
            <text:p>46</text:p>
          </table:table-cell>
          <table:table-cell table:formula="of:=ROUND(0.1*[.D956]+[.E955])" office:value-type="float" office:value="69010" calcext:value-type="float">
            <text:p>6901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float" office:value="1397244133" calcext:value-type="float">
            <text:p>1397244133</text:p>
          </table:table-cell>
          <table:table-cell table:formula="of:=[.B957]-1396461664" office:value-type="float" office:value="782469" calcext:value-type="float">
            <text:p>782469</text:p>
          </table:table-cell>
          <table:table-cell table:formula="of:=[.C958]-[.C957]" office:value-type="float" office:value="94" calcext:value-type="float">
            <text:p>94</text:p>
          </table:table-cell>
          <table:table-cell table:formula="of:=ROUND(0.1*[.D957]+[.E956])" office:value-type="float" office:value="69019" calcext:value-type="float">
            <text:p>6901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float" office:value="1397244227" calcext:value-type="float">
            <text:p>1397244227</text:p>
          </table:table-cell>
          <table:table-cell table:formula="of:=[.B958]-1396461664" office:value-type="float" office:value="782563" calcext:value-type="float">
            <text:p>782563</text:p>
          </table:table-cell>
          <table:table-cell table:formula="of:=[.C959]-[.C958]" office:value-type="float" office:value="13" calcext:value-type="float">
            <text:p>13</text:p>
          </table:table-cell>
          <table:table-cell table:formula="of:=ROUND(0.1*[.D958]+[.E957])" office:value-type="float" office:value="69020" calcext:value-type="float">
            <text:p>6902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float" office:value="1397244240" calcext:value-type="float">
            <text:p>1397244240</text:p>
          </table:table-cell>
          <table:table-cell table:formula="of:=[.B959]-1396461664" office:value-type="float" office:value="782576" calcext:value-type="float">
            <text:p>782576</text:p>
          </table:table-cell>
          <table:table-cell table:formula="of:=[.C960]-[.C959]" office:value-type="float" office:value="3" calcext:value-type="float">
            <text:p>3</text:p>
          </table:table-cell>
          <table:table-cell table:formula="of:=ROUND(0.1*[.D959]+[.E958])" office:value-type="float" office:value="69020" calcext:value-type="float">
            <text:p>6902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float" office:value="1397244243" calcext:value-type="float">
            <text:p>1397244243</text:p>
          </table:table-cell>
          <table:table-cell table:formula="of:=[.B960]-1396461664" office:value-type="float" office:value="782579" calcext:value-type="float">
            <text:p>782579</text:p>
          </table:table-cell>
          <table:table-cell table:formula="of:=[.C961]-[.C960]" office:value-type="float" office:value="106" calcext:value-type="float">
            <text:p>106</text:p>
          </table:table-cell>
          <table:table-cell table:formula="of:=ROUND(0.1*[.D960]+[.E959])" office:value-type="float" office:value="69031" calcext:value-type="float">
            <text:p>69031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1397244349" calcext:value-type="float">
            <text:p>1397244349</text:p>
          </table:table-cell>
          <table:table-cell table:formula="of:=[.B961]-1396461664" office:value-type="float" office:value="782685" calcext:value-type="float">
            <text:p>782685</text:p>
          </table:table-cell>
          <table:table-cell table:formula="of:=[.C962]-[.C961]" office:value-type="float" office:value="9" calcext:value-type="float">
            <text:p>9</text:p>
          </table:table-cell>
          <table:table-cell table:formula="of:=ROUND(0.1*[.D961]+[.E960])" office:value-type="float" office:value="69032" calcext:value-type="float">
            <text:p>690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float" office:value="1397244358" calcext:value-type="float">
            <text:p>1397244358</text:p>
          </table:table-cell>
          <table:table-cell table:formula="of:=[.B962]-1396461664" office:value-type="float" office:value="782694" calcext:value-type="float">
            <text:p>782694</text:p>
          </table:table-cell>
          <table:table-cell table:formula="of:=[.C963]-[.C962]" office:value-type="float" office:value="0" calcext:value-type="float">
            <text:p>0</text:p>
          </table:table-cell>
          <table:table-cell table:formula="of:=ROUND(0.1*[.D962]+[.E961])" office:value-type="float" office:value="69032" calcext:value-type="float">
            <text:p>690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float" office:value="1397244358" calcext:value-type="float">
            <text:p>1397244358</text:p>
          </table:table-cell>
          <table:table-cell table:formula="of:=[.B963]-1396461664" office:value-type="float" office:value="782694" calcext:value-type="float">
            <text:p>782694</text:p>
          </table:table-cell>
          <table:table-cell table:formula="of:=[.C964]-[.C963]" office:value-type="float" office:value="7" calcext:value-type="float">
            <text:p>7</text:p>
          </table:table-cell>
          <table:table-cell table:formula="of:=ROUND(0.1*[.D963]+[.E962])" office:value-type="float" office:value="69033" calcext:value-type="float">
            <text:p>6903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float" office:value="1397244365" calcext:value-type="float">
            <text:p>1397244365</text:p>
          </table:table-cell>
          <table:table-cell table:formula="of:=[.B964]-1396461664" office:value-type="float" office:value="782701" calcext:value-type="float">
            <text:p>782701</text:p>
          </table:table-cell>
          <table:table-cell table:formula="of:=[.C965]-[.C964]" office:value-type="float" office:value="134" calcext:value-type="float">
            <text:p>134</text:p>
          </table:table-cell>
          <table:table-cell table:formula="of:=ROUND(0.1*[.D964]+[.E963])" office:value-type="float" office:value="69046" calcext:value-type="float">
            <text:p>6904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float" office:value="1397244499" calcext:value-type="float">
            <text:p>1397244499</text:p>
          </table:table-cell>
          <table:table-cell table:formula="of:=[.B965]-1396461664" office:value-type="float" office:value="782835" calcext:value-type="float">
            <text:p>782835</text:p>
          </table:table-cell>
          <table:table-cell table:formula="of:=[.C966]-[.C965]" office:value-type="float" office:value="30" calcext:value-type="float">
            <text:p>30</text:p>
          </table:table-cell>
          <table:table-cell table:formula="of:=ROUND(0.1*[.D965]+[.E964])" office:value-type="float" office:value="69049" calcext:value-type="float">
            <text:p>69049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float" office:value="1397244529" calcext:value-type="float">
            <text:p>1397244529</text:p>
          </table:table-cell>
          <table:table-cell table:formula="of:=[.B966]-1396461664" office:value-type="float" office:value="782865" calcext:value-type="float">
            <text:p>782865</text:p>
          </table:table-cell>
          <table:table-cell table:formula="of:=[.C967]-[.C966]" office:value-type="float" office:value="108" calcext:value-type="float">
            <text:p>108</text:p>
          </table:table-cell>
          <table:table-cell table:formula="of:=ROUND(0.1*[.D966]+[.E965])" office:value-type="float" office:value="69060" calcext:value-type="float">
            <text:p>6906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float" office:value="1397244637" calcext:value-type="float">
            <text:p>1397244637</text:p>
          </table:table-cell>
          <table:table-cell table:formula="of:=[.B967]-1396461664" office:value-type="float" office:value="782973" calcext:value-type="float">
            <text:p>782973</text:p>
          </table:table-cell>
          <table:table-cell table:formula="of:=[.C968]-[.C967]" office:value-type="float" office:value="12" calcext:value-type="float">
            <text:p>12</text:p>
          </table:table-cell>
          <table:table-cell table:formula="of:=ROUND(0.1*[.D967]+[.E966])" office:value-type="float" office:value="69061" calcext:value-type="float">
            <text:p>69061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float" office:value="1397244649" calcext:value-type="float">
            <text:p>1397244649</text:p>
          </table:table-cell>
          <table:table-cell table:formula="of:=[.B968]-1396461664" office:value-type="float" office:value="782985" calcext:value-type="float">
            <text:p>782985</text:p>
          </table:table-cell>
          <table:table-cell table:formula="of:=[.C969]-[.C968]" office:value-type="float" office:value="102" calcext:value-type="float">
            <text:p>102</text:p>
          </table:table-cell>
          <table:table-cell table:formula="of:=ROUND(0.1*[.D968]+[.E967])" office:value-type="float" office:value="69071" calcext:value-type="float">
            <text:p>6907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float" office:value="1397244751" calcext:value-type="float">
            <text:p>1397244751</text:p>
          </table:table-cell>
          <table:table-cell table:formula="of:=[.B969]-1396461664" office:value-type="float" office:value="783087" calcext:value-type="float">
            <text:p>783087</text:p>
          </table:table-cell>
          <table:table-cell table:formula="of:=[.C970]-[.C969]" office:value-type="float" office:value="14" calcext:value-type="float">
            <text:p>14</text:p>
          </table:table-cell>
          <table:table-cell table:formula="of:=ROUND(0.1*[.D969]+[.E968])" office:value-type="float" office:value="69072" calcext:value-type="float">
            <text:p>69072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float" office:value="1397244765" calcext:value-type="float">
            <text:p>1397244765</text:p>
          </table:table-cell>
          <table:table-cell table:formula="of:=[.B970]-1396461664" office:value-type="float" office:value="783101" calcext:value-type="float">
            <text:p>783101</text:p>
          </table:table-cell>
          <table:table-cell table:formula="of:=[.C971]-[.C970]" office:value-type="float" office:value="132" calcext:value-type="float">
            <text:p>132</text:p>
          </table:table-cell>
          <table:table-cell table:formula="of:=ROUND(0.1*[.D970]+[.E969])" office:value-type="float" office:value="69085" calcext:value-type="float">
            <text:p>69085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float" office:value="1397244897" calcext:value-type="float">
            <text:p>1397244897</text:p>
          </table:table-cell>
          <table:table-cell table:formula="of:=[.B971]-1396461664" office:value-type="float" office:value="783233" calcext:value-type="float">
            <text:p>783233</text:p>
          </table:table-cell>
          <table:table-cell table:formula="of:=[.C972]-[.C971]" office:value-type="float" office:value="10" calcext:value-type="float">
            <text:p>10</text:p>
          </table:table-cell>
          <table:table-cell table:formula="of:=ROUND(0.1*[.D971]+[.E970])" office:value-type="float" office:value="69086" calcext:value-type="float">
            <text:p>69086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float" office:value="1397244907" calcext:value-type="float">
            <text:p>1397244907</text:p>
          </table:table-cell>
          <table:table-cell table:formula="of:=[.B972]-1396461664" office:value-type="float" office:value="783243" calcext:value-type="float">
            <text:p>783243</text:p>
          </table:table-cell>
          <table:table-cell table:formula="of:=[.C973]-[.C972]" office:value-type="float" office:value="116" calcext:value-type="float">
            <text:p>116</text:p>
          </table:table-cell>
          <table:table-cell table:formula="of:=ROUND(0.1*[.D972]+[.E971])" office:value-type="float" office:value="69098" calcext:value-type="float">
            <text:p>6909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float" office:value="1397245023" calcext:value-type="float">
            <text:p>1397245023</text:p>
          </table:table-cell>
          <table:table-cell table:formula="of:=[.B973]-1396461664" office:value-type="float" office:value="783359" calcext:value-type="float">
            <text:p>783359</text:p>
          </table:table-cell>
          <table:table-cell table:formula="of:=[.C974]-[.C973]" office:value-type="float" office:value="41" calcext:value-type="float">
            <text:p>41</text:p>
          </table:table-cell>
          <table:table-cell table:formula="of:=ROUND(0.1*[.D973]+[.E972])" office:value-type="float" office:value="69102" calcext:value-type="float">
            <text:p>6910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float" office:value="1397245064" calcext:value-type="float">
            <text:p>1397245064</text:p>
          </table:table-cell>
          <table:table-cell table:formula="of:=[.B974]-1396461664" office:value-type="float" office:value="783400" calcext:value-type="float">
            <text:p>783400</text:p>
          </table:table-cell>
          <table:table-cell table:formula="of:=[.C975]-[.C974]" office:value-type="float" office:value="92" calcext:value-type="float">
            <text:p>92</text:p>
          </table:table-cell>
          <table:table-cell table:formula="of:=ROUND(0.1*[.D974]+[.E973])" office:value-type="float" office:value="69111" calcext:value-type="float">
            <text:p>69111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float" office:value="1397245156" calcext:value-type="float">
            <text:p>1397245156</text:p>
          </table:table-cell>
          <table:table-cell table:formula="of:=[.B975]-1396461664" office:value-type="float" office:value="783492" calcext:value-type="float">
            <text:p>783492</text:p>
          </table:table-cell>
          <table:table-cell table:formula="of:=[.C976]-[.C975]" office:value-type="float" office:value="80" calcext:value-type="float">
            <text:p>80</text:p>
          </table:table-cell>
          <table:table-cell table:formula="of:=ROUND(0.1*[.D975]+[.E974])" office:value-type="float" office:value="69119" calcext:value-type="float">
            <text:p>69119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float" office:value="1397245236" calcext:value-type="float">
            <text:p>1397245236</text:p>
          </table:table-cell>
          <table:table-cell table:formula="of:=[.B976]-1396461664" office:value-type="float" office:value="783572" calcext:value-type="float">
            <text:p>783572</text:p>
          </table:table-cell>
          <table:table-cell table:formula="of:=[.C977]-[.C976]" office:value-type="float" office:value="32" calcext:value-type="float">
            <text:p>32</text:p>
          </table:table-cell>
          <table:table-cell table:formula="of:=ROUND(0.1*[.D976]+[.E975])" office:value-type="float" office:value="69122" calcext:value-type="float">
            <text:p>6912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float" office:value="1397245268" calcext:value-type="float">
            <text:p>1397245268</text:p>
          </table:table-cell>
          <table:table-cell table:formula="of:=[.B977]-1396461664" office:value-type="float" office:value="783604" calcext:value-type="float">
            <text:p>783604</text:p>
          </table:table-cell>
          <table:table-cell table:formula="of:=[.C978]-[.C977]" office:value-type="float" office:value="123" calcext:value-type="float">
            <text:p>123</text:p>
          </table:table-cell>
          <table:table-cell table:formula="of:=ROUND(0.1*[.D977]+[.E976])" office:value-type="float" office:value="69134" calcext:value-type="float">
            <text:p>6913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float" office:value="1397245391" calcext:value-type="float">
            <text:p>1397245391</text:p>
          </table:table-cell>
          <table:table-cell table:formula="of:=[.B978]-1396461664" office:value-type="float" office:value="783727" calcext:value-type="float">
            <text:p>783727</text:p>
          </table:table-cell>
          <table:table-cell table:formula="of:=[.C979]-[.C978]" office:value-type="float" office:value="24" calcext:value-type="float">
            <text:p>24</text:p>
          </table:table-cell>
          <table:table-cell table:formula="of:=ROUND(0.1*[.D978]+[.E977])" office:value-type="float" office:value="69136" calcext:value-type="float">
            <text:p>6913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float" office:value="1397245415" calcext:value-type="float">
            <text:p>1397245415</text:p>
          </table:table-cell>
          <table:table-cell table:formula="of:=[.B979]-1396461664" office:value-type="float" office:value="783751" calcext:value-type="float">
            <text:p>783751</text:p>
          </table:table-cell>
          <table:table-cell table:formula="of:=[.C980]-[.C979]" office:value-type="float" office:value="123" calcext:value-type="float">
            <text:p>123</text:p>
          </table:table-cell>
          <table:table-cell table:formula="of:=ROUND(0.1*[.D979]+[.E978])" office:value-type="float" office:value="69148" calcext:value-type="float">
            <text:p>6914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float" office:value="1397245538" calcext:value-type="float">
            <text:p>1397245538</text:p>
          </table:table-cell>
          <table:table-cell table:formula="of:=[.B980]-1396461664" office:value-type="float" office:value="783874" calcext:value-type="float">
            <text:p>783874</text:p>
          </table:table-cell>
          <table:table-cell table:formula="of:=[.C981]-[.C980]" office:value-type="float" office:value="13" calcext:value-type="float">
            <text:p>13</text:p>
          </table:table-cell>
          <table:table-cell table:formula="of:=ROUND(0.1*[.D980]+[.E979])" office:value-type="float" office:value="69149" calcext:value-type="float">
            <text:p>6914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float" office:value="1397245551" calcext:value-type="float">
            <text:p>1397245551</text:p>
          </table:table-cell>
          <table:table-cell table:formula="of:=[.B981]-1396461664" office:value-type="float" office:value="783887" calcext:value-type="float">
            <text:p>783887</text:p>
          </table:table-cell>
          <table:table-cell table:formula="of:=[.C982]-[.C981]" office:value-type="float" office:value="17" calcext:value-type="float">
            <text:p>17</text:p>
          </table:table-cell>
          <table:table-cell table:formula="of:=ROUND(0.1*[.D981]+[.E980])" office:value-type="float" office:value="69151" calcext:value-type="float">
            <text:p>6915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float" office:value="1397245568" calcext:value-type="float">
            <text:p>1397245568</text:p>
          </table:table-cell>
          <table:table-cell table:formula="of:=[.B982]-1396461664" office:value-type="float" office:value="783904" calcext:value-type="float">
            <text:p>783904</text:p>
          </table:table-cell>
          <table:table-cell table:formula="of:=[.C983]-[.C982]" office:value-type="float" office:value="139" calcext:value-type="float">
            <text:p>139</text:p>
          </table:table-cell>
          <table:table-cell table:formula="of:=ROUND(0.1*[.D982]+[.E981])" office:value-type="float" office:value="69165" calcext:value-type="float">
            <text:p>69165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float" office:value="1397245707" calcext:value-type="float">
            <text:p>1397245707</text:p>
          </table:table-cell>
          <table:table-cell table:formula="of:=[.B983]-1396461664" office:value-type="float" office:value="784043" calcext:value-type="float">
            <text:p>784043</text:p>
          </table:table-cell>
          <table:table-cell table:formula="of:=[.C984]-[.C983]" office:value-type="float" office:value="30" calcext:value-type="float">
            <text:p>30</text:p>
          </table:table-cell>
          <table:table-cell table:formula="of:=ROUND(0.1*[.D983]+[.E982])" office:value-type="float" office:value="69168" calcext:value-type="float">
            <text:p>6916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float" office:value="1397245737" calcext:value-type="float">
            <text:p>1397245737</text:p>
          </table:table-cell>
          <table:table-cell table:formula="of:=[.B984]-1396461664" office:value-type="float" office:value="784073" calcext:value-type="float">
            <text:p>784073</text:p>
          </table:table-cell>
          <table:table-cell table:formula="of:=[.C985]-[.C984]" office:value-type="float" office:value="133" calcext:value-type="float">
            <text:p>133</text:p>
          </table:table-cell>
          <table:table-cell table:formula="of:=ROUND(0.1*[.D984]+[.E983])" office:value-type="float" office:value="69181" calcext:value-type="float">
            <text:p>6918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float" office:value="1397245870" calcext:value-type="float">
            <text:p>1397245870</text:p>
          </table:table-cell>
          <table:table-cell table:formula="of:=[.B985]-1396461664" office:value-type="float" office:value="784206" calcext:value-type="float">
            <text:p>784206</text:p>
          </table:table-cell>
          <table:table-cell table:formula="of:=[.C986]-[.C985]" office:value-type="float" office:value="4" calcext:value-type="float">
            <text:p>4</text:p>
          </table:table-cell>
          <table:table-cell table:formula="of:=ROUND(0.1*[.D985]+[.E984])" office:value-type="float" office:value="69181" calcext:value-type="float">
            <text:p>6918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float" office:value="1397245874" calcext:value-type="float">
            <text:p>1397245874</text:p>
          </table:table-cell>
          <table:table-cell table:formula="of:=[.B986]-1396461664" office:value-type="float" office:value="784210" calcext:value-type="float">
            <text:p>784210</text:p>
          </table:table-cell>
          <table:table-cell table:formula="of:=[.C987]-[.C986]" office:value-type="float" office:value="143" calcext:value-type="float">
            <text:p>143</text:p>
          </table:table-cell>
          <table:table-cell table:formula="of:=ROUND(0.1*[.D986]+[.E985])" office:value-type="float" office:value="69195" calcext:value-type="float">
            <text:p>69195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float" office:value="1397246017" calcext:value-type="float">
            <text:p>1397246017</text:p>
          </table:table-cell>
          <table:table-cell table:formula="of:=[.B987]-1396461664" office:value-type="float" office:value="784353" calcext:value-type="float">
            <text:p>784353</text:p>
          </table:table-cell>
          <table:table-cell table:formula="of:=[.C988]-[.C987]" office:value-type="float" office:value="9" calcext:value-type="float">
            <text:p>9</text:p>
          </table:table-cell>
          <table:table-cell table:formula="of:=ROUND(0.1*[.D987]+[.E986])" office:value-type="float" office:value="69196" calcext:value-type="float">
            <text:p>69196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float" office:value="1397246026" calcext:value-type="float">
            <text:p>1397246026</text:p>
          </table:table-cell>
          <table:table-cell table:formula="of:=[.B988]-1396461664" office:value-type="float" office:value="784362" calcext:value-type="float">
            <text:p>784362</text:p>
          </table:table-cell>
          <table:table-cell table:formula="of:=[.C989]-[.C988]" office:value-type="float" office:value="131" calcext:value-type="float">
            <text:p>131</text:p>
          </table:table-cell>
          <table:table-cell table:formula="of:=ROUND(0.1*[.D988]+[.E987])" office:value-type="float" office:value="69209" calcext:value-type="float">
            <text:p>69209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float" office:value="1397246157" calcext:value-type="float">
            <text:p>1397246157</text:p>
          </table:table-cell>
          <table:table-cell table:formula="of:=[.B989]-1396461664" office:value-type="float" office:value="784493" calcext:value-type="float">
            <text:p>784493</text:p>
          </table:table-cell>
          <table:table-cell table:formula="of:=[.C990]-[.C989]" office:value-type="float" office:value="29" calcext:value-type="float">
            <text:p>29</text:p>
          </table:table-cell>
          <table:table-cell table:formula="of:=ROUND(0.1*[.D989]+[.E988])" office:value-type="float" office:value="69212" calcext:value-type="float">
            <text:p>6921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float" office:value="1397246186" calcext:value-type="float">
            <text:p>1397246186</text:p>
          </table:table-cell>
          <table:table-cell table:formula="of:=[.B990]-1396461664" office:value-type="float" office:value="784522" calcext:value-type="float">
            <text:p>784522</text:p>
          </table:table-cell>
          <table:table-cell table:formula="of:=[.C991]-[.C990]" office:value-type="float" office:value="8" calcext:value-type="float">
            <text:p>8</text:p>
          </table:table-cell>
          <table:table-cell table:formula="of:=ROUND(0.1*[.D990]+[.E989])" office:value-type="float" office:value="69213" calcext:value-type="float">
            <text:p>692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float" office:value="1397246194" calcext:value-type="float">
            <text:p>1397246194</text:p>
          </table:table-cell>
          <table:table-cell table:formula="of:=[.B991]-1396461664" office:value-type="float" office:value="784530" calcext:value-type="float">
            <text:p>784530</text:p>
          </table:table-cell>
          <table:table-cell table:formula="of:=[.C992]-[.C991]" office:value-type="float" office:value="72" calcext:value-type="float">
            <text:p>72</text:p>
          </table:table-cell>
          <table:table-cell table:formula="of:=ROUND(0.1*[.D991]+[.E990])" office:value-type="float" office:value="69220" calcext:value-type="float">
            <text:p>692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float" office:value="1397246266" calcext:value-type="float">
            <text:p>1397246266</text:p>
          </table:table-cell>
          <table:table-cell table:formula="of:=[.B992]-1396461664" office:value-type="float" office:value="784602" calcext:value-type="float">
            <text:p>784602</text:p>
          </table:table-cell>
          <table:table-cell table:formula="of:=[.C993]-[.C992]" office:value-type="float" office:value="22" calcext:value-type="float">
            <text:p>22</text:p>
          </table:table-cell>
          <table:table-cell table:formula="of:=ROUND(0.1*[.D992]+[.E991])" office:value-type="float" office:value="69222" calcext:value-type="float">
            <text:p>6922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float" office:value="1397246288" calcext:value-type="float">
            <text:p>1397246288</text:p>
          </table:table-cell>
          <table:table-cell table:formula="of:=[.B993]-1396461664" office:value-type="float" office:value="784624" calcext:value-type="float">
            <text:p>784624</text:p>
          </table:table-cell>
          <table:table-cell table:formula="of:=[.C994]-[.C993]" office:value-type="float" office:value="92" calcext:value-type="float">
            <text:p>92</text:p>
          </table:table-cell>
          <table:table-cell table:formula="of:=ROUND(0.1*[.D993]+[.E992])" office:value-type="float" office:value="69231" calcext:value-type="float">
            <text:p>6923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float" office:value="1397246380" calcext:value-type="float">
            <text:p>1397246380</text:p>
          </table:table-cell>
          <table:table-cell table:formula="of:=[.B994]-1396461664" office:value-type="float" office:value="784716" calcext:value-type="float">
            <text:p>784716</text:p>
          </table:table-cell>
          <table:table-cell table:formula="of:=[.C995]-[.C994]" office:value-type="float" office:value="24" calcext:value-type="float">
            <text:p>24</text:p>
          </table:table-cell>
          <table:table-cell table:formula="of:=ROUND(0.1*[.D994]+[.E993])" office:value-type="float" office:value="69233" calcext:value-type="float">
            <text:p>69233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float" office:value="1397246404" calcext:value-type="float">
            <text:p>1397246404</text:p>
          </table:table-cell>
          <table:table-cell table:formula="of:=[.B995]-1396461664" office:value-type="float" office:value="784740" calcext:value-type="float">
            <text:p>784740</text:p>
          </table:table-cell>
          <table:table-cell table:formula="of:=[.C996]-[.C995]" office:value-type="float" office:value="85" calcext:value-type="float">
            <text:p>85</text:p>
          </table:table-cell>
          <table:table-cell table:formula="of:=ROUND(0.1*[.D995]+[.E994])" office:value-type="float" office:value="69242" calcext:value-type="float">
            <text:p>6924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float" office:value="1397246489" calcext:value-type="float">
            <text:p>1397246489</text:p>
          </table:table-cell>
          <table:table-cell table:formula="of:=[.B996]-1396461664" office:value-type="float" office:value="784825" calcext:value-type="float">
            <text:p>784825</text:p>
          </table:table-cell>
          <table:table-cell table:formula="of:=[.C997]-[.C996]" office:value-type="float" office:value="33" calcext:value-type="float">
            <text:p>33</text:p>
          </table:table-cell>
          <table:table-cell table:formula="of:=ROUND(0.1*[.D996]+[.E995])" office:value-type="float" office:value="69245" calcext:value-type="float">
            <text:p>69245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float" office:value="1397246522" calcext:value-type="float">
            <text:p>1397246522</text:p>
          </table:table-cell>
          <table:table-cell table:formula="of:=[.B997]-1396461664" office:value-type="float" office:value="784858" calcext:value-type="float">
            <text:p>784858</text:p>
          </table:table-cell>
          <table:table-cell table:formula="of:=[.C998]-[.C997]" office:value-type="float" office:value="83" calcext:value-type="float">
            <text:p>83</text:p>
          </table:table-cell>
          <table:table-cell table:formula="of:=ROUND(0.1*[.D997]+[.E996])" office:value-type="float" office:value="69253" calcext:value-type="float">
            <text:p>6925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float" office:value="1397246605" calcext:value-type="float">
            <text:p>1397246605</text:p>
          </table:table-cell>
          <table:table-cell table:formula="of:=[.B998]-1396461664" office:value-type="float" office:value="784941" calcext:value-type="float">
            <text:p>784941</text:p>
          </table:table-cell>
          <table:table-cell table:formula="of:=[.C999]-[.C998]" office:value-type="float" office:value="58" calcext:value-type="float">
            <text:p>58</text:p>
          </table:table-cell>
          <table:table-cell table:formula="of:=ROUND(0.1*[.D998]+[.E997])" office:value-type="float" office:value="69259" calcext:value-type="float">
            <text:p>69259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float" office:value="1397246663" calcext:value-type="float">
            <text:p>1397246663</text:p>
          </table:table-cell>
          <table:table-cell table:formula="of:=[.B999]-1396461664" office:value-type="float" office:value="784999" calcext:value-type="float">
            <text:p>784999</text:p>
          </table:table-cell>
          <table:table-cell table:formula="of:=[.C1000]-[.C999]" office:value-type="float" office:value="75" calcext:value-type="float">
            <text:p>75</text:p>
          </table:table-cell>
          <table:table-cell table:formula="of:=ROUND(0.1*[.D999]+[.E998])" office:value-type="float" office:value="69267" calcext:value-type="float">
            <text:p>6926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1397246738" calcext:value-type="float">
            <text:p>1397246738</text:p>
          </table:table-cell>
          <table:table-cell table:formula="of:=[.B1000]-1396461664" office:value-type="float" office:value="785074" calcext:value-type="float">
            <text:p>785074</text:p>
          </table:table-cell>
          <table:table-cell table:formula="of:=[.C1001]-[.C1000]" office:value-type="float" office:value="36" calcext:value-type="float">
            <text:p>36</text:p>
          </table:table-cell>
          <table:table-cell table:formula="of:=ROUND(0.1*[.D1000]+[.E999])" office:value-type="float" office:value="69271" calcext:value-type="float">
            <text:p>69271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397246774" calcext:value-type="float">
            <text:p>1397246774</text:p>
          </table:table-cell>
          <table:table-cell table:formula="of:=[.B1001]-1396461664" office:value-type="float" office:value="785110" calcext:value-type="float">
            <text:p>785110</text:p>
          </table:table-cell>
          <table:table-cell office:value-type="float" office:value="0" calcext:value-type="float">
            <text:p>0</text:p>
          </table:table-cell>
          <table:table-cell table:formula="of:=ROUND(0.1*[.D1001]+[.E1000])" office:value-type="float" office:value="69271" calcext:value-type="float">
            <text:p>69271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Planilha1.C2:Planilha1.G100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00/00/0000</text:date>, <text:time style:data-style-name="N2" text:time-value="09:08:10.8753441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61cb170a04bb1f12e77c884eab9192be736ec5f5</meta:generator>
    <dc:date>2014-10-23T09:08:47.391770244</dc:date>
    <dc:creator>Renato Juaçaba Neto</dc:creator>
    <meta:editing-duration>PT2M57S</meta:editing-duration>
    <meta:editing-cycles>3</meta:editing-cycles>
    <meta:document-statistic meta:table-count="1" meta:cell-count="7007" meta:object-count="0"/>
  </office:meta>
</office:document-meta>
</file>